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fo:color="#000000"/>
    </style:style>
    <style:style style:name="T4" style:family="text">
      <style:text-properties fo:font-size="12.00pt" fo:font-weight="normal" fo:font-family="'Times New Roman'" style:font-family-asian="'Times New Roman'" style:font-family-complex="'Times New Roman'" fo:background-color="transparent" fo:color="#00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fo:color="#000000"/>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Times New Roman'" style:font-family-asian="'Times New Roman'" style:font-family-complex="'Times New Roman'" fo:background-color="transparent" fo:color="#000000"/>
    </style:style>
    <style:style style:name="T11" style:family="text">
      <style:text-properties fo:font-size="12.00pt" fo:font-weight="normal" fo:font-family="'Times New Roman'" style:font-family-asian="'Times New Roman'" style:font-family-complex="'Times New Roman'"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fo:color="#000000"/>
    </style:style>
    <style:style style:name="T14" style:family="text">
      <style:text-properties fo:font-size="12.00pt" fo:font-weight="normal" fo:font-family="'Times New Roman'" style:font-family-asian="'Times New Roman'" style:font-family-complex="'Times New Roman'" fo:background-color="transparent" fo:color="#000000"/>
    </style:style>
    <style:style style:name="T15" style:family="text">
      <style:text-properties fo:font-size="12.00pt" fo:font-weight="bold" fo:font-family="'Times New Roman'" style:font-family-asian="'Times New Roman'" style:font-family-complex="'Times New Roman'"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bold" fo:font-family="'Times New Roman'" style:font-family-asian="'Times New Roman'" style:font-family-complex="'Times New Roman'"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Times New Roman'" style:font-family-asian="'Times New Roman'" style:font-family-complex="'Times New Roman'"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Times New Roman'" style:font-family-asian="'Times New Roman'" style:font-family-complex="'Times New Roman'"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bold" fo:font-family="'Times New Roman'" style:font-family-asian="'Times New Roman'" style:font-family-complex="'Times New Roman'"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bold" fo:font-family="'Times New Roman'" style:font-family-asian="'Times New Roman'" style:font-family-complex="'Times New Roman'"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Times New Roman'" style:font-family-asian="'Times New Roman'" style:font-family-complex="'Times New Roman'"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Times New Roman'" style:font-family-asian="'Times New Roman'" style:font-family-complex="'Times New Roman'"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fo:color="#000000"/>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bold" fo:font-family="'Times New Roman'" style:font-family-asian="'Times New Roman'" style:font-family-complex="'Times New Roman'" fo:background-color="transparent" fo:color="#000000"/>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fo:color="#00000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fo:color="#00000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fo:color="#000000"/>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fo:color="#000000"/>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fo:color="#000000"/>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fo:color="#000000"/>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fo:color="#000000"/>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fo:color="#000000"/>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fo:color="#000000"/>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fo:color="#00000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fo:color="#000000"/>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fo:color="#000000"/>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fo:color="#000000"/>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fo:color="#000000"/>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fo:color="#000000"/>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fo:color="#000000"/>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fo:color="#000000"/>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fo:color="#000000"/>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fo:color="#000000"/>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fo:color="#000000"/>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fo:color="#000000"/>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fo:color="#000000"/>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fo:color="#000000"/>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fo:color="#000000"/>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fo:color="#000000"/>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fo:color="#000000"/>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fo:color="#000000"/>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Times New Roman'" style:font-family-asian="'Times New Roman'" style:font-family-complex="'Times New Roman'" fo:background-color="transparent" fo:color="#000000"/>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Times New Roman'" style:font-family-asian="'Times New Roman'" style:font-family-complex="'Times New Roman'" fo:background-color="transparent" fo:color="#000000"/>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Times New Roman'" style:font-family-asian="'Times New Roman'" style:font-family-complex="'Times New Roman'" fo:background-color="transparent" fo:color="#000000"/>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fo:color="#000000"/>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Times New Roman'" style:font-family-asian="'Times New Roman'" style:font-family-complex="'Times New Roman'" fo:background-color="transparent" fo:color="#000000"/>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Times New Roman'" style:font-family-asian="'Times New Roman'" style:font-family-complex="'Times New Roman'" fo:background-color="transparent" fo:color="#000000"/>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Times New Roman'" style:font-family-asian="'Times New Roman'" style:font-family-complex="'Times New Roman'" fo:background-color="transparent" fo:color="#000000"/>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Times New Roman'" style:font-family-asian="'Times New Roman'" style:font-family-complex="'Times New Roman'" fo:background-color="transparent" fo:color="#000000"/>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normal" fo:font-family="'Times New Roman'" style:font-family-asian="'Times New Roman'" style:font-family-complex="'Times New Roman'" fo:background-color="transparent" fo:color="#000000"/>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normal" fo:font-family="'Times New Roman'" style:font-family-asian="'Times New Roman'" style:font-family-complex="'Times New Roman'" fo:background-color="transparent" fo:color="#000000"/>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normal" fo:font-family="'Times New Roman'" style:font-family-asian="'Times New Roman'" style:font-family-complex="'Times New Roman'" fo:background-color="transparent" fo:color="#000000"/>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2.00pt" fo:font-weight="normal" fo:font-family="'Times New Roman'" style:font-family-asian="'Times New Roman'" style:font-family-complex="'Times New Roman'" fo:background-color="transparent" fo:color="#000000"/>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normal" fo:font-family="'Times New Roman'" style:font-family-asian="'Times New Roman'" style:font-family-complex="'Times New Roman'" fo:background-color="transparent" fo:color="#000000"/>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normal" fo:font-family="'Times New Roman'" style:font-family-asian="'Times New Roman'" style:font-family-complex="'Times New Roman'" fo:background-color="transparent" fo:color="#000000"/>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normal" fo:font-family="'Times New Roman'" style:font-family-asian="'Times New Roman'" style:font-family-complex="'Times New Roman'" fo:background-color="transparent" fo:color="#000000"/>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fo:font-family="'Times New Roman'" style:font-family-asian="'Times New Roman'" style:font-family-complex="'Times New Roman'" fo:background-color="transparent" fo:color="#000000"/>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fo:font-family="'Times New Roman'" style:font-family-asian="'Times New Roman'" style:font-family-complex="'Times New Roman'" fo:background-color="transparent" fo:color="#000000"/>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Times New Roman'" style:font-family-asian="'Times New Roman'" style:font-family-complex="'Times New Roman'" fo:background-color="transparent" fo:color="#000000"/>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normal" fo:font-family="'Times New Roman'" style:font-family-asian="'Times New Roman'" style:font-family-complex="'Times New Roman'"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2.00pt" fo:font-weight="normal" fo:font-family="'Times New Roman'" style:font-family-asian="'Times New Roman'" style:font-family-complex="'Times New Roman'" fo:background-color="transparent" fo:color="#000000"/>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2.00pt" fo:font-weight="normal" fo:font-family="'Times New Roman'" style:font-family-asian="'Times New Roman'" style:font-family-complex="'Times New Roman'" fo:background-color="transparent" fo:color="#000000"/>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2.00pt" fo:font-weight="normal" fo:font-family="'Times New Roman'" style:font-family-asian="'Times New Roman'" style:font-family-complex="'Times New Roman'"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fo:font-family="'Times New Roman'" style:font-family-asian="'Times New Roman'" style:font-family-complex="'Times New Roman'" fo:background-color="transparent" fo:color="#000000"/>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2.00pt" fo:font-weight="normal" fo:font-family="'Times New Roman'" style:font-family-asian="'Times New Roman'" style:font-family-complex="'Times New Roman'" fo:background-color="transparent" fo:color="#000000"/>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2.00pt" fo:font-weight="normal" fo:font-family="'Times New Roman'" style:font-family-asian="'Times New Roman'" style:font-family-complex="'Times New Roman'" fo:background-color="transparent" fo:color="#000000"/>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2.00pt" fo:font-weight="normal" fo:font-family="'Times New Roman'" style:font-family-asian="'Times New Roman'" style:font-family-complex="'Times New Roman'"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normal" fo:font-family="'Times New Roman'" style:font-family-asian="'Times New Roman'" style:font-family-complex="'Times New Roman'" fo:background-color="transparent" fo:color="#000000"/>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fo:color="#000000"/>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2.00pt" fo:font-weight="normal" fo:font-family="'Times New Roman'" style:font-family-asian="'Times New Roman'" style:font-family-complex="'Times New Roman'" fo:background-color="transparent" fo:color="#000000"/>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2.00pt" fo:font-weight="normal" fo:font-family="'Times New Roman'" style:font-family-asian="'Times New Roman'" style:font-family-complex="'Times New Roman'" fo:background-color="transparent" fo:color="#000000"/>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2.00pt" fo:font-weight="normal" fo:font-family="'Times New Roman'" style:font-family-asian="'Times New Roman'" style:font-family-complex="'Times New Roman'" fo:background-color="transparent" fo:color="#000000"/>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normal" fo:font-family="'Times New Roman'" style:font-family-asian="'Times New Roman'" style:font-family-complex="'Times New Roman'" fo:background-color="transparent" fo:color="#000000"/>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normal" fo:font-family="'Times New Roman'" style:font-family-asian="'Times New Roman'" style:font-family-complex="'Times New Roman'" fo:background-color="transparent" fo:color="#000000"/>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normal" fo:font-family="'Times New Roman'" style:font-family-asian="'Times New Roman'" style:font-family-complex="'Times New Roman'" fo:background-color="transparent" fo:color="#000000"/>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2.00pt" fo:font-weight="normal" fo:font-family="'Times New Roman'" style:font-family-asian="'Times New Roman'" style:font-family-complex="'Times New Roman'" fo:background-color="transparent" fo:color="#000000"/>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normal" fo:font-family="'Times New Roman'" style:font-family-asian="'Times New Roman'" style:font-family-complex="'Times New Roman'" fo:background-color="transparent" fo:color="#000000"/>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fo:font-family="'Times New Roman'" style:font-family-asian="'Times New Roman'" style:font-family-complex="'Times New Roman'" fo:background-color="transparent" fo:color="#000000"/>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normal" fo:font-family="'Times New Roman'" style:font-family-asian="'Times New Roman'" style:font-family-complex="'Times New Roman'" fo:background-color="transparent" fo:color="#000000"/>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normal" fo:font-family="'Times New Roman'" style:font-family-asian="'Times New Roman'" style:font-family-complex="'Times New Roman'" fo:background-color="transparent" fo:color="#000000"/>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2.00pt" fo:font-weight="normal" fo:font-family="'Times New Roman'" style:font-family-asian="'Times New Roman'" style:font-family-complex="'Times New Roman'" fo:background-color="transparent" fo:color="#000000"/>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2.00pt" fo:font-weight="normal" fo:font-family="'Times New Roman'" style:font-family-asian="'Times New Roman'" style:font-family-complex="'Times New Roman'" fo:background-color="transparent" fo:color="#000000"/>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normal" fo:font-family="'Times New Roman'" style:font-family-asian="'Times New Roman'" style:font-family-complex="'Times New Roman'" fo:background-color="transparent" fo:color="#000000"/>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normal" fo:font-family="'Times New Roman'" style:font-family-asian="'Times New Roman'" style:font-family-complex="'Times New Roman'"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normal" fo:font-family="'Times New Roman'" style:font-family-asian="'Times New Roman'" style:font-family-complex="'Times New Roman'" fo:background-color="transparent" fo:color="#000000"/>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Times New Roman'" style:font-family-asian="'Times New Roman'" style:font-family-complex="'Times New Roman'"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Times New Roman'" style:font-family-asian="'Times New Roman'" style:font-family-complex="'Times New Roman'"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Times New Roman'" style:font-family-asian="'Times New Roman'" style:font-family-complex="'Times New Roman'"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normal" fo:font-family="'Times New Roman'" style:font-family-asian="'Times New Roman'" style:font-family-complex="'Times New Roman'" fo:background-color="transparent" fo:color="#000000"/>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Times New Roman'" style:font-family-asian="'Times New Roman'" style:font-family-complex="'Times New Roman'" fo:background-color="transparent" fo:color="#000000"/>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2.00pt" fo:font-weight="normal" fo:font-family="'Times New Roman'" style:font-family-asian="'Times New Roman'" style:font-family-complex="'Times New Roman'" fo:background-color="transparent" fo:color="#000000"/>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Times New Roman'" style:font-family-asian="'Times New Roman'" style:font-family-complex="'Times New Roman'"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normal" fo:font-family="'Times New Roman'" style:font-family-asian="'Times New Roman'" style:font-family-complex="'Times New Roman'" fo:background-color="transparent" fo:color="#000000"/>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Times New Roman'" style:font-family-asian="'Times New Roman'" style:font-family-complex="'Times New Roman'" fo:background-color="transparent" fo:color="#000000"/>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Times New Roman'" style:font-family-asian="'Times New Roman'" style:font-family-complex="'Times New Roman'"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normal" fo:font-family="'Times New Roman'" style:font-family-asian="'Times New Roman'" style:font-family-complex="'Times New Roman'" fo:background-color="transparent" fo:color="#000000"/>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normal" fo:font-family="'Times New Roman'" style:font-family-asian="'Times New Roman'" style:font-family-complex="'Times New Roman'" fo:background-color="transparent" fo:color="#000000"/>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2.00pt" fo:font-weight="normal" fo:font-family="'Times New Roman'" style:font-family-asian="'Times New Roman'" style:font-family-complex="'Times New Roman'"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fo:font-family="'Times New Roman'" style:font-family-asian="'Times New Roman'" style:font-family-complex="'Times New Roman'" fo:background-color="transparent" fo:color="#00000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2.00pt" fo:font-weight="normal" fo:font-family="'Times New Roman'" style:font-family-asian="'Times New Roman'" style:font-family-complex="'Times New Roman'" fo:background-color="transparent" fo:color="#000000"/>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normal" fo:font-family="'Times New Roman'" style:font-family-asian="'Times New Roman'" style:font-family-complex="'Times New Roman'" fo:background-color="transparent" fo:color="#000000"/>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2.00pt" fo:font-weight="normal" fo:font-family="'Times New Roman'" style:font-family-asian="'Times New Roman'" style:font-family-complex="'Times New Roman'"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2.00pt" fo:font-weight="normal" fo:font-family="'Times New Roman'" style:font-family-asian="'Times New Roman'" style:font-family-complex="'Times New Roman'" fo:background-color="transparent" fo:color="#000000"/>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2.00pt" fo:font-weight="normal" fo:font-family="'Times New Roman'" style:font-family-asian="'Times New Roman'" style:font-family-complex="'Times New Roman'" fo:background-color="transparent" fo:color="#000000"/>
    </style:style>
    <style:style style:name="T240" style:family="text">
      <style:text-properties fo:font-size="12.00pt" fo:font-weight="normal" fo:font-family="'Times New Roman'" style:font-family-asian="'Times New Roman'" style:font-family-complex="'Times New Roman'" fo:background-color="transparent" fo:color="#000000" fo:font-style="italic"/>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2.00pt" fo:font-weight="normal" fo:font-family="'Times New Roman'" style:font-family-asian="'Times New Roman'" style:font-family-complex="'Times New Roman'" fo:background-color="transparent" fo:color="#000000"/>
    </style:style>
    <style:style style:name="T243" style:family="text">
      <style:text-properties fo:font-size="12.00pt" fo:font-weight="normal" fo:font-family="'Times New Roman'" style:font-family-asian="'Times New Roman'" style:font-family-complex="'Times New Roman'" fo:background-color="transparent" fo:color="#000000" fo:font-style="italic"/>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2.00pt" fo:font-weight="normal" fo:font-family="'Times New Roman'" style:font-family-asian="'Times New Roman'" style:font-family-complex="'Times New Roman'" fo:background-color="transparent" fo:color="#000000"/>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2.00pt" fo:font-weight="bold" fo:font-family="'Times New Roman'" style:font-family-asian="'Times New Roman'" style:font-family-complex="'Times New Roman'" fo:background-color="transparent" fo:color="#000000"/>
    </style:style>
    <style:style style:name="T248" style:family="text">
      <style:text-properties fo:font-size="12.00pt" fo:font-weight="normal" fo:font-family="'Times New Roman'" style:font-family-asian="'Times New Roman'" style:font-family-complex="'Times New Roman'" fo:background-color="transparent" fo:color="#000000"/>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2.00pt" fo:font-weight="bold" fo:font-family="'Times New Roman'" style:font-family-asian="'Times New Roman'" style:font-family-complex="'Times New Roman'"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2.00pt" fo:font-weight="bold" fo:font-family="'Times New Roman'" style:font-family-asian="'Times New Roman'" style:font-family-complex="'Times New Roman'" fo:background-color="transparent" fo:color="#000000"/>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2.00pt" fo:font-weight="bold" fo:font-family="'Times New Roman'" style:font-family-asian="'Times New Roman'" style:font-family-complex="'Times New Roman'" fo:background-color="transparent" fo:color="#000000"/>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2.00pt" fo:font-weight="bold" fo:font-family="'Times New Roman'" style:font-family-asian="'Times New Roman'" style:font-family-complex="'Times New Roman'" fo:background-color="transparent" fo:color="#000000"/>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2.00pt" fo:font-weight="bold" fo:font-family="'Times New Roman'" style:font-family-asian="'Times New Roman'" style:font-family-complex="'Times New Roman'"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2.00pt" fo:font-weight="bold" fo:font-family="'Times New Roman'" style:font-family-asian="'Times New Roman'" style:font-family-complex="'Times New Roman'" fo:background-color="transparent" fo:color="#000000"/>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2.00pt" fo:font-weight="normal" fo:font-family="'Times New Roman'" style:font-family-asian="'Times New Roman'" style:font-family-complex="'Times New Roman'" fo:background-color="transparent" fo:color="#000000"/>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2.00pt" fo:font-weight="normal" fo:font-family="'Times New Roman'" style:font-family-asian="'Times New Roman'" style:font-family-complex="'Times New Roman'"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2.00pt" fo:font-weight="normal" fo:font-family="'Times New Roman'" style:font-family-asian="'Times New Roman'" style:font-family-complex="'Times New Roman'"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2.00pt" fo:font-weight="normal" fo:font-family="'Times New Roman'" style:font-family-asian="'Times New Roman'" style:font-family-complex="'Times New Roman'"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2.00pt" fo:font-weight="normal" fo:font-family="'Times New Roman'" style:font-family-asian="'Times New Roman'" style:font-family-complex="'Times New Roman'"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2.00pt" fo:font-weight="normal" fo:font-family="'Times New Roman'" style:font-family-asian="'Times New Roman'" style:font-family-complex="'Times New Roman'"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2.00pt" fo:font-weight="normal" fo:font-family="'Times New Roman'" style:font-family-asian="'Times New Roman'" style:font-family-complex="'Times New Roman'"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2.00pt" fo:font-weight="normal" fo:font-family="'Times New Roman'" style:font-family-asian="'Times New Roman'" style:font-family-complex="'Times New Roman'"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2.00pt" fo:font-weight="normal" fo:font-family="'Times New Roman'" style:font-family-asian="'Times New Roman'" style:font-family-complex="'Times New Roman'"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2.00pt" fo:font-weight="normal" fo:font-family="'Times New Roman'" style:font-family-asian="'Times New Roman'" style:font-family-complex="'Times New Roman'"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2.00pt" fo:font-weight="bold" fo:font-family="'Times New Roman'" style:font-family-asian="'Times New Roman'" style:font-family-complex="'Times New Roman'"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2.00pt" fo:font-weight="bold" fo:font-family="'Times New Roman'" style:font-family-asian="'Times New Roman'" style:font-family-complex="'Times New Roman'" fo:background-color="transparent" fo:color="#000000"/>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2.00pt" fo:font-weight="bold" fo:font-family="'Times New Roman'" style:font-family-asian="'Times New Roman'" style:font-family-complex="'Times New Roman'" fo:background-color="transparent" fo:color="#000000"/>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2.00pt" fo:font-weight="bold" fo:font-family="'Times New Roman'" style:font-family-asian="'Times New Roman'" style:font-family-complex="'Times New Roman'" fo:background-color="transparent" fo:color="#000000"/>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2.00pt" fo:font-weight="bold" fo:font-family="'Times New Roman'" style:font-family-asian="'Times New Roman'" style:font-family-complex="'Times New Roman'" fo:background-color="transparent" fo:color="#000000"/>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2.00pt" fo:font-weight="bold" fo:font-family="'Times New Roman'" style:font-family-asian="'Times New Roman'" style:font-family-complex="'Times New Roman'" fo:background-color="transparent" fo:color="#000000"/>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2.00pt" fo:font-weight="bold" fo:font-family="'Times New Roman'" style:font-family-asian="'Times New Roman'" style:font-family-complex="'Times New Roman'"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2.00pt" fo:font-weight="bold" fo:font-family="'Times New Roman'" style:font-family-asian="'Times New Roman'" style:font-family-complex="'Times New Roman'" fo:background-color="transparent" fo:color="#000000"/>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2.00pt" fo:font-weight="bold" fo:font-family="'Times New Roman'" style:font-family-asian="'Times New Roman'" style:font-family-complex="'Times New Roman'" fo:background-color="transparent" fo:color="#000000"/>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2.00pt" fo:font-weight="bold" fo:font-family="'Times New Roman'" style:font-family-asian="'Times New Roman'" style:font-family-complex="'Times New Roman'"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2.00pt" fo:font-weight="normal" fo:font-family="'Times New Roman'" style:font-family-asian="'Times New Roman'" style:font-family-complex="'Times New Roman'"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2.00pt" fo:font-weight="normal" fo:font-family="'Times New Roman'" style:font-family-asian="'Times New Roman'" style:font-family-complex="'Times New Roman'"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2.00pt" fo:font-weight="normal" fo:font-family="'Times New Roman'" style:font-family-asian="'Times New Roman'" style:font-family-complex="'Times New Roman'" fo:background-color="transparent" fo:color="#000000"/>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2.00pt" fo:font-weight="normal" fo:font-family="'Times New Roman'" style:font-family-asian="'Times New Roman'" style:font-family-complex="'Times New Roman'" fo:background-color="transparent" fo:color="#000000"/>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2.00pt" fo:font-weight="normal" fo:font-family="'Times New Roman'" style:font-family-asian="'Times New Roman'" style:font-family-complex="'Times New Roman'"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2.00pt" fo:font-weight="normal" fo:font-family="'Times New Roman'" style:font-family-asian="'Times New Roman'" style:font-family-complex="'Times New Roman'" fo:background-color="transparent" fo:color="#000000"/>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2.00pt" fo:font-weight="normal" fo:font-family="'Times New Roman'" style:font-family-asian="'Times New Roman'" style:font-family-complex="'Times New Roman'" fo:background-color="transparent" fo:color="#000000"/>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2.00pt" fo:font-weight="normal" fo:font-family="'Times New Roman'" style:font-family-asian="'Times New Roman'" style:font-family-complex="'Times New Roman'"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2.00pt" fo:font-weight="normal" fo:font-family="'Times New Roman'" style:font-family-asian="'Times New Roman'" style:font-family-complex="'Times New Roman'" fo:background-color="transparent" fo:color="#000000"/>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2.00pt" fo:font-weight="normal" fo:font-family="'Times New Roman'" style:font-family-asian="'Times New Roman'" style:font-family-complex="'Times New Roman'" fo:background-color="transparent" fo:color="#000000"/>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2.00pt" fo:font-weight="bold" fo:font-family="'Times New Roman'" style:font-family-asian="'Times New Roman'" style:font-family-complex="'Times New Roman'"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2.00pt" fo:font-weight="bold" fo:font-family="'Times New Roman'" style:font-family-asian="'Times New Roman'" style:font-family-complex="'Times New Roman'" fo:background-color="transparent" fo:color="#000000"/>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2.00pt" fo:font-weight="bold" fo:font-family="'Times New Roman'" style:font-family-asian="'Times New Roman'" style:font-family-complex="'Times New Roman'" fo:background-color="transparent" fo:color="#000000"/>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2.00pt" fo:font-weight="bold" fo:font-family="'Times New Roman'" style:font-family-asian="'Times New Roman'" style:font-family-complex="'Times New Roman'"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2.00pt" fo:font-weight="bold" fo:font-family="'Times New Roman'" style:font-family-asian="'Times New Roman'" style:font-family-complex="'Times New Roman'" fo:background-color="transparent" fo:color="#000000"/>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2.00pt" fo:font-weight="bold" fo:font-family="'Times New Roman'" style:font-family-asian="'Times New Roman'" style:font-family-complex="'Times New Roman'" fo:background-color="transparent" fo:color="#000000"/>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2.00pt" fo:font-weight="bold" fo:font-family="'Times New Roman'" style:font-family-asian="'Times New Roman'" style:font-family-complex="'Times New Roman'" fo:background-color="transparent" fo:color="#000000"/>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2.00pt" fo:font-weight="bold" fo:font-family="'Times New Roman'" style:font-family-asian="'Times New Roman'" style:font-family-complex="'Times New Roman'" fo:background-color="transparent" fo:color="#000000"/>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2.00pt" fo:font-weight="bold" fo:font-family="'Times New Roman'" style:font-family-asian="'Times New Roman'" style:font-family-complex="'Times New Roman'" fo:background-color="transparent" fo:color="#000000"/>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2.00pt" fo:font-weight="bold" fo:font-family="'Times New Roman'" style:font-family-asian="'Times New Roman'" style:font-family-complex="'Times New Roman'" fo:background-color="transparent" fo:color="#000000"/>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2.00pt" fo:font-weight="normal" fo:font-family="'Times New Roman'" style:font-family-asian="'Times New Roman'" style:font-family-complex="'Times New Roman'" fo:background-color="transparent" fo:color="#000000"/>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2.00pt" fo:font-weight="normal" fo:font-family="'Times New Roman'" style:font-family-asian="'Times New Roman'" style:font-family-complex="'Times New Roman'"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2.00pt" fo:font-weight="normal" fo:font-family="'Times New Roman'" style:font-family-asian="'Times New Roman'" style:font-family-complex="'Times New Roman'" fo:background-color="transparent" fo:color="#000000"/>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2.00pt" fo:font-weight="normal" fo:font-family="'Times New Roman'" style:font-family-asian="'Times New Roman'" style:font-family-complex="'Times New Roman'" fo:background-color="transparent" fo:color="#000000"/>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2.00pt" fo:font-weight="normal" fo:font-family="'Times New Roman'" style:font-family-asian="'Times New Roman'" style:font-family-complex="'Times New Roman'"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2.00pt" fo:font-weight="normal" fo:font-family="'Times New Roman'" style:font-family-asian="'Times New Roman'" style:font-family-complex="'Times New Roman'" fo:background-color="transparent" fo:color="#000000"/>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2.00pt" fo:font-weight="normal" fo:font-family="'Times New Roman'" style:font-family-asian="'Times New Roman'" style:font-family-complex="'Times New Roman'" fo:background-color="transparent" fo:color="#000000"/>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2.00pt" fo:font-weight="normal" fo:font-family="'Times New Roman'" style:font-family-asian="'Times New Roman'" style:font-family-complex="'Times New Roman'" fo:background-color="transparent" fo:color="#000000"/>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2.00pt" fo:font-weight="normal" fo:font-family="'Times New Roman'" style:font-family-asian="'Times New Roman'" style:font-family-complex="'Times New Roman'" fo:background-color="transparent" fo:color="#000000"/>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2.00pt" fo:font-weight="normal" fo:font-family="'Times New Roman'" style:font-family-asian="'Times New Roman'" style:font-family-complex="'Times New Roman'" fo:background-color="transparent" fo:color="#000000"/>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2.00pt" fo:font-weight="bold" fo:font-family="'Times New Roman'" style:font-family-asian="'Times New Roman'" style:font-family-complex="'Times New Roman'" fo:background-color="transparent" fo:color="#000000"/>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2.00pt" fo:font-weight="bold" fo:font-family="'Times New Roman'" style:font-family-asian="'Times New Roman'" style:font-family-complex="'Times New Roman'" fo:background-color="transparent" fo:color="#000000"/>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2.00pt" fo:font-weight="bold" fo:font-family="'Times New Roman'" style:font-family-asian="'Times New Roman'" style:font-family-complex="'Times New Roman'" fo:background-color="transparent" fo:color="#000000"/>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2.00pt" fo:font-weight="bold" fo:font-family="'Times New Roman'" style:font-family-asian="'Times New Roman'" style:font-family-complex="'Times New Roman'" fo:background-color="transparent" fo:color="#000000"/>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2.00pt" fo:font-weight="normal" fo:font-family="'Times New Roman'" style:font-family-asian="'Times New Roman'" style:font-family-complex="'Times New Roman'" fo:background-color="transparent" fo:color="#000000"/>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2.00pt" fo:font-weight="normal" fo:font-family="'Times New Roman'" style:font-family-asian="'Times New Roman'" style:font-family-complex="'Times New Roman'" fo:background-color="transparent" fo:color="#000000"/>
    </style:style>
    <style:style style:name="T373" style:family="text">
      <style:text-properties fo:font-size="12.00pt" fo:font-weight="normal" fo:font-family="'Times New Roman'" style:font-family-asian="'Times New Roman'" style:font-family-complex="'Times New Roman'" fo:background-color="transparent" fo:color="#000000" fo:font-style="italic"/>
    </style:style>
    <style:style style:name="T374" style:family="text">
      <style:text-properties fo:font-size="12.00pt" fo:font-weight="normal" fo:font-family="'Times New Roman'" style:font-family-asian="'Times New Roman'" style:font-family-complex="'Times New Roman'" fo:background-color="transparent" fo:color="#000000"/>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2.00pt" fo:font-weight="bold" fo:font-family="'Times New Roman'" style:font-family-asian="'Times New Roman'" style:font-family-complex="'Times New Roman'" fo:background-color="transparent" fo:color="#000000"/>
    </style:style>
    <style:style style:name="T377" style:family="text">
      <style:text-properties fo:font-size="12.00pt" fo:font-weight="normal" fo:font-family="'Times New Roman'" style:font-family-asian="'Times New Roman'" style:font-family-complex="'Times New Roman'" fo:background-color="transparent" fo:color="#000000"/>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2.00pt" fo:font-weight="bold" fo:font-family="'Times New Roman'" style:font-family-asian="'Times New Roman'" style:font-family-complex="'Times New Roman'" fo:background-color="transparent" fo:color="#000000"/>
    </style:style>
    <style:style style:name="T380" style:family="text">
      <style:text-properties fo:font-size="12.00pt" fo:font-weight="normal" fo:font-family="'Times New Roman'" style:font-family-asian="'Times New Roman'" style:font-family-complex="'Times New Roman'" fo:background-color="transparent" fo:color="#000000"/>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2.00pt" fo:font-weight="bold" fo:font-family="'Times New Roman'" style:font-family-asian="'Times New Roman'" style:font-family-complex="'Times New Roman'" fo:background-color="transparent" fo:color="#000000"/>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2.00pt" fo:font-weight="bold" fo:font-family="'Times New Roman'" style:font-family-asian="'Times New Roman'" style:font-family-complex="'Times New Roman'" fo:background-color="transparent" fo:color="#000000"/>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Times New Roman'" style:font-family-asian="'Times New Roman'" style:font-family-complex="'Times New Roman'" fo:background-color="transparent" fo:color="#000000"/>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2.00pt" fo:font-weight="bold" fo:font-family="'Times New Roman'" style:font-family-asian="'Times New Roman'" style:font-family-complex="'Times New Roman'" fo:background-color="transparent" fo:color="#000000"/>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2.00pt" fo:font-weight="bold" fo:font-family="'Times New Roman'" style:font-family-asian="'Times New Roman'" style:font-family-complex="'Times New Roman'" fo:background-color="transparent" fo:color="#000000"/>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2.00pt" fo:font-weight="bold" fo:font-family="'Times New Roman'" style:font-family-asian="'Times New Roman'" style:font-family-complex="'Times New Roman'" fo:background-color="transparent" fo:color="#000000"/>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2.00pt" fo:font-weight="normal" fo:font-family="'Times New Roman'" style:font-family-asian="'Times New Roman'" style:font-family-complex="'Times New Roman'" fo:background-color="transparent" fo:color="#000000"/>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2.00pt" fo:font-weight="normal" fo:font-family="'Times New Roman'" style:font-family-asian="'Times New Roman'" style:font-family-complex="'Times New Roman'"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2.00pt" fo:font-weight="normal" fo:font-family="'Times New Roman'" style:font-family-asian="'Times New Roman'" style:font-family-complex="'Times New Roman'" fo:background-color="transparent" fo:color="#000000"/>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2.00pt" fo:font-weight="normal" fo:font-family="'Times New Roman'" style:font-family-asian="'Times New Roman'" style:font-family-complex="'Times New Roman'" fo:background-color="transparent" fo:color="#000000"/>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2.00pt" fo:font-weight="normal" fo:font-family="'Times New Roman'" style:font-family-asian="'Times New Roman'" style:font-family-complex="'Times New Roman'" fo:background-color="transparent" fo:color="#000000"/>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2.00pt" fo:font-weight="normal" fo:font-family="'Times New Roman'" style:font-family-asian="'Times New Roman'" style:font-family-complex="'Times New Roman'" fo:background-color="transparent" fo:color="#000000"/>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Times New Roman'" style:font-family-asian="'Times New Roman'" style:font-family-complex="'Times New Roman'" fo:background-color="transparent" fo:color="#000000"/>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2.00pt" fo:font-weight="normal" fo:font-family="'Times New Roman'" style:font-family-asian="'Times New Roman'" style:font-family-complex="'Times New Roman'" fo:background-color="transparent" fo:color="#000000"/>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2.00pt" fo:font-weight="normal" fo:font-family="'Times New Roman'" style:font-family-asian="'Times New Roman'" style:font-family-complex="'Times New Roman'" fo:background-color="transparent" fo:color="#000000"/>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2.00pt" fo:font-weight="normal" fo:font-family="'Times New Roman'" style:font-family-asian="'Times New Roman'" style:font-family-complex="'Times New Roman'" fo:background-color="transparent" fo:color="#000000"/>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2.00pt" fo:font-weight="normal" fo:font-family="'Times New Roman'" style:font-family-asian="'Times New Roman'" style:font-family-complex="'Times New Roman'" fo:background-color="transparent" fo:color="#000000"/>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2.00pt" fo:font-weight="normal" fo:font-family="'Times New Roman'" style:font-family-asian="'Times New Roman'" style:font-family-complex="'Times New Roman'" fo:background-color="transparent" fo:color="#000000"/>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2.00pt" fo:font-weight="normal" fo:font-family="'Times New Roman'" style:font-family-asian="'Times New Roman'" style:font-family-complex="'Times New Roman'" fo:background-color="transparent" fo:color="#000000"/>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2.00pt" fo:font-weight="normal" fo:font-family="'Times New Roman'" style:font-family-asian="'Times New Roman'" style:font-family-complex="'Times New Roman'" fo:background-color="transparent" fo:color="#000000"/>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2.00pt" fo:font-weight="normal" fo:font-family="'Times New Roman'" style:font-family-asian="'Times New Roman'" style:font-family-complex="'Times New Roman'" fo:background-color="transparent" fo:color="#000000"/>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2.00pt" fo:font-weight="bold" fo:font-family="'Times New Roman'" style:font-family-asian="'Times New Roman'" style:font-family-complex="'Times New Roman'" fo:background-color="transparent" fo:color="#000000"/>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2.00pt" fo:font-weight="bold" fo:font-family="'Times New Roman'" style:font-family-asian="'Times New Roman'" style:font-family-complex="'Times New Roman'" fo:background-color="transparent" fo:color="#000000"/>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2.00pt" fo:font-weight="bold" fo:font-family="'Times New Roman'" style:font-family-asian="'Times New Roman'" style:font-family-complex="'Times New Roman'" fo:background-color="transparent" fo:color="#000000"/>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2.00pt" fo:font-weight="bold" fo:font-family="'Times New Roman'" style:font-family-asian="'Times New Roman'" style:font-family-complex="'Times New Roman'" fo:background-color="transparent" fo:color="#000000"/>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2.00pt" fo:font-weight="normal" fo:font-family="'Times New Roman'" style:font-family-asian="'Times New Roman'" style:font-family-complex="'Times New Roman'" fo:background-color="transparent" fo:color="#000000"/>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2.00pt" fo:font-weight="bold" fo:font-family="'Times New Roman'" style:font-family-asian="'Times New Roman'" style:font-family-complex="'Times New Roman'" fo:background-color="transparent" fo:color="#000000"/>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2.00pt" fo:font-weight="bold" fo:font-family="'Times New Roman'" style:font-family-asian="'Times New Roman'" style:font-family-complex="'Times New Roman'" fo:background-color="transparent" fo:color="#000000"/>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2.00pt" fo:font-weight="bold" fo:font-family="'Times New Roman'" style:font-family-asian="'Times New Roman'" style:font-family-complex="'Times New Roman'" fo:background-color="transparent" fo:color="#000000"/>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2.00pt" fo:font-weight="bold" fo:font-family="'Times New Roman'" style:font-family-asian="'Times New Roman'" style:font-family-complex="'Times New Roman'" fo:background-color="transparent" fo:color="#000000"/>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2.00pt" fo:font-weight="bold" fo:font-family="'Times New Roman'" style:font-family-asian="'Times New Roman'" style:font-family-complex="'Times New Roman'" fo:background-color="transparent" fo:color="#000000"/>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2.00pt" fo:font-weight="bold" fo:font-family="'Times New Roman'" style:font-family-asian="'Times New Roman'" style:font-family-complex="'Times New Roman'" fo:background-color="transparent" fo:color="#000000"/>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2.00pt" fo:font-weight="normal" fo:font-family="'Times New Roman'" style:font-family-asian="'Times New Roman'" style:font-family-complex="'Times New Roman'" fo:background-color="transparent" fo:color="#000000"/>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2.00pt" fo:font-weight="normal" fo:font-family="'Times New Roman'" style:font-family-asian="'Times New Roman'" style:font-family-complex="'Times New Roman'" fo:background-color="transparent" fo:color="#000000"/>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2.00pt" fo:font-weight="normal" fo:font-family="'Times New Roman'" style:font-family-asian="'Times New Roman'" style:font-family-complex="'Times New Roman'" fo:background-color="transparent" fo:color="#000000"/>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2.00pt" fo:font-weight="normal" fo:font-family="'Times New Roman'" style:font-family-asian="'Times New Roman'" style:font-family-complex="'Times New Roman'" fo:background-color="transparent" fo:color="#000000"/>
    </style:style>
    <style:style style:name="T453" style:family="text">
      <style:text-properties fo:font-size="11.00pt" fo:font-weight="normal" fo:font-family="Calibri" style:font-family-asian="Calibri" style:font-family-complex="Calibri" fo:background-color="transparent" style:use-window-font-color="true"/>
    </style:style>
    <style:style style:name="T454" style:family="text">
      <style:text-properties fo:font-size="12.00pt" fo:font-weight="normal" fo:font-family="'Times New Roman'" style:font-family-asian="'Times New Roman'" style:font-family-complex="'Times New Roman'" fo:background-color="transparent" fo:color="#000000"/>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2.00pt" fo:font-weight="normal" fo:font-family="'Times New Roman'" style:font-family-asian="'Times New Roman'" style:font-family-complex="'Times New Roman'" fo:background-color="transparent" fo:color="#000000"/>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2.00pt" fo:font-weight="normal" fo:font-family="'Times New Roman'" style:font-family-asian="'Times New Roman'" style:font-family-complex="'Times New Roman'" fo:background-color="transparent" fo:color="#000000"/>
    </style:style>
    <style:style style:name="T459" style:family="text">
      <style:text-properties fo:font-size="11.00pt" fo:font-weight="normal" fo:font-family="Calibri" style:font-family-asian="Calibri" style:font-family-complex="Calibri" fo:background-color="transparent" style:use-window-font-color="true"/>
    </style:style>
    <style:style style:name="T460" style:family="text">
      <style:text-properties fo:font-size="12.00pt" fo:font-weight="normal" fo:font-family="'Times New Roman'" style:font-family-asian="'Times New Roman'" style:font-family-complex="'Times New Roman'" fo:background-color="transparent" fo:color="#000000"/>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2.00pt" fo:font-weight="normal" fo:font-family="'Times New Roman'" style:font-family-asian="'Times New Roman'" style:font-family-complex="'Times New Roman'" fo:background-color="transparent" fo:color="#000000"/>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2.00pt" fo:font-weight="normal" fo:font-family="'Times New Roman'" style:font-family-asian="'Times New Roman'" style:font-family-complex="'Times New Roman'" fo:background-color="transparent" fo:color="#000000"/>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2.00pt" fo:font-weight="normal" fo:font-family="'Times New Roman'" style:font-family-asian="'Times New Roman'" style:font-family-complex="'Times New Roman'" fo:background-color="transparent" fo:color="#000000"/>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2.00pt" fo:font-weight="normal" fo:font-family="'Times New Roman'" style:font-family-asian="'Times New Roman'" style:font-family-complex="'Times New Roman'" fo:background-color="transparent" fo:color="#000000"/>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2.00pt" fo:font-weight="normal" fo:font-family="'Times New Roman'" style:font-family-asian="'Times New Roman'" style:font-family-complex="'Times New Roman'" fo:background-color="transparent" fo:color="#000000"/>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2.00pt" fo:font-weight="normal" fo:font-family="'Times New Roman'" style:font-family-asian="'Times New Roman'" style:font-family-complex="'Times New Roman'" fo:background-color="transparent" fo:color="#000000"/>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2.00pt" fo:font-weight="normal" fo:font-family="'Times New Roman'" style:font-family-asian="'Times New Roman'" style:font-family-complex="'Times New Roman'" fo:background-color="transparent" fo:color="#000000"/>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2.00pt" fo:font-weight="bold" fo:font-family="'Times New Roman'" style:font-family-asian="'Times New Roman'" style:font-family-complex="'Times New Roman'" fo:background-color="transparent" fo:color="#000000"/>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2.00pt" fo:font-weight="bold" fo:font-family="'Times New Roman'" style:font-family-asian="'Times New Roman'" style:font-family-complex="'Times New Roman'" fo:background-color="transparent" fo:color="#000000"/>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2.00pt" fo:font-weight="bold" fo:font-family="'Times New Roman'" style:font-family-asian="'Times New Roman'" style:font-family-complex="'Times New Roman'" fo:background-color="transparent" fo:color="#000000"/>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2.00pt" fo:font-weight="bold" fo:font-family="'Times New Roman'" style:font-family-asian="'Times New Roman'" style:font-family-complex="'Times New Roman'" fo:background-color="transparent" fo:color="#000000"/>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2.00pt" fo:font-weight="normal" fo:font-family="'Times New Roman'" style:font-family-asian="'Times New Roman'" style:font-family-complex="'Times New Roman'" fo:background-color="transparent" fo:color="#000000"/>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2.00pt" fo:font-weight="bold" fo:font-family="'Times New Roman'" style:font-family-asian="'Times New Roman'" style:font-family-complex="'Times New Roman'" fo:background-color="transparent" fo:color="#000000"/>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2.00pt" fo:font-weight="bold" fo:font-family="'Times New Roman'" style:font-family-asian="'Times New Roman'" style:font-family-complex="'Times New Roman'" fo:background-color="transparent" fo:color="#000000"/>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2.00pt" fo:font-weight="bold" fo:font-family="'Times New Roman'" style:font-family-asian="'Times New Roman'" style:font-family-complex="'Times New Roman'" fo:background-color="transparent" fo:color="#000000"/>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2.00pt" fo:font-weight="bold" fo:font-family="'Times New Roman'" style:font-family-asian="'Times New Roman'" style:font-family-complex="'Times New Roman'" fo:background-color="transparent" fo:color="#000000"/>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2.00pt" fo:font-weight="bold" fo:font-family="'Times New Roman'" style:font-family-asian="'Times New Roman'" style:font-family-complex="'Times New Roman'" fo:background-color="transparent" fo:color="#000000"/>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2.00pt" fo:font-weight="bold" fo:font-family="'Times New Roman'" style:font-family-asian="'Times New Roman'" style:font-family-complex="'Times New Roman'" fo:background-color="transparent" fo:color="#000000"/>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2.00pt" fo:font-weight="normal" fo:font-family="'Times New Roman'" style:font-family-asian="'Times New Roman'" style:font-family-complex="'Times New Roman'" fo:background-color="transparent" fo:color="#000000"/>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2.00pt" fo:font-weight="normal" fo:font-family="'Times New Roman'" style:font-family-asian="'Times New Roman'" style:font-family-complex="'Times New Roman'" fo:background-color="transparent" fo:color="#000000"/>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2.00pt" fo:font-weight="normal" fo:font-family="'Times New Roman'" style:font-family-asian="'Times New Roman'" style:font-family-complex="'Times New Roman'" fo:background-color="transparent" fo:color="#000000"/>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2.00pt" fo:font-weight="normal" fo:font-family="'Times New Roman'" style:font-family-asian="'Times New Roman'" style:font-family-complex="'Times New Roman'" fo:background-color="transparent" fo:color="#000000"/>
    </style:style>
    <style:style style:name="T505" style:family="text">
      <style:text-properties fo:font-size="11.00pt" fo:font-weight="normal" fo:font-family="Calibri" style:font-family-asian="Calibri" style:font-family-complex="Calibri" fo:background-color="transparent" style:use-window-font-color="true"/>
    </style:style>
    <style:style style:name="T506" style:family="text">
      <style:text-properties fo:font-size="12.00pt" fo:font-weight="normal" fo:font-family="'Times New Roman'" style:font-family-asian="'Times New Roman'" style:font-family-complex="'Times New Roman'" fo:background-color="transparent" fo:color="#000000"/>
    </style:style>
    <style:style style:name="T507" style:family="text">
      <style:text-properties fo:font-size="11.00pt" fo:font-weight="normal" fo:font-family="Calibri" style:font-family-asian="Calibri" style:font-family-complex="Calibri" fo:background-color="transparent" style:use-window-font-color="true"/>
    </style:style>
    <style:style style:name="T508" style:family="text">
      <style:text-properties fo:font-size="12.00pt" fo:font-weight="normal" fo:font-family="'Times New Roman'" style:font-family-asian="'Times New Roman'" style:font-family-complex="'Times New Roman'" fo:background-color="transparent" fo:color="#000000"/>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2.00pt" fo:font-weight="normal" fo:font-family="'Times New Roman'" style:font-family-asian="'Times New Roman'" style:font-family-complex="'Times New Roman'" fo:background-color="transparent" fo:color="#000000"/>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2.00pt" fo:font-weight="normal" fo:font-family="'Times New Roman'" style:font-family-asian="'Times New Roman'" style:font-family-complex="'Times New Roman'" fo:background-color="transparent" fo:color="#000000"/>
    </style:style>
    <style:style style:name="T513" style:family="text">
      <style:text-properties fo:font-size="11.00pt" fo:font-weight="normal" fo:font-family="Calibri" style:font-family-asian="Calibri" style:font-family-complex="Calibri" fo:background-color="transparent" style:use-window-font-color="true"/>
    </style:style>
    <style:style style:name="T514" style:family="text">
      <style:text-properties fo:font-size="12.00pt" fo:font-weight="normal" fo:font-family="'Times New Roman'" style:font-family-asian="'Times New Roman'" style:font-family-complex="'Times New Roman'" fo:background-color="transparent" fo:color="#000000"/>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2.00pt" fo:font-weight="normal" fo:font-family="'Times New Roman'" style:font-family-asian="'Times New Roman'" style:font-family-complex="'Times New Roman'" fo:background-color="transparent" fo:color="#000000"/>
    </style:style>
    <style:style style:name="T517" style:family="text">
      <style:text-properties fo:font-size="11.00pt" fo:font-weight="normal" fo:font-family="Calibri" style:font-family-asian="Calibri" style:font-family-complex="Calibri" fo:background-color="transparent" style:use-window-font-color="true"/>
    </style:style>
    <style:style style:name="T518" style:family="text">
      <style:text-properties fo:font-size="12.00pt" fo:font-weight="normal" fo:font-family="'Times New Roman'" style:font-family-asian="'Times New Roman'" style:font-family-complex="'Times New Roman'" fo:background-color="transparent" fo:color="#000000"/>
    </style:style>
    <style:style style:name="T519" style:family="text">
      <style:text-properties fo:font-size="11.00pt" fo:font-weight="normal" fo:font-family="Calibri" style:font-family-asian="Calibri" style:font-family-complex="Calibri" fo:background-color="transparent" style:use-window-font-color="true"/>
    </style:style>
    <style:style style:name="T520" style:family="text">
      <style:text-properties fo:font-size="12.00pt" fo:font-weight="normal" fo:font-family="'Times New Roman'" style:font-family-asian="'Times New Roman'" style:font-family-complex="'Times New Roman'" fo:background-color="transparent" fo:color="#000000"/>
    </style:style>
    <style:style style:name="T521" style:family="text">
      <style:text-properties fo:font-size="11.00pt" fo:font-weight="normal" fo:font-family="Calibri" style:font-family-asian="Calibri" style:font-family-complex="Calibri" fo:background-color="transparent" style:use-window-font-color="true"/>
    </style:style>
    <style:style style:name="T522" style:family="text">
      <style:text-properties fo:font-size="12.00pt" fo:font-weight="normal" fo:font-family="'Times New Roman'" style:font-family-asian="'Times New Roman'" style:font-family-complex="'Times New Roman'" fo:background-color="transparent" fo:color="#000000"/>
    </style:style>
    <style:style style:name="T523" style:family="text">
      <style:text-properties fo:font-size="11.00pt" fo:font-weight="normal" fo:font-family="Calibri" style:font-family-asian="Calibri" style:font-family-complex="Calibri" fo:background-color="transparent" style:use-window-font-color="true"/>
    </style:style>
    <style:style style:name="T524" style:family="text">
      <style:text-properties fo:font-size="12.00pt" fo:font-weight="normal" fo:font-family="'Times New Roman'" style:font-family-asian="'Times New Roman'" style:font-family-complex="'Times New Roman'" fo:background-color="transparent" fo:color="#000000"/>
    </style:style>
    <style:style style:name="T525" style:family="text">
      <style:text-properties fo:font-size="11.00pt" fo:font-weight="normal" fo:font-family="Calibri" style:font-family-asian="Calibri" style:font-family-complex="Calibri" fo:background-color="transparent" style:use-window-font-color="true"/>
    </style:style>
    <style:style style:name="T526" style:family="text">
      <style:text-properties fo:font-size="12.00pt" fo:font-weight="normal" fo:font-family="'Times New Roman'" style:font-family-asian="'Times New Roman'" style:font-family-complex="'Times New Roman'" fo:background-color="transparent" fo:color="#000000"/>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2.00pt" fo:font-weight="bold" fo:font-family="'Times New Roman'" style:font-family-asian="'Times New Roman'" style:font-family-complex="'Times New Roman'" fo:background-color="transparent" fo:color="#000000"/>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12.00pt" fo:font-weight="bold" fo:font-family="'Times New Roman'" style:font-family-asian="'Times New Roman'" style:font-family-complex="'Times New Roman'" fo:background-color="transparent" fo:color="#000000"/>
    </style:style>
    <style:style style:name="T531" style:family="text">
      <style:text-properties fo:font-size="11.00pt" fo:font-weight="normal" fo:font-family="Calibri" style:font-family-asian="Calibri" style:font-family-complex="Calibri" fo:background-color="transparent" style:use-window-font-color="true"/>
    </style:style>
    <style:style style:name="T532" style:family="text">
      <style:text-properties fo:font-size="12.00pt" fo:font-weight="bold" fo:font-family="'Times New Roman'" style:font-family-asian="'Times New Roman'" style:font-family-complex="'Times New Roman'" fo:background-color="transparent" fo:color="#000000"/>
    </style:style>
    <style:style style:name="T533" style:family="text">
      <style:text-properties fo:font-size="11.00pt" fo:font-weight="normal" fo:font-family="Calibri" style:font-family-asian="Calibri" style:font-family-complex="Calibri" fo:background-color="transparent" style:use-window-font-color="true"/>
    </style:style>
    <style:style style:name="T534" style:family="text">
      <style:text-properties fo:font-size="12.00pt" fo:font-weight="bold" fo:font-family="'Times New Roman'" style:font-family-asian="'Times New Roman'" style:font-family-complex="'Times New Roman'" fo:background-color="transparent" fo:color="#000000"/>
    </style:style>
    <style:style style:name="T535" style:family="text">
      <style:text-properties fo:font-size="11.00pt" fo:font-weight="normal" fo:font-family="Calibri" style:font-family-asian="Calibri" style:font-family-complex="Calibri" fo:background-color="transparent" style:use-window-font-color="true"/>
    </style:style>
    <style:style style:name="T536" style:family="text">
      <style:text-properties fo:font-size="12.00pt" fo:font-weight="normal" fo:font-family="'Times New Roman'" style:font-family-asian="'Times New Roman'" style:font-family-complex="'Times New Roman'" fo:background-color="transparent" fo:color="#000000"/>
    </style:style>
    <style:style style:name="T537" style:family="text">
      <style:text-properties fo:font-size="11.00pt" fo:font-weight="normal" fo:font-family="Calibri" style:font-family-asian="Calibri" style:font-family-complex="Calibri" fo:background-color="transparent" style:use-window-font-color="true"/>
    </style:style>
    <style:style style:name="T538" style:family="text">
      <style:text-properties fo:font-size="12.00pt" fo:font-weight="bold" fo:font-family="'Times New Roman'" style:font-family-asian="'Times New Roman'" style:font-family-complex="'Times New Roman'" fo:background-color="transparent" fo:color="#000000"/>
    </style:style>
    <style:style style:name="T539" style:family="text">
      <style:text-properties fo:font-size="12.00pt" fo:font-weight="normal" fo:font-family="'Times New Roman'" style:font-family-asian="'Times New Roman'" style:font-family-complex="'Times New Roman'" fo:background-color="transparent" fo:color="#000000"/>
    </style:style>
    <style:style style:name="T540" style:family="text">
      <style:text-properties fo:font-size="11.00pt" fo:font-weight="normal" fo:font-family="Calibri" style:font-family-asian="Calibri" style:font-family-complex="Calibri" fo:background-color="transparent" style:use-window-font-color="true"/>
    </style:style>
    <style:style style:name="T541" style:family="text">
      <style:text-properties fo:font-size="12.00pt" fo:font-weight="bold" fo:font-family="'Times New Roman'" style:font-family-asian="'Times New Roman'" style:font-family-complex="'Times New Roman'" fo:background-color="transparent" fo:color="#000000"/>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2.00pt" fo:font-weight="bold" fo:font-family="'Times New Roman'" style:font-family-asian="'Times New Roman'" style:font-family-complex="'Times New Roman'" fo:background-color="transparent" fo:color="#000000"/>
    </style:style>
    <style:style style:name="T544" style:family="text">
      <style:text-properties fo:font-size="11.00pt" fo:font-weight="normal" fo:font-family="Calibri" style:font-family-asian="Calibri" style:font-family-complex="Calibri" fo:background-color="transparent" style:use-window-font-color="true"/>
    </style:style>
    <style:style style:name="T545" style:family="text">
      <style:text-properties fo:font-size="12.00pt" fo:font-weight="bold" fo:font-family="'Times New Roman'" style:font-family-asian="'Times New Roman'" style:font-family-complex="'Times New Roman'" fo:background-color="transparent" fo:color="#000000"/>
    </style:style>
    <style:style style:name="T546" style:family="text">
      <style:text-properties fo:font-size="11.00pt" fo:font-weight="normal" fo:font-family="Calibri" style:font-family-asian="Calibri" style:font-family-complex="Calibri" fo:background-color="transparent" style:use-window-font-color="true"/>
    </style:style>
    <style:style style:name="T547" style:family="text">
      <style:text-properties fo:font-size="12.00pt" fo:font-weight="bold" fo:font-family="'Times New Roman'" style:font-family-asian="'Times New Roman'" style:font-family-complex="'Times New Roman'" fo:background-color="transparent" fo:color="#000000"/>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2.00pt" fo:font-weight="bold" fo:font-family="'Times New Roman'" style:font-family-asian="'Times New Roman'" style:font-family-complex="'Times New Roman'" fo:background-color="transparent" fo:color="#000000"/>
    </style:style>
    <style:style style:name="T550" style:family="text">
      <style:text-properties fo:font-size="11.00pt" fo:font-weight="normal" fo:font-family="Calibri" style:font-family-asian="Calibri" style:font-family-complex="Calibri" fo:background-color="transparent" style:use-window-font-color="true"/>
    </style:style>
    <style:style style:name="T551" style:family="text">
      <style:text-properties fo:font-size="12.00pt" fo:font-weight="bold" fo:font-family="'Times New Roman'" style:font-family-asian="'Times New Roman'" style:font-family-complex="'Times New Roman'" fo:background-color="transparent" fo:color="#000000"/>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2.00pt" fo:font-weight="normal" fo:font-family="'Times New Roman'" style:font-family-asian="'Times New Roman'" style:font-family-complex="'Times New Roman'" fo:background-color="transparent" fo:color="#000000"/>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12.00pt" fo:font-weight="normal" fo:font-family="'Times New Roman'" style:font-family-asian="'Times New Roman'" style:font-family-complex="'Times New Roman'" fo:background-color="transparent" fo:color="#000000"/>
    </style:style>
    <style:style style:name="T556" style:family="text">
      <style:text-properties fo:font-size="11.00pt" fo:font-weight="normal" fo:font-family="Calibri" style:font-family-asian="Calibri" style:font-family-complex="Calibri" fo:background-color="transparent" style:use-window-font-color="true"/>
    </style:style>
    <style:style style:name="T557" style:family="text">
      <style:text-properties fo:font-size="12.00pt" fo:font-weight="normal" fo:font-family="'Times New Roman'" style:font-family-asian="'Times New Roman'" style:font-family-complex="'Times New Roman'" fo:background-color="transparent" fo:color="#000000"/>
    </style:style>
    <style:style style:name="T558" style:family="text">
      <style:text-properties fo:font-size="11.00pt" fo:font-weight="normal" fo:font-family="Calibri" style:font-family-asian="Calibri" style:font-family-complex="Calibri" fo:background-color="transparent" style:use-window-font-color="true"/>
    </style:style>
    <style:style style:name="T559" style:family="text">
      <style:text-properties fo:font-size="12.00pt" fo:font-weight="normal" fo:font-family="'Times New Roman'" style:font-family-asian="'Times New Roman'" style:font-family-complex="'Times New Roman'" fo:background-color="transparent" fo:color="#000000"/>
    </style:style>
    <style:style style:name="T560" style:family="text">
      <style:text-properties fo:font-size="11.00pt" fo:font-weight="normal" fo:font-family="Calibri" style:font-family-asian="Calibri" style:font-family-complex="Calibri" fo:background-color="transparent" style:use-window-font-color="true"/>
    </style:style>
    <style:style style:name="T561" style:family="text">
      <style:text-properties fo:font-size="12.00pt" fo:font-weight="normal" fo:font-family="'Times New Roman'" style:font-family-asian="'Times New Roman'" style:font-family-complex="'Times New Roman'" fo:background-color="transparent" fo:color="#000000"/>
    </style:style>
    <style:style style:name="T562" style:family="text">
      <style:text-properties fo:font-size="11.00pt" fo:font-weight="normal" fo:font-family="Calibri" style:font-family-asian="Calibri" style:font-family-complex="Calibri" fo:background-color="transparent" style:use-window-font-color="true"/>
    </style:style>
    <style:style style:name="T563" style:family="text">
      <style:text-properties fo:font-size="12.00pt" fo:font-weight="normal" fo:font-family="'Times New Roman'" style:font-family-asian="'Times New Roman'" style:font-family-complex="'Times New Roman'" fo:background-color="transparent" fo:color="#000000"/>
    </style:style>
    <style:style style:name="T564" style:family="text">
      <style:text-properties fo:font-size="11.00pt" fo:font-weight="normal" fo:font-family="Calibri" style:font-family-asian="Calibri" style:font-family-complex="Calibri" fo:background-color="transparent" style:use-window-font-color="true"/>
    </style:style>
    <style:style style:name="T565" style:family="text">
      <style:text-properties fo:font-size="12.00pt" fo:font-weight="normal" fo:font-family="'Times New Roman'" style:font-family-asian="'Times New Roman'" style:font-family-complex="'Times New Roman'" fo:background-color="transparent" fo:color="#000000"/>
    </style:style>
    <style:style style:name="T566" style:family="text">
      <style:text-properties fo:font-size="11.00pt" fo:font-weight="normal" fo:font-family="Calibri" style:font-family-asian="Calibri" style:font-family-complex="Calibri" fo:background-color="transparent" style:use-window-font-color="true"/>
    </style:style>
    <style:style style:name="T567" style:family="text">
      <style:text-properties fo:font-size="12.00pt" fo:font-weight="normal" fo:font-family="'Times New Roman'" style:font-family-asian="'Times New Roman'" style:font-family-complex="'Times New Roman'" fo:background-color="transparent" fo:color="#000000"/>
    </style:style>
    <style:style style:name="T568" style:family="text">
      <style:text-properties fo:font-size="11.00pt" fo:font-weight="normal" fo:font-family="Calibri" style:font-family-asian="Calibri" style:font-family-complex="Calibri" fo:background-color="transparent" style:use-window-font-color="true"/>
    </style:style>
    <style:style style:name="T569" style:family="text">
      <style:text-properties fo:font-size="12.00pt" fo:font-weight="normal" fo:font-family="'Times New Roman'" style:font-family-asian="'Times New Roman'" style:font-family-complex="'Times New Roman'" fo:background-color="transparent" fo:color="#000000"/>
    </style:style>
    <style:style style:name="T570" style:family="text">
      <style:text-properties fo:font-size="11.00pt" fo:font-weight="normal" fo:font-family="Calibri" style:font-family-asian="Calibri" style:font-family-complex="Calibri" fo:background-color="transparent" style:use-window-font-color="true"/>
    </style:style>
    <style:style style:name="T571" style:family="text">
      <style:text-properties fo:font-size="12.00pt" fo:font-weight="normal" fo:font-family="'Times New Roman'" style:font-family-asian="'Times New Roman'" style:font-family-complex="'Times New Roman'" fo:background-color="transparent" fo:color="#000000"/>
    </style:style>
    <style:style style:name="T572" style:family="text">
      <style:text-properties fo:font-size="11.00pt" fo:font-weight="normal" fo:font-family="Calibri" style:font-family-asian="Calibri" style:font-family-complex="Calibri" fo:background-color="transparent" style:use-window-font-color="true"/>
    </style:style>
    <style:style style:name="T573" style:family="text">
      <style:text-properties fo:font-size="12.00pt" fo:font-weight="normal" fo:font-family="'Times New Roman'" style:font-family-asian="'Times New Roman'" style:font-family-complex="'Times New Roman'" fo:background-color="transparent" fo:color="#000000"/>
    </style:style>
    <style:style style:name="T574" style:family="text">
      <style:text-properties fo:font-size="11.00pt" fo:font-weight="normal" fo:font-family="Calibri" style:font-family-asian="Calibri" style:font-family-complex="Calibri" fo:background-color="transparent" style:use-window-font-color="true"/>
    </style:style>
    <style:style style:name="T575" style:family="text">
      <style:text-properties fo:font-size="12.00pt" fo:font-weight="normal" fo:font-family="'Times New Roman'" style:font-family-asian="'Times New Roman'" style:font-family-complex="'Times New Roman'" fo:background-color="transparent" fo:color="#000000"/>
    </style:style>
    <style:style style:name="T576" style:family="text">
      <style:text-properties fo:font-size="11.00pt" fo:font-weight="normal" fo:font-family="Calibri" style:font-family-asian="Calibri" style:font-family-complex="Calibri" fo:background-color="transparent" style:use-window-font-color="true"/>
    </style:style>
    <style:style style:name="T577" style:family="text">
      <style:text-properties fo:font-size="12.00pt" fo:font-weight="normal" fo:font-family="'Times New Roman'" style:font-family-asian="'Times New Roman'" style:font-family-complex="'Times New Roman'" fo:background-color="transparent" fo:color="#000000"/>
    </style:style>
    <style:style style:name="T578" style:family="text">
      <style:text-properties fo:font-size="11.00pt" fo:font-weight="normal" fo:font-family="Calibri" style:font-family-asian="Calibri" style:font-family-complex="Calibri" fo:background-color="transparent" style:use-window-font-color="true"/>
    </style:style>
    <style:style style:name="T579" style:family="text">
      <style:text-properties fo:font-size="12.00pt" fo:font-weight="normal" fo:font-family="'Times New Roman'" style:font-family-asian="'Times New Roman'" style:font-family-complex="'Times New Roman'" fo:background-color="transparent" fo:color="#000000"/>
    </style:style>
    <style:style style:name="T580" style:family="text">
      <style:text-properties fo:font-size="11.00pt" fo:font-weight="normal" fo:font-family="Calibri" style:font-family-asian="Calibri" style:font-family-complex="Calibri" fo:background-color="transparent" style:use-window-font-color="true"/>
    </style:style>
    <style:style style:name="T581" style:family="text">
      <style:text-properties fo:font-size="12.00pt" fo:font-weight="normal" fo:font-family="'Times New Roman'" style:font-family-asian="'Times New Roman'" style:font-family-complex="'Times New Roman'" fo:background-color="transparent" fo:color="#000000"/>
    </style:style>
    <style:style style:name="T582" style:family="text">
      <style:text-properties fo:font-size="11.00pt" fo:font-weight="normal" fo:font-family="Calibri" style:font-family-asian="Calibri" style:font-family-complex="Calibri" fo:background-color="transparent" style:use-window-font-color="true"/>
    </style:style>
    <style:style style:name="T583" style:family="text">
      <style:text-properties fo:font-size="12.00pt" fo:font-weight="bold" fo:font-family="'Times New Roman'" style:font-family-asian="'Times New Roman'" style:font-family-complex="'Times New Roman'" fo:background-color="transparent" fo:color="#000000"/>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2.00pt" fo:font-weight="bold" fo:font-family="'Times New Roman'" style:font-family-asian="'Times New Roman'" style:font-family-complex="'Times New Roman'" fo:background-color="transparent" fo:color="#000000"/>
    </style:style>
    <style:style style:name="T586" style:family="text">
      <style:text-properties fo:font-size="11.00pt" fo:font-weight="normal" fo:font-family="Calibri" style:font-family-asian="Calibri" style:font-family-complex="Calibri" fo:background-color="transparent" style:use-window-font-color="true"/>
    </style:style>
    <style:style style:name="T587" style:family="text">
      <style:text-properties fo:font-size="12.00pt" fo:font-weight="bold" fo:font-family="'Times New Roman'" style:font-family-asian="'Times New Roman'" style:font-family-complex="'Times New Roman'" fo:background-color="transparent" fo:color="#000000"/>
    </style:style>
    <style:style style:name="T588" style:family="text">
      <style:text-properties fo:font-size="11.00pt" fo:font-weight="normal" fo:font-family="Calibri" style:font-family-asian="Calibri" style:font-family-complex="Calibri" fo:background-color="transparent" style:use-window-font-color="true"/>
    </style:style>
    <style:style style:name="T589" style:family="text">
      <style:text-properties fo:font-size="12.00pt" fo:font-weight="bold" fo:font-family="'Times New Roman'" style:font-family-asian="'Times New Roman'" style:font-family-complex="'Times New Roman'" fo:background-color="transparent" fo:color="#000000"/>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12.00pt" fo:font-weight="normal" fo:font-family="'Times New Roman'" style:font-family-asian="'Times New Roman'" style:font-family-complex="'Times New Roman'" fo:background-color="transparent" fo:color="#000000"/>
    </style:style>
    <style:style style:name="T592" style:family="text">
      <style:text-properties fo:font-size="11.00pt" fo:font-weight="normal" fo:font-family="Calibri" style:font-family-asian="Calibri" style:font-family-complex="Calibri" fo:background-color="transparent" style:use-window-font-color="true"/>
    </style:style>
    <style:style style:name="T593" style:family="text">
      <style:text-properties fo:font-size="12.00pt" fo:font-weight="bold" fo:font-family="'Times New Roman'" style:font-family-asian="'Times New Roman'" style:font-family-complex="'Times New Roman'" fo:background-color="transparent" fo:color="#000000"/>
    </style:style>
    <style:style style:name="T594" style:family="text">
      <style:text-properties fo:font-size="11.00pt" fo:font-weight="normal" fo:font-family="Calibri" style:font-family-asian="Calibri" style:font-family-complex="Calibri" fo:background-color="transparent" style:use-window-font-color="true"/>
    </style:style>
    <style:style style:name="T595" style:family="text">
      <style:text-properties fo:font-size="12.00pt" fo:font-weight="bold" fo:font-family="'Times New Roman'" style:font-family-asian="'Times New Roman'" style:font-family-complex="'Times New Roman'" fo:background-color="transparent" fo:color="#000000"/>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2.00pt" fo:font-weight="bold" fo:font-family="'Times New Roman'" style:font-family-asian="'Times New Roman'" style:font-family-complex="'Times New Roman'" fo:background-color="transparent" fo:color="#000000"/>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2.00pt" fo:font-weight="bold" fo:font-family="'Times New Roman'" style:font-family-asian="'Times New Roman'" style:font-family-complex="'Times New Roman'" fo:background-color="transparent" fo:color="#000000"/>
    </style:style>
    <style:style style:name="T600" style:family="text">
      <style:text-properties fo:font-size="11.00pt" fo:font-weight="normal" fo:font-family="Calibri" style:font-family-asian="Calibri" style:font-family-complex="Calibri" fo:background-color="transparent" style:use-window-font-color="true"/>
    </style:style>
    <style:style style:name="T601" style:family="text">
      <style:text-properties fo:font-size="12.00pt" fo:font-weight="bold" fo:font-family="'Times New Roman'" style:font-family-asian="'Times New Roman'" style:font-family-complex="'Times New Roman'" fo:background-color="transparent" fo:color="#000000"/>
    </style:style>
    <style:style style:name="T602" style:family="text">
      <style:text-properties fo:font-size="11.00pt" fo:font-weight="normal" fo:font-family="Calibri" style:font-family-asian="Calibri" style:font-family-complex="Calibri" fo:background-color="transparent" style:use-window-font-color="true"/>
    </style:style>
    <style:style style:name="T603" style:family="text">
      <style:text-properties fo:font-size="12.00pt" fo:font-weight="bold" fo:font-family="'Times New Roman'" style:font-family-asian="'Times New Roman'" style:font-family-complex="'Times New Roman'" fo:background-color="transparent" fo:color="#000000"/>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2.00pt" fo:font-weight="normal" fo:font-family="'Times New Roman'" style:font-family-asian="'Times New Roman'" style:font-family-complex="'Times New Roman'" fo:background-color="transparent" fo:color="#000000"/>
    </style:style>
    <style:style style:name="T606" style:family="text">
      <style:text-properties fo:font-size="11.00pt" fo:font-weight="normal" fo:font-family="Calibri" style:font-family-asian="Calibri" style:font-family-complex="Calibri" fo:background-color="transparent" style:use-window-font-color="true"/>
    </style:style>
    <style:style style:name="T607" style:family="text">
      <style:text-properties fo:font-size="12.00pt" fo:font-weight="normal" fo:font-family="'Times New Roman'" style:font-family-asian="'Times New Roman'" style:font-family-complex="'Times New Roman'" fo:background-color="transparent" fo:color="#000000"/>
    </style:style>
    <style:style style:name="T608" style:family="text">
      <style:text-properties fo:font-size="11.00pt" fo:font-weight="normal" fo:font-family="Calibri" style:font-family-asian="Calibri" style:font-family-complex="Calibri" fo:background-color="transparent" style:use-window-font-color="true"/>
    </style:style>
    <style:style style:name="T609" style:family="text">
      <style:text-properties fo:font-size="12.00pt" fo:font-weight="normal" fo:font-family="'Times New Roman'" style:font-family-asian="'Times New Roman'" style:font-family-complex="'Times New Roman'" fo:background-color="transparent" fo:color="#000000"/>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12.00pt" fo:font-weight="normal" fo:font-family="'Times New Roman'" style:font-family-asian="'Times New Roman'" style:font-family-complex="'Times New Roman'" fo:background-color="transparent" fo:color="#000000"/>
    </style:style>
    <style:style style:name="T612" style:family="text">
      <style:text-properties fo:font-size="11.00pt" fo:font-weight="normal" fo:font-family="Calibri" style:font-family-asian="Calibri" style:font-family-complex="Calibri" fo:background-color="transparent" style:use-window-font-color="true"/>
    </style:style>
    <style:style style:name="T613" style:family="text">
      <style:text-properties fo:font-size="12.00pt" fo:font-weight="normal" fo:font-family="'Times New Roman'" style:font-family-asian="'Times New Roman'" style:font-family-complex="'Times New Roman'" fo:background-color="transparent" fo:color="#000000"/>
    </style:style>
    <style:style style:name="T614" style:family="text">
      <style:text-properties fo:font-size="11.00pt" fo:font-weight="normal" fo:font-family="Calibri" style:font-family-asian="Calibri" style:font-family-complex="Calibri" fo:background-color="transparent" style:use-window-font-color="true"/>
    </style:style>
    <style:style style:name="T615" style:family="text">
      <style:text-properties fo:font-size="12.00pt" fo:font-weight="normal" fo:font-family="'Times New Roman'" style:font-family-asian="'Times New Roman'" style:font-family-complex="'Times New Roman'" fo:background-color="transparent" fo:color="#000000"/>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2.00pt" fo:font-weight="normal" fo:font-family="'Times New Roman'" style:font-family-asian="'Times New Roman'" style:font-family-complex="'Times New Roman'" fo:background-color="transparent" fo:color="#000000"/>
    </style:style>
    <style:style style:name="T618" style:family="text">
      <style:text-properties fo:font-size="11.00pt" fo:font-weight="normal" fo:font-family="Calibri" style:font-family-asian="Calibri" style:font-family-complex="Calibri" fo:background-color="transparent" style:use-window-font-color="true"/>
    </style:style>
    <style:style style:name="T619" style:family="text">
      <style:text-properties fo:font-size="12.00pt" fo:font-weight="normal" fo:font-family="'Times New Roman'" style:font-family-asian="'Times New Roman'" style:font-family-complex="'Times New Roman'" fo:background-color="transparent" fo:color="#000000"/>
    </style:style>
    <style:style style:name="T620" style:family="text">
      <style:text-properties fo:font-size="11.00pt" fo:font-weight="normal" fo:font-family="Calibri" style:font-family-asian="Calibri" style:font-family-complex="Calibri" fo:background-color="transparent" style:use-window-font-color="true"/>
    </style:style>
    <style:style style:name="T621" style:family="text">
      <style:text-properties fo:font-size="12.00pt" fo:font-weight="normal" fo:font-family="'Times New Roman'" style:font-family-asian="'Times New Roman'" style:font-family-complex="'Times New Roman'" fo:background-color="transparent" fo:color="#000000"/>
    </style:style>
    <style:style style:name="T622" style:family="text">
      <style:text-properties fo:font-size="11.00pt" fo:font-weight="normal" fo:font-family="Calibri" style:font-family-asian="Calibri" style:font-family-complex="Calibri" fo:background-color="transparent" style:use-window-font-color="true"/>
    </style:style>
    <style:style style:name="T623" style:family="text">
      <style:text-properties fo:font-size="12.00pt" fo:font-weight="normal" fo:font-family="'Times New Roman'" style:font-family-asian="'Times New Roman'" style:font-family-complex="'Times New Roman'" fo:background-color="transparent" fo:color="#000000"/>
    </style:style>
    <style:style style:name="T624" style:family="text">
      <style:text-properties fo:font-size="11.00pt" fo:font-weight="normal" fo:font-family="Calibri" style:font-family-asian="Calibri" style:font-family-complex="Calibri" fo:background-color="transparent" style:use-window-font-color="true"/>
    </style:style>
    <style:style style:name="T625" style:family="text">
      <style:text-properties fo:font-size="12.00pt" fo:font-weight="normal" fo:font-family="'Times New Roman'" style:font-family-asian="'Times New Roman'" style:font-family-complex="'Times New Roman'" fo:background-color="transparent" fo:color="#000000"/>
    </style:style>
    <style:style style:name="T626" style:family="text">
      <style:text-properties fo:font-size="11.00pt" fo:font-weight="normal" fo:font-family="Calibri" style:font-family-asian="Calibri" style:font-family-complex="Calibri" fo:background-color="transparent" style:use-window-font-color="true"/>
    </style:style>
    <style:style style:name="T627" style:family="text">
      <style:text-properties fo:font-size="12.00pt" fo:font-weight="normal" fo:font-family="'Times New Roman'" style:font-family-asian="'Times New Roman'" style:font-family-complex="'Times New Roman'" fo:background-color="transparent" fo:color="#000000"/>
    </style:style>
    <style:style style:name="T628" style:family="text">
      <style:text-properties fo:font-size="11.00pt" fo:font-weight="normal" fo:font-family="Calibri" style:font-family-asian="Calibri" style:font-family-complex="Calibri" fo:background-color="transparent" style:use-window-font-color="true"/>
    </style:style>
    <style:style style:name="T629" style:family="text">
      <style:text-properties fo:font-size="12.00pt" fo:font-weight="normal" fo:font-family="'Times New Roman'" style:font-family-asian="'Times New Roman'" style:font-family-complex="'Times New Roman'" fo:background-color="transparent" fo:color="#000000"/>
    </style:style>
    <style:style style:name="T630" style:family="text">
      <style:text-properties fo:font-size="11.00pt" fo:font-weight="normal" fo:font-family="Calibri" style:font-family-asian="Calibri" style:font-family-complex="Calibri" fo:background-color="transparent" style:use-window-font-color="true"/>
    </style:style>
    <style:style style:name="T631" style:family="text">
      <style:text-properties fo:font-size="12.00pt" fo:font-weight="normal" fo:font-family="'Times New Roman'" style:font-family-asian="'Times New Roman'" style:font-family-complex="'Times New Roman'" fo:background-color="transparent" fo:color="#000000"/>
    </style:style>
    <style:style style:name="T632" style:family="text">
      <style:text-properties fo:font-size="11.00pt" fo:font-weight="normal" fo:font-family="Calibri" style:font-family-asian="Calibri" style:font-family-complex="Calibri" fo:background-color="transparent" style:use-window-font-color="true"/>
    </style:style>
    <style:style style:name="T633" style:family="text">
      <style:text-properties fo:font-size="12.00pt" fo:font-weight="normal" fo:font-family="'Times New Roman'" style:font-family-asian="'Times New Roman'" style:font-family-complex="'Times New Roman'" fo:background-color="transparent" fo:color="#000000"/>
    </style:style>
    <style:style style:name="T634" style:family="text">
      <style:text-properties fo:font-size="11.00pt" fo:font-weight="normal" fo:font-family="Calibri" style:font-family-asian="Calibri" style:font-family-complex="Calibri" fo:background-color="transparent" style:use-window-font-color="true"/>
    </style:style>
    <style:style style:name="T635" style:family="text">
      <style:text-properties fo:font-size="12.00pt" fo:font-weight="bold" fo:font-family="'Times New Roman'" style:font-family-asian="'Times New Roman'" style:font-family-complex="'Times New Roman'" fo:background-color="transparent" fo:color="#000000"/>
    </style:style>
    <style:style style:name="T636" style:family="text">
      <style:text-properties fo:font-size="11.00pt" fo:font-weight="normal" fo:font-family="Calibri" style:font-family-asian="Calibri" style:font-family-complex="Calibri" fo:background-color="transparent" style:use-window-font-color="true"/>
    </style:style>
    <style:style style:name="T637" style:family="text">
      <style:text-properties fo:font-size="12.00pt" fo:font-weight="bold" fo:font-family="'Times New Roman'" style:font-family-asian="'Times New Roman'" style:font-family-complex="'Times New Roman'" fo:background-color="transparent" fo:color="#000000"/>
    </style:style>
    <style:style style:name="T638" style:family="text">
      <style:text-properties fo:font-size="11.00pt" fo:font-weight="normal" fo:font-family="Calibri" style:font-family-asian="Calibri" style:font-family-complex="Calibri" fo:background-color="transparent" style:use-window-font-color="true"/>
    </style:style>
    <style:style style:name="T639" style:family="text">
      <style:text-properties fo:font-size="12.00pt" fo:font-weight="bold" fo:font-family="'Times New Roman'" style:font-family-asian="'Times New Roman'" style:font-family-complex="'Times New Roman'" fo:background-color="transparent" fo:color="#000000"/>
    </style:style>
    <style:style style:name="T640" style:family="text">
      <style:text-properties fo:font-size="11.00pt" fo:font-weight="normal" fo:font-family="Calibri" style:font-family-asian="Calibri" style:font-family-complex="Calibri" fo:background-color="transparent" style:use-window-font-color="true"/>
    </style:style>
    <style:style style:name="T641" style:family="text">
      <style:text-properties fo:font-size="12.00pt" fo:font-weight="bold" fo:font-family="'Times New Roman'" style:font-family-asian="'Times New Roman'" style:font-family-complex="'Times New Roman'" fo:background-color="transparent" fo:color="#000000"/>
    </style:style>
    <style:style style:name="T642" style:family="text">
      <style:text-properties fo:font-size="11.00pt" fo:font-weight="normal" fo:font-family="Calibri" style:font-family-asian="Calibri" style:font-family-complex="Calibri" fo:background-color="transparent" style:use-window-font-color="true"/>
    </style:style>
    <style:style style:name="T643" style:family="text">
      <style:text-properties fo:font-size="12.00pt" fo:font-weight="normal" fo:font-family="'Times New Roman'" style:font-family-asian="'Times New Roman'" style:font-family-complex="'Times New Roman'" fo:background-color="transparent" fo:color="#000000"/>
    </style:style>
    <style:style style:name="T644" style:family="text">
      <style:text-properties fo:font-size="11.00pt" fo:font-weight="normal" fo:font-family="Calibri" style:font-family-asian="Calibri" style:font-family-complex="Calibri" fo:background-color="transparent" style:use-window-font-color="true"/>
    </style:style>
    <style:style style:name="T645" style:family="text">
      <style:text-properties fo:font-size="12.00pt" fo:font-weight="bold" fo:font-family="'Times New Roman'" style:font-family-asian="'Times New Roman'" style:font-family-complex="'Times New Roman'" fo:background-color="transparent" fo:color="#000000"/>
    </style:style>
    <style:style style:name="T646" style:family="text">
      <style:text-properties fo:font-size="11.00pt" fo:font-weight="normal" fo:font-family="Calibri" style:font-family-asian="Calibri" style:font-family-complex="Calibri" fo:background-color="transparent" style:use-window-font-color="true"/>
    </style:style>
    <style:style style:name="T647" style:family="text">
      <style:text-properties fo:font-size="12.00pt" fo:font-weight="bold" fo:font-family="'Times New Roman'" style:font-family-asian="'Times New Roman'" style:font-family-complex="'Times New Roman'" fo:background-color="transparent" fo:color="#000000"/>
    </style:style>
    <style:style style:name="T648" style:family="text">
      <style:text-properties fo:font-size="11.00pt" fo:font-weight="normal" fo:font-family="Calibri" style:font-family-asian="Calibri" style:font-family-complex="Calibri" fo:background-color="transparent" style:use-window-font-color="true"/>
    </style:style>
    <style:style style:name="T649" style:family="text">
      <style:text-properties fo:font-size="12.00pt" fo:font-weight="bold" fo:font-family="'Times New Roman'" style:font-family-asian="'Times New Roman'" style:font-family-complex="'Times New Roman'" fo:background-color="transparent" fo:color="#000000"/>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2.00pt" fo:font-weight="bold" fo:font-family="'Times New Roman'" style:font-family-asian="'Times New Roman'" style:font-family-complex="'Times New Roman'" fo:background-color="transparent" fo:color="#000000"/>
    </style:style>
    <style:style style:name="T652" style:family="text">
      <style:text-properties fo:font-size="11.00pt" fo:font-weight="normal" fo:font-family="Calibri" style:font-family-asian="Calibri" style:font-family-complex="Calibri" fo:background-color="transparent" style:use-window-font-color="true"/>
    </style:style>
    <style:style style:name="T653" style:family="text">
      <style:text-properties fo:font-size="12.00pt" fo:font-weight="bold" fo:font-family="'Times New Roman'" style:font-family-asian="'Times New Roman'" style:font-family-complex="'Times New Roman'" fo:background-color="transparent" fo:color="#000000"/>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2.00pt" fo:font-weight="bold" fo:font-family="'Times New Roman'" style:font-family-asian="'Times New Roman'" style:font-family-complex="'Times New Roman'" fo:background-color="transparent" fo:color="#000000"/>
    </style:style>
    <style:style style:name="T656" style:family="text">
      <style:text-properties fo:font-size="11.00pt" fo:font-weight="normal" fo:font-family="Calibri" style:font-family-asian="Calibri" style:font-family-complex="Calibri" fo:background-color="transparent" style:use-window-font-color="true"/>
    </style:style>
    <style:style style:name="T657" style:family="text">
      <style:text-properties fo:font-size="12.00pt" fo:font-weight="normal" fo:font-family="'Times New Roman'" style:font-family-asian="'Times New Roman'" style:font-family-complex="'Times New Roman'" fo:background-color="transparent" fo:color="#000000"/>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2.00pt" fo:font-weight="normal" fo:font-family="'Times New Roman'" style:font-family-asian="'Times New Roman'" style:font-family-complex="'Times New Roman'" fo:background-color="transparent" fo:color="#000000"/>
    </style:style>
    <style:style style:name="T660" style:family="text">
      <style:text-properties fo:font-size="11.00pt" fo:font-weight="normal" fo:font-family="Calibri" style:font-family-asian="Calibri" style:font-family-complex="Calibri" fo:background-color="transparent" style:use-window-font-color="true"/>
    </style:style>
    <style:style style:name="T661" style:family="text">
      <style:text-properties fo:font-size="12.00pt" fo:font-weight="normal" fo:font-family="'Times New Roman'" style:font-family-asian="'Times New Roman'" style:font-family-complex="'Times New Roman'" fo:background-color="transparent" fo:color="#000000"/>
    </style:style>
    <style:style style:name="T662" style:family="text">
      <style:text-properties fo:font-size="11.00pt" fo:font-weight="normal" fo:font-family="Calibri" style:font-family-asian="Calibri" style:font-family-complex="Calibri" fo:background-color="transparent" style:use-window-font-color="true"/>
    </style:style>
    <style:style style:name="T663" style:family="text">
      <style:text-properties fo:font-size="12.00pt" fo:font-weight="normal" fo:font-family="'Times New Roman'" style:font-family-asian="'Times New Roman'" style:font-family-complex="'Times New Roman'" fo:background-color="transparent" fo:color="#000000"/>
    </style:style>
    <style:style style:name="T664" style:family="text">
      <style:text-properties fo:font-size="11.00pt" fo:font-weight="normal" fo:font-family="Calibri" style:font-family-asian="Calibri" style:font-family-complex="Calibri" fo:background-color="transparent" style:use-window-font-color="true"/>
    </style:style>
    <style:style style:name="T665" style:family="text">
      <style:text-properties fo:font-size="12.00pt" fo:font-weight="normal" fo:font-family="'Times New Roman'" style:font-family-asian="'Times New Roman'" style:font-family-complex="'Times New Roman'" fo:background-color="transparent" fo:color="#000000"/>
    </style:style>
    <style:style style:name="T666" style:family="text">
      <style:text-properties fo:font-size="11.00pt" fo:font-weight="normal" fo:font-family="Calibri" style:font-family-asian="Calibri" style:font-family-complex="Calibri" fo:background-color="transparent" style:use-window-font-color="true"/>
    </style:style>
    <style:style style:name="T667" style:family="text">
      <style:text-properties fo:font-size="12.00pt" fo:font-weight="normal" fo:font-family="'Times New Roman'" style:font-family-asian="'Times New Roman'" style:font-family-complex="'Times New Roman'" fo:background-color="transparent" fo:color="#000000"/>
    </style:style>
    <style:style style:name="T668" style:family="text">
      <style:text-properties fo:font-size="11.00pt" fo:font-weight="normal" fo:font-family="Calibri" style:font-family-asian="Calibri" style:font-family-complex="Calibri" fo:background-color="transparent" style:use-window-font-color="true"/>
    </style:style>
    <style:style style:name="T669" style:family="text">
      <style:text-properties fo:font-size="12.00pt" fo:font-weight="normal" fo:font-family="'Times New Roman'" style:font-family-asian="'Times New Roman'" style:font-family-complex="'Times New Roman'" fo:background-color="transparent" fo:color="#000000"/>
    </style:style>
    <style:style style:name="T670" style:family="text">
      <style:text-properties fo:font-size="11.00pt" fo:font-weight="normal" fo:font-family="Calibri" style:font-family-asian="Calibri" style:font-family-complex="Calibri" fo:background-color="transparent" style:use-window-font-color="true"/>
    </style:style>
    <style:style style:name="T671" style:family="text">
      <style:text-properties fo:font-size="12.00pt" fo:font-weight="normal" fo:font-family="'Times New Roman'" style:font-family-asian="'Times New Roman'" style:font-family-complex="'Times New Roman'" fo:background-color="transparent" fo:color="#000000"/>
    </style:style>
    <style:style style:name="T672" style:family="text">
      <style:text-properties fo:font-size="11.00pt" fo:font-weight="normal" fo:font-family="Calibri" style:font-family-asian="Calibri" style:font-family-complex="Calibri" fo:background-color="transparent" style:use-window-font-color="true"/>
    </style:style>
    <style:style style:name="T673" style:family="text">
      <style:text-properties fo:font-size="12.00pt" fo:font-weight="normal" fo:font-family="'Times New Roman'" style:font-family-asian="'Times New Roman'" style:font-family-complex="'Times New Roman'" fo:background-color="transparent" fo:color="#000000"/>
    </style:style>
    <style:style style:name="T674" style:family="text">
      <style:text-properties fo:font-size="11.00pt" fo:font-weight="normal" fo:font-family="Calibri" style:font-family-asian="Calibri" style:font-family-complex="Calibri" fo:background-color="transparent" style:use-window-font-color="true"/>
    </style:style>
    <style:style style:name="T675" style:family="text">
      <style:text-properties fo:font-size="12.00pt" fo:font-weight="normal" fo:font-family="'Times New Roman'" style:font-family-asian="'Times New Roman'" style:font-family-complex="'Times New Roman'" fo:background-color="transparent" fo:color="#000000"/>
    </style:style>
    <style:style style:name="T676" style:family="text">
      <style:text-properties fo:font-size="11.00pt" fo:font-weight="normal" fo:font-family="Calibri" style:font-family-asian="Calibri" style:font-family-complex="Calibri" fo:background-color="transparent" style:use-window-font-color="true"/>
    </style:style>
    <style:style style:name="T677" style:family="text">
      <style:text-properties fo:font-size="12.00pt" fo:font-weight="normal" fo:font-family="'Times New Roman'" style:font-family-asian="'Times New Roman'" style:font-family-complex="'Times New Roman'" fo:background-color="transparent" fo:color="#000000"/>
    </style:style>
    <style:style style:name="T678" style:family="text">
      <style:text-properties fo:font-size="11.00pt" fo:font-weight="normal" fo:font-family="Calibri" style:font-family-asian="Calibri" style:font-family-complex="Calibri" fo:background-color="transparent" style:use-window-font-color="true"/>
    </style:style>
    <style:style style:name="T679" style:family="text">
      <style:text-properties fo:font-size="12.00pt" fo:font-weight="normal" fo:font-family="'Times New Roman'" style:font-family-asian="'Times New Roman'" style:font-family-complex="'Times New Roman'" fo:background-color="transparent" fo:color="#000000"/>
    </style:style>
    <style:style style:name="T680" style:family="text">
      <style:text-properties fo:font-size="11.00pt" fo:font-weight="normal" fo:font-family="Calibri" style:font-family-asian="Calibri" style:font-family-complex="Calibri" fo:background-color="transparent" style:use-window-font-color="true"/>
    </style:style>
    <style:style style:name="T681" style:family="text">
      <style:text-properties fo:font-size="12.00pt" fo:font-weight="normal" fo:font-family="'Times New Roman'" style:font-family-asian="'Times New Roman'" style:font-family-complex="'Times New Roman'" fo:background-color="transparent" fo:color="#000000"/>
    </style:style>
    <style:style style:name="T682" style:family="text">
      <style:text-properties fo:font-size="11.00pt" fo:font-weight="normal" fo:font-family="Calibri" style:font-family-asian="Calibri" style:font-family-complex="Calibri" fo:background-color="transparent" style:use-window-font-color="true"/>
    </style:style>
    <style:style style:name="T683" style:family="text">
      <style:text-properties fo:font-size="12.00pt" fo:font-weight="normal" fo:font-family="'Times New Roman'" style:font-family-asian="'Times New Roman'" style:font-family-complex="'Times New Roman'" fo:background-color="transparent" fo:color="#000000"/>
    </style:style>
    <style:style style:name="T684" style:family="text">
      <style:text-properties fo:font-size="11.00pt" fo:font-weight="normal" fo:font-family="Calibri" style:font-family-asian="Calibri" style:font-family-complex="Calibri" fo:background-color="transparent" style:use-window-font-color="true"/>
    </style:style>
    <style:style style:name="T685" style:family="text">
      <style:text-properties fo:font-size="12.00pt" fo:font-weight="normal" fo:font-family="'Times New Roman'" style:font-family-asian="'Times New Roman'" style:font-family-complex="'Times New Roman'" fo:background-color="transparent" fo:color="#000000"/>
    </style:style>
    <style:style style:name="T686" style:family="text">
      <style:text-properties fo:font-size="11.00pt" fo:font-weight="normal" fo:font-family="Calibri" style:font-family-asian="Calibri" style:font-family-complex="Calibri" fo:background-color="transparent" style:use-window-font-color="true"/>
    </style:style>
    <style:style style:name="T687" style:family="text">
      <style:text-properties fo:font-size="12.00pt" fo:font-weight="bold" fo:font-family="'Times New Roman'" style:font-family-asian="'Times New Roman'" style:font-family-complex="'Times New Roman'" fo:background-color="transparent" fo:color="#000000"/>
    </style:style>
    <style:style style:name="T688" style:family="text">
      <style:text-properties fo:font-size="11.00pt" fo:font-weight="normal" fo:font-family="Calibri" style:font-family-asian="Calibri" style:font-family-complex="Calibri" fo:background-color="transparent" style:use-window-font-color="true"/>
    </style:style>
    <style:style style:name="T689" style:family="text">
      <style:text-properties fo:font-size="12.00pt" fo:font-weight="bold" fo:font-family="'Times New Roman'" style:font-family-asian="'Times New Roman'" style:font-family-complex="'Times New Roman'" fo:background-color="transparent" fo:color="#000000"/>
    </style:style>
    <style:style style:name="T690" style:family="text">
      <style:text-properties fo:font-size="11.00pt" fo:font-weight="normal" fo:font-family="Calibri" style:font-family-asian="Calibri" style:font-family-complex="Calibri" fo:background-color="transparent" style:use-window-font-color="true"/>
    </style:style>
    <style:style style:name="T691" style:family="text">
      <style:text-properties fo:font-size="12.00pt" fo:font-weight="bold" fo:font-family="'Times New Roman'" style:font-family-asian="'Times New Roman'" style:font-family-complex="'Times New Roman'" fo:background-color="transparent" fo:color="#000000"/>
    </style:style>
    <style:style style:name="T692" style:family="text">
      <style:text-properties fo:font-size="11.00pt" fo:font-weight="normal" fo:font-family="Calibri" style:font-family-asian="Calibri" style:font-family-complex="Calibri" fo:background-color="transparent" style:use-window-font-color="true"/>
    </style:style>
    <style:style style:name="T693" style:family="text">
      <style:text-properties fo:font-size="12.00pt" fo:font-weight="bold" fo:font-family="'Times New Roman'" style:font-family-asian="'Times New Roman'" style:font-family-complex="'Times New Roman'" fo:background-color="transparent" fo:color="#000000"/>
    </style:style>
    <style:style style:name="T694" style:family="text">
      <style:text-properties fo:font-size="11.00pt" fo:font-weight="normal" fo:font-family="Calibri" style:font-family-asian="Calibri" style:font-family-complex="Calibri" fo:background-color="transparent" style:use-window-font-color="true"/>
    </style:style>
    <style:style style:name="T695" style:family="text">
      <style:text-properties fo:font-size="12.00pt" fo:font-weight="normal" fo:font-family="'Times New Roman'" style:font-family-asian="'Times New Roman'" style:font-family-complex="'Times New Roman'" fo:background-color="transparent" fo:color="#000000"/>
    </style:style>
    <style:style style:name="T696" style:family="text">
      <style:text-properties fo:font-size="11.00pt" fo:font-weight="normal" fo:font-family="Calibri" style:font-family-asian="Calibri" style:font-family-complex="Calibri" fo:background-color="transparent" style:use-window-font-color="true"/>
    </style:style>
    <style:style style:name="T697" style:family="text">
      <style:text-properties fo:font-size="12.00pt" fo:font-weight="bold" fo:font-family="'Times New Roman'" style:font-family-asian="'Times New Roman'" style:font-family-complex="'Times New Roman'" fo:background-color="transparent" fo:color="#000000"/>
    </style:style>
    <style:style style:name="T698" style:family="text">
      <style:text-properties fo:font-size="11.00pt" fo:font-weight="normal" fo:font-family="Calibri" style:font-family-asian="Calibri" style:font-family-complex="Calibri" fo:background-color="transparent" style:use-window-font-color="true"/>
    </style:style>
    <style:style style:name="T699" style:family="text">
      <style:text-properties fo:font-size="12.00pt" fo:font-weight="bold" fo:font-family="'Times New Roman'" style:font-family-asian="'Times New Roman'" style:font-family-complex="'Times New Roman'" fo:background-color="transparent" fo:color="#000000"/>
    </style:style>
    <style:style style:name="T700" style:family="text">
      <style:text-properties fo:font-size="11.00pt" fo:font-weight="normal" fo:font-family="Calibri" style:font-family-asian="Calibri" style:font-family-complex="Calibri" fo:background-color="transparent" style:use-window-font-color="true"/>
    </style:style>
    <style:style style:name="T701" style:family="text">
      <style:text-properties fo:font-size="12.00pt" fo:font-weight="bold" fo:font-family="'Times New Roman'" style:font-family-asian="'Times New Roman'" style:font-family-complex="'Times New Roman'" fo:background-color="transparent" fo:color="#000000"/>
    </style:style>
    <style:style style:name="T702" style:family="text">
      <style:text-properties fo:font-size="11.00pt" fo:font-weight="normal" fo:font-family="Calibri" style:font-family-asian="Calibri" style:font-family-complex="Calibri" fo:background-color="transparent" style:use-window-font-color="true"/>
    </style:style>
    <style:style style:name="T703" style:family="text">
      <style:text-properties fo:font-size="12.00pt" fo:font-weight="bold" fo:font-family="'Times New Roman'" style:font-family-asian="'Times New Roman'" style:font-family-complex="'Times New Roman'" fo:background-color="transparent" fo:color="#000000"/>
    </style:style>
    <style:style style:name="T704" style:family="text">
      <style:text-properties fo:font-size="11.00pt" fo:font-weight="normal" fo:font-family="Calibri" style:font-family-asian="Calibri" style:font-family-complex="Calibri" fo:background-color="transparent" style:use-window-font-color="true"/>
    </style:style>
    <style:style style:name="T705" style:family="text">
      <style:text-properties fo:font-size="12.00pt" fo:font-weight="bold" fo:font-family="'Times New Roman'" style:font-family-asian="'Times New Roman'" style:font-family-complex="'Times New Roman'" fo:background-color="transparent" fo:color="#000000"/>
    </style:style>
    <style:style style:name="T706" style:family="text">
      <style:text-properties fo:font-size="11.00pt" fo:font-weight="normal" fo:font-family="Calibri" style:font-family-asian="Calibri" style:font-family-complex="Calibri" fo:background-color="transparent" style:use-window-font-color="true"/>
    </style:style>
    <style:style style:name="T707" style:family="text">
      <style:text-properties fo:font-size="12.00pt" fo:font-weight="bold" fo:font-family="'Times New Roman'" style:font-family-asian="'Times New Roman'" style:font-family-complex="'Times New Roman'" fo:background-color="transparent" fo:color="#000000"/>
    </style:style>
    <style:style style:name="T708" style:family="text">
      <style:text-properties fo:font-size="11.00pt" fo:font-weight="normal" fo:font-family="Calibri" style:font-family-asian="Calibri" style:font-family-complex="Calibri" fo:background-color="transparent" style:use-window-font-color="true"/>
    </style:style>
    <style:style style:name="T709" style:family="text">
      <style:text-properties fo:font-size="12.00pt" fo:font-weight="normal" fo:font-family="'Times New Roman'" style:font-family-asian="'Times New Roman'" style:font-family-complex="'Times New Roman'" fo:background-color="transparent" fo:color="#000000"/>
    </style:style>
    <style:style style:name="T710" style:family="text">
      <style:text-properties fo:font-size="11.00pt" fo:font-weight="normal" fo:font-family="Calibri" style:font-family-asian="Calibri" style:font-family-complex="Calibri" fo:background-color="transparent" style:use-window-font-color="true"/>
    </style:style>
    <style:style style:name="T711" style:family="text">
      <style:text-properties fo:font-size="12.00pt" fo:font-weight="normal" fo:font-family="'Times New Roman'" style:font-family-asian="'Times New Roman'" style:font-family-complex="'Times New Roman'" fo:background-color="transparent" fo:color="#000000"/>
    </style:style>
    <style:style style:name="T712" style:family="text">
      <style:text-properties fo:font-size="11.00pt" fo:font-weight="normal" fo:font-family="Calibri" style:font-family-asian="Calibri" style:font-family-complex="Calibri" fo:background-color="transparent" style:use-window-font-color="true"/>
    </style:style>
    <style:style style:name="T713" style:family="text">
      <style:text-properties fo:font-size="12.00pt" fo:font-weight="normal" fo:font-family="'Times New Roman'" style:font-family-asian="'Times New Roman'" style:font-family-complex="'Times New Roman'" fo:background-color="transparent" fo:color="#000000"/>
    </style:style>
    <style:style style:name="T714" style:family="text">
      <style:text-properties fo:font-size="11.00pt" fo:font-weight="normal" fo:font-family="Calibri" style:font-family-asian="Calibri" style:font-family-complex="Calibri" fo:background-color="transparent" style:use-window-font-color="true"/>
    </style:style>
    <style:style style:name="T715" style:family="text">
      <style:text-properties fo:font-size="12.00pt" fo:font-weight="normal" fo:font-family="'Times New Roman'" style:font-family-asian="'Times New Roman'" style:font-family-complex="'Times New Roman'" fo:background-color="transparent" fo:color="#000000"/>
    </style:style>
    <style:style style:name="T716" style:family="text">
      <style:text-properties fo:font-size="11.00pt" fo:font-weight="normal" fo:font-family="Calibri" style:font-family-asian="Calibri" style:font-family-complex="Calibri" fo:background-color="transparent" style:use-window-font-color="true"/>
    </style:style>
    <style:style style:name="T717" style:family="text">
      <style:text-properties fo:font-size="12.00pt" fo:font-weight="normal" fo:font-family="'Times New Roman'" style:font-family-asian="'Times New Roman'" style:font-family-complex="'Times New Roman'" fo:background-color="transparent" fo:color="#000000"/>
    </style:style>
    <style:style style:name="T718" style:family="text">
      <style:text-properties fo:font-size="11.00pt" fo:font-weight="normal" fo:font-family="Calibri" style:font-family-asian="Calibri" style:font-family-complex="Calibri" fo:background-color="transparent" style:use-window-font-color="true"/>
    </style:style>
    <style:style style:name="T719" style:family="text">
      <style:text-properties fo:font-size="12.00pt" fo:font-weight="normal" fo:font-family="'Times New Roman'" style:font-family-asian="'Times New Roman'" style:font-family-complex="'Times New Roman'" fo:background-color="transparent" fo:color="#000000"/>
    </style:style>
    <style:style style:name="T720" style:family="text">
      <style:text-properties fo:font-size="11.00pt" fo:font-weight="normal" fo:font-family="Calibri" style:font-family-asian="Calibri" style:font-family-complex="Calibri" fo:background-color="transparent" style:use-window-font-color="true"/>
    </style:style>
    <style:style style:name="T721" style:family="text">
      <style:text-properties fo:font-size="12.00pt" fo:font-weight="normal" fo:font-family="'Times New Roman'" style:font-family-asian="'Times New Roman'" style:font-family-complex="'Times New Roman'" fo:background-color="transparent" fo:color="#000000"/>
    </style:style>
    <style:style style:name="T722" style:family="text">
      <style:text-properties fo:font-size="11.00pt" fo:font-weight="normal" fo:font-family="Calibri" style:font-family-asian="Calibri" style:font-family-complex="Calibri" fo:background-color="transparent" style:use-window-font-color="true"/>
    </style:style>
    <style:style style:name="T723" style:family="text">
      <style:text-properties fo:font-size="12.00pt" fo:font-weight="normal" fo:font-family="'Times New Roman'" style:font-family-asian="'Times New Roman'" style:font-family-complex="'Times New Roman'" fo:background-color="transparent" fo:color="#000000"/>
    </style:style>
    <style:style style:name="T724" style:family="text">
      <style:text-properties fo:font-size="11.00pt" fo:font-weight="normal" fo:font-family="Calibri" style:font-family-asian="Calibri" style:font-family-complex="Calibri" fo:background-color="transparent" style:use-window-font-color="true"/>
    </style:style>
    <style:style style:name="T725" style:family="text">
      <style:text-properties fo:font-size="12.00pt" fo:font-weight="normal" fo:font-family="'Times New Roman'" style:font-family-asian="'Times New Roman'" style:font-family-complex="'Times New Roman'" fo:background-color="transparent" fo:color="#000000"/>
    </style:style>
    <style:style style:name="T726" style:family="text">
      <style:text-properties fo:font-size="11.00pt" fo:font-weight="normal" fo:font-family="Calibri" style:font-family-asian="Calibri" style:font-family-complex="Calibri" fo:background-color="transparent" style:use-window-font-color="true"/>
    </style:style>
    <style:style style:name="T727" style:family="text">
      <style:text-properties fo:font-size="12.00pt" fo:font-weight="normal" fo:font-family="'Times New Roman'" style:font-family-asian="'Times New Roman'" style:font-family-complex="'Times New Roman'" fo:background-color="transparent" fo:color="#000000"/>
    </style:style>
    <style:style style:name="T728" style:family="text">
      <style:text-properties fo:font-size="11.00pt" fo:font-weight="normal" fo:font-family="Calibri" style:font-family-asian="Calibri" style:font-family-complex="Calibri" fo:background-color="transparent" style:use-window-font-color="true"/>
    </style:style>
    <style:style style:name="T729" style:family="text">
      <style:text-properties fo:font-size="12.00pt" fo:font-weight="normal" fo:font-family="'Times New Roman'" style:font-family-asian="'Times New Roman'" style:font-family-complex="'Times New Roman'" fo:background-color="transparent" fo:color="#000000"/>
    </style:style>
    <style:style style:name="T730" style:family="text">
      <style:text-properties fo:font-size="11.00pt" fo:font-weight="normal" fo:font-family="Calibri" style:font-family-asian="Calibri" style:font-family-complex="Calibri" fo:background-color="transparent" style:use-window-font-color="true"/>
    </style:style>
    <style:style style:name="T731" style:family="text">
      <style:text-properties fo:font-size="12.00pt" fo:font-weight="normal" fo:font-family="'Times New Roman'" style:font-family-asian="'Times New Roman'" style:font-family-complex="'Times New Roman'" fo:background-color="transparent" fo:color="#000000"/>
    </style:style>
    <style:style style:name="T732" style:family="text">
      <style:text-properties fo:font-size="11.00pt" fo:font-weight="normal" fo:font-family="Calibri" style:font-family-asian="Calibri" style:font-family-complex="Calibri" fo:background-color="transparent" style:use-window-font-color="true"/>
    </style:style>
    <style:style style:name="T733" style:family="text">
      <style:text-properties fo:font-size="12.00pt" fo:font-weight="normal" fo:font-family="'Times New Roman'" style:font-family-asian="'Times New Roman'" style:font-family-complex="'Times New Roman'" fo:background-color="transparent" fo:color="#000000"/>
    </style:style>
    <style:style style:name="T734" style:family="text">
      <style:text-properties fo:font-size="11.00pt" fo:font-weight="normal" fo:font-family="Calibri" style:font-family-asian="Calibri" style:font-family-complex="Calibri" fo:background-color="transparent" style:use-window-font-color="true"/>
    </style:style>
    <style:style style:name="T735" style:family="text">
      <style:text-properties fo:font-size="12.00pt" fo:font-weight="normal" fo:font-family="'Times New Roman'" style:font-family-asian="'Times New Roman'" style:font-family-complex="'Times New Roman'" fo:background-color="transparent" fo:color="#000000"/>
    </style:style>
    <style:style style:name="T736" style:family="text">
      <style:text-properties fo:font-size="11.00pt" fo:font-weight="normal" fo:font-family="Calibri" style:font-family-asian="Calibri" style:font-family-complex="Calibri" fo:background-color="transparent" style:use-window-font-color="true"/>
    </style:style>
    <style:style style:name="T737" style:family="text">
      <style:text-properties fo:font-size="12.00pt" fo:font-weight="normal" fo:font-family="'Times New Roman'" style:font-family-asian="'Times New Roman'" style:font-family-complex="'Times New Roman'" fo:background-color="transparent" fo:color="#000000"/>
    </style:style>
    <style:style style:name="T738" style:family="text">
      <style:text-properties fo:font-size="11.00pt" fo:font-weight="normal" fo:font-family="Calibri" style:font-family-asian="Calibri" style:font-family-complex="Calibri" fo:background-color="transparent" style:use-window-font-color="true"/>
    </style:style>
    <style:style style:name="T739" style:family="text">
      <style:text-properties fo:font-size="12.00pt" fo:font-weight="bold" fo:font-family="'Times New Roman'" style:font-family-asian="'Times New Roman'" style:font-family-complex="'Times New Roman'" fo:background-color="transparent" fo:color="#000000"/>
    </style:style>
    <style:style style:name="T740" style:family="text">
      <style:text-properties fo:font-size="11.00pt" fo:font-weight="normal" fo:font-family="Calibri" style:font-family-asian="Calibri" style:font-family-complex="Calibri" fo:background-color="transparent" style:use-window-font-color="true"/>
    </style:style>
    <style:style style:name="T741" style:family="text">
      <style:text-properties fo:font-size="12.00pt" fo:font-weight="bold" fo:font-family="'Times New Roman'" style:font-family-asian="'Times New Roman'" style:font-family-complex="'Times New Roman'" fo:background-color="transparent" fo:color="#000000"/>
    </style:style>
    <style:style style:name="T742" style:family="text">
      <style:text-properties fo:font-size="11.00pt" fo:font-weight="normal" fo:font-family="Calibri" style:font-family-asian="Calibri" style:font-family-complex="Calibri" fo:background-color="transparent" style:use-window-font-color="true"/>
    </style:style>
    <style:style style:name="T743" style:family="text">
      <style:text-properties fo:font-size="12.00pt" fo:font-weight="bold" fo:font-family="'Times New Roman'" style:font-family-asian="'Times New Roman'" style:font-family-complex="'Times New Roman'" fo:background-color="transparent" fo:color="#000000"/>
    </style:style>
    <style:style style:name="T744" style:family="text">
      <style:text-properties fo:font-size="11.00pt" fo:font-weight="normal" fo:font-family="Calibri" style:font-family-asian="Calibri" style:font-family-complex="Calibri" fo:background-color="transparent" style:use-window-font-color="true"/>
    </style:style>
    <style:style style:name="T745" style:family="text">
      <style:text-properties fo:font-size="12.00pt" fo:font-weight="bold" fo:font-family="'Times New Roman'" style:font-family-asian="'Times New Roman'" style:font-family-complex="'Times New Roman'" fo:background-color="transparent" fo:color="#000000"/>
    </style:style>
    <style:style style:name="T746" style:family="text">
      <style:text-properties fo:font-size="11.00pt" fo:font-weight="normal" fo:font-family="Calibri" style:font-family-asian="Calibri" style:font-family-complex="Calibri" fo:background-color="transparent" style:use-window-font-color="true"/>
    </style:style>
    <style:style style:name="T747" style:family="text">
      <style:text-properties fo:font-size="12.00pt" fo:font-weight="normal" fo:font-family="'Times New Roman'" style:font-family-asian="'Times New Roman'" style:font-family-complex="'Times New Roman'" fo:background-color="transparent" fo:color="#000000"/>
    </style:style>
    <style:style style:name="T748" style:family="text">
      <style:text-properties fo:font-size="11.00pt" fo:font-weight="normal" fo:font-family="Calibri" style:font-family-asian="Calibri" style:font-family-complex="Calibri" fo:background-color="transparent" style:use-window-font-color="true"/>
    </style:style>
    <style:style style:name="T749" style:family="text">
      <style:text-properties fo:font-size="12.00pt" fo:font-weight="normal" fo:font-family="'Times New Roman'" style:font-family-asian="'Times New Roman'" style:font-family-complex="'Times New Roman'" fo:background-color="transparent" fo:color="#000000"/>
    </style:style>
    <style:style style:name="T750" style:family="text">
      <style:text-properties fo:font-size="12.00pt" fo:font-weight="normal" fo:font-family="'Times New Roman'" style:font-family-asian="'Times New Roman'" style:font-family-complex="'Times New Roman'" fo:background-color="transparent" fo:color="#000000" fo:font-style="italic"/>
    </style:style>
    <style:style style:name="T751" style:family="text">
      <style:text-properties fo:font-size="12.00pt" fo:font-weight="normal" fo:font-family="'Times New Roman'" style:font-family-asian="'Times New Roman'" style:font-family-complex="'Times New Roman'" fo:background-color="transparent" fo:color="#000000"/>
    </style:style>
    <style:style style:name="T752" style:family="text">
      <style:text-properties fo:font-size="11.00pt" fo:font-weight="normal" fo:font-family="Calibri" style:font-family-asian="Calibri" style:font-family-complex="Calibri" fo:background-color="transparent" style:use-window-font-color="true"/>
    </style:style>
    <style:style style:name="T753" style:family="text">
      <style:text-properties fo:font-size="12.00pt" fo:font-weight="bold" fo:font-family="'Times New Roman'" style:font-family-asian="'Times New Roman'" style:font-family-complex="'Times New Roman'" fo:background-color="transparent" fo:color="#000000"/>
    </style:style>
    <style:style style:name="T754" style:family="text">
      <style:text-properties fo:font-size="12.00pt" fo:font-weight="normal" fo:font-family="'Times New Roman'" style:font-family-asian="'Times New Roman'" style:font-family-complex="'Times New Roman'" fo:background-color="transparent" fo:color="#000000"/>
    </style:style>
    <style:style style:name="T755" style:family="text">
      <style:text-properties fo:font-size="12.00pt" fo:font-weight="normal" fo:font-family="'Times New Roman'" style:font-family-asian="'Times New Roman'" style:font-family-complex="'Times New Roman'" fo:background-color="transparent" style:use-window-font-color="true"/>
    </style:style>
    <style:style style:name="T756" style:family="text">
      <style:text-properties fo:font-size="12.00pt" fo:font-weight="normal" fo:font-family="'Times New Roman'" style:font-family-asian="'Times New Roman'" style:font-family-complex="'Times New Roman'" fo:background-color="transparent" fo:color="#000000"/>
    </style:style>
    <style:style style:name="T757" style:family="text">
      <style:text-properties fo:font-size="11.00pt" fo:font-weight="normal" fo:font-family="Calibri" style:font-family-asian="Calibri" style:font-family-complex="Calibri" fo:background-color="transparent" style:use-window-font-color="true"/>
    </style:style>
    <style:style style:name="T758" style:family="text">
      <style:text-properties fo:font-size="12.00pt" fo:font-weight="bold" fo:font-family="'Times New Roman'" style:font-family-asian="'Times New Roman'" style:font-family-complex="'Times New Roman'" fo:background-color="transparent" fo:color="#000000"/>
    </style:style>
    <style:style style:name="T759" style:family="text">
      <style:text-properties fo:font-size="11.00pt" fo:font-weight="normal" fo:font-family="Calibri" style:font-family-asian="Calibri" style:font-family-complex="Calibri" fo:background-color="transparent" style:use-window-font-color="true"/>
    </style:style>
    <style:style style:name="T760" style:family="text">
      <style:text-properties fo:font-size="12.00pt" fo:font-weight="normal" fo:font-family="'Times New Roman'" style:font-family-asian="'Times New Roman'" style:font-family-complex="'Times New Roman'" fo:background-color="transparent" fo:color="#000000"/>
    </style:style>
    <style:style style:name="T761" style:family="text">
      <style:text-properties fo:font-size="12.00pt" fo:font-weight="bold" fo:font-family="'Times New Roman'" style:font-family-asian="'Times New Roman'" style:font-family-complex="'Times New Roman'" fo:background-color="transparent" fo:color="#000000"/>
    </style:style>
    <style:style style:name="T762" style:family="text">
      <style:text-properties fo:font-size="11.00pt" fo:font-weight="normal" fo:font-family="Calibri" style:font-family-asian="Calibri" style:font-family-complex="Calibri" fo:background-color="transparent" style:use-window-font-color="true"/>
    </style:style>
    <style:style style:name="T763" style:family="text">
      <style:text-properties fo:font-size="12.00pt" fo:font-weight="bold" fo:font-family="'Times New Roman'" style:font-family-asian="'Times New Roman'" style:font-family-complex="'Times New Roman'" fo:background-color="transparent" fo:color="#000000"/>
    </style:style>
    <style:style style:name="T764" style:family="text">
      <style:text-properties fo:font-size="11.00pt" fo:font-weight="normal" fo:font-family="Calibri" style:font-family-asian="Calibri" style:font-family-complex="Calibri" fo:background-color="transparent" style:use-window-font-color="true"/>
    </style:style>
    <style:style style:name="T765" style:family="text">
      <style:text-properties fo:font-size="12.00pt" fo:font-weight="bold" fo:font-family="'Times New Roman'" style:font-family-asian="'Times New Roman'" style:font-family-complex="'Times New Roman'" fo:background-color="transparent" fo:color="#000000"/>
    </style:style>
    <style:style style:name="T766" style:family="text">
      <style:text-properties fo:font-size="11.00pt" fo:font-weight="normal" fo:font-family="Calibri" style:font-family-asian="Calibri" style:font-family-complex="Calibri" fo:background-color="transparent" style:use-window-font-color="true"/>
    </style:style>
    <style:style style:name="T767" style:family="text">
      <style:text-properties fo:font-size="12.00pt" fo:font-weight="bold" fo:font-family="'Times New Roman'" style:font-family-asian="'Times New Roman'" style:font-family-complex="'Times New Roman'" fo:background-color="transparent" fo:color="#000000"/>
    </style:style>
    <style:style style:name="T768" style:family="text">
      <style:text-properties fo:font-size="11.00pt" fo:font-weight="normal" fo:font-family="Calibri" style:font-family-asian="Calibri" style:font-family-complex="Calibri" fo:background-color="transparent" style:use-window-font-color="true"/>
    </style:style>
    <style:style style:name="T769" style:family="text">
      <style:text-properties fo:font-size="12.00pt" fo:font-weight="bold" fo:font-family="'Times New Roman'" style:font-family-asian="'Times New Roman'" style:font-family-complex="'Times New Roman'" fo:background-color="transparent" fo:color="#000000"/>
    </style:style>
    <style:style style:name="T770" style:family="text">
      <style:text-properties fo:font-size="11.00pt" fo:font-weight="normal" fo:font-family="Calibri" style:font-family-asian="Calibri" style:font-family-complex="Calibri" fo:background-color="transparent" style:use-window-font-color="true"/>
    </style:style>
    <style:style style:name="T771" style:family="text">
      <style:text-properties fo:font-size="12.00pt" fo:font-weight="normal" fo:font-family="'Times New Roman'" style:font-family-asian="'Times New Roman'" style:font-family-complex="'Times New Roman'" fo:background-color="transparent" fo:color="#000000"/>
    </style:style>
    <style:style style:name="T772" style:family="text">
      <style:text-properties fo:font-size="11.00pt" fo:font-weight="normal" fo:font-family="Calibri" style:font-family-asian="Calibri" style:font-family-complex="Calibri" fo:background-color="transparent" style:use-window-font-color="true"/>
    </style:style>
    <style:style style:name="T773" style:family="text">
      <style:text-properties fo:font-size="12.00pt" fo:font-weight="normal" fo:font-family="'Times New Roman'" style:font-family-asian="'Times New Roman'" style:font-family-complex="'Times New Roman'" fo:background-color="transparent" fo:color="#000000"/>
    </style:style>
    <style:style style:name="T774" style:family="text">
      <style:text-properties fo:font-size="11.00pt" fo:font-weight="normal" fo:font-family="Calibri" style:font-family-asian="Calibri" style:font-family-complex="Calibri" fo:background-color="transparent" style:use-window-font-color="true"/>
    </style:style>
    <style:style style:name="T775" style:family="text">
      <style:text-properties fo:font-size="12.00pt" fo:font-weight="normal" fo:font-family="'Times New Roman'" style:font-family-asian="'Times New Roman'" style:font-family-complex="'Times New Roman'" fo:background-color="transparent" fo:color="#000000"/>
    </style:style>
    <style:style style:name="T776" style:family="text">
      <style:text-properties fo:font-size="11.00pt" fo:font-weight="normal" fo:font-family="Calibri" style:font-family-asian="Calibri" style:font-family-complex="Calibri" fo:background-color="transparent" style:use-window-font-color="true"/>
    </style:style>
    <style:style style:name="T777" style:family="text">
      <style:text-properties fo:font-size="12.00pt" fo:font-weight="normal" fo:font-family="'Times New Roman'" style:font-family-asian="'Times New Roman'" style:font-family-complex="'Times New Roman'" fo:background-color="transparent" fo:color="#000000"/>
    </style:style>
    <style:style style:name="T778" style:family="text">
      <style:text-properties fo:font-size="11.00pt" fo:font-weight="normal" fo:font-family="Calibri" style:font-family-asian="Calibri" style:font-family-complex="Calibri" fo:background-color="transparent" style:use-window-font-color="true"/>
    </style:style>
    <style:style style:name="T779" style:family="text">
      <style:text-properties fo:font-size="12.00pt" fo:font-weight="normal" fo:font-family="'Times New Roman'" style:font-family-asian="'Times New Roman'" style:font-family-complex="'Times New Roman'" fo:background-color="transparent" fo:color="#000000"/>
    </style:style>
    <style:style style:name="T780" style:family="text">
      <style:text-properties fo:font-size="11.00pt" fo:font-weight="normal" fo:font-family="Calibri" style:font-family-asian="Calibri" style:font-family-complex="Calibri" fo:background-color="transparent" style:use-window-font-color="true"/>
    </style:style>
    <style:style style:name="T781" style:family="text">
      <style:text-properties fo:font-size="12.00pt" fo:font-weight="normal" fo:font-family="'Times New Roman'" style:font-family-asian="'Times New Roman'" style:font-family-complex="'Times New Roman'" fo:background-color="transparent" fo:color="#000000"/>
    </style:style>
    <style:style style:name="T782" style:family="text">
      <style:text-properties fo:font-size="11.00pt" fo:font-weight="normal" fo:font-family="Calibri" style:font-family-asian="Calibri" style:font-family-complex="Calibri" fo:background-color="transparent" style:use-window-font-color="true"/>
    </style:style>
    <style:style style:name="T783" style:family="text">
      <style:text-properties fo:font-size="12.00pt" fo:font-weight="normal" fo:font-family="'Times New Roman'" style:font-family-asian="'Times New Roman'" style:font-family-complex="'Times New Roman'" fo:background-color="transparent" fo:color="#000000"/>
    </style:style>
    <style:style style:name="T784" style:family="text">
      <style:text-properties fo:font-size="11.00pt" fo:font-weight="normal" fo:font-family="Calibri" style:font-family-asian="Calibri" style:font-family-complex="Calibri" fo:background-color="transparent" style:use-window-font-color="true"/>
    </style:style>
    <style:style style:name="T785" style:family="text">
      <style:text-properties fo:font-size="12.00pt" fo:font-weight="normal" fo:font-family="'Times New Roman'" style:font-family-asian="'Times New Roman'" style:font-family-complex="'Times New Roman'" fo:background-color="transparent" fo:color="#000000"/>
    </style:style>
    <style:style style:name="T786" style:family="text">
      <style:text-properties fo:font-size="11.00pt" fo:font-weight="normal" fo:font-family="Calibri" style:font-family-asian="Calibri" style:font-family-complex="Calibri" fo:background-color="transparent" style:use-window-font-color="true"/>
    </style:style>
    <style:style style:name="T787" style:family="text">
      <style:text-properties fo:font-size="12.00pt" fo:font-weight="bold" fo:font-family="'Times New Roman'" style:font-family-asian="'Times New Roman'" style:font-family-complex="'Times New Roman'" fo:background-color="transparent" fo:color="#000000"/>
    </style:style>
    <style:style style:name="T788" style:family="text">
      <style:text-properties fo:font-size="11.00pt" fo:font-weight="normal" fo:font-family="Calibri" style:font-family-asian="Calibri" style:font-family-complex="Calibri" fo:background-color="transparent" style:use-window-font-color="true"/>
    </style:style>
    <style:style style:name="T789" style:family="text">
      <style:text-properties fo:font-size="12.00pt" fo:font-weight="bold" fo:font-family="'Times New Roman'" style:font-family-asian="'Times New Roman'" style:font-family-complex="'Times New Roman'" fo:background-color="transparent" fo:color="#000000"/>
    </style:style>
    <style:style style:name="T790" style:family="text">
      <style:text-properties fo:font-size="11.00pt" fo:font-weight="normal" fo:font-family="Calibri" style:font-family-asian="Calibri" style:font-family-complex="Calibri" fo:background-color="transparent" style:use-window-font-color="true"/>
    </style:style>
    <style:style style:name="T791" style:family="text">
      <style:text-properties fo:font-size="12.00pt" fo:font-weight="bold" fo:font-family="'Times New Roman'" style:font-family-asian="'Times New Roman'" style:font-family-complex="'Times New Roman'" fo:background-color="transparent" fo:color="#000000"/>
    </style:style>
    <style:style style:name="T792" style:family="text">
      <style:text-properties fo:font-size="11.00pt" fo:font-weight="normal" fo:font-family="Calibri" style:font-family-asian="Calibri" style:font-family-complex="Calibri" fo:background-color="transparent" style:use-window-font-color="true"/>
    </style:style>
    <style:style style:name="T793" style:family="text">
      <style:text-properties fo:font-size="12.00pt" fo:font-weight="bold" fo:font-family="'Times New Roman'" style:font-family-asian="'Times New Roman'" style:font-family-complex="'Times New Roman'" fo:background-color="transparent" fo:color="#000000"/>
    </style:style>
    <style:style style:name="T794" style:family="text">
      <style:text-properties fo:font-size="11.00pt" fo:font-weight="normal" fo:font-family="Calibri" style:font-family-asian="Calibri" style:font-family-complex="Calibri" fo:background-color="transparent" style:use-window-font-color="true"/>
    </style:style>
    <style:style style:name="T795" style:family="text">
      <style:text-properties fo:font-size="12.00pt" fo:font-weight="normal" fo:font-family="'Times New Roman'" style:font-family-asian="'Times New Roman'" style:font-family-complex="'Times New Roman'" fo:background-color="transparent" fo:color="#000000"/>
    </style:style>
    <style:style style:name="T796" style:family="text">
      <style:text-properties fo:font-size="12.00pt" fo:font-weight="bold" fo:font-family="'Times New Roman'" style:font-family-asian="'Times New Roman'" style:font-family-complex="'Times New Roman'" fo:background-color="transparent" fo:color="#000000"/>
    </style:style>
    <style:style style:name="T797" style:family="text">
      <style:text-properties fo:font-size="11.00pt" fo:font-weight="normal" fo:font-family="Calibri" style:font-family-asian="Calibri" style:font-family-complex="Calibri" fo:background-color="transparent" style:use-window-font-color="true"/>
    </style:style>
    <style:style style:name="T798" style:family="text">
      <style:text-properties fo:font-size="12.00pt" fo:font-weight="bold" fo:font-family="'Times New Roman'" style:font-family-asian="'Times New Roman'" style:font-family-complex="'Times New Roman'" fo:background-color="transparent" fo:color="#000000"/>
    </style:style>
    <style:style style:name="T799" style:family="text">
      <style:text-properties fo:font-size="11.00pt" fo:font-weight="normal" fo:font-family="Calibri" style:font-family-asian="Calibri" style:font-family-complex="Calibri" fo:background-color="transparent" style:use-window-font-color="true"/>
    </style:style>
    <style:style style:name="T800" style:family="text">
      <style:text-properties fo:font-size="12.00pt" fo:font-weight="bold" fo:font-family="'Times New Roman'" style:font-family-asian="'Times New Roman'" style:font-family-complex="'Times New Roman'" fo:background-color="transparent" fo:color="#000000"/>
    </style:style>
    <style:style style:name="T801" style:family="text">
      <style:text-properties fo:font-size="11.00pt" fo:font-weight="normal" fo:font-family="Calibri" style:font-family-asian="Calibri" style:font-family-complex="Calibri" fo:background-color="transparent" style:use-window-font-color="true"/>
    </style:style>
    <style:style style:name="T802" style:family="text">
      <style:text-properties fo:font-size="12.00pt" fo:font-weight="bold" fo:font-family="'Times New Roman'" style:font-family-asian="'Times New Roman'" style:font-family-complex="'Times New Roman'" fo:background-color="transparent" fo:color="#000000"/>
    </style:style>
    <style:style style:name="T803" style:family="text">
      <style:text-properties fo:font-size="11.00pt" fo:font-weight="normal" fo:font-family="Calibri" style:font-family-asian="Calibri" style:font-family-complex="Calibri" fo:background-color="transparent" style:use-window-font-color="true"/>
    </style:style>
    <style:style style:name="T804" style:family="text">
      <style:text-properties fo:font-size="12.00pt" fo:font-weight="bold" fo:font-family="'Times New Roman'" style:font-family-asian="'Times New Roman'" style:font-family-complex="'Times New Roman'" fo:background-color="transparent" fo:color="#000000"/>
    </style:style>
    <style:style style:name="T805" style:family="text">
      <style:text-properties fo:font-size="11.00pt" fo:font-weight="normal" fo:font-family="Calibri" style:font-family-asian="Calibri" style:font-family-complex="Calibri" fo:background-color="transparent" style:use-window-font-color="true"/>
    </style:style>
    <style:style style:name="T806" style:family="text">
      <style:text-properties fo:font-size="12.00pt" fo:font-weight="normal" fo:font-family="'Times New Roman'" style:font-family-asian="'Times New Roman'" style:font-family-complex="'Times New Roman'" fo:background-color="transparent" fo:color="#000000"/>
    </style:style>
    <style:style style:name="T807" style:family="text">
      <style:text-properties fo:font-size="11.00pt" fo:font-weight="normal" fo:font-family="Calibri" style:font-family-asian="Calibri" style:font-family-complex="Calibri" fo:background-color="transparent" style:use-window-font-color="true"/>
    </style:style>
    <style:style style:name="T808" style:family="text">
      <style:text-properties fo:font-size="12.00pt" fo:font-weight="normal" fo:font-family="'Times New Roman'" style:font-family-asian="'Times New Roman'" style:font-family-complex="'Times New Roman'" fo:background-color="transparent" fo:color="#000000"/>
    </style:style>
    <style:style style:name="T809" style:family="text">
      <style:text-properties fo:font-size="11.00pt" fo:font-weight="normal" fo:font-family="Calibri" style:font-family-asian="Calibri" style:font-family-complex="Calibri" fo:background-color="transparent" style:use-window-font-color="true"/>
    </style:style>
    <style:style style:name="T810" style:family="text">
      <style:text-properties fo:font-size="12.00pt" fo:font-weight="normal" fo:font-family="'Times New Roman'" style:font-family-asian="'Times New Roman'" style:font-family-complex="'Times New Roman'" fo:background-color="transparent" fo:color="#000000"/>
    </style:style>
    <style:style style:name="T811" style:family="text">
      <style:text-properties fo:font-size="11.00pt" fo:font-weight="normal" fo:font-family="Calibri" style:font-family-asian="Calibri" style:font-family-complex="Calibri" fo:background-color="transparent" style:use-window-font-color="true"/>
    </style:style>
    <style:style style:name="T812" style:family="text">
      <style:text-properties fo:font-size="12.00pt" fo:font-weight="normal" fo:font-family="'Times New Roman'" style:font-family-asian="'Times New Roman'" style:font-family-complex="'Times New Roman'" fo:background-color="transparent" fo:color="#000000"/>
    </style:style>
    <style:style style:name="T813" style:family="text">
      <style:text-properties fo:font-size="11.00pt" fo:font-weight="normal" fo:font-family="Calibri" style:font-family-asian="Calibri" style:font-family-complex="Calibri" fo:background-color="transparent" style:use-window-font-color="true"/>
    </style:style>
    <style:style style:name="T814" style:family="text">
      <style:text-properties fo:font-size="12.00pt" fo:font-weight="normal" fo:font-family="'Times New Roman'" style:font-family-asian="'Times New Roman'" style:font-family-complex="'Times New Roman'" fo:background-color="transparent" fo:color="#000000"/>
    </style:style>
    <style:style style:name="T815" style:family="text">
      <style:text-properties fo:font-size="11.00pt" fo:font-weight="normal" fo:font-family="Calibri" style:font-family-asian="Calibri" style:font-family-complex="Calibri" fo:background-color="transparent" style:use-window-font-color="true"/>
    </style:style>
    <style:style style:name="T816" style:family="text">
      <style:text-properties fo:font-size="12.00pt" fo:font-weight="normal" fo:font-family="'Times New Roman'" style:font-family-asian="'Times New Roman'" style:font-family-complex="'Times New Roman'" fo:background-color="transparent" fo:color="#000000"/>
    </style:style>
    <style:style style:name="T817" style:family="text">
      <style:text-properties fo:font-size="11.00pt" fo:font-weight="normal" fo:font-family="Calibri" style:font-family-asian="Calibri" style:font-family-complex="Calibri" fo:background-color="transparent" style:use-window-font-color="true"/>
    </style:style>
    <style:style style:name="T818" style:family="text">
      <style:text-properties fo:font-size="12.00pt" fo:font-weight="normal" fo:font-family="'Times New Roman'" style:font-family-asian="'Times New Roman'" style:font-family-complex="'Times New Roman'" fo:background-color="transparent" fo:color="#000000"/>
    </style:style>
    <style:style style:name="T819" style:family="text">
      <style:text-properties fo:font-size="11.00pt" fo:font-weight="normal" fo:font-family="Calibri" style:font-family-asian="Calibri" style:font-family-complex="Calibri" fo:background-color="transparent" style:use-window-font-color="true"/>
    </style:style>
    <style:style style:name="T820" style:family="text">
      <style:text-properties fo:font-size="12.00pt" fo:font-weight="normal" fo:font-family="'Times New Roman'" style:font-family-asian="'Times New Roman'" style:font-family-complex="'Times New Roman'" fo:background-color="transparent" fo:color="#000000"/>
    </style:style>
    <style:style style:name="T821" style:family="text">
      <style:text-properties fo:font-size="11.00pt" fo:font-weight="normal" fo:font-family="Calibri" style:font-family-asian="Calibri" style:font-family-complex="Calibri" fo:background-color="transparent" style:use-window-font-color="true"/>
    </style:style>
    <style:style style:name="T822" style:family="text">
      <style:text-properties fo:font-size="12.00pt" fo:font-weight="bold" fo:font-family="'Times New Roman'" style:font-family-asian="'Times New Roman'" style:font-family-complex="'Times New Roman'" fo:background-color="transparent" fo:color="#000000"/>
    </style:style>
    <style:style style:name="T823" style:family="text">
      <style:text-properties fo:font-size="11.00pt" fo:font-weight="normal" fo:font-family="Calibri" style:font-family-asian="Calibri" style:font-family-complex="Calibri" fo:background-color="transparent" style:use-window-font-color="true"/>
    </style:style>
    <style:style style:name="T824" style:family="text">
      <style:text-properties fo:font-size="12.00pt" fo:font-weight="bold" fo:font-family="'Times New Roman'" style:font-family-asian="'Times New Roman'" style:font-family-complex="'Times New Roman'" fo:background-color="transparent" fo:color="#000000"/>
    </style:style>
    <style:style style:name="T825" style:family="text">
      <style:text-properties fo:font-size="11.00pt" fo:font-weight="normal" fo:font-family="Calibri" style:font-family-asian="Calibri" style:font-family-complex="Calibri" fo:background-color="transparent" style:use-window-font-color="true"/>
    </style:style>
    <style:style style:name="T826" style:family="text">
      <style:text-properties fo:font-size="12.00pt" fo:font-weight="bold" fo:font-family="'Times New Roman'" style:font-family-asian="'Times New Roman'" style:font-family-complex="'Times New Roman'" fo:background-color="transparent" fo:color="#000000"/>
    </style:style>
    <style:style style:name="T827" style:family="text">
      <style:text-properties fo:font-size="11.00pt" fo:font-weight="normal" fo:font-family="Calibri" style:font-family-asian="Calibri" style:font-family-complex="Calibri" fo:background-color="transparent" style:use-window-font-color="true"/>
    </style:style>
    <style:style style:name="T828" style:family="text">
      <style:text-properties fo:font-size="12.00pt" fo:font-weight="bold" fo:font-family="'Times New Roman'" style:font-family-asian="'Times New Roman'" style:font-family-complex="'Times New Roman'" fo:background-color="transparent" fo:color="#000000"/>
    </style:style>
    <style:style style:name="T829" style:family="text">
      <style:text-properties fo:font-size="11.00pt" fo:font-weight="normal" fo:font-family="Calibri" style:font-family-asian="Calibri" style:font-family-complex="Calibri" fo:background-color="transparent" style:use-window-font-color="true"/>
    </style:style>
    <style:style style:name="T830" style:family="text">
      <style:text-properties fo:font-size="12.00pt" fo:font-weight="normal" fo:font-family="'Times New Roman'" style:font-family-asian="'Times New Roman'" style:font-family-complex="'Times New Roman'" fo:background-color="transparent" fo:color="#000000"/>
    </style:style>
    <style:style style:name="T831" style:family="text">
      <style:text-properties fo:font-size="12.00pt" fo:font-weight="bold" fo:font-family="'Times New Roman'" style:font-family-asian="'Times New Roman'" style:font-family-complex="'Times New Roman'" fo:background-color="transparent" fo:color="#000000"/>
    </style:style>
    <style:style style:name="T832" style:family="text">
      <style:text-properties fo:font-size="11.00pt" fo:font-weight="normal" fo:font-family="Calibri" style:font-family-asian="Calibri" style:font-family-complex="Calibri" fo:background-color="transparent" style:use-window-font-color="true"/>
    </style:style>
    <style:style style:name="T833" style:family="text">
      <style:text-properties fo:font-size="12.00pt" fo:font-weight="bold" fo:font-family="'Times New Roman'" style:font-family-asian="'Times New Roman'" style:font-family-complex="'Times New Roman'" fo:background-color="transparent" fo:color="#000000"/>
    </style:style>
    <style:style style:name="T834" style:family="text">
      <style:text-properties fo:font-size="11.00pt" fo:font-weight="normal" fo:font-family="Calibri" style:font-family-asian="Calibri" style:font-family-complex="Calibri" fo:background-color="transparent" style:use-window-font-color="true"/>
    </style:style>
    <style:style style:name="T835" style:family="text">
      <style:text-properties fo:font-size="12.00pt" fo:font-weight="bold" fo:font-family="'Times New Roman'" style:font-family-asian="'Times New Roman'" style:font-family-complex="'Times New Roman'" fo:background-color="transparent" fo:color="#000000"/>
    </style:style>
    <style:style style:name="T836" style:family="text">
      <style:text-properties fo:font-size="11.00pt" fo:font-weight="normal" fo:font-family="Calibri" style:font-family-asian="Calibri" style:font-family-complex="Calibri" fo:background-color="transparent" style:use-window-font-color="true"/>
    </style:style>
    <style:style style:name="T837" style:family="text">
      <style:text-properties fo:font-size="12.00pt" fo:font-weight="bold" fo:font-family="'Times New Roman'" style:font-family-asian="'Times New Roman'" style:font-family-complex="'Times New Roman'" fo:background-color="transparent" fo:color="#000000"/>
    </style:style>
    <style:style style:name="T838" style:family="text">
      <style:text-properties fo:font-size="11.00pt" fo:font-weight="normal" fo:font-family="Calibri" style:font-family-asian="Calibri" style:font-family-complex="Calibri" fo:background-color="transparent" style:use-window-font-color="true"/>
    </style:style>
    <style:style style:name="T839" style:family="text">
      <style:text-properties fo:font-size="12.00pt" fo:font-weight="bold" fo:font-family="'Times New Roman'" style:font-family-asian="'Times New Roman'" style:font-family-complex="'Times New Roman'" fo:background-color="transparent" fo:color="#000000"/>
    </style:style>
    <style:style style:name="T840" style:family="text">
      <style:text-properties fo:font-size="11.00pt" fo:font-weight="normal" fo:font-family="Calibri" style:font-family-asian="Calibri" style:font-family-complex="Calibri" fo:background-color="transparent" style:use-window-font-color="true"/>
    </style:style>
    <style:style style:name="T841" style:family="text">
      <style:text-properties fo:font-size="12.00pt" fo:font-weight="normal" fo:font-family="'Times New Roman'" style:font-family-asian="'Times New Roman'" style:font-family-complex="'Times New Roman'" fo:background-color="transparent" fo:color="#000000"/>
    </style:style>
    <style:style style:name="T842" style:family="text">
      <style:text-properties fo:font-size="11.00pt" fo:font-weight="normal" fo:font-family="Calibri" style:font-family-asian="Calibri" style:font-family-complex="Calibri" fo:background-color="transparent" style:use-window-font-color="true"/>
    </style:style>
    <style:style style:name="T843" style:family="text">
      <style:text-properties fo:font-size="12.00pt" fo:font-weight="normal" fo:font-family="'Times New Roman'" style:font-family-asian="'Times New Roman'" style:font-family-complex="'Times New Roman'" fo:background-color="transparent" fo:color="#000000"/>
    </style:style>
    <style:style style:name="T844" style:family="text">
      <style:text-properties fo:font-size="11.00pt" fo:font-weight="normal" fo:font-family="Calibri" style:font-family-asian="Calibri" style:font-family-complex="Calibri" fo:background-color="transparent" style:use-window-font-color="true"/>
    </style:style>
    <style:style style:name="T845" style:family="text">
      <style:text-properties fo:font-size="12.00pt" fo:font-weight="normal" fo:font-family="'Times New Roman'" style:font-family-asian="'Times New Roman'" style:font-family-complex="'Times New Roman'" fo:background-color="transparent" fo:color="#000000"/>
    </style:style>
    <style:style style:name="T846" style:family="text">
      <style:text-properties fo:font-size="11.00pt" fo:font-weight="normal" fo:font-family="Calibri" style:font-family-asian="Calibri" style:font-family-complex="Calibri" fo:background-color="transparent" style:use-window-font-color="true"/>
    </style:style>
    <style:style style:name="T847" style:family="text">
      <style:text-properties fo:font-size="12.00pt" fo:font-weight="normal" fo:font-family="'Times New Roman'" style:font-family-asian="'Times New Roman'" style:font-family-complex="'Times New Roman'" fo:background-color="transparent" fo:color="#000000"/>
    </style:style>
    <style:style style:name="T848" style:family="text">
      <style:text-properties fo:font-size="11.00pt" fo:font-weight="normal" fo:font-family="Calibri" style:font-family-asian="Calibri" style:font-family-complex="Calibri" fo:background-color="transparent" style:use-window-font-color="true"/>
    </style:style>
    <style:style style:name="T849" style:family="text">
      <style:text-properties fo:font-size="12.00pt" fo:font-weight="normal" fo:font-family="'Times New Roman'" style:font-family-asian="'Times New Roman'" style:font-family-complex="'Times New Roman'" fo:background-color="transparent" fo:color="#000000"/>
    </style:style>
    <style:style style:name="T850" style:family="text">
      <style:text-properties fo:font-size="11.00pt" fo:font-weight="normal" fo:font-family="Calibri" style:font-family-asian="Calibri" style:font-family-complex="Calibri" fo:background-color="transparent" style:use-window-font-color="true"/>
    </style:style>
    <style:style style:name="T851" style:family="text">
      <style:text-properties fo:font-size="12.00pt" fo:font-weight="normal" fo:font-family="'Times New Roman'" style:font-family-asian="'Times New Roman'" style:font-family-complex="'Times New Roman'" fo:background-color="transparent" fo:color="#000000"/>
    </style:style>
    <style:style style:name="T852" style:family="text">
      <style:text-properties fo:font-size="11.00pt" fo:font-weight="normal" fo:font-family="Calibri" style:font-family-asian="Calibri" style:font-family-complex="Calibri" fo:background-color="transparent" style:use-window-font-color="true"/>
    </style:style>
    <style:style style:name="T853" style:family="text">
      <style:text-properties fo:font-size="12.00pt" fo:font-weight="normal" fo:font-family="'Times New Roman'" style:font-family-asian="'Times New Roman'" style:font-family-complex="'Times New Roman'" fo:background-color="transparent" fo:color="#000000"/>
    </style:style>
    <style:style style:name="T854" style:family="text">
      <style:text-properties fo:font-size="11.00pt" fo:font-weight="normal" fo:font-family="Calibri" style:font-family-asian="Calibri" style:font-family-complex="Calibri" fo:background-color="transparent" style:use-window-font-color="true"/>
    </style:style>
    <style:style style:name="T855" style:family="text">
      <style:text-properties fo:font-size="12.00pt" fo:font-weight="normal" fo:font-family="'Times New Roman'" style:font-family-asian="'Times New Roman'" style:font-family-complex="'Times New Roman'" fo:background-color="transparent" fo:color="#000000"/>
    </style:style>
    <style:style style:name="T856" style:family="text">
      <style:text-properties fo:font-size="11.00pt" fo:font-weight="normal" fo:font-family="Calibri" style:font-family-asian="Calibri" style:font-family-complex="Calibri" fo:background-color="transparent" style:use-window-font-color="true"/>
    </style:style>
    <style:style style:name="T857" style:family="text">
      <style:text-properties fo:font-size="12.00pt" fo:font-weight="bold" fo:font-family="'Times New Roman'" style:font-family-asian="'Times New Roman'" style:font-family-complex="'Times New Roman'" fo:background-color="transparent" fo:color="#000000"/>
    </style:style>
    <style:style style:name="T858" style:family="text">
      <style:text-properties fo:font-size="11.00pt" fo:font-weight="normal" fo:font-family="Calibri" style:font-family-asian="Calibri" style:font-family-complex="Calibri" fo:background-color="transparent" style:use-window-font-color="true"/>
    </style:style>
    <style:style style:name="T859" style:family="text">
      <style:text-properties fo:font-size="12.00pt" fo:font-weight="bold" fo:font-family="'Times New Roman'" style:font-family-asian="'Times New Roman'" style:font-family-complex="'Times New Roman'" fo:background-color="transparent" fo:color="#000000"/>
    </style:style>
    <style:style style:name="T860" style:family="text">
      <style:text-properties fo:font-size="11.00pt" fo:font-weight="normal" fo:font-family="Calibri" style:font-family-asian="Calibri" style:font-family-complex="Calibri" fo:background-color="transparent" style:use-window-font-color="true"/>
    </style:style>
    <style:style style:name="T861" style:family="text">
      <style:text-properties fo:font-size="12.00pt" fo:font-weight="bold" fo:font-family="'Times New Roman'" style:font-family-asian="'Times New Roman'" style:font-family-complex="'Times New Roman'" fo:background-color="transparent" fo:color="#000000"/>
    </style:style>
    <style:style style:name="T862" style:family="text">
      <style:text-properties fo:font-size="11.00pt" fo:font-weight="normal" fo:font-family="Calibri" style:font-family-asian="Calibri" style:font-family-complex="Calibri" fo:background-color="transparent" style:use-window-font-color="true"/>
    </style:style>
    <style:style style:name="T863" style:family="text">
      <style:text-properties fo:font-size="12.00pt" fo:font-weight="normal" fo:font-family="'Times New Roman'" style:font-family-asian="'Times New Roman'" style:font-family-complex="'Times New Roman'" fo:background-color="transparent" fo:color="#000000"/>
    </style:style>
    <style:style style:name="T864" style:family="text">
      <style:text-properties fo:font-size="11.00pt" fo:font-weight="normal" fo:font-family="Calibri" style:font-family-asian="Calibri" style:font-family-complex="Calibri" fo:background-color="transparent" style:use-window-font-color="true"/>
    </style:style>
    <style:style style:name="T865" style:family="text">
      <style:text-properties fo:font-size="12.00pt" fo:font-weight="bold" fo:font-family="'Times New Roman'" style:font-family-asian="'Times New Roman'" style:font-family-complex="'Times New Roman'" fo:background-color="transparent" fo:color="#000000"/>
    </style:style>
    <style:style style:name="T866" style:family="text">
      <style:text-properties fo:font-size="11.00pt" fo:font-weight="normal" fo:font-family="Calibri" style:font-family-asian="Calibri" style:font-family-complex="Calibri" fo:background-color="transparent" style:use-window-font-color="true"/>
    </style:style>
    <style:style style:name="T867" style:family="text">
      <style:text-properties fo:font-size="12.00pt" fo:font-weight="bold" fo:font-family="'Times New Roman'" style:font-family-asian="'Times New Roman'" style:font-family-complex="'Times New Roman'" fo:background-color="transparent" fo:color="#000000"/>
    </style:style>
    <style:style style:name="T868" style:family="text">
      <style:text-properties fo:font-size="11.00pt" fo:font-weight="normal" fo:font-family="Calibri" style:font-family-asian="Calibri" style:font-family-complex="Calibri" fo:background-color="transparent" style:use-window-font-color="true"/>
    </style:style>
    <style:style style:name="T869" style:family="text">
      <style:text-properties fo:font-size="12.00pt" fo:font-weight="bold" fo:font-family="'Times New Roman'" style:font-family-asian="'Times New Roman'" style:font-family-complex="'Times New Roman'" fo:background-color="transparent" fo:color="#000000"/>
    </style:style>
    <style:style style:name="T870" style:family="text">
      <style:text-properties fo:font-size="12.00pt" fo:font-weight="normal" fo:font-family="'Times New Roman'" style:font-family-asian="'Times New Roman'" style:font-family-complex="'Times New Roman'" fo:background-color="transparent" fo:color="#000000"/>
    </style:style>
    <style:style style:name="T871" style:family="text">
      <style:text-properties fo:font-size="11.00pt" fo:font-weight="normal" fo:font-family="Calibri" style:font-family-asian="Calibri" style:font-family-complex="Calibri" fo:background-color="transparent" style:use-window-font-color="true"/>
    </style:style>
    <style:style style:name="T872" style:family="text">
      <style:text-properties fo:font-size="12.00pt" fo:font-weight="bold" fo:font-family="'Times New Roman'" style:font-family-asian="'Times New Roman'" style:font-family-complex="'Times New Roman'" fo:background-color="transparent" fo:color="#000000"/>
    </style:style>
    <style:style style:name="T873" style:family="text">
      <style:text-properties fo:font-size="12.00pt" fo:font-weight="normal" fo:font-family="'Times New Roman'" style:font-family-asian="'Times New Roman'" style:font-family-complex="'Times New Roman'" fo:background-color="transparent" fo:color="#000000"/>
    </style:style>
    <style:style style:name="T874" style:family="text">
      <style:text-properties fo:font-size="11.00pt" fo:font-weight="normal" fo:font-family="Calibri" style:font-family-asian="Calibri" style:font-family-complex="Calibri" fo:background-color="transparent" style:use-window-font-color="true"/>
    </style:style>
    <style:style style:name="T875" style:family="text">
      <style:text-properties fo:font-size="12.00pt" fo:font-weight="normal" fo:font-family="'Times New Roman'" style:font-family-asian="'Times New Roman'" style:font-family-complex="'Times New Roman'" fo:background-color="transparent" fo:color="#000000"/>
    </style:style>
    <style:style style:name="T876" style:family="text">
      <style:text-properties fo:font-size="11.00pt" fo:font-weight="normal" fo:font-family="Calibri" style:font-family-asian="Calibri" style:font-family-complex="Calibri" fo:background-color="transparent" style:use-window-font-color="true"/>
    </style:style>
    <style:style style:name="T877" style:family="text">
      <style:text-properties fo:font-size="12.00pt" fo:font-weight="bold" fo:font-family="'Times New Roman'" style:font-family-asian="'Times New Roman'" style:font-family-complex="'Times New Roman'" fo:background-color="transparent" fo:color="#000000"/>
    </style:style>
    <style:style style:name="T878" style:family="text">
      <style:text-properties fo:font-size="12.00pt" fo:font-weight="normal" fo:font-family="'Times New Roman'" style:font-family-asian="'Times New Roman'" style:font-family-complex="'Times New Roman'" fo:background-color="transparent" fo:color="#000000"/>
    </style:style>
    <style:style style:name="T879" style:family="text">
      <style:text-properties fo:font-size="11.00pt" fo:font-weight="normal" fo:font-family="Calibri" style:font-family-asian="Calibri" style:font-family-complex="Calibri" fo:background-color="transparent" style:use-window-font-color="true"/>
    </style:style>
    <style:style style:name="T880" style:family="text">
      <style:text-properties fo:font-size="12.00pt" fo:font-weight="normal" fo:font-family="'Times New Roman'" style:font-family-asian="'Times New Roman'" style:font-family-complex="'Times New Roman'" fo:background-color="transparent" fo:color="#000000"/>
    </style:style>
    <style:style style:name="P1" style:family="paragraph">
      <style:paragraph-properties fo:line-height="100.00%" fo:text-align="center" fo:margin-left="0.50pt" fo:text-indent="-0.50pt" fo:margin-right="0.40pt" fo:margin-bottom="12.30pt"/>
    </style:style>
    <style:style style:name="P2" style:family="paragraph">
      <style:paragraph-properties fo:line-height="100.00%" fo:text-align="center" fo:margin-left="0.50pt" fo:text-indent="-0.50pt" fo:margin-right="0.40pt" fo:margin-bottom="12.40pt"/>
    </style:style>
    <style:style style:name="P3" style:family="paragraph">
      <style:paragraph-properties fo:line-height="100.00%" fo:text-align="center" fo:margin-left="0.50pt" fo:text-indent="-0.50pt" fo:margin-right="0.40pt" fo:margin-bottom="22.40pt"/>
    </style:style>
    <style:style style:name="P4" style:family="paragraph">
      <style:paragraph-properties fo:line-height="100.00%" fo:text-align="left" fo:margin-left="0.50pt" fo:text-indent="-0.50pt" fo:margin-right="0.40pt" fo:margin-bottom="12.35pt">
        <style:tab-stops>
          <style:tab-stop style:position="68.15pt" style:type="center"/>
        </style:tab-stops>
      </style:paragraph-properties>
    </style:style>
    <style:style style:name="P5" style:family="paragraph">
      <style:paragraph-properties fo:line-height="100.00%" fo:text-align="justify" fo:margin-left="0.50pt" fo:text-indent="-0.50pt" fo:margin-right="0.40pt" fo:margin-bottom="0.25pt"/>
    </style:style>
    <style:style style:name="P6" style:family="paragraph">
      <style:paragraph-properties fo:line-height="100.00%" fo:text-align="left" fo:margin-left="0.50pt" fo:text-indent="-0.50pt" fo:margin-right="0.40pt" fo:margin-bottom="12.60pt"/>
    </style:style>
    <style:style style:name="P7" style:family="paragraph">
      <style:paragraph-properties fo:line-height="100.00%" fo:text-align="justify" fo:margin-left="0.50pt" fo:text-indent="-0.50pt" fo:margin-right="0.40pt" fo:margin-bottom="0.25pt"/>
    </style:style>
    <style:style style:name="P8" style:family="paragraph">
      <style:paragraph-properties fo:line-height="100.00%" fo:text-align="left" fo:margin-left="0.50pt" fo:text-indent="-0.50pt" fo:margin-right="0.40pt" fo:margin-bottom="12.75pt"/>
    </style:style>
    <style:style style:name="P9" style:family="paragraph">
      <style:paragraph-properties fo:line-height="100.00%" fo:text-align="justify" fo:margin-left="0.50pt" fo:text-indent="-0.50pt" fo:margin-right="0.40pt" fo:margin-bottom="0.25pt"/>
    </style:style>
    <style:style style:name="P10" style:family="paragraph">
      <style:paragraph-properties fo:line-height="100.00%" fo:text-align="left" fo:margin-left="0.50pt" fo:text-indent="-0.50pt" fo:margin-right="0.40pt"/>
    </style:style>
    <style:style style:name="P11" style:family="paragraph">
      <style:paragraph-properties fo:line-height="100.00%" fo:text-align="left" fo:margin-left="0.50pt" fo:text-indent="-0.50pt" fo:margin-right="0.40pt" fo:margin-bottom="12.75pt">
        <style:tab-stops>
          <style:tab-stop style:position="216.45pt" style:type="center"/>
        </style:tab-stops>
      </style:paragraph-properties>
    </style:style>
    <style:style style:name="P12" style:family="paragraph">
      <style:paragraph-properties fo:line-height="100.00%" fo:text-align="justify" fo:margin-left="0.50pt" fo:text-indent="-0.50pt" fo:margin-right="0.40pt" fo:margin-bottom="9.90pt"/>
    </style:style>
    <style:style style:name="P13" style:family="paragraph">
      <style:paragraph-properties fo:line-height="100.00%" fo:text-align="left" fo:margin-left="0.50pt" fo:text-indent="-0.50pt" fo:margin-right="0.40pt" fo:margin-bottom="22.80pt"/>
    </style:style>
    <style:style style:name="P14" style:family="paragraph">
      <style:paragraph-properties fo:line-height="100.00%" fo:text-align="left" fo:margin-left="0.50pt" fo:text-indent="-0.50pt" fo:margin-right="0.40pt" fo:margin-bottom="12.05pt"/>
    </style:style>
    <style:style style:name="P15" style:family="paragraph">
      <style:paragraph-properties fo:line-height="100.00%" fo:text-align="justify" fo:margin-left="0.50pt" fo:text-indent="-0.50pt" fo:margin-right="0.40pt" fo:margin-bottom="0.25pt"/>
    </style:style>
    <style:style style:name="P16" style:family="paragraph">
      <style:paragraph-properties fo:line-height="100.00%" fo:text-align="left" fo:margin-left="0.50pt" fo:text-indent="-0.50pt" fo:margin-right="0.40pt" fo:margin-bottom="0.15pt"/>
    </style:style>
    <style:style style:name="P17" style:family="paragraph">
      <style:paragraph-properties fo:line-height="100.00%" fo:text-align="left" fo:margin-left="3.90pt" fo:text-indent="-3.90pt">
        <style:tab-stops>
          <style:tab-stop style:position="121.35pt"/>
          <style:tab-stop style:position="26313.30pt"/>
          <style:tab-stop style:position="421117.75pt" style:type="right"/>
          <style:tab-stop style:position="-3.90pt"/>
          <style:tab-stop style:position="63.20pt"/>
        </style:tab-stops>
      </style:paragraph-properties>
    </style:style>
    <style:style style:name="P18" style:family="paragraph">
      <style:paragraph-properties fo:line-height="100.00%" fo:text-align="center" fo:margin-left="0.50pt" fo:text-indent="-0.50pt" fo:margin-right="0.40pt"/>
    </style:style>
    <style:style style:name="P19" style:family="paragraph">
      <style:paragraph-properties fo:line-height="100.00%" fo:text-align="left" fo:margin-left="0.50pt" fo:text-indent="-0.50pt" fo:margin-right="0.40pt"/>
    </style:style>
    <style:style style:name="P20" style:family="paragraph">
      <style:paragraph-properties fo:line-height="100.00%" fo:text-align="justify" fo:margin-left="0.50pt" fo:text-indent="-0.50pt" fo:margin-right="0.40pt"/>
    </style:style>
    <style:style style:name="P21" style:family="paragraph">
      <style:paragraph-properties fo:line-height="100.00%" fo:text-align="left" fo:margin-left="0.50pt" fo:text-indent="-0.50pt" fo:margin-right="0.40pt"/>
    </style:style>
    <style:style style:name="P22" style:family="paragraph">
      <style:paragraph-properties fo:line-height="100.00%" fo:text-align="left" fo:margin-left="3.90pt" fo:text-indent="-3.90pt">
        <style:tab-stops>
          <style:tab-stop style:position="121.35pt"/>
          <style:tab-stop style:position="26313.30pt"/>
          <style:tab-stop style:position="421117.75pt" style:type="right"/>
          <style:tab-stop style:position="-3.90pt"/>
          <style:tab-stop style:position="63.20pt"/>
        </style:tab-stops>
      </style:paragraph-properties>
    </style:style>
    <style:style style:name="P23"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24" style:family="paragraph">
      <style:paragraph-properties fo:line-height="115.00%" fo:text-align="left" fo:margin-bottom="10.00pt"/>
    </style:style>
    <style:style style:name="P25" style:family="paragraph">
      <style:paragraph-properties fo:line-height="100.00%" fo:text-align="left" fo:margin-left="0.50pt" fo:text-indent="-0.50pt" fo:margin-right="0.40pt"/>
    </style:style>
    <style:style style:name="P26" style:family="paragraph">
      <style:paragraph-properties fo:line-height="100.00%" fo:text-align="center" fo:margin-left="0.50pt" fo:text-indent="-0.50pt" fo:margin-right="0.40pt"/>
    </style:style>
    <style:style style:name="P27" style:family="paragraph">
      <style:paragraph-properties fo:line-height="100.00%" fo:text-align="left" fo:margin-left="0.50pt" fo:text-indent="-0.50pt" fo:margin-right="0.40pt"/>
    </style:style>
    <style:style style:name="P28" style:family="paragraph">
      <style:paragraph-properties fo:line-height="100.00%" fo:text-align="center" fo:margin-left="0.50pt" fo:text-indent="-0.50pt" fo:margin-right="0.40pt"/>
    </style:style>
    <style:style style:name="P29" style:family="paragraph">
      <style:paragraph-properties fo:line-height="100.00%" fo:text-align="left" fo:margin-left="0.50pt" fo:text-indent="-0.50pt" fo:margin-right="0.40pt"/>
    </style:style>
    <style:style style:name="P30"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31"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32" style:family="paragraph">
      <style:paragraph-properties fo:line-height="100.00%" fo:text-align="left" fo:margin-left="0.50pt" fo:text-indent="-0.50pt" fo:margin-right="0.40pt"/>
    </style:style>
    <style:style style:name="P33"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34" style:family="paragraph">
      <style:paragraph-properties fo:line-height="100.00%" fo:text-align="left" fo:margin-left="0.50pt" fo:text-indent="-0.50pt" fo:margin-right="0.40pt"/>
    </style:style>
    <style:style style:name="P35"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36" style:family="paragraph">
      <style:paragraph-properties fo:line-height="100.00%" fo:text-align="left" fo:margin-left="0.50pt" fo:text-indent="-0.50pt" fo:margin-right="0.40pt"/>
    </style:style>
    <style:style style:name="P37"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38"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39" style:family="paragraph">
      <style:paragraph-properties fo:line-height="100.00%" fo:text-align="justify" fo:margin-left="0.50pt" fo:text-indent="-0.50pt" fo:margin-right="0.40pt"/>
    </style:style>
    <style:style style:name="P40" style:family="paragraph">
      <style:paragraph-properties fo:line-height="100.00%" fo:text-align="left" fo:margin-left="0.50pt" fo:text-indent="-0.50pt" fo:margin-right="0.40pt"/>
    </style:style>
    <style:style style:name="P41"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42"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43" style:family="paragraph">
      <style:paragraph-properties fo:line-height="100.00%" fo:text-align="left" fo:margin-left="0.50pt" fo:text-indent="-0.50pt" fo:margin-right="0.40pt"/>
    </style:style>
    <style:style style:name="P44"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45" style:family="paragraph">
      <style:paragraph-properties fo:line-height="100.00%" fo:text-align="left" fo:margin-left="0.50pt" fo:text-indent="-0.50pt" fo:margin-right="0.40pt"/>
    </style:style>
    <style:style style:name="P46"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47" style:family="paragraph">
      <style:paragraph-properties fo:line-height="100.00%" fo:text-align="left" fo:margin-left="0.50pt" fo:text-indent="-0.50pt" fo:margin-right="0.40pt"/>
    </style:style>
    <style:style style:name="P48"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49" style:family="paragraph">
      <style:paragraph-properties fo:line-height="100.00%" fo:text-align="left" fo:margin-left="0.50pt" fo:text-indent="-0.50pt" fo:margin-right="0.40pt"/>
    </style:style>
    <style:style style:name="P50"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51" style:family="paragraph">
      <style:paragraph-properties fo:line-height="100.00%" fo:text-align="left" fo:margin-left="0.50pt" fo:text-indent="-0.50pt" fo:margin-right="0.40pt"/>
    </style:style>
    <style:style style:name="P52"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53"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54" style:family="paragraph">
      <style:paragraph-properties fo:line-height="100.00%" fo:text-align="left" fo:margin-left="0.50pt" fo:text-indent="-0.50pt" fo:margin-right="0.40pt"/>
    </style:style>
    <style:style style:name="P55"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56"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57" style:family="paragraph">
      <style:paragraph-properties fo:line-height="100.00%" fo:text-align="left" fo:margin-left="0.50pt" fo:text-indent="-0.50pt" fo:margin-right="0.40pt">
        <style:tab-stops>
          <style:tab-stop style:position="68.60pt" style:type="center"/>
          <style:tab-stop style:position="123.15pt" style:type="right"/>
        </style:tab-stops>
      </style:paragraph-properties>
    </style:style>
    <style:style style:name="P58" style:family="paragraph">
      <style:paragraph-properties fo:line-height="100.00%" fo:text-align="left" fo:margin-left="0.50pt" fo:text-indent="-0.50pt" fo:margin-right="0.40pt"/>
    </style:style>
    <style:style style:name="P59" style:family="paragraph">
      <style:paragraph-properties fo:line-height="100.00%" fo:text-align="left" fo:margin-left="3.90pt" fo:text-indent="-3.90pt">
        <style:tab-stops>
          <style:tab-stop style:position="121.35pt"/>
          <style:tab-stop style:position="26313.30pt"/>
          <style:tab-stop style:position="421117.75pt" style:type="right"/>
          <style:tab-stop style:position="1621.70pt"/>
          <style:tab-stop style:position="27.55pt"/>
          <style:tab-stop style:position="26313.30pt"/>
          <style:tab-stop style:position="421117.75pt" style:type="right"/>
          <style:tab-stop style:position="21.70pt"/>
          <style:tab-stop style:position="31.75pt"/>
        </style:tab-stops>
      </style:paragraph-properties>
    </style:style>
    <style:style style:name="P60" style:family="paragraph">
      <style:paragraph-properties fo:line-height="100.00%" fo:text-align="left" fo:margin-left="0.50pt" fo:text-indent="-0.50pt" fo:margin-right="0.40pt" fo:margin-bottom="12.60pt"/>
    </style:style>
    <style:style style:name="P61" style:family="paragraph">
      <style:paragraph-properties fo:line-height="100.00%" fo:text-align="left" fo:margin-left="0.50pt" fo:text-indent="-0.50pt" fo:margin-right="0.40pt"/>
    </style:style>
    <style:style style:name="P62" style:family="paragraph">
      <style:paragraph-properties fo:line-height="100.00%" fo:text-align="justify" fo:margin-left="0.50pt" fo:text-indent="-0.50pt" fo:margin-right="0.40pt" fo:margin-bottom="0.25pt"/>
    </style:style>
    <style:style style:name="P63" style:family="paragraph">
      <style:paragraph-properties fo:line-height="100.00%" fo:text-align="left" fo:margin-left="0.50pt" fo:text-indent="-0.50pt" fo:margin-right="0.40pt" fo:margin-bottom="22.40pt"/>
    </style:style>
    <style:style style:name="P64" style:family="paragraph">
      <style:paragraph-properties fo:line-height="100.00%" fo:text-align="justify" fo:margin-left="0.50pt" fo:text-indent="-0.50pt" fo:margin-right="0.40pt" fo:margin-bottom="0.25pt"/>
    </style:style>
    <style:style style:name="P65" style:family="paragraph">
      <style:paragraph-properties fo:line-height="100.00%" fo:text-align="justify" fo:margin-left="0.50pt" fo:text-indent="-0.50pt" fo:margin-right="0.40pt"/>
    </style:style>
    <style:style style:name="P66" style:family="paragraph">
      <style:paragraph-properties fo:line-height="100.00%" fo:text-align="left" fo:margin-left="0.50pt" fo:text-indent="-0.50pt" fo:margin-right="0.40pt"/>
    </style:style>
    <style:style style:name="P67" style:family="paragraph">
      <style:paragraph-properties fo:line-height="100.00%" fo:text-align="justify" fo:margin-left="0.50pt" fo:text-indent="-0.50pt" fo:margin-right="0.40pt" fo:margin-bottom="0.25pt"/>
    </style:style>
    <style:style style:name="P68" style:family="paragraph">
      <style:paragraph-properties fo:line-height="100.00%" fo:text-align="justify" fo:margin-left="0.50pt" fo:text-indent="-0.50pt" fo:margin-right="0.40pt"/>
    </style:style>
    <style:style style:name="P69" style:family="paragraph">
      <style:paragraph-properties fo:line-height="100.00%" fo:text-align="left" fo:margin-left="0.50pt" fo:text-indent="-0.50pt" fo:margin-right="0.40pt" fo:margin-bottom="12.60pt"/>
    </style:style>
    <style:style style:name="P70" style:family="paragraph">
      <style:paragraph-properties fo:line-height="100.00%" fo:text-align="justify" fo:margin-left="0.50pt" fo:text-indent="-0.50pt" fo:margin-right="0.40pt" fo:margin-bottom="0.25pt"/>
    </style:style>
    <style:style style:name="P71" style:family="paragraph">
      <style:paragraph-properties fo:line-height="100.00%" fo:text-align="justify" fo:margin-left="0.50pt" fo:text-indent="-0.50pt" fo:margin-right="0.40pt" fo:margin-bottom="12.30pt"/>
    </style:style>
    <style:style style:name="P72" style:family="paragraph">
      <style:paragraph-properties fo:line-height="100.00%" fo:text-align="left" fo:margin-left="0.50pt" fo:text-indent="-0.50pt" fo:margin-right="0.40pt" fo:margin-bottom="12.95pt"/>
    </style:style>
    <style:style style:name="P73" style:family="paragraph">
      <style:paragraph-properties fo:line-height="100.00%" fo:text-align="left" fo:margin-left="0.50pt" fo:text-indent="-0.50pt" fo:margin-right="0.40pt" fo:margin-bottom="21.90pt"/>
    </style:style>
    <style:style style:name="P74" style:family="paragraph">
      <style:paragraph-properties fo:line-height="100.00%" fo:text-align="justify" fo:margin-left="0.50pt" fo:text-indent="-0.50pt" fo:margin-right="0.40pt" fo:margin-bottom="0.25pt"/>
    </style:style>
    <style:style style:name="P75" style:family="paragraph">
      <style:paragraph-properties fo:line-height="100.00%" fo:text-align="left" fo:margin-left="0.50pt" fo:text-indent="-0.50pt" fo:margin-right="0.40pt" fo:margin-bottom="12.60pt"/>
    </style:style>
    <style:style style:name="P76" style:family="paragraph">
      <style:paragraph-properties fo:line-height="100.00%" fo:text-align="left" fo:margin-left="0.50pt" fo:text-indent="-0.50pt" fo:margin-right="0.40pt"/>
    </style:style>
    <style:style style:name="P77" style:family="paragraph">
      <style:paragraph-properties fo:line-height="100.00%" fo:text-align="left" fo:margin-left="0.50pt" fo:text-indent="-0.50pt" fo:margin-right="0.40pt" fo:margin-bottom="0.15pt"/>
    </style:style>
    <style:style style:name="P78" style:family="paragraph">
      <style:paragraph-properties fo:line-height="100.00%" fo:text-align="left" fo:margin-left="0.70pt" fo:text-indent="-0.70pt">
        <style:tab-stops>
          <style:tab-stop style:position="67.05pt"/>
          <style:tab-stop style:position="26522.40pt" style:leader-style="dotted"/>
          <style:tab-stop style:position="432600.95pt" style:type="right"/>
          <style:tab-stop style:position="-0.70pt"/>
          <style:tab-stop style:position="107.75pt"/>
          <style:tab-stop style:position="26316.50pt" style:leader-style="solid"/>
        </style:tab-stops>
      </style:paragraph-properties>
    </style:style>
    <style:style style:name="P79" style:family="paragraph">
      <style:paragraph-properties fo:line-height="100.00%" fo:text-align="justify" fo:margin-left="0.50pt" fo:text-indent="-0.50pt" fo:margin-right="0.40pt"/>
    </style:style>
    <style:style style:name="P80" style:family="paragraph">
      <style:paragraph-properties fo:line-height="100.00%" fo:text-align="left" fo:margin-left="0.70pt" fo:text-indent="-0.70pt">
        <style:tab-stops>
          <style:tab-stop style:position="67.05pt"/>
          <style:tab-stop style:position="26522.40pt" style:leader-style="dotted"/>
          <style:tab-stop style:position="432600.95pt" style:type="right"/>
          <style:tab-stop style:position="-0.70pt"/>
          <style:tab-stop style:position="107.75pt"/>
          <style:tab-stop style:position="26316.50pt" style:leader-style="solid"/>
        </style:tab-stops>
      </style:paragraph-properties>
    </style:style>
    <style:style style:name="P81" style:family="paragraph">
      <style:paragraph-properties fo:line-height="100.00%" fo:text-align="left" fo:margin-left="0.70pt" fo:text-indent="-0.70pt">
        <style:tab-stops>
          <style:tab-stop style:position="67.05pt"/>
          <style:tab-stop style:position="26522.40pt" style:leader-style="dotted"/>
          <style:tab-stop style:position="421132.15pt" style:type="right"/>
          <style:tab-stop style:position="1624.90pt"/>
          <style:tab-stop style:position="107.75pt"/>
          <style:tab-stop style:position="26828.50pt" style:leader-style="solid"/>
        </style:tab-stops>
      </style:paragraph-properties>
    </style:style>
    <style:style style:name="P82" style:family="paragraph">
      <style:paragraph-properties fo:line-height="100.00%" fo:text-align="justify" fo:margin-left="0.50pt" fo:text-indent="-0.50pt" fo:margin-right="0.40pt"/>
    </style:style>
    <style:style style:name="P83" style:family="paragraph">
      <style:paragraph-properties fo:line-height="100.00%" fo:text-align="left" fo:margin-left="0.50pt" fo:text-indent="-0.50pt" fo:margin-right="0.40pt"/>
    </style:style>
    <style:style style:name="P84" style:family="paragraph">
      <style:paragraph-properties fo:line-height="100.00%" fo:text-align="left" fo:margin-left="0.70pt" fo:text-indent="-0.70pt">
        <style:tab-stops>
          <style:tab-stop style:position="67.05pt"/>
          <style:tab-stop style:position="26522.40pt" style:leader-style="dotted"/>
          <style:tab-stop style:position="421132.15pt" style:type="right"/>
          <style:tab-stop style:position="1624.90pt"/>
          <style:tab-stop style:position="107.75pt"/>
          <style:tab-stop style:position="26828.50pt" style:leader-style="solid"/>
        </style:tab-stops>
      </style:paragraph-properties>
    </style:style>
    <style:style style:name="P85" style:family="paragraph">
      <style:paragraph-properties fo:line-height="100.00%" fo:text-align="left" fo:margin-left="0.70pt" fo:text-indent="-0.70pt">
        <style:tab-stops>
          <style:tab-stop style:position="67.05pt"/>
          <style:tab-stop style:position="26522.40pt" style:leader-style="dotted"/>
          <style:tab-stop style:position="421132.15pt" style:type="right"/>
          <style:tab-stop style:position="1624.90pt"/>
          <style:tab-stop style:position="107.75pt"/>
          <style:tab-stop style:position="26828.50pt" style:leader-style="solid"/>
        </style:tab-stops>
      </style:paragraph-properties>
    </style:style>
    <style:style style:name="P86" style:family="paragraph">
      <style:paragraph-properties fo:line-height="115.00%" fo:text-align="left" fo:margin-bottom="10.00pt"/>
    </style:style>
    <style:style style:name="P87" style:family="paragraph">
      <style:paragraph-properties fo:line-height="100.00%" fo:text-align="left" fo:margin-left="0.50pt" fo:text-indent="-0.50pt" fo:margin-right="0.40pt"/>
    </style:style>
    <style:style style:name="P88" style:family="paragraph">
      <style:paragraph-properties fo:line-height="100.00%" fo:text-align="left" fo:margin-left="0.70pt" fo:text-indent="-0.70pt">
        <style:tab-stops>
          <style:tab-stop style:position="67.05pt"/>
          <style:tab-stop style:position="26522.40pt" style:leader-style="dotted"/>
          <style:tab-stop style:position="421132.15pt" style:type="right"/>
          <style:tab-stop style:position="1624.90pt"/>
          <style:tab-stop style:position="107.75pt"/>
          <style:tab-stop style:position="26828.50pt" style:leader-style="solid"/>
        </style:tab-stops>
      </style:paragraph-properties>
    </style:style>
    <style:style style:name="P89" style:family="paragraph">
      <style:paragraph-properties fo:line-height="100.00%" fo:text-align="left" fo:margin-left="0.70pt" fo:text-indent="-0.70pt">
        <style:tab-stops>
          <style:tab-stop style:position="67.05pt"/>
          <style:tab-stop style:position="26522.40pt" style:leader-style="dotted"/>
          <style:tab-stop style:position="421132.15pt" style:type="right"/>
          <style:tab-stop style:position="1624.90pt"/>
          <style:tab-stop style:position="107.75pt"/>
          <style:tab-stop style:position="26828.50pt"/>
        </style:tab-stops>
      </style:paragraph-properties>
    </style:style>
    <style:style style:name="P90" style:family="paragraph">
      <style:paragraph-properties fo:line-height="115.00%" fo:text-align="left" fo:margin-bottom="10.00pt"/>
    </style:style>
    <style:style style:name="P91" style:family="paragraph">
      <style:paragraph-properties fo:line-height="100.00%" fo:text-align="left" fo:margin-left="0.50pt" fo:text-indent="-0.50pt" fo:margin-right="0.40pt"/>
    </style:style>
    <style:style style:name="P92" style:family="paragraph">
      <style:paragraph-properties fo:line-height="100.00%" fo:text-align="left" fo:margin-left="0.70pt" fo:text-indent="-0.70pt">
        <style:tab-stops>
          <style:tab-stop style:position="67.05pt"/>
          <style:tab-stop style:position="26522.40pt" style:leader-style="dotted"/>
          <style:tab-stop style:position="421132.15pt" style:type="right"/>
          <style:tab-stop style:position="1624.90pt"/>
          <style:tab-stop style:position="107.75pt"/>
          <style:tab-stop style:position="26828.50pt"/>
        </style:tab-stops>
      </style:paragraph-properties>
    </style:style>
    <style:style style:name="P93" style:family="paragraph">
      <style:paragraph-properties fo:line-height="100.00%" fo:text-align="left" fo:margin-left="0.50pt" fo:text-indent="-0.50pt" fo:margin-right="0.40pt" fo:margin-bottom="12.60pt"/>
    </style:style>
    <style:style style:name="P94" style:family="paragraph">
      <style:paragraph-properties fo:line-height="100.00%" fo:text-align="left" fo:margin-left="0.50pt" fo:text-indent="-0.50pt" fo:margin-right="0.40pt" fo:margin-bottom="14.15pt"/>
    </style:style>
    <style:style style:name="P95" style:family="paragraph">
      <style:paragraph-properties fo:line-height="100.00%" fo:text-align="left" fo:margin-left="0.50pt" fo:text-indent="-0.50pt" fo:margin-right="0.40pt" fo:margin-bottom="0.15pt"/>
    </style:style>
    <style:style style:name="P96" style:family="paragraph">
      <style:paragraph-properties fo:line-height="100.00%" fo:text-align="left" fo:margin-left="0.70pt" fo:text-indent="-0.70pt">
        <style:tab-stops>
          <style:tab-stop style:position="177.30pt"/>
          <style:tab-stop style:position="26522.40pt" style:leader-style="dotted"/>
          <style:tab-stop style:position="432600.95pt" style:type="right"/>
          <style:tab-stop style:position="-0.70pt"/>
          <style:tab-stop style:position="63.75pt"/>
        </style:tab-stops>
      </style:paragraph-properties>
    </style:style>
    <style:style style:name="P97" style:family="paragraph">
      <style:paragraph-properties fo:line-height="100.00%" fo:text-align="left" fo:margin-left="0.50pt" fo:text-indent="-0.50pt" fo:margin-right="0.40pt"/>
    </style:style>
    <style:style style:name="P98" style:family="paragraph">
      <style:paragraph-properties fo:line-height="100.00%" fo:text-align="justify" fo:margin-left="0.50pt" fo:text-indent="-0.50pt" fo:margin-right="0.40pt"/>
    </style:style>
    <style:style style:name="P99" style:family="paragraph">
      <style:paragraph-properties fo:line-height="100.00%" fo:text-align="left" fo:margin-left="0.70pt" fo:text-indent="-0.70pt">
        <style:tab-stops>
          <style:tab-stop style:position="177.30pt"/>
          <style:tab-stop style:position="26522.40pt" style:leader-style="dotted"/>
          <style:tab-stop style:position="432600.95pt" style:type="right"/>
          <style:tab-stop style:position="-0.70pt"/>
          <style:tab-stop style:position="63.75pt"/>
        </style:tab-stops>
      </style:paragraph-properties>
    </style:style>
    <style:style style:name="P100" style:family="paragraph">
      <style:paragraph-properties fo:line-height="100.00%" fo:text-align="left" fo:margin-left="0.70pt" fo:text-indent="-0.70pt">
        <style:tab-stops>
          <style:tab-stop style:position="67.55pt"/>
          <style:tab-stop style:position="26522.40pt" style:leader-style="dotted"/>
          <style:tab-stop style:position="421132.15pt" style:type="right"/>
          <style:tab-stop style:position="1624.90pt"/>
          <style:tab-stop style:position="109.05pt"/>
          <style:tab-stop style:position="26521.30pt" style:leader-style="solid"/>
        </style:tab-stops>
      </style:paragraph-properties>
    </style:style>
    <style:style style:name="P101" style:family="paragraph">
      <style:paragraph-properties fo:line-height="100.00%" fo:text-align="justify" fo:margin-left="0.50pt" fo:text-indent="-0.50pt" fo:margin-right="0.40pt"/>
    </style:style>
    <style:style style:name="P102" style:family="paragraph">
      <style:paragraph-properties fo:line-height="100.00%" fo:text-align="left" fo:margin-left="0.50pt" fo:text-indent="-0.50pt" fo:margin-right="0.40pt"/>
    </style:style>
    <style:style style:name="P103" style:family="paragraph">
      <style:paragraph-properties fo:line-height="100.00%" fo:text-align="left" fo:margin-left="0.70pt" fo:text-indent="-0.70pt">
        <style:tab-stops>
          <style:tab-stop style:position="67.55pt"/>
          <style:tab-stop style:position="26522.40pt" style:leader-style="dotted"/>
          <style:tab-stop style:position="421132.15pt" style:type="right"/>
          <style:tab-stop style:position="1624.90pt"/>
          <style:tab-stop style:position="109.05pt"/>
          <style:tab-stop style:position="26521.30pt" style:leader-style="solid"/>
        </style:tab-stops>
      </style:paragraph-properties>
    </style:style>
    <style:style style:name="P104" style:family="paragraph">
      <style:paragraph-properties fo:line-height="100.00%" fo:text-align="left" fo:margin-left="0.70pt" fo:text-indent="-0.70pt">
        <style:tab-stops>
          <style:tab-stop style:position="67.55pt"/>
          <style:tab-stop style:position="26522.40pt" style:leader-style="dotted"/>
          <style:tab-stop style:position="421132.15pt" style:type="right"/>
          <style:tab-stop style:position="1624.90pt"/>
          <style:tab-stop style:position="109.05pt"/>
          <style:tab-stop style:position="26828.50pt" style:leader-style="solid"/>
        </style:tab-stops>
      </style:paragraph-properties>
    </style:style>
    <style:style style:name="P105" style:family="paragraph">
      <style:paragraph-properties fo:line-height="115.00%" fo:text-align="left" fo:margin-bottom="10.00pt"/>
    </style:style>
    <style:style style:name="P106" style:family="paragraph">
      <style:paragraph-properties fo:line-height="100.00%" fo:text-align="left" fo:margin-left="0.50pt" fo:text-indent="-0.50pt" fo:margin-right="0.40pt"/>
    </style:style>
    <style:style style:name="P107" style:family="paragraph">
      <style:paragraph-properties fo:line-height="100.00%" fo:text-align="left" fo:margin-left="0.70pt" fo:text-indent="-0.70pt">
        <style:tab-stops>
          <style:tab-stop style:position="67.55pt"/>
          <style:tab-stop style:position="26522.40pt" style:leader-style="dotted"/>
          <style:tab-stop style:position="421132.15pt" style:type="right"/>
          <style:tab-stop style:position="1624.90pt"/>
          <style:tab-stop style:position="109.05pt"/>
          <style:tab-stop style:position="26828.50pt" style:leader-style="solid"/>
        </style:tab-stops>
      </style:paragraph-properties>
    </style:style>
    <style:style style:name="P108" style:family="paragraph">
      <style:paragraph-properties fo:line-height="100.00%" fo:text-align="left" fo:margin-left="0.70pt" fo:text-indent="-0.70pt">
        <style:tab-stops>
          <style:tab-stop style:position="67.55pt"/>
          <style:tab-stop style:position="26522.40pt" style:leader-style="dotted"/>
          <style:tab-stop style:position="421132.15pt" style:type="right"/>
          <style:tab-stop style:position="1624.90pt"/>
          <style:tab-stop style:position="109.05pt"/>
          <style:tab-stop style:position="26828.50pt"/>
        </style:tab-stops>
      </style:paragraph-properties>
    </style:style>
    <style:style style:name="P109" style:family="paragraph">
      <style:paragraph-properties fo:line-height="115.00%" fo:text-align="left" fo:margin-bottom="10.00pt"/>
    </style:style>
    <style:style style:name="P110" style:family="paragraph">
      <style:paragraph-properties fo:line-height="100.00%" fo:text-align="left" fo:margin-left="0.50pt" fo:text-indent="-0.50pt" fo:margin-right="0.40pt"/>
    </style:style>
    <style:style style:name="P111" style:family="paragraph">
      <style:paragraph-properties fo:line-height="100.00%" fo:text-align="left" fo:margin-left="0.70pt" fo:text-indent="-0.70pt">
        <style:tab-stops>
          <style:tab-stop style:position="67.55pt"/>
          <style:tab-stop style:position="26522.40pt" style:leader-style="dotted"/>
          <style:tab-stop style:position="421132.15pt" style:type="right"/>
          <style:tab-stop style:position="1624.90pt"/>
          <style:tab-stop style:position="109.05pt"/>
          <style:tab-stop style:position="26828.50pt"/>
        </style:tab-stops>
      </style:paragraph-properties>
    </style:style>
    <style:style style:name="P112" style:family="paragraph">
      <style:paragraph-properties fo:line-height="100.00%" fo:text-align="left" fo:margin-left="0.50pt" fo:text-indent="-0.50pt" fo:margin-right="0.40pt" fo:margin-bottom="12.60pt"/>
    </style:style>
    <style:style style:name="P113" style:family="paragraph">
      <style:paragraph-properties fo:line-height="100.00%" fo:text-align="left" fo:margin-left="0.50pt" fo:text-indent="-0.50pt" fo:margin-right="0.40pt" fo:margin-bottom="0.15pt"/>
    </style:style>
    <style:style style:name="P114" style:family="paragraph">
      <style:paragraph-properties fo:line-height="100.00%" fo:text-align="left" fo:margin-left="0.70pt" fo:text-indent="-0.70pt">
        <style:tab-stops>
          <style:tab-stop style:position="67.55pt"/>
          <style:tab-stop style:position="26522.40pt" style:leader-style="dotted"/>
          <style:tab-stop style:position="432600.95pt" style:type="right"/>
          <style:tab-stop style:position="-0.70pt"/>
          <style:tab-stop style:position="109.15pt"/>
          <style:tab-stop style:position="26316.50pt" style:leader-style="solid"/>
        </style:tab-stops>
      </style:paragraph-properties>
    </style:style>
    <style:style style:name="P115" style:family="paragraph">
      <style:paragraph-properties fo:line-height="100.00%" fo:text-align="justify" fo:margin-left="0.50pt" fo:text-indent="-0.50pt" fo:margin-right="0.40pt"/>
    </style:style>
    <style:style style:name="P116" style:family="paragraph">
      <style:paragraph-properties fo:line-height="100.00%" fo:text-align="left" fo:margin-left="0.70pt" fo:text-indent="-0.70pt">
        <style:tab-stops>
          <style:tab-stop style:position="67.55pt"/>
          <style:tab-stop style:position="26522.40pt" style:leader-style="dotted"/>
          <style:tab-stop style:position="432600.95pt" style:type="right"/>
          <style:tab-stop style:position="-0.70pt"/>
          <style:tab-stop style:position="109.15pt"/>
          <style:tab-stop style:position="26316.50pt" style:leader-style="solid"/>
        </style:tab-stops>
      </style:paragraph-properties>
    </style:style>
    <style:style style:name="P117" style:family="paragraph">
      <style:paragraph-properties fo:line-height="100.00%" fo:text-align="left" fo:margin-left="0.70pt" fo:text-indent="-0.70pt">
        <style:tab-stops>
          <style:tab-stop style:position="67.55pt"/>
          <style:tab-stop style:position="26522.40pt" style:leader-style="dotted"/>
          <style:tab-stop style:position="421132.15pt" style:type="right"/>
          <style:tab-stop style:position="1624.90pt"/>
          <style:tab-stop style:position="109.15pt"/>
          <style:tab-stop style:position="26828.50pt" style:leader-style="solid"/>
        </style:tab-stops>
      </style:paragraph-properties>
    </style:style>
    <style:style style:name="P118" style:family="paragraph">
      <style:paragraph-properties fo:line-height="100.00%" fo:text-align="justify" fo:margin-left="0.50pt" fo:text-indent="-0.50pt" fo:margin-right="0.40pt"/>
    </style:style>
    <style:style style:name="P119" style:family="paragraph">
      <style:paragraph-properties fo:line-height="100.00%" fo:text-align="left" fo:margin-left="0.50pt" fo:text-indent="-0.50pt" fo:margin-right="0.40pt"/>
    </style:style>
    <style:style style:name="P120" style:family="paragraph">
      <style:paragraph-properties fo:line-height="100.00%" fo:text-align="left" fo:margin-left="0.70pt" fo:text-indent="-0.70pt">
        <style:tab-stops>
          <style:tab-stop style:position="67.55pt"/>
          <style:tab-stop style:position="26522.40pt" style:leader-style="dotted"/>
          <style:tab-stop style:position="421132.15pt" style:type="right"/>
          <style:tab-stop style:position="1624.90pt"/>
          <style:tab-stop style:position="109.15pt"/>
          <style:tab-stop style:position="26828.50pt" style:leader-style="solid"/>
        </style:tab-stops>
      </style:paragraph-properties>
    </style:style>
    <style:style style:name="P121" style:family="paragraph">
      <style:paragraph-properties fo:line-height="100.00%" fo:text-align="left" fo:margin-left="0.70pt" fo:text-indent="-0.70pt">
        <style:tab-stops>
          <style:tab-stop style:position="67.55pt"/>
          <style:tab-stop style:position="26522.40pt" style:leader-style="dotted"/>
          <style:tab-stop style:position="421132.15pt" style:type="right"/>
          <style:tab-stop style:position="1624.90pt"/>
          <style:tab-stop style:position="109.15pt"/>
          <style:tab-stop style:position="26828.50pt" style:leader-style="solid"/>
        </style:tab-stops>
      </style:paragraph-properties>
    </style:style>
    <style:style style:name="P122" style:family="paragraph">
      <style:paragraph-properties fo:line-height="115.00%" fo:text-align="left" fo:margin-bottom="10.00pt"/>
    </style:style>
    <style:style style:name="P123" style:family="paragraph">
      <style:paragraph-properties fo:line-height="100.00%" fo:text-align="left" fo:margin-left="0.50pt" fo:text-indent="-0.50pt" fo:margin-right="0.40pt"/>
    </style:style>
    <style:style style:name="P124" style:family="paragraph">
      <style:paragraph-properties fo:line-height="100.00%" fo:text-align="left" fo:margin-left="0.70pt" fo:text-indent="-0.70pt">
        <style:tab-stops>
          <style:tab-stop style:position="67.55pt"/>
          <style:tab-stop style:position="26522.40pt" style:leader-style="dotted"/>
          <style:tab-stop style:position="421132.15pt" style:type="right"/>
          <style:tab-stop style:position="1624.90pt"/>
          <style:tab-stop style:position="109.15pt"/>
          <style:tab-stop style:position="26828.50pt" style:leader-style="solid"/>
        </style:tab-stops>
      </style:paragraph-properties>
    </style:style>
    <style:style style:name="P125" style:family="paragraph">
      <style:paragraph-properties fo:line-height="100.00%" fo:text-align="left" fo:margin-left="0.70pt" fo:text-indent="-0.70pt">
        <style:tab-stops>
          <style:tab-stop style:position="67.55pt"/>
          <style:tab-stop style:position="26522.40pt" style:leader-style="dotted"/>
          <style:tab-stop style:position="421132.15pt" style:type="right"/>
          <style:tab-stop style:position="1624.90pt"/>
          <style:tab-stop style:position="109.15pt"/>
          <style:tab-stop style:position="26828.50pt"/>
        </style:tab-stops>
      </style:paragraph-properties>
    </style:style>
    <style:style style:name="P126" style:family="paragraph">
      <style:paragraph-properties fo:line-height="115.00%" fo:text-align="left" fo:margin-bottom="10.00pt"/>
    </style:style>
    <style:style style:name="P127" style:family="paragraph">
      <style:paragraph-properties fo:line-height="100.00%" fo:text-align="left" fo:margin-left="0.50pt" fo:text-indent="-0.50pt" fo:margin-right="0.40pt"/>
    </style:style>
    <style:style style:name="P128" style:family="paragraph">
      <style:paragraph-properties fo:line-height="100.00%" fo:text-align="left" fo:margin-left="0.70pt" fo:text-indent="-0.70pt">
        <style:tab-stops>
          <style:tab-stop style:position="67.55pt"/>
          <style:tab-stop style:position="26522.40pt" style:leader-style="dotted"/>
          <style:tab-stop style:position="421132.15pt" style:type="right"/>
          <style:tab-stop style:position="1624.90pt"/>
          <style:tab-stop style:position="109.15pt"/>
          <style:tab-stop style:position="26828.50pt"/>
        </style:tab-stops>
      </style:paragraph-properties>
    </style:style>
    <style:style style:name="P129" style:family="paragraph">
      <style:paragraph-properties fo:line-height="100.00%" fo:text-align="left" fo:margin-left="0.50pt" fo:text-indent="-0.50pt" fo:margin-right="0.40pt" fo:margin-bottom="12.35pt"/>
    </style:style>
    <style:style style:name="P130" style:family="paragraph">
      <style:paragraph-properties fo:line-height="100.00%" fo:text-align="justify" fo:margin-left="0.50pt" fo:text-indent="-0.50pt" fo:margin-right="0.40pt" fo:margin-bottom="0.25pt"/>
    </style:style>
    <style:style style:name="P131" style:family="paragraph">
      <style:paragraph-properties fo:line-height="100.00%" fo:text-align="left" fo:margin-left="0.50pt" fo:text-indent="-0.50pt" fo:margin-right="0.40pt" fo:margin-bottom="12.60pt"/>
    </style:style>
    <style:style style:name="P132" style:family="paragraph">
      <style:paragraph-properties fo:line-height="100.00%" fo:text-align="justify" fo:margin-left="0.50pt" fo:text-indent="-0.50pt" fo:margin-right="0.40pt" fo:margin-bottom="0.25pt"/>
    </style:style>
    <style:style style:name="P133" style:family="paragraph">
      <style:paragraph-properties fo:line-height="200.00%" fo:text-align="justify" fo:margin-left="0.50pt" fo:text-indent="-0.50pt" fo:margin-right="0.40pt"/>
    </style:style>
    <style:style style:name="P134" style:family="paragraph">
      <style:paragraph-properties fo:line-height="100.00%" fo:text-align="justify" fo:margin-left="0.50pt" fo:text-indent="-0.50pt" fo:margin-right="0.40pt" fo:margin-bottom="0.25pt"/>
    </style:style>
    <style:style style:name="P135" style:family="paragraph">
      <style:paragraph-properties fo:line-height="100.00%" fo:text-align="left" fo:margin-left="0.50pt" fo:text-indent="-0.50pt" fo:margin-right="0.40pt" fo:margin-bottom="12.60pt"/>
    </style:style>
    <style:style style:name="P136" style:family="paragraph">
      <style:paragraph-properties fo:line-height="100.00%" fo:text-align="left" fo:margin-left="0.50pt" fo:text-indent="-0.50pt" fo:margin-right="0.40pt"/>
    </style:style>
    <style:style style:name="P137" style:family="paragraph">
      <style:paragraph-properties fo:line-height="100.00%" fo:text-align="left" fo:margin-left="0.50pt" fo:text-indent="-0.50pt" fo:margin-right="0.40pt" fo:margin-bottom="12.60pt">
        <style:tab-stops>
          <style:tab-stop style:position="411.05pt" style:type="right"/>
        </style:tab-stops>
      </style:paragraph-properties>
    </style:style>
    <style:style style:name="P138" style:family="paragraph">
      <style:paragraph-properties fo:line-height="100.00%" fo:text-align="left" fo:margin-left="0.50pt" fo:text-indent="-0.50pt" fo:margin-right="0.40pt" fo:margin-bottom="12.35pt">
        <style:tab-stops>
          <style:tab-stop style:position="54.85pt" style:type="center"/>
        </style:tab-stops>
      </style:paragraph-properties>
    </style:style>
    <style:style style:name="P139" style:family="paragraph">
      <style:paragraph-properties fo:line-height="100.00%" fo:text-align="justify" fo:margin-left="0.50pt" fo:text-indent="-0.50pt" fo:margin-right="0.40pt" fo:margin-bottom="0.25pt"/>
    </style:style>
    <style:style style:name="P140" style:family="paragraph">
      <style:paragraph-properties fo:line-height="100.00%" fo:text-align="left" fo:margin-left="0.50pt" fo:text-indent="-0.50pt" fo:margin-right="0.40pt" fo:margin-bottom="13.35pt"/>
    </style:style>
    <style:style style:name="P141" style:family="paragraph">
      <style:paragraph-properties fo:line-height="100.00%" fo:text-align="left" fo:margin-left="0.50pt" fo:text-indent="-0.50pt" fo:margin-right="0.40pt" fo:margin-bottom="12.05pt"/>
    </style:style>
    <style:style style:name="P142" style:family="paragraph">
      <style:paragraph-properties fo:line-height="100.00%" fo:text-align="justify" fo:margin-left="0.50pt" fo:text-indent="-0.50pt" fo:margin-right="0.40pt" fo:margin-bottom="0.25pt"/>
    </style:style>
    <style:style style:name="P143" style:family="paragraph">
      <style:paragraph-properties fo:line-height="100.00%" fo:text-align="left" fo:margin-left="0.50pt" fo:text-indent="-0.50pt" fo:margin-right="0.40pt" fo:margin-bottom="0.45pt"/>
    </style:style>
    <style:style style:name="P144" style:family="paragraph">
      <style:paragraph-properties fo:line-height="100.00%" fo:text-align="left" fo:margin-left="0.50pt" fo:text-indent="-0.50pt" fo:margin-right="0.40pt" fo:margin-bottom="0.15pt"/>
    </style:style>
    <style:style style:name="P145" style:family="paragraph">
      <style:paragraph-properties fo:line-height="100.00%" fo:text-align="left" fo:margin-left="0.50pt" fo:text-indent="-0.50pt">
        <style:tab-stops>
          <style:tab-stop style:position="70.25pt"/>
          <style:tab-stop style:position="26317.30pt" style:leader-style="solid"/>
          <style:tab-stop style:position="432589.95pt" style:type="right"/>
          <style:tab-stop style:position="-0.50pt"/>
          <style:tab-stop style:position="63.35pt"/>
        </style:tab-stops>
      </style:paragraph-properties>
    </style:style>
    <style:style style:name="P146" style:family="paragraph">
      <style:paragraph-properties fo:line-height="100.00%" fo:text-align="left" fo:margin-left="0.50pt" fo:text-indent="-0.50pt" fo:margin-right="0.40pt"/>
    </style:style>
    <style:style style:name="P147" style:family="paragraph">
      <style:paragraph-properties fo:line-height="100.00%" fo:text-align="justify" fo:margin-left="0.50pt" fo:text-indent="-0.50pt" fo:margin-right="0.40pt"/>
    </style:style>
    <style:style style:name="P148" style:family="paragraph">
      <style:paragraph-properties fo:line-height="100.00%" fo:text-align="left" fo:margin-left="0.50pt" fo:text-indent="-0.50pt" fo:margin-right="0.40pt"/>
    </style:style>
    <style:style style:name="P149" style:family="paragraph">
      <style:paragraph-properties fo:line-height="100.00%" fo:text-align="center" fo:margin-left="0.50pt" fo:text-indent="-0.50pt" fo:margin-right="0.40pt"/>
    </style:style>
    <style:style style:name="P150" style:family="paragraph">
      <style:paragraph-properties fo:line-height="100.00%" fo:text-align="left" fo:margin-left="0.50pt" fo:text-indent="-0.50pt" fo:margin-right="0.40pt"/>
    </style:style>
    <style:style style:name="P151" style:family="paragraph">
      <style:paragraph-properties fo:line-height="100.00%" fo:text-align="left" fo:margin-left="0.50pt" fo:text-indent="-0.50pt">
        <style:tab-stops>
          <style:tab-stop style:position="70.25pt"/>
          <style:tab-stop style:position="26317.30pt" style:leader-style="solid"/>
          <style:tab-stop style:position="432589.95pt" style:type="right"/>
          <style:tab-stop style:position="-0.50pt"/>
          <style:tab-stop style:position="63.35pt"/>
        </style:tab-stops>
      </style:paragraph-properties>
    </style:style>
    <style:style style:name="P152" style:family="paragraph">
      <style:paragraph-properties fo:line-height="100.00%" fo:text-align="left" fo:margin-left="0.50pt" fo:text-indent="-0.50pt">
        <style:tab-stops>
          <style:tab-stop style:position="70.25pt"/>
          <style:tab-stop style:position="26829.30pt" style:leader-style="solid"/>
          <style:tab-stop style:position="432601.15pt" style:type="right"/>
          <style:tab-stop style:position="1625.10pt"/>
          <style:tab-stop style:position="63.35pt"/>
        </style:tab-stops>
      </style:paragraph-properties>
    </style:style>
    <style:style style:name="P153" style:family="paragraph">
      <style:paragraph-properties fo:line-height="100.00%" fo:text-align="left" fo:margin-left="0.50pt" fo:text-indent="-0.50pt" fo:margin-right="0.40pt"/>
    </style:style>
    <style:style style:name="P154" style:family="paragraph">
      <style:paragraph-properties fo:line-height="100.00%" fo:text-align="left" fo:margin-left="0.50pt" fo:text-indent="-0.50pt">
        <style:tab-stops>
          <style:tab-stop style:position="70.25pt"/>
          <style:tab-stop style:position="26829.30pt" style:leader-style="solid"/>
          <style:tab-stop style:position="432601.15pt" style:type="right"/>
          <style:tab-stop style:position="1625.10pt"/>
          <style:tab-stop style:position="63.35pt"/>
        </style:tab-stops>
      </style:paragraph-properties>
    </style:style>
    <style:style style:name="P155" style:family="paragraph">
      <style:paragraph-properties fo:line-height="100.00%" fo:text-align="left" fo:margin-left="0.50pt" fo:text-indent="-0.50pt">
        <style:tab-stops>
          <style:tab-stop style:position="70.25pt"/>
          <style:tab-stop style:position="26829.30pt" style:leader-style="solid"/>
          <style:tab-stop style:position="432601.15pt" style:type="right"/>
          <style:tab-stop style:position="1625.10pt"/>
          <style:tab-stop style:position="63.35pt"/>
        </style:tab-stops>
      </style:paragraph-properties>
    </style:style>
    <style:style style:name="P156" style:family="paragraph">
      <style:paragraph-properties fo:line-height="100.00%" fo:text-align="left" fo:margin-left="0.50pt" fo:text-indent="-0.50pt" fo:margin-right="0.40pt"/>
    </style:style>
    <style:style style:name="P157" style:family="paragraph">
      <style:paragraph-properties fo:line-height="100.00%" fo:text-align="left" fo:margin-left="0.50pt" fo:text-indent="-0.50pt">
        <style:tab-stops>
          <style:tab-stop style:position="70.25pt"/>
          <style:tab-stop style:position="26829.30pt" style:leader-style="solid"/>
          <style:tab-stop style:position="432601.15pt" style:type="right"/>
          <style:tab-stop style:position="1625.10pt"/>
          <style:tab-stop style:position="63.35pt"/>
        </style:tab-stops>
      </style:paragraph-properties>
    </style:style>
    <style:style style:name="P158" style:family="paragraph">
      <style:paragraph-properties fo:line-height="100.00%" fo:text-align="left" fo:margin-left="0.50pt" fo:text-indent="-0.50pt">
        <style:tab-stops>
          <style:tab-stop style:position="70.25pt"/>
          <style:tab-stop style:position="26829.30pt" style:leader-style="solid"/>
          <style:tab-stop style:position="432601.15pt" style:type="right"/>
          <style:tab-stop style:position="1625.10pt"/>
          <style:tab-stop style:position="63.35pt"/>
        </style:tab-stops>
      </style:paragraph-properties>
    </style:style>
    <style:style style:name="P159" style:family="paragraph">
      <style:paragraph-properties fo:line-height="100.00%" fo:text-align="left" fo:margin-left="0.50pt" fo:text-indent="-0.50pt" fo:margin-right="0.40pt"/>
    </style:style>
    <style:style style:name="P160" style:family="paragraph">
      <style:paragraph-properties fo:line-height="100.00%" fo:text-align="left" fo:margin-left="0.50pt" fo:text-indent="-0.50pt">
        <style:tab-stops>
          <style:tab-stop style:position="70.25pt"/>
          <style:tab-stop style:position="26829.30pt" style:leader-style="solid"/>
          <style:tab-stop style:position="432601.15pt" style:type="right"/>
          <style:tab-stop style:position="1625.10pt"/>
          <style:tab-stop style:position="63.35pt"/>
        </style:tab-stops>
      </style:paragraph-properties>
    </style:style>
    <style:style style:name="P161" style:family="paragraph">
      <style:paragraph-properties fo:line-height="100.00%" fo:text-align="left" fo:margin-left="0.50pt" fo:text-indent="-0.50pt">
        <style:tab-stops>
          <style:tab-stop style:position="70.25pt"/>
          <style:tab-stop style:position="26829.30pt"/>
          <style:tab-stop style:position="421132.35pt" style:type="right"/>
          <style:tab-stop style:position="1625.10pt"/>
          <style:tab-stop style:position="63.35pt"/>
        </style:tab-stops>
      </style:paragraph-properties>
    </style:style>
    <style:style style:name="P162" style:family="paragraph">
      <style:paragraph-properties fo:line-height="100.00%" fo:text-align="left" fo:margin-left="0.50pt" fo:text-indent="-0.50pt" fo:margin-right="0.40pt"/>
    </style:style>
    <style:style style:name="P163" style:family="paragraph">
      <style:paragraph-properties fo:line-height="100.00%" fo:text-align="left" fo:margin-left="0.50pt" fo:text-indent="-0.50pt">
        <style:tab-stops>
          <style:tab-stop style:position="70.25pt"/>
          <style:tab-stop style:position="26829.30pt"/>
          <style:tab-stop style:position="421132.35pt" style:type="right"/>
          <style:tab-stop style:position="1625.10pt"/>
          <style:tab-stop style:position="63.35pt"/>
        </style:tab-stops>
      </style:paragraph-properties>
    </style:style>
    <style:style style:name="P164" style:family="paragraph">
      <style:paragraph-properties fo:line-height="100.00%" fo:text-align="left" fo:margin-left="0.50pt" fo:text-indent="-0.50pt" fo:margin-right="0.40pt" fo:margin-bottom="12.60pt"/>
    </style:style>
    <style:style style:name="P165" style:family="paragraph">
      <style:paragraph-properties fo:line-height="100.00%" fo:text-align="left" fo:margin-left="0.50pt" fo:text-indent="-0.50pt" fo:margin-right="0.40pt" fo:margin-bottom="12.35pt"/>
    </style:style>
    <style:style style:name="P166" style:family="paragraph">
      <style:paragraph-properties fo:line-height="100.00%" fo:text-align="justify" fo:margin-left="0.50pt" fo:text-indent="-0.50pt" fo:margin-right="0.40pt" fo:margin-bottom="0.25pt"/>
    </style:style>
    <style:style style:name="P167" style:family="paragraph">
      <style:paragraph-properties fo:line-height="100.00%" fo:text-align="left" fo:margin-left="0.50pt" fo:text-indent="-0.50pt" fo:margin-right="0.40pt" fo:margin-bottom="14.25pt"/>
    </style:style>
    <style:style style:name="P168" style:family="paragraph">
      <style:paragraph-properties fo:line-height="100.00%" fo:text-align="left" fo:margin-left="0.50pt" fo:text-indent="-0.50pt" fo:margin-right="0.40pt" fo:margin-bottom="0.15pt"/>
    </style:style>
    <style:style style:name="P169" style:family="paragraph">
      <style:paragraph-properties fo:line-height="100.00%" fo:text-align="left" fo:margin-left="0.50pt" fo:text-indent="-0.50pt">
        <style:tab-stops>
          <style:tab-stop style:position="70.15pt"/>
          <style:tab-stop style:position="98689.00pt" style:leader-style="dotted"/>
          <style:tab-stop style:position="421121.15pt" style:type="right"/>
          <style:tab-stop style:position="-0.50pt"/>
          <style:tab-stop style:position="63.95pt"/>
        </style:tab-stops>
      </style:paragraph-properties>
    </style:style>
    <style:style style:name="P170" style:family="paragraph">
      <style:paragraph-properties fo:line-height="100.00%" fo:text-align="left" fo:margin-left="0.50pt" fo:text-indent="-0.50pt" fo:margin-right="0.40pt"/>
    </style:style>
    <style:style style:name="P171" style:family="paragraph">
      <style:paragraph-properties fo:line-height="100.00%" fo:text-align="justify" fo:margin-left="0.50pt" fo:text-indent="-0.50pt" fo:margin-right="0.40pt"/>
    </style:style>
    <style:style style:name="P172" style:family="paragraph">
      <style:paragraph-properties fo:line-height="100.00%" fo:text-align="center" fo:margin-left="0.50pt" fo:text-indent="-0.50pt" fo:margin-right="0.40pt"/>
    </style:style>
    <style:style style:name="P173" style:family="paragraph">
      <style:paragraph-properties fo:line-height="100.00%" fo:text-align="left" fo:margin-left="0.50pt" fo:text-indent="-0.50pt" fo:margin-right="0.40pt"/>
    </style:style>
    <style:style style:name="P174" style:family="paragraph">
      <style:paragraph-properties fo:line-height="100.00%" fo:text-align="justify" fo:margin-left="0.50pt" fo:text-indent="-0.50pt" fo:margin-right="0.40pt"/>
    </style:style>
    <style:style style:name="P175" style:family="paragraph">
      <style:paragraph-properties fo:line-height="100.00%" fo:text-align="left" fo:margin-left="0.50pt" fo:text-indent="-0.50pt">
        <style:tab-stops>
          <style:tab-stop style:position="70.15pt"/>
          <style:tab-stop style:position="98689.00pt" style:leader-style="dotted"/>
          <style:tab-stop style:position="421121.15pt" style:type="right"/>
          <style:tab-stop style:position="-0.50pt"/>
          <style:tab-stop style:position="63.95pt"/>
        </style:tab-stops>
      </style:paragraph-properties>
    </style:style>
    <style:style style:name="P176" style:family="paragraph">
      <style:paragraph-properties fo:line-height="100.00%" fo:text-align="left" fo:margin-left="0.50pt" fo:text-indent="-0.50pt">
        <style:tab-stops>
          <style:tab-stop style:position="70.15pt"/>
          <style:tab-stop style:position="26317.30pt" style:leader-style="solid"/>
          <style:tab-stop style:position="432589.95pt" style:type="right"/>
          <style:tab-stop style:position="1625.10pt"/>
          <style:tab-stop style:position="63.95pt"/>
        </style:tab-stops>
      </style:paragraph-properties>
    </style:style>
    <style:style style:name="P177" style:family="paragraph">
      <style:paragraph-properties fo:line-height="100.00%" fo:text-align="left" fo:margin-left="0.50pt" fo:text-indent="-0.50pt" fo:margin-right="0.40pt"/>
    </style:style>
    <style:style style:name="P178" style:family="paragraph">
      <style:paragraph-properties fo:line-height="100.00%" fo:text-align="left" fo:margin-left="0.50pt" fo:text-indent="-0.50pt">
        <style:tab-stops>
          <style:tab-stop style:position="70.15pt"/>
          <style:tab-stop style:position="26317.30pt" style:leader-style="solid"/>
          <style:tab-stop style:position="432589.95pt" style:type="right"/>
          <style:tab-stop style:position="1625.10pt"/>
          <style:tab-stop style:position="63.95pt"/>
        </style:tab-stops>
      </style:paragraph-properties>
    </style:style>
    <style:style style:name="P179" style:family="paragraph">
      <style:paragraph-properties fo:line-height="100.00%" fo:text-align="left" fo:margin-left="0.50pt" fo:text-indent="-0.50pt">
        <style:tab-stops>
          <style:tab-stop style:position="70.15pt"/>
          <style:tab-stop style:position="26829.30pt"/>
          <style:tab-stop style:position="421132.35pt" style:type="right"/>
          <style:tab-stop style:position="1625.10pt"/>
          <style:tab-stop style:position="63.95pt"/>
        </style:tab-stops>
      </style:paragraph-properties>
    </style:style>
    <style:style style:name="P180" style:family="paragraph">
      <style:paragraph-properties fo:line-height="100.00%" fo:text-align="left" fo:margin-left="0.50pt" fo:text-indent="-0.50pt" fo:margin-right="0.40pt"/>
    </style:style>
    <style:style style:name="P181" style:family="paragraph">
      <style:paragraph-properties fo:line-height="100.00%" fo:text-align="left" fo:margin-left="0.50pt" fo:text-indent="-0.50pt">
        <style:tab-stops>
          <style:tab-stop style:position="70.15pt"/>
          <style:tab-stop style:position="26829.30pt"/>
          <style:tab-stop style:position="421132.35pt" style:type="right"/>
          <style:tab-stop style:position="1625.10pt"/>
          <style:tab-stop style:position="63.95pt"/>
        </style:tab-stops>
      </style:paragraph-properties>
    </style:style>
    <style:style style:name="P182" style:family="paragraph">
      <style:paragraph-properties fo:line-height="100.00%" fo:text-align="left" fo:margin-left="0.50pt" fo:text-indent="-0.50pt">
        <style:tab-stops>
          <style:tab-stop style:position="70.15pt"/>
          <style:tab-stop style:position="26317.30pt" style:leader-style="solid"/>
          <style:tab-stop style:position="432589.95pt" style:type="right"/>
          <style:tab-stop style:position="1625.10pt"/>
          <style:tab-stop style:position="63.95pt"/>
        </style:tab-stops>
      </style:paragraph-properties>
    </style:style>
    <style:style style:name="P183" style:family="paragraph">
      <style:paragraph-properties fo:line-height="100.00%" fo:text-align="left" fo:margin-left="0.50pt" fo:text-indent="-0.50pt" fo:margin-right="0.40pt"/>
    </style:style>
    <style:style style:name="P184" style:family="paragraph">
      <style:paragraph-properties fo:line-height="100.00%" fo:text-align="left" fo:margin-left="0.50pt" fo:text-indent="-0.50pt">
        <style:tab-stops>
          <style:tab-stop style:position="70.15pt"/>
          <style:tab-stop style:position="26317.30pt" style:leader-style="solid"/>
          <style:tab-stop style:position="432589.95pt" style:type="right"/>
          <style:tab-stop style:position="1625.10pt"/>
          <style:tab-stop style:position="63.95pt"/>
        </style:tab-stops>
      </style:paragraph-properties>
    </style:style>
    <style:style style:name="P185" style:family="paragraph">
      <style:paragraph-properties fo:line-height="100.00%" fo:text-align="left" fo:margin-left="0.50pt" fo:text-indent="-0.50pt">
        <style:tab-stops>
          <style:tab-stop style:position="70.15pt"/>
          <style:tab-stop style:position="26829.30pt"/>
          <style:tab-stop style:position="421132.35pt" style:type="right"/>
          <style:tab-stop style:position="1625.10pt"/>
          <style:tab-stop style:position="63.95pt"/>
        </style:tab-stops>
      </style:paragraph-properties>
    </style:style>
    <style:style style:name="P186" style:family="paragraph">
      <style:paragraph-properties fo:line-height="100.00%" fo:text-align="left" fo:margin-left="0.50pt" fo:text-indent="-0.50pt" fo:margin-right="0.40pt"/>
    </style:style>
    <style:style style:name="P187" style:family="paragraph">
      <style:paragraph-properties fo:line-height="100.00%" fo:text-align="left" fo:margin-left="0.50pt" fo:text-indent="-0.50pt">
        <style:tab-stops>
          <style:tab-stop style:position="70.15pt"/>
          <style:tab-stop style:position="26829.30pt"/>
          <style:tab-stop style:position="421132.35pt" style:type="right"/>
          <style:tab-stop style:position="1625.10pt"/>
          <style:tab-stop style:position="63.95pt"/>
        </style:tab-stops>
      </style:paragraph-properties>
    </style:style>
    <style:style style:name="P188" style:family="paragraph">
      <style:paragraph-properties fo:line-height="100.00%" fo:text-align="left" fo:margin-left="0.50pt" fo:text-indent="-0.50pt" fo:margin-right="0.40pt" fo:margin-bottom="12.35pt"/>
    </style:style>
    <style:style style:name="P189" style:family="paragraph">
      <style:paragraph-properties fo:line-height="100.00%" fo:text-align="left" fo:margin-left="0.50pt" fo:text-indent="-0.50pt" fo:margin-right="0.40pt" fo:margin-bottom="12.60pt"/>
    </style:style>
    <style:style style:name="P190" style:family="paragraph">
      <style:paragraph-properties fo:line-height="100.00%" fo:text-align="justify" fo:margin-left="0.50pt" fo:text-indent="-0.50pt" fo:margin-right="0.40pt" fo:margin-bottom="0.25pt"/>
    </style:style>
    <style:style style:name="P191" style:family="paragraph">
      <style:paragraph-properties fo:line-height="100.00%" fo:text-align="left" fo:margin-left="0.50pt" fo:text-indent="-0.50pt" fo:margin-right="0.40pt" fo:margin-bottom="14.25pt"/>
    </style:style>
    <style:style style:name="P192" style:family="paragraph">
      <style:paragraph-properties fo:line-height="100.00%" fo:text-align="left" fo:margin-left="0.50pt" fo:text-indent="-0.50pt" fo:margin-right="0.40pt" fo:margin-bottom="0.15pt"/>
    </style:style>
    <style:style style:name="P193" style:family="paragraph">
      <style:paragraph-properties fo:line-height="100.00%" fo:text-align="left" fo:margin-left="0.50pt" fo:text-indent="-0.50pt">
        <style:tab-stops>
          <style:tab-stop style:position="70.15pt"/>
          <style:tab-stop style:position="98689.00pt" style:leader-style="dotted"/>
          <style:tab-stop style:position="421121.15pt" style:type="right"/>
          <style:tab-stop style:position="-0.50pt"/>
          <style:tab-stop style:position="63.95pt"/>
        </style:tab-stops>
      </style:paragraph-properties>
    </style:style>
    <style:style style:name="P194" style:family="paragraph">
      <style:paragraph-properties fo:line-height="100.00%" fo:text-align="left" fo:margin-left="0.50pt" fo:text-indent="-0.50pt" fo:margin-right="0.40pt"/>
    </style:style>
    <style:style style:name="P195" style:family="paragraph">
      <style:paragraph-properties fo:line-height="100.00%" fo:text-align="justify" fo:margin-left="0.50pt" fo:text-indent="-0.50pt" fo:margin-right="0.40pt"/>
    </style:style>
    <style:style style:name="P196" style:family="paragraph">
      <style:paragraph-properties fo:line-height="100.00%" fo:text-align="center" fo:margin-left="0.50pt" fo:text-indent="-0.50pt" fo:margin-right="0.40pt"/>
    </style:style>
    <style:style style:name="P197" style:family="paragraph">
      <style:paragraph-properties fo:line-height="100.00%" fo:text-align="left" fo:margin-left="0.50pt" fo:text-indent="-0.50pt" fo:margin-right="0.40pt"/>
    </style:style>
    <style:style style:name="P198" style:family="paragraph">
      <style:paragraph-properties fo:line-height="100.00%" fo:text-align="center" fo:margin-left="0.50pt" fo:text-indent="-0.50pt" fo:margin-right="0.40pt"/>
    </style:style>
    <style:style style:name="P199" style:family="paragraph">
      <style:paragraph-properties fo:line-height="100.00%" fo:text-align="left" fo:margin-left="0.50pt" fo:text-indent="-0.50pt">
        <style:tab-stops>
          <style:tab-stop style:position="70.15pt"/>
          <style:tab-stop style:position="98689.00pt" style:leader-style="dotted"/>
          <style:tab-stop style:position="421121.15pt" style:type="right"/>
          <style:tab-stop style:position="-0.50pt"/>
          <style:tab-stop style:position="63.95pt"/>
        </style:tab-stops>
      </style:paragraph-properties>
    </style:style>
    <style:style style:name="P200" style:family="paragraph">
      <style:paragraph-properties fo:line-height="100.00%" fo:text-align="left" fo:margin-left="0.50pt" fo:text-indent="-0.50pt">
        <style:tab-stops>
          <style:tab-stop style:position="70.15pt"/>
          <style:tab-stop style:position="26317.30pt" style:leader-style="solid"/>
          <style:tab-stop style:position="432589.95pt" style:type="right"/>
          <style:tab-stop style:position="1625.10pt"/>
          <style:tab-stop style:position="63.95pt"/>
        </style:tab-stops>
      </style:paragraph-properties>
    </style:style>
    <style:style style:name="P201" style:family="paragraph">
      <style:paragraph-properties fo:line-height="100.00%" fo:text-align="left" fo:margin-left="0.50pt" fo:text-indent="-0.50pt" fo:margin-right="0.40pt"/>
    </style:style>
    <style:style style:name="P202" style:family="paragraph">
      <style:paragraph-properties fo:line-height="100.00%" fo:text-align="left" fo:margin-left="0.50pt" fo:text-indent="-0.50pt">
        <style:tab-stops>
          <style:tab-stop style:position="70.15pt"/>
          <style:tab-stop style:position="26317.30pt" style:leader-style="solid"/>
          <style:tab-stop style:position="432589.95pt" style:type="right"/>
          <style:tab-stop style:position="1625.10pt"/>
          <style:tab-stop style:position="63.95pt"/>
        </style:tab-stops>
      </style:paragraph-properties>
    </style:style>
    <style:style style:name="P203" style:family="paragraph">
      <style:paragraph-properties fo:line-height="100.00%" fo:text-align="left" fo:margin-left="0.50pt" fo:text-indent="-0.50pt">
        <style:tab-stops>
          <style:tab-stop style:position="70.15pt"/>
          <style:tab-stop style:position="26829.30pt" style:leader-style="solid"/>
          <style:tab-stop style:position="432601.15pt" style:type="right"/>
          <style:tab-stop style:position="1625.10pt"/>
          <style:tab-stop style:position="63.95pt"/>
        </style:tab-stops>
      </style:paragraph-properties>
    </style:style>
    <style:style style:name="P204" style:family="paragraph">
      <style:paragraph-properties fo:line-height="100.00%" fo:text-align="left" fo:margin-left="0.50pt" fo:text-indent="-0.50pt" fo:margin-right="0.40pt"/>
    </style:style>
    <style:style style:name="P205" style:family="paragraph">
      <style:paragraph-properties fo:line-height="100.00%" fo:text-align="left" fo:margin-left="0.50pt" fo:text-indent="-0.50pt">
        <style:tab-stops>
          <style:tab-stop style:position="70.15pt"/>
          <style:tab-stop style:position="26829.30pt" style:leader-style="solid"/>
          <style:tab-stop style:position="432601.15pt" style:type="right"/>
          <style:tab-stop style:position="1625.10pt"/>
          <style:tab-stop style:position="63.95pt"/>
        </style:tab-stops>
      </style:paragraph-properties>
    </style:style>
    <style:style style:name="P206" style:family="paragraph">
      <style:paragraph-properties fo:line-height="100.00%" fo:text-align="left" fo:margin-left="0.50pt" fo:text-indent="-0.50pt">
        <style:tab-stops>
          <style:tab-stop style:position="70.15pt"/>
          <style:tab-stop style:position="26829.30pt" style:leader-style="solid"/>
          <style:tab-stop style:position="432601.15pt" style:type="right"/>
          <style:tab-stop style:position="1625.10pt"/>
          <style:tab-stop style:position="63.95pt"/>
        </style:tab-stops>
      </style:paragraph-properties>
    </style:style>
    <style:style style:name="P207" style:family="paragraph">
      <style:paragraph-properties fo:line-height="100.00%" fo:text-align="left" fo:margin-left="0.50pt" fo:text-indent="-0.50pt" fo:margin-right="0.40pt"/>
    </style:style>
    <style:style style:name="P208" style:family="paragraph">
      <style:paragraph-properties fo:line-height="100.00%" fo:text-align="left" fo:margin-left="0.50pt" fo:text-indent="-0.50pt">
        <style:tab-stops>
          <style:tab-stop style:position="70.15pt"/>
          <style:tab-stop style:position="26829.30pt" style:leader-style="solid"/>
          <style:tab-stop style:position="432601.15pt" style:type="right"/>
          <style:tab-stop style:position="1625.10pt"/>
          <style:tab-stop style:position="63.95pt"/>
        </style:tab-stops>
      </style:paragraph-properties>
    </style:style>
    <style:style style:name="P209" style:family="paragraph">
      <style:paragraph-properties fo:line-height="100.00%" fo:text-align="left" fo:margin-left="0.50pt" fo:text-indent="-0.50pt">
        <style:tab-stops>
          <style:tab-stop style:position="70.15pt"/>
          <style:tab-stop style:position="26829.30pt"/>
          <style:tab-stop style:position="421132.35pt" style:type="right"/>
          <style:tab-stop style:position="1625.10pt"/>
          <style:tab-stop style:position="63.95pt"/>
        </style:tab-stops>
      </style:paragraph-properties>
    </style:style>
    <style:style style:name="P210" style:family="paragraph">
      <style:paragraph-properties fo:line-height="100.00%" fo:text-align="left" fo:margin-left="0.50pt" fo:text-indent="-0.50pt" fo:margin-right="0.40pt"/>
    </style:style>
    <style:style style:name="P211" style:family="paragraph">
      <style:paragraph-properties fo:line-height="100.00%" fo:text-align="left" fo:margin-left="0.50pt" fo:text-indent="-0.50pt">
        <style:tab-stops>
          <style:tab-stop style:position="70.15pt"/>
          <style:tab-stop style:position="26829.30pt"/>
          <style:tab-stop style:position="421132.35pt" style:type="right"/>
          <style:tab-stop style:position="1625.10pt"/>
          <style:tab-stop style:position="63.95pt"/>
        </style:tab-stops>
      </style:paragraph-properties>
    </style:style>
    <style:style style:name="P212" style:family="paragraph">
      <style:paragraph-properties fo:line-height="100.00%" fo:text-align="left" fo:margin-left="0.50pt" fo:text-indent="-0.50pt" fo:margin-right="0.40pt" fo:margin-bottom="12.60pt"/>
    </style:style>
    <style:style style:name="P213" style:family="paragraph">
      <style:paragraph-properties fo:line-height="100.00%" fo:text-align="left" fo:margin-left="0.50pt" fo:text-indent="-0.50pt" fo:margin-right="0.40pt"/>
    </style:style>
    <style:style style:name="P214" style:family="paragraph">
      <style:paragraph-properties fo:line-height="100.00%" fo:text-align="justify" fo:margin-left="0.50pt" fo:text-indent="-0.50pt" fo:margin-right="0.40pt" fo:margin-bottom="0.25pt"/>
    </style:style>
    <style:style style:name="P215" style:family="paragraph">
      <style:paragraph-properties fo:line-height="100.00%" fo:text-align="left" fo:margin-left="0.50pt" fo:text-indent="-0.50pt" fo:margin-right="0.40pt" fo:margin-bottom="13.45pt"/>
    </style:style>
    <style:style style:name="P216" style:family="paragraph">
      <style:paragraph-properties fo:line-height="100.00%" fo:text-align="left" fo:margin-left="0.50pt" fo:text-indent="-0.50pt" fo:margin-right="0.40pt" fo:margin-bottom="12.35pt">
        <style:tab-stops>
          <style:tab-stop style:position="181.70pt" style:type="center"/>
        </style:tab-stops>
      </style:paragraph-properties>
    </style:style>
    <style:style style:name="P217" style:family="paragraph">
      <style:paragraph-properties fo:line-height="100.00%" fo:text-align="justify" fo:margin-left="0.50pt" fo:text-indent="-0.50pt" fo:margin-right="0.40pt" fo:margin-bottom="0.25pt"/>
    </style:style>
    <style:style style:name="P218" style:family="paragraph">
      <style:paragraph-properties fo:line-height="100.00%" fo:text-align="left" fo:margin-left="0.50pt" fo:text-indent="-0.50pt" fo:margin-right="0.40pt" fo:margin-bottom="12.60pt"/>
    </style:style>
    <style:style style:name="P219" style:family="paragraph">
      <style:paragraph-properties fo:line-height="100.00%" fo:text-align="left" fo:margin-left="0.50pt" fo:text-indent="-0.50pt" fo:margin-right="0.40pt" fo:margin-bottom="14.25pt"/>
    </style:style>
    <style:style style:name="P220" style:family="paragraph">
      <style:paragraph-properties fo:line-height="100.00%" fo:text-align="left" fo:margin-left="0.50pt" fo:text-indent="-0.50pt" fo:margin-right="0.40pt" fo:margin-bottom="0.15pt"/>
    </style:style>
    <style:style style:name="P221" style:family="paragraph">
      <style:paragraph-properties fo:line-height="100.00%" fo:text-align="left" fo:margin-left="0.70pt" fo:text-indent="-0.70pt">
        <style:tab-stops>
          <style:tab-stop style:position="170.90pt"/>
          <style:tab-stop style:position="98688.80pt" style:leader-style="dotted"/>
          <style:tab-stop style:position="421120.95pt" style:type="right"/>
          <style:tab-stop style:position="-0.70pt"/>
          <style:tab-stop style:position="63.75pt"/>
        </style:tab-stops>
      </style:paragraph-properties>
    </style:style>
    <style:style style:name="P222" style:family="paragraph">
      <style:paragraph-properties fo:line-height="100.00%" fo:text-align="justify" fo:margin-left="0.50pt" fo:text-indent="-0.50pt" fo:margin-right="0.40pt"/>
    </style:style>
    <style:style style:name="P223" style:family="paragraph">
      <style:paragraph-properties fo:line-height="100.00%" fo:text-align="left" fo:margin-left="0.70pt" fo:text-indent="-0.70pt">
        <style:tab-stops>
          <style:tab-stop style:position="170.90pt"/>
          <style:tab-stop style:position="98688.80pt" style:leader-style="dotted"/>
          <style:tab-stop style:position="421120.95pt" style:type="right"/>
          <style:tab-stop style:position="-0.70pt"/>
          <style:tab-stop style:position="63.75pt"/>
        </style:tab-stops>
      </style:paragraph-properties>
    </style:style>
    <style:style style:name="P224" style:family="paragraph">
      <style:paragraph-properties fo:line-height="100.00%" fo:text-align="left" fo:margin-left="0.70pt" fo:text-indent="-0.70pt">
        <style:tab-stops>
          <style:tab-stop style:position="66.80pt"/>
          <style:tab-stop style:position="26599.20pt" style:leader-style="dotted"/>
          <style:tab-stop style:position="421120.95pt" style:type="right"/>
          <style:tab-stop style:position="1624.90pt"/>
          <style:tab-stop style:position="103.40pt"/>
          <style:tab-stop style:position="26316.50pt" style:leader-style="solid"/>
        </style:tab-stops>
      </style:paragraph-properties>
    </style:style>
    <style:style style:name="P225" style:family="paragraph">
      <style:paragraph-properties fo:line-height="100.00%" fo:text-align="justify" fo:margin-left="0.50pt" fo:text-indent="-0.50pt" fo:margin-right="0.40pt"/>
    </style:style>
    <style:style style:name="P226" style:family="paragraph">
      <style:paragraph-properties fo:line-height="100.00%" fo:text-align="left" fo:margin-left="0.50pt" fo:text-indent="-0.50pt" fo:margin-right="0.40pt"/>
    </style:style>
    <style:style style:name="P227" style:family="paragraph">
      <style:paragraph-properties fo:line-height="100.00%" fo:text-align="left" fo:margin-left="0.70pt" fo:text-indent="-0.70pt">
        <style:tab-stops>
          <style:tab-stop style:position="66.80pt"/>
          <style:tab-stop style:position="26599.20pt" style:leader-style="dotted"/>
          <style:tab-stop style:position="421120.95pt" style:type="right"/>
          <style:tab-stop style:position="1624.90pt"/>
          <style:tab-stop style:position="103.40pt"/>
          <style:tab-stop style:position="26316.50pt" style:leader-style="solid"/>
        </style:tab-stops>
      </style:paragraph-properties>
    </style:style>
    <style:style style:name="P228" style:family="paragraph">
      <style:paragraph-properties fo:line-height="100.00%" fo:text-align="left" fo:margin-left="0.70pt" fo:text-indent="-0.70pt">
        <style:tab-stops>
          <style:tab-stop style:position="66.80pt"/>
          <style:tab-stop style:position="26599.20pt" style:leader-style="dotted"/>
          <style:tab-stop style:position="421120.95pt" style:type="right"/>
          <style:tab-stop style:position="1624.90pt"/>
          <style:tab-stop style:position="103.40pt"/>
          <style:tab-stop style:position="26828.50pt" style:leader-style="solid"/>
        </style:tab-stops>
      </style:paragraph-properties>
    </style:style>
    <style:style style:name="P229" style:family="paragraph">
      <style:paragraph-properties fo:line-height="115.00%" fo:text-align="left" fo:margin-bottom="10.00pt"/>
    </style:style>
    <style:style style:name="P230" style:family="paragraph">
      <style:paragraph-properties fo:line-height="100.00%" fo:text-align="left" fo:margin-left="0.50pt" fo:text-indent="-0.50pt" fo:margin-right="0.40pt"/>
    </style:style>
    <style:style style:name="P231" style:family="paragraph">
      <style:paragraph-properties fo:line-height="100.00%" fo:text-align="left" fo:margin-left="0.70pt" fo:text-indent="-0.70pt">
        <style:tab-stops>
          <style:tab-stop style:position="66.80pt"/>
          <style:tab-stop style:position="26599.20pt" style:leader-style="dotted"/>
          <style:tab-stop style:position="421120.95pt" style:type="right"/>
          <style:tab-stop style:position="1624.90pt"/>
          <style:tab-stop style:position="103.40pt"/>
          <style:tab-stop style:position="26828.50pt" style:leader-style="solid"/>
        </style:tab-stops>
      </style:paragraph-properties>
    </style:style>
    <style:style style:name="P232" style:family="paragraph">
      <style:paragraph-properties fo:line-height="115.00%" fo:text-align="left" fo:margin-bottom="10.00pt"/>
    </style:style>
    <style:style style:name="P233" style:family="paragraph">
      <style:paragraph-properties fo:line-height="100.00%" fo:text-align="left" fo:margin-left="0.50pt" fo:text-indent="-0.50pt" fo:margin-right="0.40pt"/>
    </style:style>
    <style:style style:name="P234" style:family="paragraph">
      <style:paragraph-properties fo:line-height="100.00%" fo:text-align="left" fo:margin-left="0.70pt" fo:text-indent="-0.70pt">
        <style:tab-stops>
          <style:tab-stop style:position="66.80pt"/>
          <style:tab-stop style:position="26599.20pt" style:leader-style="dotted"/>
          <style:tab-stop style:position="421120.95pt" style:type="right"/>
          <style:tab-stop style:position="1624.90pt"/>
          <style:tab-stop style:position="103.40pt"/>
          <style:tab-stop style:position="26828.50pt" style:leader-style="solid"/>
        </style:tab-stops>
      </style:paragraph-properties>
    </style:style>
    <style:style style:name="P235" style:family="paragraph">
      <style:paragraph-properties fo:line-height="100.00%" fo:text-align="left" fo:margin-left="0.70pt" fo:text-indent="-0.70pt">
        <style:tab-stops>
          <style:tab-stop style:position="66.80pt"/>
          <style:tab-stop style:position="26599.20pt" style:leader-style="dotted"/>
          <style:tab-stop style:position="421120.95pt" style:type="right"/>
          <style:tab-stop style:position="1624.90pt"/>
          <style:tab-stop style:position="103.40pt"/>
          <style:tab-stop style:position="26828.50pt"/>
        </style:tab-stops>
      </style:paragraph-properties>
    </style:style>
    <style:style style:name="P236" style:family="paragraph">
      <style:paragraph-properties fo:line-height="115.00%" fo:text-align="left" fo:margin-bottom="10.00pt"/>
    </style:style>
    <style:style style:name="P237" style:family="paragraph">
      <style:paragraph-properties fo:line-height="100.00%" fo:text-align="left" fo:margin-left="0.50pt" fo:text-indent="-0.50pt" fo:margin-right="0.40pt"/>
    </style:style>
    <style:style style:name="P238" style:family="paragraph">
      <style:paragraph-properties fo:line-height="100.00%" fo:text-align="left" fo:margin-left="0.70pt" fo:text-indent="-0.70pt">
        <style:tab-stops>
          <style:tab-stop style:position="66.80pt"/>
          <style:tab-stop style:position="26599.20pt" style:leader-style="dotted"/>
          <style:tab-stop style:position="421120.95pt" style:type="right"/>
          <style:tab-stop style:position="1624.90pt"/>
          <style:tab-stop style:position="103.40pt"/>
          <style:tab-stop style:position="26828.50pt"/>
        </style:tab-stops>
      </style:paragraph-properties>
    </style:style>
    <style:style style:name="P239" style:family="paragraph">
      <style:paragraph-properties fo:line-height="100.00%" fo:text-align="left" fo:margin-left="0.50pt" fo:text-indent="-0.50pt" fo:margin-right="0.40pt" fo:margin-bottom="12.60pt"/>
    </style:style>
    <style:style style:name="P240" style:family="paragraph">
      <style:paragraph-properties fo:line-height="100.00%" fo:text-align="left" fo:margin-left="0.50pt" fo:text-indent="-0.50pt" fo:margin-right="0.40pt"/>
    </style:style>
    <style:style style:name="P241" style:family="paragraph">
      <style:paragraph-properties fo:line-height="100.00%" fo:text-align="justify" fo:margin-left="0.50pt" fo:text-indent="-0.50pt" fo:margin-right="0.40pt" fo:margin-bottom="0.25pt"/>
    </style:style>
    <style:style style:name="P242" style:family="paragraph">
      <style:paragraph-properties fo:line-height="100.00%" fo:text-align="left" fo:margin-left="0.50pt" fo:text-indent="-0.50pt" fo:margin-right="0.40pt" fo:margin-bottom="14.30pt"/>
    </style:style>
    <style:style style:name="P243" style:family="paragraph">
      <style:paragraph-properties fo:line-height="100.00%" fo:text-align="left" fo:margin-left="0.50pt" fo:text-indent="-0.50pt" fo:margin-right="0.40pt" fo:margin-bottom="0.15pt"/>
    </style:style>
    <style:style style:name="P244" style:family="paragraph">
      <style:paragraph-properties fo:line-height="100.00%" fo:text-align="left" fo:margin-left="0.70pt" fo:text-indent="-0.70pt">
        <style:tab-stops>
          <style:tab-stop style:position="172.80pt"/>
          <style:tab-stop style:position="98688.80pt" style:leader-style="dotted"/>
          <style:tab-stop style:position="421120.95pt" style:type="right"/>
          <style:tab-stop style:position="-0.70pt"/>
          <style:tab-stop style:position="63.75pt"/>
        </style:tab-stops>
      </style:paragraph-properties>
    </style:style>
    <style:style style:name="P245" style:family="paragraph">
      <style:paragraph-properties fo:line-height="100.00%" fo:text-align="justify" fo:margin-left="0.50pt" fo:text-indent="-0.50pt" fo:margin-right="0.40pt"/>
    </style:style>
    <style:style style:name="P246" style:family="paragraph">
      <style:paragraph-properties fo:line-height="100.00%" fo:text-align="left" fo:margin-left="0.70pt" fo:text-indent="-0.70pt">
        <style:tab-stops>
          <style:tab-stop style:position="172.80pt"/>
          <style:tab-stop style:position="98688.80pt" style:leader-style="dotted"/>
          <style:tab-stop style:position="421120.95pt" style:type="right"/>
          <style:tab-stop style:position="-0.70pt"/>
          <style:tab-stop style:position="63.75pt"/>
        </style:tab-stops>
      </style:paragraph-properties>
    </style:style>
    <style:style style:name="P247" style:family="paragraph">
      <style:paragraph-properties fo:line-height="100.00%" fo:text-align="left" fo:margin-left="0.70pt" fo:text-indent="-0.70pt">
        <style:tab-stops>
          <style:tab-stop style:position="66.80pt"/>
          <style:tab-stop style:position="26599.20pt" style:leader-style="dotted"/>
          <style:tab-stop style:position="421120.95pt" style:type="right"/>
          <style:tab-stop style:position="1624.90pt"/>
          <style:tab-stop style:position="105.30pt"/>
          <style:tab-stop style:position="26316.50pt" style:leader-style="solid"/>
        </style:tab-stops>
      </style:paragraph-properties>
    </style:style>
    <style:style style:name="P248" style:family="paragraph">
      <style:paragraph-properties fo:line-height="100.00%" fo:text-align="justify" fo:margin-left="0.50pt" fo:text-indent="-0.50pt" fo:margin-right="0.40pt"/>
    </style:style>
    <style:style style:name="P249" style:family="paragraph">
      <style:paragraph-properties fo:line-height="100.00%" fo:text-align="left" fo:margin-left="0.50pt" fo:text-indent="-0.50pt" fo:margin-right="0.40pt"/>
    </style:style>
    <style:style style:name="P250" style:family="paragraph">
      <style:paragraph-properties fo:line-height="100.00%" fo:text-align="left" fo:margin-left="0.70pt" fo:text-indent="-0.70pt">
        <style:tab-stops>
          <style:tab-stop style:position="66.80pt"/>
          <style:tab-stop style:position="26599.20pt" style:leader-style="dotted"/>
          <style:tab-stop style:position="421120.95pt" style:type="right"/>
          <style:tab-stop style:position="1624.90pt"/>
          <style:tab-stop style:position="105.30pt"/>
          <style:tab-stop style:position="26316.50pt" style:leader-style="solid"/>
        </style:tab-stops>
      </style:paragraph-properties>
    </style:style>
    <style:style style:name="P251" style:family="paragraph">
      <style:paragraph-properties fo:line-height="100.00%" fo:text-align="left" fo:margin-left="0.70pt" fo:text-indent="-0.70pt">
        <style:tab-stops>
          <style:tab-stop style:position="66.80pt"/>
          <style:tab-stop style:position="26599.20pt" style:leader-style="dotted"/>
          <style:tab-stop style:position="421120.95pt" style:type="right"/>
          <style:tab-stop style:position="1624.90pt"/>
          <style:tab-stop style:position="105.30pt"/>
          <style:tab-stop style:position="26828.50pt" style:leader-style="solid"/>
        </style:tab-stops>
      </style:paragraph-properties>
    </style:style>
    <style:style style:name="P252" style:family="paragraph">
      <style:paragraph-properties fo:line-height="115.00%" fo:text-align="left" fo:margin-bottom="10.00pt"/>
    </style:style>
    <style:style style:name="P253" style:family="paragraph">
      <style:paragraph-properties fo:line-height="100.00%" fo:text-align="left" fo:margin-left="0.50pt" fo:text-indent="-0.50pt" fo:margin-right="0.40pt"/>
    </style:style>
    <style:style style:name="P254" style:family="paragraph">
      <style:paragraph-properties fo:line-height="100.00%" fo:text-align="left" fo:margin-left="0.70pt" fo:text-indent="-0.70pt">
        <style:tab-stops>
          <style:tab-stop style:position="66.80pt"/>
          <style:tab-stop style:position="26599.20pt" style:leader-style="dotted"/>
          <style:tab-stop style:position="421120.95pt" style:type="right"/>
          <style:tab-stop style:position="1624.90pt"/>
          <style:tab-stop style:position="105.30pt"/>
          <style:tab-stop style:position="26828.50pt" style:leader-style="solid"/>
        </style:tab-stops>
      </style:paragraph-properties>
    </style:style>
    <style:style style:name="P255" style:family="paragraph">
      <style:paragraph-properties fo:line-height="100.00%" fo:text-align="left" fo:margin-left="0.70pt" fo:text-indent="-0.70pt">
        <style:tab-stops>
          <style:tab-stop style:position="66.80pt"/>
          <style:tab-stop style:position="26599.20pt" style:leader-style="dotted"/>
          <style:tab-stop style:position="421120.95pt" style:type="right"/>
          <style:tab-stop style:position="1624.90pt"/>
          <style:tab-stop style:position="105.30pt"/>
          <style:tab-stop style:position="26828.50pt" style:leader-style="solid"/>
        </style:tab-stops>
      </style:paragraph-properties>
    </style:style>
    <style:style style:name="P256" style:family="paragraph">
      <style:paragraph-properties fo:line-height="115.00%" fo:text-align="left" fo:margin-bottom="10.00pt"/>
    </style:style>
    <style:style style:name="P257" style:family="paragraph">
      <style:paragraph-properties fo:line-height="100.00%" fo:text-align="left" fo:margin-left="0.50pt" fo:text-indent="-0.50pt" fo:margin-right="0.40pt"/>
    </style:style>
    <style:style style:name="P258" style:family="paragraph">
      <style:paragraph-properties fo:line-height="100.00%" fo:text-align="left" fo:margin-left="0.70pt" fo:text-indent="-0.70pt">
        <style:tab-stops>
          <style:tab-stop style:position="66.80pt"/>
          <style:tab-stop style:position="26599.20pt" style:leader-style="dotted"/>
          <style:tab-stop style:position="421120.95pt" style:type="right"/>
          <style:tab-stop style:position="1624.90pt"/>
          <style:tab-stop style:position="105.30pt"/>
          <style:tab-stop style:position="26828.50pt" style:leader-style="solid"/>
        </style:tab-stops>
      </style:paragraph-properties>
    </style:style>
    <style:style style:name="P259" style:family="paragraph">
      <style:paragraph-properties fo:line-height="100.00%" fo:text-align="left" fo:margin-left="0.70pt" fo:text-indent="-0.70pt">
        <style:tab-stops>
          <style:tab-stop style:position="66.80pt"/>
          <style:tab-stop style:position="26599.20pt" style:leader-style="dotted"/>
          <style:tab-stop style:position="421120.95pt" style:type="right"/>
          <style:tab-stop style:position="1624.90pt"/>
          <style:tab-stop style:position="105.30pt"/>
          <style:tab-stop style:position="26828.50pt"/>
        </style:tab-stops>
      </style:paragraph-properties>
    </style:style>
    <style:style style:name="P260" style:family="paragraph">
      <style:paragraph-properties fo:line-height="115.00%" fo:text-align="left" fo:margin-bottom="10.00pt"/>
    </style:style>
    <style:style style:name="P261" style:family="paragraph">
      <style:paragraph-properties fo:line-height="100.00%" fo:text-align="left" fo:margin-left="0.50pt" fo:text-indent="-0.50pt" fo:margin-right="0.40pt"/>
    </style:style>
    <style:style style:name="P262" style:family="paragraph">
      <style:paragraph-properties fo:line-height="100.00%" fo:text-align="left" fo:margin-left="0.70pt" fo:text-indent="-0.70pt">
        <style:tab-stops>
          <style:tab-stop style:position="66.80pt"/>
          <style:tab-stop style:position="26599.20pt" style:leader-style="dotted"/>
          <style:tab-stop style:position="421120.95pt" style:type="right"/>
          <style:tab-stop style:position="1624.90pt"/>
          <style:tab-stop style:position="105.30pt"/>
          <style:tab-stop style:position="26828.50pt"/>
        </style:tab-stops>
      </style:paragraph-properties>
    </style:style>
    <style:style style:name="P263" style:family="paragraph">
      <style:paragraph-properties fo:line-height="100.00%" fo:text-align="left" fo:margin-left="0.50pt" fo:text-indent="-0.50pt" fo:margin-right="0.40pt" fo:margin-bottom="12.60pt"/>
    </style:style>
    <style:style style:name="P264" style:family="paragraph">
      <style:paragraph-properties fo:line-height="100.00%" fo:text-align="left" fo:margin-left="0.50pt" fo:text-indent="-0.50pt" fo:margin-right="0.40pt" fo:margin-bottom="12.35pt"/>
    </style:style>
    <style:style style:name="P265" style:family="paragraph">
      <style:paragraph-properties fo:line-height="100.00%" fo:text-align="justify" fo:margin-left="0.50pt" fo:text-indent="-0.50pt" fo:margin-right="0.40pt" fo:margin-bottom="0.25pt"/>
    </style:style>
    <style:style style:name="P266" style:family="paragraph">
      <style:paragraph-properties fo:line-height="100.00%" fo:text-align="left" fo:margin-left="0.50pt" fo:text-indent="-0.50pt" fo:margin-right="0.40pt" fo:margin-bottom="14.25pt"/>
    </style:style>
    <style:style style:name="P267" style:family="paragraph">
      <style:paragraph-properties fo:line-height="100.00%" fo:text-align="left" fo:margin-left="0.50pt" fo:text-indent="-0.50pt" fo:margin-right="0.40pt" fo:margin-bottom="0.15pt"/>
    </style:style>
    <style:style style:name="P268" style:family="paragraph">
      <style:paragraph-properties fo:line-height="100.00%" fo:text-align="left" fo:margin-left="0.70pt" fo:text-indent="-0.70pt">
        <style:tab-stops>
          <style:tab-stop style:position="173.05pt"/>
          <style:tab-stop style:position="98688.80pt" style:leader-style="dotted"/>
          <style:tab-stop style:position="421120.95pt" style:type="right"/>
          <style:tab-stop style:position="-0.70pt"/>
          <style:tab-stop style:position="63.75pt"/>
        </style:tab-stops>
      </style:paragraph-properties>
    </style:style>
    <style:style style:name="P269" style:family="paragraph">
      <style:paragraph-properties fo:line-height="100.00%" fo:text-align="justify" fo:margin-left="0.50pt" fo:text-indent="-0.50pt" fo:margin-right="0.40pt"/>
    </style:style>
    <style:style style:name="P270" style:family="paragraph">
      <style:paragraph-properties fo:line-height="100.00%" fo:text-align="left" fo:margin-left="0.70pt" fo:text-indent="-0.70pt">
        <style:tab-stops>
          <style:tab-stop style:position="173.05pt"/>
          <style:tab-stop style:position="98688.80pt" style:leader-style="dotted"/>
          <style:tab-stop style:position="421120.95pt" style:type="right"/>
          <style:tab-stop style:position="-0.70pt"/>
          <style:tab-stop style:position="63.75pt"/>
        </style:tab-stops>
      </style:paragraph-properties>
    </style:style>
    <style:style style:name="P271" style:family="paragraph">
      <style:paragraph-properties fo:line-height="100.00%" fo:text-align="left" fo:margin-left="0.70pt" fo:text-indent="-0.70pt">
        <style:tab-stops>
          <style:tab-stop style:position="67.55pt"/>
          <style:tab-stop style:position="26599.20pt" style:leader-style="dotted"/>
          <style:tab-stop style:position="421120.95pt" style:type="right"/>
          <style:tab-stop style:position="1624.90pt"/>
          <style:tab-stop style:position="104.80pt"/>
          <style:tab-stop style:position="26316.50pt" style:leader-style="solid"/>
        </style:tab-stops>
      </style:paragraph-properties>
    </style:style>
    <style:style style:name="P272" style:family="paragraph">
      <style:paragraph-properties fo:line-height="100.00%" fo:text-align="justify" fo:margin-left="0.50pt" fo:text-indent="-0.50pt" fo:margin-right="0.40pt"/>
    </style:style>
    <style:style style:name="P273" style:family="paragraph">
      <style:paragraph-properties fo:line-height="100.00%" fo:text-align="left" fo:margin-left="0.50pt" fo:text-indent="-0.50pt" fo:margin-right="0.40pt"/>
    </style:style>
    <style:style style:name="P274" style:family="paragraph">
      <style:paragraph-properties fo:line-height="100.00%" fo:text-align="left" fo:margin-left="0.70pt" fo:text-indent="-0.70pt">
        <style:tab-stops>
          <style:tab-stop style:position="67.55pt"/>
          <style:tab-stop style:position="26599.20pt" style:leader-style="dotted"/>
          <style:tab-stop style:position="421120.95pt" style:type="right"/>
          <style:tab-stop style:position="1624.90pt"/>
          <style:tab-stop style:position="104.80pt"/>
          <style:tab-stop style:position="26316.50pt" style:leader-style="solid"/>
        </style:tab-stops>
      </style:paragraph-properties>
    </style:style>
    <style:style style:name="P275" style:family="paragraph">
      <style:paragraph-properties fo:line-height="100.00%" fo:text-align="left" fo:margin-left="0.70pt" fo:text-indent="-0.70pt">
        <style:tab-stops>
          <style:tab-stop style:position="67.55pt"/>
          <style:tab-stop style:position="26599.20pt" style:leader-style="dotted"/>
          <style:tab-stop style:position="421120.95pt" style:type="right"/>
          <style:tab-stop style:position="1624.90pt"/>
          <style:tab-stop style:position="104.80pt"/>
          <style:tab-stop style:position="26828.50pt" style:leader-style="solid"/>
        </style:tab-stops>
      </style:paragraph-properties>
    </style:style>
    <style:style style:name="P276" style:family="paragraph">
      <style:paragraph-properties fo:line-height="115.00%" fo:text-align="left" fo:margin-bottom="10.00pt"/>
    </style:style>
    <style:style style:name="P277" style:family="paragraph">
      <style:paragraph-properties fo:line-height="100.00%" fo:text-align="left" fo:margin-left="0.50pt" fo:text-indent="-0.50pt" fo:margin-right="0.40pt"/>
    </style:style>
    <style:style style:name="P278" style:family="paragraph">
      <style:paragraph-properties fo:line-height="100.00%" fo:text-align="left" fo:margin-left="0.70pt" fo:text-indent="-0.70pt">
        <style:tab-stops>
          <style:tab-stop style:position="67.55pt"/>
          <style:tab-stop style:position="26599.20pt" style:leader-style="dotted"/>
          <style:tab-stop style:position="421120.95pt" style:type="right"/>
          <style:tab-stop style:position="1624.90pt"/>
          <style:tab-stop style:position="104.80pt"/>
          <style:tab-stop style:position="26828.50pt" style:leader-style="solid"/>
        </style:tab-stops>
      </style:paragraph-properties>
    </style:style>
    <style:style style:name="P279" style:family="paragraph">
      <style:paragraph-properties fo:line-height="100.00%" fo:text-align="left" fo:margin-left="0.70pt" fo:text-indent="-0.70pt">
        <style:tab-stops>
          <style:tab-stop style:position="67.55pt"/>
          <style:tab-stop style:position="26599.20pt" style:leader-style="dotted"/>
          <style:tab-stop style:position="421120.95pt" style:type="right"/>
          <style:tab-stop style:position="1624.90pt"/>
          <style:tab-stop style:position="104.80pt"/>
          <style:tab-stop style:position="26828.50pt" style:leader-style="solid"/>
        </style:tab-stops>
      </style:paragraph-properties>
    </style:style>
    <style:style style:name="P280" style:family="paragraph">
      <style:paragraph-properties fo:line-height="115.00%" fo:text-align="left" fo:margin-bottom="10.00pt"/>
    </style:style>
    <style:style style:name="P281" style:family="paragraph">
      <style:paragraph-properties fo:line-height="100.00%" fo:text-align="left" fo:margin-left="0.50pt" fo:text-indent="-0.50pt" fo:margin-right="0.40pt"/>
    </style:style>
    <style:style style:name="P282" style:family="paragraph">
      <style:paragraph-properties fo:line-height="100.00%" fo:text-align="left" fo:margin-left="0.70pt" fo:text-indent="-0.70pt">
        <style:tab-stops>
          <style:tab-stop style:position="67.55pt"/>
          <style:tab-stop style:position="26599.20pt" style:leader-style="dotted"/>
          <style:tab-stop style:position="421120.95pt" style:type="right"/>
          <style:tab-stop style:position="1624.90pt"/>
          <style:tab-stop style:position="104.80pt"/>
          <style:tab-stop style:position="26828.50pt" style:leader-style="solid"/>
        </style:tab-stops>
      </style:paragraph-properties>
    </style:style>
    <style:style style:name="P283" style:family="paragraph">
      <style:paragraph-properties fo:line-height="100.00%" fo:text-align="left" fo:margin-left="0.70pt" fo:text-indent="-0.70pt">
        <style:tab-stops>
          <style:tab-stop style:position="67.55pt"/>
          <style:tab-stop style:position="26599.20pt" style:leader-style="dotted"/>
          <style:tab-stop style:position="421120.95pt" style:type="right"/>
          <style:tab-stop style:position="1624.90pt"/>
          <style:tab-stop style:position="104.80pt"/>
          <style:tab-stop style:position="26828.50pt"/>
        </style:tab-stops>
      </style:paragraph-properties>
    </style:style>
    <style:style style:name="P284" style:family="paragraph">
      <style:paragraph-properties fo:line-height="115.00%" fo:text-align="left" fo:margin-bottom="10.00pt"/>
    </style:style>
    <style:style style:name="P285" style:family="paragraph">
      <style:paragraph-properties fo:line-height="100.00%" fo:text-align="left" fo:margin-left="0.50pt" fo:text-indent="-0.50pt" fo:margin-right="0.40pt"/>
    </style:style>
    <style:style style:name="P286" style:family="paragraph">
      <style:paragraph-properties fo:line-height="100.00%" fo:text-align="left" fo:margin-left="0.70pt" fo:text-indent="-0.70pt">
        <style:tab-stops>
          <style:tab-stop style:position="67.55pt"/>
          <style:tab-stop style:position="26599.20pt" style:leader-style="dotted"/>
          <style:tab-stop style:position="421120.95pt" style:type="right"/>
          <style:tab-stop style:position="1624.90pt"/>
          <style:tab-stop style:position="104.80pt"/>
          <style:tab-stop style:position="26828.50pt"/>
        </style:tab-stops>
      </style:paragraph-properties>
    </style:style>
    <style:style style:name="P287" style:family="paragraph">
      <style:paragraph-properties fo:line-height="100.00%" fo:text-align="left" fo:margin-left="0.50pt" fo:text-indent="-0.50pt" fo:margin-right="0.40pt"/>
    </style:style>
    <style:style style:name="P288" style:family="paragraph">
      <style:paragraph-properties fo:line-height="100.00%" fo:text-align="left" fo:margin-left="0.50pt" fo:text-indent="-0.50pt" fo:margin-right="0.40pt" fo:margin-bottom="12.60pt"/>
    </style:style>
    <style:style style:name="P289" style:family="paragraph">
      <style:paragraph-properties fo:line-height="100.00%" fo:text-align="justify" fo:margin-left="0.50pt" fo:text-indent="-0.50pt" fo:margin-right="0.40pt" fo:margin-bottom="0.25pt"/>
    </style:style>
    <style:style style:name="P290" style:family="paragraph">
      <style:paragraph-properties fo:line-height="100.00%" fo:text-align="left" fo:margin-left="0.50pt" fo:text-indent="-0.50pt" fo:margin-right="0.40pt" fo:margin-bottom="14.25pt"/>
    </style:style>
    <style:style style:name="P291" style:family="paragraph">
      <style:paragraph-properties fo:line-height="100.00%" fo:text-align="left" fo:margin-left="0.50pt" fo:text-indent="-0.50pt" fo:margin-right="0.40pt" fo:margin-bottom="0.15pt"/>
    </style:style>
    <style:style style:name="P292" style:family="paragraph">
      <style:paragraph-properties fo:line-height="100.00%" fo:text-align="left" fo:margin-left="0.70pt" fo:text-indent="-0.70pt">
        <style:tab-stops>
          <style:tab-stop style:position="173.05pt"/>
          <style:tab-stop style:position="98688.80pt" style:leader-style="dotted"/>
          <style:tab-stop style:position="421120.95pt" style:type="right"/>
          <style:tab-stop style:position="-0.70pt"/>
          <style:tab-stop style:position="63.75pt"/>
        </style:tab-stops>
      </style:paragraph-properties>
    </style:style>
    <style:style style:name="P293" style:family="paragraph">
      <style:paragraph-properties fo:line-height="100.00%" fo:text-align="justify" fo:margin-left="0.50pt" fo:text-indent="-0.50pt" fo:margin-right="0.40pt"/>
    </style:style>
    <style:style style:name="P294" style:family="paragraph">
      <style:paragraph-properties fo:line-height="100.00%" fo:text-align="left" fo:margin-left="0.70pt" fo:text-indent="-0.70pt">
        <style:tab-stops>
          <style:tab-stop style:position="173.05pt"/>
          <style:tab-stop style:position="98688.80pt" style:leader-style="dotted"/>
          <style:tab-stop style:position="421120.95pt" style:type="right"/>
          <style:tab-stop style:position="-0.70pt"/>
          <style:tab-stop style:position="63.75pt"/>
        </style:tab-stops>
      </style:paragraph-properties>
    </style:style>
    <style:style style:name="P295" style:family="paragraph">
      <style:paragraph-properties fo:line-height="100.00%" fo:text-align="left" fo:margin-left="0.70pt" fo:text-indent="-0.70pt">
        <style:tab-stops>
          <style:tab-stop style:position="67.55pt"/>
          <style:tab-stop style:position="26599.20pt" style:leader-style="dotted"/>
          <style:tab-stop style:position="421120.95pt" style:type="right"/>
          <style:tab-stop style:position="1624.90pt"/>
          <style:tab-stop style:position="104.80pt"/>
          <style:tab-stop style:position="26316.50pt" style:leader-style="solid"/>
        </style:tab-stops>
      </style:paragraph-properties>
    </style:style>
    <style:style style:name="P296" style:family="paragraph">
      <style:paragraph-properties fo:line-height="100.00%" fo:text-align="justify" fo:margin-left="0.50pt" fo:text-indent="-0.50pt" fo:margin-right="0.40pt"/>
    </style:style>
    <style:style style:name="P297" style:family="paragraph">
      <style:paragraph-properties fo:line-height="100.00%" fo:text-align="left" fo:margin-left="0.50pt" fo:text-indent="-0.50pt" fo:margin-right="0.40pt"/>
    </style:style>
    <style:style style:name="P298" style:family="paragraph">
      <style:paragraph-properties fo:line-height="100.00%" fo:text-align="left" fo:margin-left="0.70pt" fo:text-indent="-0.70pt">
        <style:tab-stops>
          <style:tab-stop style:position="67.55pt"/>
          <style:tab-stop style:position="26599.20pt" style:leader-style="dotted"/>
          <style:tab-stop style:position="421120.95pt" style:type="right"/>
          <style:tab-stop style:position="1624.90pt"/>
          <style:tab-stop style:position="104.80pt"/>
          <style:tab-stop style:position="26316.50pt" style:leader-style="solid"/>
        </style:tab-stops>
      </style:paragraph-properties>
    </style:style>
    <style:style style:name="P299" style:family="paragraph">
      <style:paragraph-properties fo:line-height="100.00%" fo:text-align="left" fo:margin-left="0.70pt" fo:text-indent="-0.70pt">
        <style:tab-stops>
          <style:tab-stop style:position="67.55pt"/>
          <style:tab-stop style:position="26599.20pt" style:leader-style="dotted"/>
          <style:tab-stop style:position="421120.95pt" style:type="right"/>
          <style:tab-stop style:position="1624.90pt"/>
          <style:tab-stop style:position="104.80pt"/>
          <style:tab-stop style:position="26828.50pt" style:leader-style="solid"/>
        </style:tab-stops>
      </style:paragraph-properties>
    </style:style>
    <style:style style:name="P300" style:family="paragraph">
      <style:paragraph-properties fo:line-height="115.00%" fo:text-align="left" fo:margin-bottom="10.00pt"/>
    </style:style>
    <style:style style:name="P301" style:family="paragraph">
      <style:paragraph-properties fo:line-height="100.00%" fo:text-align="left" fo:margin-left="0.50pt" fo:text-indent="-0.50pt" fo:margin-right="0.40pt"/>
    </style:style>
    <style:style style:name="P302" style:family="paragraph">
      <style:paragraph-properties fo:line-height="100.00%" fo:text-align="left" fo:margin-left="0.70pt" fo:text-indent="-0.70pt">
        <style:tab-stops>
          <style:tab-stop style:position="67.55pt"/>
          <style:tab-stop style:position="26599.20pt" style:leader-style="dotted"/>
          <style:tab-stop style:position="421120.95pt" style:type="right"/>
          <style:tab-stop style:position="1624.90pt"/>
          <style:tab-stop style:position="104.80pt"/>
          <style:tab-stop style:position="26828.50pt" style:leader-style="solid"/>
        </style:tab-stops>
      </style:paragraph-properties>
    </style:style>
    <style:style style:name="P303" style:family="paragraph">
      <style:paragraph-properties fo:line-height="100.00%" fo:text-align="left" fo:margin-left="0.70pt" fo:text-indent="-0.70pt">
        <style:tab-stops>
          <style:tab-stop style:position="67.55pt"/>
          <style:tab-stop style:position="26599.20pt" style:leader-style="dotted"/>
          <style:tab-stop style:position="421120.95pt" style:type="right"/>
          <style:tab-stop style:position="1624.90pt"/>
          <style:tab-stop style:position="104.80pt"/>
          <style:tab-stop style:position="26828.50pt" style:leader-style="solid"/>
        </style:tab-stops>
      </style:paragraph-properties>
    </style:style>
    <style:style style:name="P304" style:family="paragraph">
      <style:paragraph-properties fo:line-height="115.00%" fo:text-align="left" fo:margin-bottom="10.00pt"/>
    </style:style>
    <style:style style:name="P305" style:family="paragraph">
      <style:paragraph-properties fo:line-height="100.00%" fo:text-align="left" fo:margin-left="0.50pt" fo:text-indent="-0.50pt" fo:margin-right="0.40pt"/>
    </style:style>
    <style:style style:name="P306" style:family="paragraph">
      <style:paragraph-properties fo:line-height="100.00%" fo:text-align="left" fo:margin-left="0.70pt" fo:text-indent="-0.70pt">
        <style:tab-stops>
          <style:tab-stop style:position="67.55pt"/>
          <style:tab-stop style:position="26599.20pt" style:leader-style="dotted"/>
          <style:tab-stop style:position="421120.95pt" style:type="right"/>
          <style:tab-stop style:position="1624.90pt"/>
          <style:tab-stop style:position="104.80pt"/>
          <style:tab-stop style:position="26828.50pt" style:leader-style="solid"/>
        </style:tab-stops>
      </style:paragraph-properties>
    </style:style>
    <style:style style:name="P307" style:family="paragraph">
      <style:paragraph-properties fo:line-height="100.00%" fo:text-align="left" fo:margin-left="0.70pt" fo:text-indent="-0.70pt">
        <style:tab-stops>
          <style:tab-stop style:position="67.55pt"/>
          <style:tab-stop style:position="26599.20pt" style:leader-style="dotted"/>
          <style:tab-stop style:position="421120.95pt" style:type="right"/>
          <style:tab-stop style:position="1624.90pt"/>
          <style:tab-stop style:position="104.80pt"/>
          <style:tab-stop style:position="26828.50pt"/>
        </style:tab-stops>
      </style:paragraph-properties>
    </style:style>
    <style:style style:name="P308" style:family="paragraph">
      <style:paragraph-properties fo:line-height="115.00%" fo:text-align="left" fo:margin-bottom="10.00pt"/>
    </style:style>
    <style:style style:name="P309" style:family="paragraph">
      <style:paragraph-properties fo:line-height="100.00%" fo:text-align="left" fo:margin-left="0.50pt" fo:text-indent="-0.50pt" fo:margin-right="0.40pt"/>
    </style:style>
    <style:style style:name="P310" style:family="paragraph">
      <style:paragraph-properties fo:line-height="100.00%" fo:text-align="left" fo:margin-left="0.70pt" fo:text-indent="-0.70pt">
        <style:tab-stops>
          <style:tab-stop style:position="67.55pt"/>
          <style:tab-stop style:position="26599.20pt" style:leader-style="dotted"/>
          <style:tab-stop style:position="421120.95pt" style:type="right"/>
          <style:tab-stop style:position="1624.90pt"/>
          <style:tab-stop style:position="104.80pt"/>
          <style:tab-stop style:position="26828.50pt"/>
        </style:tab-stops>
      </style:paragraph-properties>
    </style:style>
    <style:style style:name="P311" style:family="paragraph">
      <style:paragraph-properties fo:line-height="100.00%" fo:text-align="left" fo:margin-left="0.50pt" fo:text-indent="-0.50pt" fo:margin-right="0.40pt" fo:margin-bottom="12.60pt"/>
    </style:style>
    <style:style style:name="P312" style:family="paragraph">
      <style:paragraph-properties fo:line-height="100.00%" fo:text-align="left" fo:margin-left="0.50pt" fo:text-indent="-0.50pt" fo:margin-right="0.40pt" fo:margin-bottom="12.35pt"/>
    </style:style>
    <style:style style:name="P313" style:family="paragraph">
      <style:paragraph-properties fo:line-height="100.00%" fo:text-align="justify" fo:margin-left="0.50pt" fo:text-indent="-0.50pt" fo:margin-right="0.40pt" fo:margin-bottom="2.35pt"/>
    </style:style>
    <style:style style:name="P314" style:family="paragraph">
      <style:paragraph-properties fo:line-height="100.00%" fo:text-align="justify" fo:margin-left="0.50pt" fo:text-indent="-0.50pt" fo:margin-right="0.40pt" fo:margin-bottom="0.25pt"/>
    </style:style>
    <style:style style:name="P315" style:family="paragraph">
      <style:paragraph-properties fo:line-height="100.00%" fo:text-align="left" fo:margin-left="0.50pt" fo:text-indent="-0.50pt" fo:margin-right="0.40pt" fo:margin-bottom="12.60pt"/>
    </style:style>
    <style:style style:name="P316" style:family="paragraph">
      <style:paragraph-properties fo:line-height="100.00%" fo:text-align="justify" fo:margin-left="0.50pt" fo:text-indent="-0.50pt" fo:margin-right="0.40pt" fo:margin-bottom="0.25pt"/>
    </style:style>
    <style:style style:name="P317" style:family="paragraph">
      <style:paragraph-properties fo:line-height="100.00%" fo:text-align="justify" fo:margin-left="0.50pt" fo:text-indent="-0.50pt" fo:margin-right="0.40pt"/>
    </style:style>
    <style:style style:name="P318" style:family="paragraph">
      <style:paragraph-properties fo:line-height="100.00%" fo:text-align="justify" fo:margin-left="0.50pt" fo:text-indent="-0.50pt" fo:margin-right="0.40pt" fo:margin-bottom="0.25pt"/>
    </style:style>
    <style:style style:name="P319" style:family="paragraph">
      <style:paragraph-properties fo:line-height="100.00%" fo:text-align="left" fo:margin-left="0.50pt" fo:text-indent="-0.50pt" fo:margin-right="0.40pt"/>
    </style:style>
    <style:style style:name="P320" style:family="paragraph">
      <style:paragraph-properties fo:line-height="100.00%" fo:text-align="left" fo:margin-left="0.50pt" fo:text-indent="-0.50pt" fo:margin-right="0.40pt" fo:margin-bottom="0.15pt"/>
    </style:style>
    <style:style style:name="P321" style:family="paragraph">
      <style:paragraph-properties fo:line-height="100.00%" fo:text-align="left" fo:margin-left="0.70pt" fo:text-indent="-0.70pt">
        <style:tab-stops>
          <style:tab-stop style:position="110.90pt"/>
          <style:tab-stop style:position="98688.80pt"/>
          <style:tab-stop style:position="421120.95pt" style:type="right"/>
          <style:tab-stop style:position="-0.70pt"/>
          <style:tab-stop style:position="63.75pt"/>
        </style:tab-stops>
      </style:paragraph-properties>
    </style:style>
    <style:style style:name="P322" style:family="paragraph">
      <style:paragraph-properties fo:line-height="100.00%" fo:text-align="left" fo:margin-left="0.50pt" fo:text-indent="-0.50pt" fo:margin-right="0.40pt">
        <style:tab-stops>
          <style:tab-stop style:position="72.30pt" style:type="center"/>
        </style:tab-stops>
      </style:paragraph-properties>
    </style:style>
    <style:style style:name="P323" style:family="paragraph">
      <style:paragraph-properties fo:line-height="100.00%" fo:text-align="justify" fo:margin-left="0.50pt" fo:text-indent="-0.50pt" fo:margin-right="0.40pt"/>
    </style:style>
    <style:style style:name="P324" style:family="paragraph">
      <style:paragraph-properties fo:line-height="100.00%" fo:text-align="left" fo:margin-left="0.70pt" fo:text-indent="-0.70pt">
        <style:tab-stops>
          <style:tab-stop style:position="110.90pt"/>
          <style:tab-stop style:position="98688.80pt"/>
          <style:tab-stop style:position="421120.95pt" style:type="right"/>
          <style:tab-stop style:position="-0.70pt"/>
          <style:tab-stop style:position="63.75pt"/>
        </style:tab-stops>
      </style:paragraph-properties>
    </style:style>
    <style:style style:name="P325" style:family="paragraph">
      <style:paragraph-properties fo:line-height="100.00%" fo:text-align="left" fo:margin-left="0.70pt" fo:text-indent="-0.70pt">
        <style:tab-stops>
          <style:tab-stop style:position="110.90pt"/>
          <style:tab-stop style:position="26316.50pt" style:leader-style="dotted"/>
          <style:tab-stop style:position="432589.75pt" style:type="right"/>
          <style:tab-stop style:position="1624.90pt"/>
          <style:tab-stop style:position="63.75pt"/>
        </style:tab-stops>
      </style:paragraph-properties>
    </style:style>
    <style:style style:name="P326" style:family="paragraph">
      <style:paragraph-properties fo:line-height="100.00%" fo:text-align="left" fo:margin-left="0.50pt" fo:text-indent="-0.50pt" fo:margin-right="0.40pt"/>
    </style:style>
    <style:style style:name="P327" style:family="paragraph">
      <style:paragraph-properties fo:line-height="100.00%" fo:text-align="left" fo:margin-left="0.70pt" fo:text-indent="-0.70pt">
        <style:tab-stops>
          <style:tab-stop style:position="110.90pt"/>
          <style:tab-stop style:position="26316.50pt" style:leader-style="dotted"/>
          <style:tab-stop style:position="432589.75pt" style:type="right"/>
          <style:tab-stop style:position="1624.90pt"/>
          <style:tab-stop style:position="63.75pt"/>
        </style:tab-stops>
      </style:paragraph-properties>
    </style:style>
    <style:style style:name="P328" style:family="paragraph">
      <style:paragraph-properties fo:line-height="100.00%" fo:text-align="left" fo:margin-left="0.70pt" fo:text-indent="-0.70pt">
        <style:tab-stops>
          <style:tab-stop style:position="110.90pt"/>
          <style:tab-stop style:position="26521.30pt" style:leader-style="dotted"/>
          <style:tab-stop style:position="432600.95pt" style:type="right"/>
          <style:tab-stop style:position="1624.90pt"/>
          <style:tab-stop style:position="63.75pt"/>
        </style:tab-stops>
      </style:paragraph-properties>
    </style:style>
    <style:style style:name="P329" style:family="paragraph">
      <style:paragraph-properties fo:line-height="100.00%" fo:text-align="left" fo:margin-left="0.50pt" fo:text-indent="-0.50pt" fo:margin-right="0.40pt"/>
    </style:style>
    <style:style style:name="P330" style:family="paragraph">
      <style:paragraph-properties fo:line-height="100.00%" fo:text-align="left" fo:margin-left="0.70pt" fo:text-indent="-0.70pt">
        <style:tab-stops>
          <style:tab-stop style:position="110.90pt"/>
          <style:tab-stop style:position="26521.30pt" style:leader-style="dotted"/>
          <style:tab-stop style:position="432600.95pt" style:type="right"/>
          <style:tab-stop style:position="1624.90pt"/>
          <style:tab-stop style:position="63.75pt"/>
        </style:tab-stops>
      </style:paragraph-properties>
    </style:style>
    <style:style style:name="P331" style:family="paragraph">
      <style:paragraph-properties fo:line-height="100.00%" fo:text-align="left" fo:margin-left="0.70pt" fo:text-indent="-0.70pt">
        <style:tab-stops>
          <style:tab-stop style:position="110.90pt"/>
          <style:tab-stop style:position="26521.30pt"/>
          <style:tab-stop style:position="421132.15pt" style:type="right"/>
          <style:tab-stop style:position="1624.90pt"/>
          <style:tab-stop style:position="63.75pt"/>
        </style:tab-stops>
      </style:paragraph-properties>
    </style:style>
    <style:style style:name="P332" style:family="paragraph">
      <style:paragraph-properties fo:line-height="100.00%" fo:text-align="left" fo:margin-left="0.50pt" fo:text-indent="-0.50pt" fo:margin-right="0.40pt"/>
    </style:style>
    <style:style style:name="P333" style:family="paragraph">
      <style:paragraph-properties fo:line-height="100.00%" fo:text-align="left" fo:margin-left="0.70pt" fo:text-indent="-0.70pt">
        <style:tab-stops>
          <style:tab-stop style:position="110.90pt"/>
          <style:tab-stop style:position="26521.30pt"/>
          <style:tab-stop style:position="421132.15pt" style:type="right"/>
          <style:tab-stop style:position="1624.90pt"/>
          <style:tab-stop style:position="63.75pt"/>
        </style:tab-stops>
      </style:paragraph-properties>
    </style:style>
    <style:style style:name="P334" style:family="paragraph">
      <style:paragraph-properties fo:line-height="100.00%" fo:text-align="left" fo:margin-left="0.50pt" fo:text-indent="-0.50pt" fo:margin-right="0.40pt"/>
    </style:style>
    <style:style style:name="P335" style:family="paragraph">
      <style:paragraph-properties fo:line-height="100.00%" fo:text-align="left" fo:margin-left="0.50pt" fo:text-indent="-0.50pt" fo:margin-right="0.40pt" fo:margin-bottom="14.40pt"/>
    </style:style>
    <style:style style:name="P336" style:family="paragraph">
      <style:paragraph-properties fo:line-height="100.00%" fo:text-align="left" fo:margin-left="0.50pt" fo:text-indent="-0.50pt" fo:margin-right="0.40pt" fo:margin-bottom="0.15pt"/>
    </style:style>
    <style:style style:name="P337" style:family="paragraph">
      <style:paragraph-properties fo:line-height="100.00%" fo:text-align="left" fo:margin-left="0.70pt" fo:text-indent="-0.70pt">
        <style:tab-stops>
          <style:tab-stop style:position="111.00pt"/>
          <style:tab-stop style:position="98688.80pt"/>
          <style:tab-stop style:position="421120.95pt" style:type="right"/>
          <style:tab-stop style:position="-0.70pt"/>
          <style:tab-stop style:position="63.75pt"/>
        </style:tab-stops>
      </style:paragraph-properties>
    </style:style>
    <style:style style:name="P338" style:family="paragraph">
      <style:paragraph-properties fo:line-height="100.00%" fo:text-align="left" fo:margin-left="0.50pt" fo:text-indent="-0.50pt" fo:margin-right="0.40pt">
        <style:tab-stops>
          <style:tab-stop style:position="72.35pt" style:type="center"/>
        </style:tab-stops>
      </style:paragraph-properties>
    </style:style>
    <style:style style:name="P339" style:family="paragraph">
      <style:paragraph-properties fo:line-height="100.00%" fo:text-align="justify" fo:margin-left="0.50pt" fo:text-indent="-0.50pt" fo:margin-right="0.40pt"/>
    </style:style>
    <style:style style:name="P340" style:family="paragraph">
      <style:paragraph-properties fo:line-height="100.00%" fo:text-align="left" fo:margin-left="0.70pt" fo:text-indent="-0.70pt">
        <style:tab-stops>
          <style:tab-stop style:position="111.00pt"/>
          <style:tab-stop style:position="98688.80pt"/>
          <style:tab-stop style:position="421120.95pt" style:type="right"/>
          <style:tab-stop style:position="-0.70pt"/>
          <style:tab-stop style:position="63.75pt"/>
        </style:tab-stops>
      </style:paragraph-properties>
    </style:style>
    <style:style style:name="P341" style:family="paragraph">
      <style:paragraph-properties fo:line-height="100.00%" fo:text-align="left" fo:margin-left="0.70pt" fo:text-indent="-0.70pt">
        <style:tab-stops>
          <style:tab-stop style:position="111.00pt"/>
          <style:tab-stop style:position="26316.50pt" style:leader-style="dotted"/>
          <style:tab-stop style:position="432589.75pt" style:type="right"/>
          <style:tab-stop style:position="1624.90pt"/>
          <style:tab-stop style:position="63.75pt"/>
        </style:tab-stops>
      </style:paragraph-properties>
    </style:style>
    <style:style style:name="P342" style:family="paragraph">
      <style:paragraph-properties fo:line-height="100.00%" fo:text-align="left" fo:margin-left="0.50pt" fo:text-indent="-0.50pt" fo:margin-right="0.40pt"/>
    </style:style>
    <style:style style:name="P343" style:family="paragraph">
      <style:paragraph-properties fo:line-height="100.00%" fo:text-align="left" fo:margin-left="0.70pt" fo:text-indent="-0.70pt">
        <style:tab-stops>
          <style:tab-stop style:position="111.00pt"/>
          <style:tab-stop style:position="26316.50pt" style:leader-style="dotted"/>
          <style:tab-stop style:position="432589.75pt" style:type="right"/>
          <style:tab-stop style:position="1624.90pt"/>
          <style:tab-stop style:position="63.75pt"/>
        </style:tab-stops>
      </style:paragraph-properties>
    </style:style>
    <style:style style:name="P344" style:family="paragraph">
      <style:paragraph-properties fo:line-height="100.00%" fo:text-align="left" fo:margin-left="0.70pt" fo:text-indent="-0.70pt">
        <style:tab-stops>
          <style:tab-stop style:position="111.00pt"/>
          <style:tab-stop style:position="26521.30pt" style:leader-style="dotted"/>
          <style:tab-stop style:position="432600.95pt" style:type="right"/>
          <style:tab-stop style:position="1624.90pt"/>
          <style:tab-stop style:position="63.75pt"/>
        </style:tab-stops>
      </style:paragraph-properties>
    </style:style>
    <style:style style:name="P345" style:family="paragraph">
      <style:paragraph-properties fo:line-height="100.00%" fo:text-align="left" fo:margin-left="0.50pt" fo:text-indent="-0.50pt" fo:margin-right="0.40pt"/>
    </style:style>
    <style:style style:name="P346" style:family="paragraph">
      <style:paragraph-properties fo:line-height="100.00%" fo:text-align="left" fo:margin-left="0.70pt" fo:text-indent="-0.70pt">
        <style:tab-stops>
          <style:tab-stop style:position="111.00pt"/>
          <style:tab-stop style:position="26521.30pt" style:leader-style="dotted"/>
          <style:tab-stop style:position="432600.95pt" style:type="right"/>
          <style:tab-stop style:position="1624.90pt"/>
          <style:tab-stop style:position="63.75pt"/>
        </style:tab-stops>
      </style:paragraph-properties>
    </style:style>
    <style:style style:name="P347" style:family="paragraph">
      <style:paragraph-properties fo:line-height="100.00%" fo:text-align="left" fo:margin-left="0.70pt" fo:text-indent="-0.70pt">
        <style:tab-stops>
          <style:tab-stop style:position="111.00pt"/>
          <style:tab-stop style:position="26521.30pt"/>
          <style:tab-stop style:position="421132.15pt" style:type="right"/>
          <style:tab-stop style:position="1624.90pt"/>
          <style:tab-stop style:position="63.75pt"/>
        </style:tab-stops>
      </style:paragraph-properties>
    </style:style>
    <style:style style:name="P348" style:family="paragraph">
      <style:paragraph-properties fo:line-height="100.00%" fo:text-align="left" fo:margin-left="0.50pt" fo:text-indent="-0.50pt" fo:margin-right="0.40pt"/>
    </style:style>
    <style:style style:name="P349" style:family="paragraph">
      <style:paragraph-properties fo:line-height="100.00%" fo:text-align="left" fo:margin-left="0.70pt" fo:text-indent="-0.70pt">
        <style:tab-stops>
          <style:tab-stop style:position="111.00pt"/>
          <style:tab-stop style:position="26521.30pt"/>
          <style:tab-stop style:position="421132.15pt" style:type="right"/>
          <style:tab-stop style:position="1624.90pt"/>
          <style:tab-stop style:position="63.75pt"/>
        </style:tab-stops>
      </style:paragraph-properties>
    </style:style>
    <style:style style:name="P350" style:family="paragraph">
      <style:paragraph-properties fo:line-height="100.00%" fo:text-align="left" fo:margin-left="0.50pt" fo:text-indent="-0.50pt" fo:margin-right="0.40pt" fo:margin-bottom="12.60pt"/>
    </style:style>
    <style:style style:name="P351" style:family="paragraph">
      <style:paragraph-properties fo:line-height="100.00%" fo:text-align="left" fo:margin-left="0.50pt" fo:text-indent="-0.50pt" fo:margin-right="0.40pt" fo:margin-bottom="14.40pt"/>
    </style:style>
    <style:style style:name="P352" style:family="paragraph">
      <style:paragraph-properties fo:line-height="100.00%" fo:text-align="left" fo:margin-left="0.50pt" fo:text-indent="-0.50pt" fo:margin-right="0.40pt" fo:margin-bottom="0.15pt"/>
    </style:style>
    <style:style style:name="P353" style:family="paragraph">
      <style:paragraph-properties fo:line-height="100.00%" fo:text-align="left" fo:margin-left="0.70pt" fo:text-indent="-0.70pt">
        <style:tab-stops>
          <style:tab-stop style:position="110.95pt"/>
          <style:tab-stop style:position="98688.80pt"/>
          <style:tab-stop style:position="421120.95pt" style:type="right"/>
          <style:tab-stop style:position="-0.70pt"/>
          <style:tab-stop style:position="63.75pt"/>
        </style:tab-stops>
      </style:paragraph-properties>
    </style:style>
    <style:style style:name="P354" style:family="paragraph">
      <style:paragraph-properties fo:line-height="100.00%" fo:text-align="left" fo:margin-left="0.50pt" fo:text-indent="-0.50pt" fo:margin-right="0.40pt">
        <style:tab-stops>
          <style:tab-stop style:position="72.35pt" style:type="center"/>
        </style:tab-stops>
      </style:paragraph-properties>
    </style:style>
    <style:style style:name="P355" style:family="paragraph">
      <style:paragraph-properties fo:line-height="100.00%" fo:text-align="justify" fo:margin-left="0.50pt" fo:text-indent="-0.50pt" fo:margin-right="0.40pt"/>
    </style:style>
    <style:style style:name="P356" style:family="paragraph">
      <style:paragraph-properties fo:line-height="100.00%" fo:text-align="left" fo:margin-left="0.70pt" fo:text-indent="-0.70pt">
        <style:tab-stops>
          <style:tab-stop style:position="110.95pt"/>
          <style:tab-stop style:position="98688.80pt"/>
          <style:tab-stop style:position="421120.95pt" style:type="right"/>
          <style:tab-stop style:position="-0.70pt"/>
          <style:tab-stop style:position="63.75pt"/>
        </style:tab-stops>
      </style:paragraph-properties>
    </style:style>
    <style:style style:name="P357" style:family="paragraph">
      <style:paragraph-properties fo:line-height="100.00%" fo:text-align="left" fo:margin-left="0.70pt" fo:text-indent="-0.70pt">
        <style:tab-stops>
          <style:tab-stop style:position="110.95pt"/>
          <style:tab-stop style:position="26316.50pt" style:leader-style="dotted"/>
          <style:tab-stop style:position="432589.75pt" style:type="right"/>
          <style:tab-stop style:position="1624.90pt"/>
          <style:tab-stop style:position="63.75pt"/>
        </style:tab-stops>
      </style:paragraph-properties>
    </style:style>
    <style:style style:name="P358" style:family="paragraph">
      <style:paragraph-properties fo:line-height="100.00%" fo:text-align="left" fo:margin-left="0.50pt" fo:text-indent="-0.50pt" fo:margin-right="0.40pt"/>
    </style:style>
    <style:style style:name="P359" style:family="paragraph">
      <style:paragraph-properties fo:line-height="100.00%" fo:text-align="left" fo:margin-left="0.70pt" fo:text-indent="-0.70pt">
        <style:tab-stops>
          <style:tab-stop style:position="110.95pt"/>
          <style:tab-stop style:position="26316.50pt" style:leader-style="dotted"/>
          <style:tab-stop style:position="432589.75pt" style:type="right"/>
          <style:tab-stop style:position="1624.90pt"/>
          <style:tab-stop style:position="63.75pt"/>
        </style:tab-stops>
      </style:paragraph-properties>
    </style:style>
    <style:style style:name="P360" style:family="paragraph">
      <style:paragraph-properties fo:line-height="100.00%" fo:text-align="left" fo:margin-left="0.70pt" fo:text-indent="-0.70pt">
        <style:tab-stops>
          <style:tab-stop style:position="110.95pt"/>
          <style:tab-stop style:position="26521.30pt" style:leader-style="dotted"/>
          <style:tab-stop style:position="432600.95pt" style:type="right"/>
          <style:tab-stop style:position="1624.90pt"/>
          <style:tab-stop style:position="63.75pt"/>
        </style:tab-stops>
      </style:paragraph-properties>
    </style:style>
    <style:style style:name="P361" style:family="paragraph">
      <style:paragraph-properties fo:line-height="100.00%" fo:text-align="left" fo:margin-left="0.50pt" fo:text-indent="-0.50pt" fo:margin-right="0.40pt"/>
    </style:style>
    <style:style style:name="P362" style:family="paragraph">
      <style:paragraph-properties fo:line-height="100.00%" fo:text-align="left" fo:margin-left="0.70pt" fo:text-indent="-0.70pt">
        <style:tab-stops>
          <style:tab-stop style:position="110.95pt"/>
          <style:tab-stop style:position="26521.30pt" style:leader-style="dotted"/>
          <style:tab-stop style:position="432600.95pt" style:type="right"/>
          <style:tab-stop style:position="1624.90pt"/>
          <style:tab-stop style:position="63.75pt"/>
        </style:tab-stops>
      </style:paragraph-properties>
    </style:style>
    <style:style style:name="P363" style:family="paragraph">
      <style:paragraph-properties fo:line-height="100.00%" fo:text-align="left" fo:margin-left="0.70pt" fo:text-indent="-0.70pt">
        <style:tab-stops>
          <style:tab-stop style:position="110.95pt"/>
          <style:tab-stop style:position="26521.30pt"/>
          <style:tab-stop style:position="421132.15pt" style:type="right"/>
          <style:tab-stop style:position="1624.90pt"/>
          <style:tab-stop style:position="63.75pt"/>
        </style:tab-stops>
      </style:paragraph-properties>
    </style:style>
    <style:style style:name="P364" style:family="paragraph">
      <style:paragraph-properties fo:line-height="100.00%" fo:text-align="left" fo:margin-left="0.50pt" fo:text-indent="-0.50pt" fo:margin-right="0.40pt"/>
    </style:style>
    <style:style style:name="P365" style:family="paragraph">
      <style:paragraph-properties fo:line-height="100.00%" fo:text-align="left" fo:margin-left="0.70pt" fo:text-indent="-0.70pt">
        <style:tab-stops>
          <style:tab-stop style:position="110.95pt"/>
          <style:tab-stop style:position="26521.30pt"/>
          <style:tab-stop style:position="421132.15pt" style:type="right"/>
          <style:tab-stop style:position="1624.90pt"/>
          <style:tab-stop style:position="63.75pt"/>
        </style:tab-stops>
      </style:paragraph-properties>
    </style:style>
    <style:style style:name="P366" style:family="paragraph">
      <style:paragraph-properties fo:line-height="100.00%" fo:text-align="left" fo:margin-left="0.50pt" fo:text-indent="-0.50pt" fo:margin-right="0.40pt" fo:margin-bottom="12.60pt"/>
    </style:style>
    <style:style style:name="P367" style:family="paragraph">
      <style:paragraph-properties fo:line-height="100.00%" fo:text-align="justify" fo:margin-left="0.50pt" fo:text-indent="-0.50pt" fo:margin-right="0.40pt" fo:margin-bottom="0.25pt"/>
    </style:style>
    <style:style style:name="P368" style:family="paragraph">
      <style:paragraph-properties fo:line-height="100.00%" fo:text-align="left" fo:margin-left="0.50pt" fo:text-indent="-0.50pt" fo:margin-right="0.40pt" fo:margin-bottom="12.60pt"/>
    </style:style>
    <style:style style:name="P369" style:family="paragraph">
      <style:paragraph-properties fo:line-height="100.00%" fo:text-align="left" fo:margin-left="0.50pt" fo:text-indent="-0.50pt" fo:margin-right="0.40pt"/>
    </style:style>
    <style:style style:name="P370" style:family="paragraph">
      <style:paragraph-properties fo:line-height="100.00%" fo:text-align="left" fo:margin-left="0.50pt" fo:text-indent="-0.50pt" fo:margin-right="0.40pt" fo:margin-bottom="8.00pt"/>
    </style:style>
    <style:style style:name="P371" style:family="paragraph">
      <style:paragraph-properties fo:line-height="100.00%" fo:text-align="center" fo:margin-left="0.50pt" fo:text-indent="-0.50pt" fo:margin-right="0.40pt" fo:margin-bottom="12.30pt"/>
    </style:style>
    <style:style style:name="P372" style:family="paragraph">
      <style:paragraph-properties fo:line-height="100.00%" fo:text-align="center" fo:margin-left="0.50pt" fo:text-indent="-0.50pt" fo:margin-right="0.40pt" fo:margin-bottom="12.60pt"/>
    </style:style>
    <style:style style:name="P373" style:family="paragraph">
      <style:paragraph-properties fo:line-height="100.00%" fo:text-align="left" fo:margin-left="0.50pt" fo:text-indent="-0.50pt" fo:margin-right="0.40pt" fo:margin-bottom="12.35pt">
        <style:tab-stops>
          <style:tab-stop style:position="68.15pt" style:type="center"/>
        </style:tab-stops>
      </style:paragraph-properties>
    </style:style>
    <style:style style:name="P374" style:family="paragraph">
      <style:paragraph-properties fo:line-height="100.00%" fo:text-align="justify" fo:margin-left="0.50pt" fo:text-indent="-0.50pt" fo:margin-right="0.40pt" fo:margin-bottom="0.25pt"/>
    </style:style>
    <style:style style:name="P375" style:family="paragraph">
      <style:paragraph-properties fo:line-height="100.00%" fo:text-align="left" fo:margin-left="0.50pt" fo:text-indent="-0.50pt" fo:margin-right="0.40pt" fo:margin-bottom="12.80pt"/>
    </style:style>
    <style:style style:name="P376" style:family="paragraph">
      <style:paragraph-properties fo:line-height="100.00%" fo:text-align="left" fo:margin-left="0.50pt" fo:text-indent="-0.50pt" fo:margin-right="0.40pt" fo:margin-bottom="12.40pt">
        <style:tab-stops>
          <style:tab-stop style:position="64.25pt" style:type="center"/>
        </style:tab-stops>
      </style:paragraph-properties>
    </style:style>
    <style:style style:name="P377" style:family="paragraph">
      <style:paragraph-properties fo:line-height="100.00%" fo:text-align="justify" fo:margin-left="0.50pt" fo:text-indent="-0.50pt" fo:margin-right="0.40pt" fo:margin-bottom="0.25pt"/>
    </style:style>
    <style:style style:name="P378" style:family="paragraph">
      <style:paragraph-properties fo:line-height="100.00%" fo:text-align="left" fo:margin-left="0.50pt" fo:text-indent="-0.50pt" fo:margin-right="0.40pt" fo:margin-bottom="12.60pt"/>
    </style:style>
    <style:style style:name="P379" style:family="paragraph">
      <style:paragraph-properties fo:line-height="100.00%" fo:text-align="justify" fo:margin-left="0.50pt" fo:text-indent="-0.50pt" fo:margin-right="0.40pt" fo:margin-bottom="0.25pt"/>
    </style:style>
    <style:style style:name="P380" style:family="paragraph">
      <style:paragraph-properties fo:line-height="100.00%" fo:text-align="left" fo:margin-left="0.50pt" fo:text-indent="-0.50pt" fo:margin-right="0.40pt" fo:margin-bottom="12.80pt"/>
    </style:style>
    <style:style style:name="P381" style:family="paragraph">
      <style:paragraph-properties fo:line-height="100.00%" fo:text-align="left" fo:margin-left="0.50pt" fo:text-indent="-0.50pt" fo:margin-right="0.40pt" fo:margin-bottom="12.50pt">
        <style:tab-stops>
          <style:tab-stop style:position="138.90pt" style:type="center"/>
        </style:tab-stops>
      </style:paragraph-properties>
    </style:style>
    <style:style style:name="P382" style:family="paragraph">
      <style:paragraph-properties fo:line-height="100.00%" fo:text-align="justify" fo:margin-left="0.50pt" fo:text-indent="-0.50pt" fo:margin-right="0.40pt" fo:margin-bottom="22.10pt"/>
    </style:style>
    <style:style style:name="P383" style:family="paragraph">
      <style:paragraph-properties fo:line-height="100.00%" fo:text-align="left" fo:margin-left="0.50pt" fo:text-indent="-0.50pt" fo:margin-right="0.40pt" fo:margin-bottom="12.60pt"/>
    </style:style>
    <style:style style:name="P384" style:family="paragraph">
      <style:paragraph-properties fo:line-height="100.00%" fo:text-align="justify" fo:margin-left="0.50pt" fo:text-indent="-0.50pt" fo:margin-right="0.40pt" fo:margin-bottom="0.25pt"/>
    </style:style>
    <style:style style:name="TableColumn0100" style:family="table-column">
      <style:table-column-properties style:column-width="1.739583in"/>
    </style:style>
    <style:style style:name="TableColumn0101" style:family="table-column">
      <style:table-column-properties style:column-width="0.436806in"/>
    </style:style>
    <style:style style:name="TableColumn0102" style:family="table-column">
      <style:table-column-properties style:column-width="0.495139in"/>
    </style:style>
    <style:style style:name="TableColumn0103" style:family="table-column">
      <style:table-column-properties style:column-width="0.656250in"/>
    </style:style>
    <style:style style:name="TableColumn0104" style:family="table-column">
      <style:table-column-properties style:column-width="0.494444in"/>
    </style:style>
    <style:style style:name="TableColumn0105" style:family="table-column">
      <style:table-column-properties style:column-width="0.473611in"/>
    </style:style>
    <style:style style:name="TableColumn0106" style:family="table-column">
      <style:table-column-properties style:column-width="0.453472in"/>
    </style:style>
    <style:style style:name="TableColumn0107" style:family="table-column">
      <style:table-column-properties style:column-width="0.561806in"/>
    </style:style>
    <style:style style:name="TableColumn0108" style:family="table-column">
      <style:table-column-properties style:column-width="0.550000in"/>
    </style:style>
    <style:style style:name="Table01" style:family="table">
      <style:table-properties style:width="5.861111in" fo:margin-left="0.000000in" style:writing-mode="lr" table:align="left" style:may-break-between-rows="true"/>
    </style:style>
    <style:style style:name="TableRow0100" style:family="table-row">
      <style:table-row-properties style:min-row-height="0.198611in"/>
    </style:style>
    <style:style style:name="TableCell010000"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001"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002" style:family="table-cell">
      <style:table-cell-properties fo:border-top="0.000000in solid #000000" fo:border-left="0.000000in solid #000000" fo:border-right="0.000000in solid #000000" fo:border-bottom="0.000000in solid #000000" fo:padding-left="0.054167in" fo:padding-right="0.054167in" fo:vertical-align="top" fo:background-color="# 0 0 0"/>
    </style:style>
    <style:style style:name="TableCell010003"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004" style:family="table-cell">
      <style:table-cell-properties fo:border-top="0.000000in solid #000000" fo:border-left="0.000000in solid #000000" fo:border-right="0.000000in solid #000000" fo:border-bottom="0.000000in solid #000000" fo:padding-left="0.054167in" fo:padding-right="0.054167in" fo:vertical-align="top" fo:background-color="# 0 0 0"/>
    </style:style>
    <style:style style:name="TableCell010005"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006" style:family="table-cell">
      <style:table-cell-properties fo:border-top="0.000000in solid #000000" fo:border-left="0.000000in solid #000000" fo:border-right="0.000000in solid #000000" fo:border-bottom="0.000000in solid #000000" fo:padding-left="0.054167in" fo:padding-right="0.054167in" fo:vertical-align="top" fo:background-color="# 0 0 0"/>
    </style:style>
    <style:style style:name="TableCell010007"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008" style:family="table-cell">
      <style:table-cell-properties fo:border-top="0.000000in solid #000000" fo:border-left="0.000000in solid #000000" fo:border-right="0.000000in solid #000000" fo:border-bottom="0.000000in solid #000000" fo:padding-left="0.054167in" fo:padding-right="0.054167in" fo:vertical-align="top" fo:background-color="# 0 0 0"/>
    </style:style>
    <style:style style:name="TableRow0101" style:family="table-row">
      <style:table-row-properties style:min-row-height="0.198611in"/>
    </style:style>
    <style:style style:name="TableCell010100"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101"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102"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103"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104"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105"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106"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107"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108"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Row0102" style:family="table-row">
      <style:table-row-properties style:min-row-height="0.198611in"/>
    </style:style>
    <style:style style:name="TableCell010200"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201"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202"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203"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204"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205"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206"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207"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208"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Row0103" style:family="table-row">
      <style:table-row-properties style:min-row-height="0.198611in"/>
    </style:style>
    <style:style style:name="TableCell010300"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301"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302"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303"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304"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305"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306"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307"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308"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Row0104" style:family="table-row">
      <style:table-row-properties style:min-row-height="0.198611in"/>
    </style:style>
    <style:style style:name="TableCell010400"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401"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402"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403"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404"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405"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406"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407"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408"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Row0105" style:family="table-row">
      <style:table-row-properties style:min-row-height="0.200000in"/>
    </style:style>
    <style:style style:name="TableCell010500"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501"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502"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503"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504"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505"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506"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507"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508"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Row0106" style:family="table-row">
      <style:table-row-properties style:min-row-height="0.198611in"/>
    </style:style>
    <style:style style:name="TableCell010600"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601"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602"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603"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604"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605"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606"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607"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608"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Row0107" style:family="table-row">
      <style:table-row-properties style:min-row-height="0.198611in"/>
    </style:style>
    <style:style style:name="TableCell010700"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701"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702"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703"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704"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705"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706"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707"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708"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Row0108" style:family="table-row">
      <style:table-row-properties style:min-row-height="0.198611in"/>
    </style:style>
    <style:style style:name="TableCell010800"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801"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802"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803"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804"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805"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806"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807"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808"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Row0109" style:family="table-row">
      <style:table-row-properties style:min-row-height="0.198611in"/>
    </style:style>
    <style:style style:name="TableCell010900"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901"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902"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903"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904"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905"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906"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907"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0908"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Row0110" style:family="table-row">
      <style:table-row-properties style:min-row-height="0.198611in"/>
    </style:style>
    <style:style style:name="TableCell011000"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001"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002"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003"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004"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005"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006"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007"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008"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Row0111" style:family="table-row">
      <style:table-row-properties style:min-row-height="0.200000in"/>
    </style:style>
    <style:style style:name="TableCell011100"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101"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102"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103"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104"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105"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106"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107"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108"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Row0112" style:family="table-row">
      <style:table-row-properties style:min-row-height="0.390278in"/>
    </style:style>
    <style:style style:name="TableCell011200"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201"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202"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203"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204"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205"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206"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207"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ell011208" style:family="table-cell">
      <style:table-cell-properties fo:border-top="0.005556in solid #000000" fo:border-left="0.005556in solid #000000" fo:border-right="0.005556in solid #000000" fo:border-bottom="0.005556in solid #000000" fo:padding-left="0.054167in" fo:padding-right="0.054167in" fo:vertical-align="top" fo:background-color="#ffffff"/>
    </style:style>
    <style:style style:name="TableColumn0200" style:family="table-column">
      <style:table-column-properties style:column-width="0.940972in"/>
    </style:style>
    <style:style style:name="TableColumn0201" style:family="table-column">
      <style:table-column-properties style:column-width="1.506250in"/>
    </style:style>
    <style:style style:name="TableColumn0202" style:family="table-column">
      <style:table-column-properties style:column-width="0.895139in"/>
    </style:style>
    <style:style style:name="TableColumn0203" style:family="table-column">
      <style:table-column-properties style:column-width="0.669444in"/>
    </style:style>
    <style:style style:name="TableColumn0204" style:family="table-column">
      <style:table-column-properties style:column-width="1.034028in"/>
    </style:style>
    <style:style style:name="TableColumn0205" style:family="table-column">
      <style:table-column-properties style:column-width="1.463194in"/>
    </style:style>
    <style:style style:name="Table02" style:family="table">
      <style:table-properties style:width="6.509028in" fo:margin-left="0.000000in" style:writing-mode="lr" table:align="left" style:may-break-between-rows="true"/>
    </style:style>
    <style:style style:name="TableRow0200" style:family="table-row">
      <style:table-row-properties style:min-row-height="0.261806in"/>
    </style:style>
    <style:style style:name="TableCell020000" style:family="table-cell">
      <style:table-cell-properties fo:border-top="0.016667in solid #ffffff" fo:border-left="0.020833in solid #000000" fo:border-right="0.005556in solid #000000" fo:border-bottom="0.016667in solid #ffffff" fo:padding-left="0.009722in" fo:padding-right="0.009722in" fo:vertical-align="top" fo:background-color="#ffffff"/>
    </style:style>
    <style:style style:name="TableCell020001"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20002"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20003"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20004"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20005"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Row0201" style:family="table-row">
      <style:table-row-properties style:min-row-height="0.257639in"/>
    </style:style>
    <style:style style:name="TableCell020100" style:family="table-cell">
      <style:table-cell-properties fo:border-top="0.016667in solid #ffffff" fo:border-left="0.020833in solid #000000" fo:border-right="0.005556in solid #000000" fo:border-bottom="0.020833in solid #000000" fo:padding-left="0.009722in" fo:padding-right="0.009722in" fo:vertical-align="top" fo:background-color="#ffffff"/>
    </style:style>
    <style:style style:name="TableCell020101"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20102"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20103"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20104"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20105"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Row0202" style:family="table-row">
      <style:table-row-properties style:min-row-height="0.261806in"/>
    </style:style>
    <style:style style:name="TableCell020200" style:family="table-cell">
      <style:table-cell-properties fo:border-top="0.016667in solid #ffffff" fo:border-left="0.020833in solid #000000" fo:border-right="0.005556in solid #000000" fo:border-bottom="0.020833in solid #000000" fo:padding-left="0.009722in" fo:padding-right="0.009722in" fo:vertical-align="top" fo:background-color="#ffffff"/>
    </style:style>
    <style:style style:name="TableCell020201"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20202"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20203"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20204"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20205"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Row0203" style:family="table-row">
      <style:table-row-properties style:min-row-height="0.252778in"/>
    </style:style>
    <style:style style:name="TableCell020300" style:family="table-cell">
      <style:table-cell-properties fo:border-top="0.016667in solid #ffffff" fo:border-left="0.020833in solid #000000" fo:border-right="0.005556in solid #000000" fo:border-bottom="0.020833in solid #000000" fo:padding-left="0.009722in" fo:padding-right="0.009722in" fo:vertical-align="top" fo:background-color="#ffffff"/>
    </style:style>
    <style:style style:name="TableCell020301"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20302"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20303"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20304"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20305"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olumn0300" style:family="table-column">
      <style:table-column-properties style:column-width="0.947917in"/>
    </style:style>
    <style:style style:name="TableColumn0301" style:family="table-column">
      <style:table-column-properties style:column-width="1.524306in"/>
    </style:style>
    <style:style style:name="TableColumn0302" style:family="table-column">
      <style:table-column-properties style:column-width="0.895139in"/>
    </style:style>
    <style:style style:name="TableColumn0303" style:family="table-column">
      <style:table-column-properties style:column-width="0.686111in"/>
    </style:style>
    <style:style style:name="TableColumn0304" style:family="table-column">
      <style:table-column-properties style:column-width="1.045139in"/>
    </style:style>
    <style:style style:name="TableColumn0305" style:family="table-column">
      <style:table-column-properties style:column-width="1.476389in"/>
    </style:style>
    <style:style style:name="Table03" style:family="table">
      <style:table-properties style:width="6.575000in" fo:margin-left="0.000000in" style:writing-mode="lr" table:align="left" style:may-break-between-rows="true"/>
    </style:style>
    <style:style style:name="TableRow0300" style:family="table-row">
      <style:table-row-properties style:min-row-height="0.261806in"/>
    </style:style>
    <style:style style:name="TableCell030000" style:family="table-cell">
      <style:table-cell-properties fo:border-top="0.016667in solid #ffffff" fo:border-left="0.020833in solid #000000" fo:border-right="0.005556in solid #000000" fo:border-bottom="0.016667in solid #ffffff" fo:padding-left="0.009722in" fo:padding-right="0.009722in" fo:vertical-align="top" fo:background-color="#ffffff"/>
    </style:style>
    <style:style style:name="TableCell030001" style:family="table-cell">
      <style:table-cell-properties fo:border-top="0.000000in solid #000000" fo:border-left="0.000000in solid #000000" fo:border-right="0.000000in solid #000000" fo:border-bottom="0.000000in solid #000000" fo:padding-left="0.009722in" fo:padding-right="0.009722in" fo:vertical-align="top" fo:background-color="# 0 0 0"/>
    </style:style>
    <style:style style:name="TableCell030002"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30003"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30004"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30005"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Row0301" style:family="table-row">
      <style:table-row-properties style:min-row-height="0.257639in"/>
    </style:style>
    <style:style style:name="TableCell030100" style:family="table-cell">
      <style:table-cell-properties fo:border-top="0.016667in solid #ffffff" fo:border-left="0.020833in solid #000000" fo:border-right="0.005556in solid #000000" fo:border-bottom="0.020833in solid #000000" fo:padding-left="0.009722in" fo:padding-right="0.009722in" fo:vertical-align="top" fo:background-color="#ffffff"/>
    </style:style>
    <style:style style:name="TableCell030101" style:family="table-cell">
      <style:table-cell-properties fo:border-top="0.016667in solid #ffffff" fo:border-left="0.005556in solid #000000" fo:border-right="0.005556in solid #000000" fo:border-bottom="0.033333in solid #ffffff" fo:padding-left="0.009722in" fo:padding-right="0.009722in" fo:vertical-align="top" fo:background-color="#ffffff"/>
    </style:style>
    <style:style style:name="TableCell030102"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30103"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30104"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30105"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Row0302" style:family="table-row">
      <style:table-row-properties style:min-row-height="0.261806in"/>
    </style:style>
    <style:style style:name="TableCell030200" style:family="table-cell">
      <style:table-cell-properties fo:border-top="0.016667in solid #ffffff" fo:border-left="0.020833in solid #000000" fo:border-right="0.005556in solid #000000" fo:border-bottom="0.020833in solid #000000" fo:padding-left="0.009722in" fo:padding-right="0.009722in" fo:vertical-align="top" fo:background-color="#ffffff"/>
    </style:style>
    <style:style style:name="TableCell030201"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30202"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30203"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30204"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30205"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Row0303" style:family="table-row">
      <style:table-row-properties style:min-row-height="0.252778in"/>
    </style:style>
    <style:style style:name="TableCell030300" style:family="table-cell">
      <style:table-cell-properties fo:border-top="0.016667in solid #ffffff" fo:border-left="0.020833in solid #000000" fo:border-right="0.005556in solid #000000" fo:border-bottom="0.020833in solid #000000" fo:padding-left="0.009722in" fo:padding-right="0.009722in" fo:vertical-align="top" fo:background-color="#ffffff"/>
    </style:style>
    <style:style style:name="TableCell030301"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30302"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30303"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30304"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30305"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olumn0400" style:family="table-column">
      <style:table-column-properties style:column-width="0.947917in"/>
    </style:style>
    <style:style style:name="TableColumn0401" style:family="table-column">
      <style:table-column-properties style:column-width="1.525694in"/>
    </style:style>
    <style:style style:name="TableColumn0402" style:family="table-column">
      <style:table-column-properties style:column-width="0.895139in"/>
    </style:style>
    <style:style style:name="TableColumn0403" style:family="table-column">
      <style:table-column-properties style:column-width="0.686111in"/>
    </style:style>
    <style:style style:name="TableColumn0404" style:family="table-column">
      <style:table-column-properties style:column-width="1.045139in"/>
    </style:style>
    <style:style style:name="TableColumn0405" style:family="table-column">
      <style:table-column-properties style:column-width="1.476389in"/>
    </style:style>
    <style:style style:name="Table04" style:family="table">
      <style:table-properties style:width="6.576389in" fo:margin-left="0.000000in" style:writing-mode="lr" table:align="left" style:may-break-between-rows="true"/>
    </style:style>
    <style:style style:name="TableRow0400" style:family="table-row">
      <style:table-row-properties style:min-row-height="0.261806in"/>
    </style:style>
    <style:style style:name="TableCell040000" style:family="table-cell">
      <style:table-cell-properties fo:border-top="0.016667in solid #ffffff" fo:border-left="0.020833in solid #000000" fo:border-right="0.005556in solid #000000" fo:border-bottom="0.016667in solid #ffffff" fo:padding-left="0.009722in" fo:padding-right="0.009722in" fo:vertical-align="top" fo:background-color="#ffffff"/>
    </style:style>
    <style:style style:name="TableCell040001"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40002"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40003"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40004"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40005"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Row0401" style:family="table-row">
      <style:table-row-properties style:min-row-height="0.259028in"/>
    </style:style>
    <style:style style:name="TableCell040100" style:family="table-cell">
      <style:table-cell-properties fo:border-top="0.016667in solid #ffffff" fo:border-left="0.020833in solid #000000" fo:border-right="0.005556in solid #000000" fo:border-bottom="0.020833in solid #000000" fo:padding-left="0.009722in" fo:padding-right="0.009722in" fo:vertical-align="top" fo:background-color="#ffffff"/>
    </style:style>
    <style:style style:name="TableCell040101"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40102"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40103"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40104"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40105"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Row0402" style:family="table-row">
      <style:table-row-properties style:min-row-height="0.259722in"/>
    </style:style>
    <style:style style:name="TableCell040200" style:family="table-cell">
      <style:table-cell-properties fo:border-top="0.016667in solid #ffffff" fo:border-left="0.020833in solid #000000" fo:border-right="0.005556in solid #000000" fo:border-bottom="0.020833in solid #000000" fo:padding-left="0.009722in" fo:padding-right="0.009722in" fo:vertical-align="top" fo:background-color="#ffffff"/>
    </style:style>
    <style:style style:name="TableCell040201"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40202"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40203"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40204"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40205"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Row0403" style:family="table-row">
      <style:table-row-properties style:min-row-height="0.254167in"/>
    </style:style>
    <style:style style:name="TableCell040300" style:family="table-cell">
      <style:table-cell-properties fo:border-top="0.016667in solid #ffffff" fo:border-left="0.020833in solid #000000" fo:border-right="0.005556in solid #000000" fo:border-bottom="0.020833in solid #000000" fo:padding-left="0.009722in" fo:padding-right="0.009722in" fo:vertical-align="top" fo:background-color="#ffffff"/>
    </style:style>
    <style:style style:name="TableCell040301"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40302"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40303"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40304"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40305"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olumn0500" style:family="table-column">
      <style:table-column-properties style:column-width="0.982639in"/>
    </style:style>
    <style:style style:name="TableColumn0501" style:family="table-column">
      <style:table-column-properties style:column-width="0.886806in"/>
    </style:style>
    <style:style style:name="TableColumn0502" style:family="table-column">
      <style:table-column-properties style:column-width="0.811806in"/>
    </style:style>
    <style:style style:name="TableColumn0503" style:family="table-column">
      <style:table-column-properties style:column-width="1.303472in"/>
    </style:style>
    <style:style style:name="TableColumn0504" style:family="table-column">
      <style:table-column-properties style:column-width="1.679861in"/>
    </style:style>
    <style:style style:name="Table05" style:family="table">
      <style:table-properties style:width="5.664583in" fo:margin-left="0.000000in" style:writing-mode="lr" table:align="left" style:may-break-between-rows="true"/>
    </style:style>
    <style:style style:name="TableRow0500" style:family="table-row">
      <style:table-row-properties style:min-row-height="0.259722in"/>
    </style:style>
    <style:style style:name="TableCell050000" style:family="table-cell">
      <style:table-cell-properties fo:border-top="0.005556in solid #000000" fo:border-left="0.013889in solid #000000" fo:border-right="0.005556in solid #000000" fo:border-bottom="0.033333in solid #ffffff" fo:padding-left="0.006944in" fo:padding-right="0.006944in" fo:vertical-align="top" fo:background-color="#ffffff"/>
    </style:style>
    <style:style style:name="TableCell050001" style:family="table-cell">
      <style:table-cell-properties fo:border-top="0.005556in solid #000000" fo:border-left="0.005556in solid #000000" fo:border-right="0.005556in solid #000000" fo:border-bottom="0.033333in solid #ffffff" fo:padding-left="0.006944in" fo:padding-right="0.006944in" fo:vertical-align="top" fo:background-color="#ffffff"/>
    </style:style>
    <style:style style:name="TableCell050002" style:family="table-cell">
      <style:table-cell-properties fo:border-top="0.005556in solid #000000" fo:border-left="0.005556in solid #000000" fo:border-right="0.005556in solid #000000" fo:border-bottom="0.033333in solid #ffffff" fo:padding-left="0.006944in" fo:padding-right="0.006944in" fo:vertical-align="top" fo:background-color="#ffffff"/>
    </style:style>
    <style:style style:name="TableCell050003" style:family="table-cell">
      <style:table-cell-properties fo:border-top="0.005556in solid #000000" fo:border-left="0.005556in solid #000000" fo:border-right="0.005556in solid #000000" fo:border-bottom="0.033333in solid #ffffff" fo:padding-left="0.006944in" fo:padding-right="0.006944in" fo:vertical-align="top" fo:background-color="#ffffff"/>
    </style:style>
    <style:style style:name="TableCell050004" style:family="table-cell">
      <style:table-cell-properties fo:border-top="0.005556in solid #000000" fo:border-left="0.005556in solid #000000" fo:border-right="0.005556in solid #000000" fo:border-bottom="0.033333in solid #ffffff" fo:padding-left="0.006944in" fo:padding-right="0.006944in" fo:vertical-align="top" fo:background-color="#ffffff"/>
    </style:style>
    <style:style style:name="TableRow0501" style:family="table-row">
      <style:table-row-properties style:min-row-height="0.259028in"/>
    </style:style>
    <style:style style:name="TableCell050100" style:family="table-cell">
      <style:table-cell-properties fo:border-top="0.033333in solid #ffffff" fo:border-left="0.013889in solid #000000" fo:border-right="0.005556in solid #000000" fo:border-bottom="0.033333in solid #ffffff" fo:padding-left="0.006944in" fo:padding-right="0.006944in" fo:vertical-align="top" fo:background-color="#ffffff"/>
    </style:style>
    <style:style style:name="TableCell050101"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Cell050102"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Cell050103"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Cell050104"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Row0502" style:family="table-row">
      <style:table-row-properties style:min-row-height="0.261806in"/>
    </style:style>
    <style:style style:name="TableCell050200" style:family="table-cell">
      <style:table-cell-properties fo:border-top="0.033333in solid #ffffff" fo:border-left="0.013889in solid #000000" fo:border-right="0.005556in solid #000000" fo:border-bottom="0.033333in solid #ffffff" fo:padding-left="0.006944in" fo:padding-right="0.006944in" fo:vertical-align="top" fo:background-color="#ffffff"/>
    </style:style>
    <style:style style:name="TableCell050201"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Cell050202"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Cell050203"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Cell050204"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Row0503" style:family="table-row">
      <style:table-row-properties style:min-row-height="0.259722in"/>
    </style:style>
    <style:style style:name="TableCell050300" style:family="table-cell">
      <style:table-cell-properties fo:border-top="0.033333in solid #ffffff" fo:border-left="0.013889in solid #000000" fo:border-right="0.005556in solid #000000" fo:border-bottom="0.033333in solid #ffffff" fo:padding-left="0.006944in" fo:padding-right="0.006944in" fo:vertical-align="top" fo:background-color="#ffffff"/>
    </style:style>
    <style:style style:name="TableCell050301"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Cell050302"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Cell050303"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Cell050304"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Row0504" style:family="table-row">
      <style:table-row-properties style:min-row-height="0.254167in"/>
    </style:style>
    <style:style style:name="TableCell050400" style:family="table-cell">
      <style:table-cell-properties fo:border-top="0.033333in solid #ffffff" fo:border-left="0.013889in solid #000000" fo:border-right="0.005556in solid #000000" fo:border-bottom="0.005556in solid #000000" fo:padding-left="0.006944in" fo:padding-right="0.006944in" fo:vertical-align="top" fo:background-color="#ffffff"/>
    </style:style>
    <style:style style:name="TableCell050401" style:family="table-cell">
      <style:table-cell-properties fo:border-top="0.033333in solid #ffffff" fo:border-left="0.005556in solid #000000" fo:border-right="0.005556in solid #000000" fo:border-bottom="0.005556in solid #000000" fo:padding-left="0.006944in" fo:padding-right="0.006944in" fo:vertical-align="top" fo:background-color="#ffffff"/>
    </style:style>
    <style:style style:name="TableCell050402" style:family="table-cell">
      <style:table-cell-properties fo:border-top="0.033333in solid #ffffff" fo:border-left="0.005556in solid #000000" fo:border-right="0.005556in solid #000000" fo:border-bottom="0.005556in solid #000000" fo:padding-left="0.006944in" fo:padding-right="0.006944in" fo:vertical-align="top" fo:background-color="#ffffff"/>
    </style:style>
    <style:style style:name="TableCell050403" style:family="table-cell">
      <style:table-cell-properties fo:border-top="0.033333in solid #ffffff" fo:border-left="0.005556in solid #000000" fo:border-right="0.005556in solid #000000" fo:border-bottom="0.005556in solid #000000" fo:padding-left="0.006944in" fo:padding-right="0.006944in" fo:vertical-align="top" fo:background-color="#ffffff"/>
    </style:style>
    <style:style style:name="TableCell050404" style:family="table-cell">
      <style:table-cell-properties fo:border-top="0.033333in solid #ffffff" fo:border-left="0.005556in solid #000000" fo:border-right="0.005556in solid #000000" fo:border-bottom="0.005556in solid #000000" fo:padding-left="0.006944in" fo:padding-right="0.006944in" fo:vertical-align="top" fo:background-color="#ffffff"/>
    </style:style>
    <style:style style:name="TableColumn0600" style:family="table-column">
      <style:table-column-properties style:column-width="0.981250in"/>
    </style:style>
    <style:style style:name="TableColumn0601" style:family="table-column">
      <style:table-column-properties style:column-width="0.895139in"/>
    </style:style>
    <style:style style:name="TableColumn0602" style:family="table-column">
      <style:table-column-properties style:column-width="1.056944in"/>
    </style:style>
    <style:style style:name="TableColumn0603" style:family="table-column">
      <style:table-column-properties style:column-width="1.239583in"/>
    </style:style>
    <style:style style:name="TableColumn0604" style:family="table-column">
      <style:table-column-properties style:column-width="1.491667in"/>
    </style:style>
    <style:style style:name="Table06" style:family="table">
      <style:table-properties style:width="5.664583in" fo:margin-left="0.000000in" style:writing-mode="lr" table:align="left" style:may-break-between-rows="true"/>
    </style:style>
    <style:style style:name="TableRow0600" style:family="table-row">
      <style:table-row-properties style:min-row-height="0.259028in"/>
    </style:style>
    <style:style style:name="TableCell060000" style:family="table-cell">
      <style:table-cell-properties fo:border-top="0.020833in solid #000000" fo:border-left="0.020833in solid #000000" fo:border-right="0.020833in solid #000000" fo:border-bottom="0.020833in solid #000000" fo:padding-left="0.006944in" fo:padding-right="0.006944in" fo:vertical-align="top" fo:background-color="#ffffff"/>
    </style:style>
    <style:style style:name="TableCell060001" style:family="table-cell">
      <style:table-cell-properties fo:border-top="0.020833in solid #000000" fo:border-left="0.020833in solid #000000" fo:border-right="0.011111in solid #000000" fo:border-bottom="0.005556in solid #000000" fo:padding-left="0.006944in" fo:padding-right="0.006944in" fo:vertical-align="top" fo:background-color="#ffffff"/>
    </style:style>
    <style:style style:name="TableCell060002" style:family="table-cell">
      <style:table-cell-properties fo:border-top="0.020833in solid #000000" fo:border-left="0.011111in solid #000000" fo:border-right="0.011111in solid #000000" fo:border-bottom="0.005556in solid #000000" fo:padding-left="0.006944in" fo:padding-right="0.006944in" fo:vertical-align="top" fo:background-color="#ffffff"/>
    </style:style>
    <style:style style:name="TableCell060003" style:family="table-cell">
      <style:table-cell-properties fo:border-top="0.020833in solid #000000" fo:border-left="0.011111in solid #000000" fo:border-right="0.011111in solid #000000" fo:border-bottom="0.005556in solid #000000" fo:padding-left="0.006944in" fo:padding-right="0.006944in" fo:vertical-align="top" fo:background-color="#ffffff"/>
    </style:style>
    <style:style style:name="TableCell060004" style:family="table-cell">
      <style:table-cell-properties fo:border-top="0.020833in solid #000000" fo:border-left="0.011111in solid #000000" fo:border-right="0.020833in solid #000000" fo:border-bottom="0.005556in solid #000000" fo:padding-left="0.006944in" fo:padding-right="0.006944in" fo:vertical-align="top" fo:background-color="#ffffff"/>
    </style:style>
    <style:style style:name="TableRow0601" style:family="table-row">
      <style:table-row-properties style:min-row-height="0.257639in"/>
    </style:style>
    <style:style style:name="TableCell060100" style:family="table-cell">
      <style:table-cell-properties fo:border-top="0.005556in solid #000000" fo:border-left="0.013889in solid #000000" fo:border-right="0.005556in solid #000000" fo:border-bottom="0.033333in solid #ffffff" fo:padding-left="0.006944in" fo:padding-right="0.006944in" fo:vertical-align="top" fo:background-color="#ffffff"/>
    </style:style>
    <style:style style:name="TableCell060101" style:family="table-cell">
      <style:table-cell-properties fo:border-top="0.005556in solid #000000" fo:border-left="0.005556in solid #000000" fo:border-right="0.005556in solid #000000" fo:border-bottom="0.033333in solid #ffffff" fo:padding-left="0.006944in" fo:padding-right="0.006944in" fo:vertical-align="top" fo:background-color="#ffffff"/>
    </style:style>
    <style:style style:name="TableCell060102" style:family="table-cell">
      <style:table-cell-properties fo:border-top="0.005556in solid #000000" fo:border-left="0.005556in solid #000000" fo:border-right="0.005556in solid #000000" fo:border-bottom="0.033333in solid #ffffff" fo:padding-left="0.006944in" fo:padding-right="0.006944in" fo:vertical-align="top" fo:background-color="#ffffff"/>
    </style:style>
    <style:style style:name="TableCell060103" style:family="table-cell">
      <style:table-cell-properties fo:border-top="0.005556in solid #000000" fo:border-left="0.005556in solid #000000" fo:border-right="0.005556in solid #000000" fo:border-bottom="0.033333in solid #ffffff" fo:padding-left="0.006944in" fo:padding-right="0.006944in" fo:vertical-align="top" fo:background-color="#ffffff"/>
    </style:style>
    <style:style style:name="TableCell060104" style:family="table-cell">
      <style:table-cell-properties fo:border-top="0.005556in solid #000000" fo:border-left="0.005556in solid #000000" fo:border-right="0.005556in solid #000000" fo:border-bottom="0.033333in solid #ffffff" fo:padding-left="0.006944in" fo:padding-right="0.006944in" fo:vertical-align="top" fo:background-color="#ffffff"/>
    </style:style>
    <style:style style:name="TableRow0602" style:family="table-row">
      <style:table-row-properties style:min-row-height="0.261806in"/>
    </style:style>
    <style:style style:name="TableCell060200" style:family="table-cell">
      <style:table-cell-properties fo:border-top="0.033333in solid #ffffff" fo:border-left="0.013889in solid #000000" fo:border-right="0.005556in solid #000000" fo:border-bottom="0.005556in solid #000000" fo:padding-left="0.006944in" fo:padding-right="0.006944in" fo:vertical-align="top" fo:background-color="#ffffff"/>
    </style:style>
    <style:style style:name="TableCell060201" style:family="table-cell">
      <style:table-cell-properties fo:border-top="0.033333in solid #ffffff" fo:border-left="0.005556in solid #000000" fo:border-right="0.005556in solid #000000" fo:border-bottom="0.005556in solid #000000" fo:padding-left="0.006944in" fo:padding-right="0.006944in" fo:vertical-align="top" fo:background-color="#ffffff"/>
    </style:style>
    <style:style style:name="TableCell060202" style:family="table-cell">
      <style:table-cell-properties fo:border-top="0.033333in solid #ffffff" fo:border-left="0.005556in solid #000000" fo:border-right="0.005556in solid #000000" fo:border-bottom="0.005556in solid #000000" fo:padding-left="0.006944in" fo:padding-right="0.006944in" fo:vertical-align="top" fo:background-color="#ffffff"/>
    </style:style>
    <style:style style:name="TableCell060203" style:family="table-cell">
      <style:table-cell-properties fo:border-top="0.033333in solid #ffffff" fo:border-left="0.005556in solid #000000" fo:border-right="0.005556in solid #000000" fo:border-bottom="0.005556in solid #000000" fo:padding-left="0.006944in" fo:padding-right="0.006944in" fo:vertical-align="top" fo:background-color="#ffffff"/>
    </style:style>
    <style:style style:name="TableCell060204" style:family="table-cell">
      <style:table-cell-properties fo:border-top="0.033333in solid #ffffff" fo:border-left="0.005556in solid #000000" fo:border-right="0.005556in solid #000000" fo:border-bottom="0.005556in solid #000000" fo:padding-left="0.006944in" fo:padding-right="0.006944in" fo:vertical-align="top" fo:background-color="#ffffff"/>
    </style:style>
    <style:style style:name="TableRow0603" style:family="table-row">
      <style:table-row-properties style:min-row-height="0.260417in"/>
    </style:style>
    <style:style style:name="TableCell060300" style:family="table-cell">
      <style:table-cell-properties fo:border-top="0.005556in solid #000000" fo:border-left="0.013889in solid #000000" fo:border-right="0.005556in solid #000000" fo:border-bottom="0.033333in solid #ffffff" fo:padding-left="0.006944in" fo:padding-right="0.006944in" fo:vertical-align="top" fo:background-color="#ffffff"/>
    </style:style>
    <style:style style:name="TableCell060301" style:family="table-cell">
      <style:table-cell-properties fo:border-top="0.005556in solid #000000" fo:border-left="0.005556in solid #000000" fo:border-right="0.005556in solid #000000" fo:border-bottom="0.033333in solid #ffffff" fo:padding-left="0.006944in" fo:padding-right="0.006944in" fo:vertical-align="top" fo:background-color="#ffffff"/>
    </style:style>
    <style:style style:name="TableCell060302" style:family="table-cell">
      <style:table-cell-properties fo:border-top="0.005556in solid #000000" fo:border-left="0.005556in solid #000000" fo:border-right="0.005556in solid #000000" fo:border-bottom="0.033333in solid #ffffff" fo:padding-left="0.006944in" fo:padding-right="0.006944in" fo:vertical-align="top" fo:background-color="#ffffff"/>
    </style:style>
    <style:style style:name="TableCell060303" style:family="table-cell">
      <style:table-cell-properties fo:border-top="0.005556in solid #000000" fo:border-left="0.005556in solid #000000" fo:border-right="0.005556in solid #000000" fo:border-bottom="0.033333in solid #ffffff" fo:padding-left="0.006944in" fo:padding-right="0.006944in" fo:vertical-align="top" fo:background-color="#ffffff"/>
    </style:style>
    <style:style style:name="TableCell060304" style:family="table-cell">
      <style:table-cell-properties fo:border-top="0.005556in solid #000000" fo:border-left="0.005556in solid #000000" fo:border-right="0.005556in solid #000000" fo:border-bottom="0.033333in solid #ffffff" fo:padding-left="0.006944in" fo:padding-right="0.006944in" fo:vertical-align="top" fo:background-color="#ffffff"/>
    </style:style>
    <style:style style:name="TableRow0604" style:family="table-row">
      <style:table-row-properties style:min-row-height="0.254167in"/>
    </style:style>
    <style:style style:name="TableCell060400" style:family="table-cell">
      <style:table-cell-properties fo:border-top="0.033333in solid #ffffff" fo:border-left="0.013889in solid #000000" fo:border-right="0.005556in solid #000000" fo:border-bottom="0.005556in solid #000000" fo:padding-left="0.006944in" fo:padding-right="0.006944in" fo:vertical-align="top" fo:background-color="#ffffff"/>
    </style:style>
    <style:style style:name="TableCell060401" style:family="table-cell">
      <style:table-cell-properties fo:border-top="0.033333in solid #ffffff" fo:border-left="0.005556in solid #000000" fo:border-right="0.005556in solid #000000" fo:border-bottom="0.005556in solid #000000" fo:padding-left="0.006944in" fo:padding-right="0.006944in" fo:vertical-align="top" fo:background-color="#ffffff"/>
    </style:style>
    <style:style style:name="TableCell060402" style:family="table-cell">
      <style:table-cell-properties fo:border-top="0.033333in solid #ffffff" fo:border-left="0.005556in solid #000000" fo:border-right="0.005556in solid #000000" fo:border-bottom="0.005556in solid #000000" fo:padding-left="0.006944in" fo:padding-right="0.006944in" fo:vertical-align="top" fo:background-color="#ffffff"/>
    </style:style>
    <style:style style:name="TableCell060403" style:family="table-cell">
      <style:table-cell-properties fo:border-top="0.033333in solid #ffffff" fo:border-left="0.005556in solid #000000" fo:border-right="0.005556in solid #000000" fo:border-bottom="0.005556in solid #000000" fo:padding-left="0.006944in" fo:padding-right="0.006944in" fo:vertical-align="top" fo:background-color="#ffffff"/>
    </style:style>
    <style:style style:name="TableCell060404" style:family="table-cell">
      <style:table-cell-properties fo:border-top="0.033333in solid #ffffff" fo:border-left="0.005556in solid #000000" fo:border-right="0.005556in solid #000000" fo:border-bottom="0.005556in solid #000000" fo:padding-left="0.006944in" fo:padding-right="0.006944in" fo:vertical-align="top" fo:background-color="#ffffff"/>
    </style:style>
    <style:style style:name="TableColumn0700" style:family="table-column">
      <style:table-column-properties style:column-width="0.981250in"/>
    </style:style>
    <style:style style:name="TableColumn0701" style:family="table-column">
      <style:table-column-properties style:column-width="0.895139in"/>
    </style:style>
    <style:style style:name="TableColumn0702" style:family="table-column">
      <style:table-column-properties style:column-width="1.056250in"/>
    </style:style>
    <style:style style:name="TableColumn0703" style:family="table-column">
      <style:table-column-properties style:column-width="1.238889in"/>
    </style:style>
    <style:style style:name="TableColumn0704" style:family="table-column">
      <style:table-column-properties style:column-width="1.368056in"/>
    </style:style>
    <style:style style:name="Table07" style:family="table">
      <style:table-properties style:width="5.539583in" fo:margin-left="0.000000in" style:writing-mode="lr" table:align="left" style:may-break-between-rows="true"/>
    </style:style>
    <style:style style:name="TableRow0700" style:family="table-row">
      <style:table-row-properties style:min-row-height="0.449306in"/>
    </style:style>
    <style:style style:name="TableCell070000" style:family="table-cell">
      <style:table-cell-properties fo:border-top="0.020833in solid #000000" fo:border-left="0.020833in solid #000000" fo:border-right="0.020833in solid #000000" fo:border-bottom="0.020833in solid #000000" fo:padding-left="0.006944in" fo:padding-right="0.006944in" fo:vertical-align="top" fo:background-color="#ffffff"/>
    </style:style>
    <style:style style:name="TableCell070001" style:family="table-cell">
      <style:table-cell-properties fo:border-top="0.020833in solid #000000" fo:border-left="0.020833in solid #000000" fo:border-right="0.011111in solid #000000" fo:border-bottom="0.005556in solid #000000" fo:padding-left="0.006944in" fo:padding-right="0.006944in" fo:vertical-align="top" fo:background-color="#ffffff"/>
    </style:style>
    <style:style style:name="TableCell070002" style:family="table-cell">
      <style:table-cell-properties fo:border-top="0.020833in solid #000000" fo:border-left="0.011111in solid #000000" fo:border-right="0.011111in solid #000000" fo:border-bottom="0.005556in solid #000000" fo:padding-left="0.006944in" fo:padding-right="0.006944in" fo:vertical-align="top" fo:background-color="#ffffff"/>
    </style:style>
    <style:style style:name="TableCell070003" style:family="table-cell">
      <style:table-cell-properties fo:border-top="0.020833in solid #000000" fo:border-left="0.011111in solid #000000" fo:border-right="0.011111in solid #000000" fo:border-bottom="0.005556in solid #000000" fo:padding-left="0.006944in" fo:padding-right="0.006944in" fo:vertical-align="top" fo:background-color="#ffffff"/>
    </style:style>
    <style:style style:name="TableCell070004" style:family="table-cell">
      <style:table-cell-properties fo:border-top="0.020833in solid #000000" fo:border-left="0.011111in solid #000000" fo:border-right="0.020833in solid #000000" fo:border-bottom="0.005556in solid #000000" fo:padding-left="0.006944in" fo:padding-right="0.006944in" fo:vertical-align="top" fo:background-color="#ffffff"/>
    </style:style>
    <style:style style:name="TableRow0701" style:family="table-row">
      <style:table-row-properties style:min-row-height="0.259028in"/>
    </style:style>
    <style:style style:name="TableCell070100" style:family="table-cell">
      <style:table-cell-properties fo:border-top="0.005556in solid #000000" fo:border-left="0.013889in solid #000000" fo:border-right="0.005556in solid #000000" fo:border-bottom="0.033333in solid #ffffff" fo:padding-left="0.006944in" fo:padding-right="0.006944in" fo:vertical-align="top" fo:background-color="#ffffff"/>
    </style:style>
    <style:style style:name="TableCell070101" style:family="table-cell">
      <style:table-cell-properties fo:border-top="0.005556in solid #000000" fo:border-left="0.005556in solid #000000" fo:border-right="0.005556in solid #000000" fo:border-bottom="0.033333in solid #ffffff" fo:padding-left="0.006944in" fo:padding-right="0.006944in" fo:vertical-align="top" fo:background-color="#ffffff"/>
    </style:style>
    <style:style style:name="TableCell070102" style:family="table-cell">
      <style:table-cell-properties fo:border-top="0.005556in solid #000000" fo:border-left="0.005556in solid #000000" fo:border-right="0.005556in solid #000000" fo:border-bottom="0.033333in solid #ffffff" fo:padding-left="0.006944in" fo:padding-right="0.006944in" fo:vertical-align="top" fo:background-color="#ffffff"/>
    </style:style>
    <style:style style:name="TableCell070103" style:family="table-cell">
      <style:table-cell-properties fo:border-top="0.005556in solid #000000" fo:border-left="0.005556in solid #000000" fo:border-right="0.005556in solid #000000" fo:border-bottom="0.033333in solid #ffffff" fo:padding-left="0.006944in" fo:padding-right="0.006944in" fo:vertical-align="top" fo:background-color="#ffffff"/>
    </style:style>
    <style:style style:name="TableCell070104" style:family="table-cell">
      <style:table-cell-properties fo:border-top="0.005556in solid #000000" fo:border-left="0.005556in solid #000000" fo:border-right="0.005556in solid #000000" fo:border-bottom="0.033333in solid #ffffff" fo:padding-left="0.006944in" fo:padding-right="0.006944in" fo:vertical-align="top" fo:background-color="#ffffff"/>
    </style:style>
    <style:style style:name="TableRow0702" style:family="table-row">
      <style:table-row-properties style:min-row-height="0.261806in"/>
    </style:style>
    <style:style style:name="TableCell070200" style:family="table-cell">
      <style:table-cell-properties fo:border-top="0.033333in solid #ffffff" fo:border-left="0.013889in solid #000000" fo:border-right="0.005556in solid #000000" fo:border-bottom="0.033333in solid #ffffff" fo:padding-left="0.006944in" fo:padding-right="0.006944in" fo:vertical-align="top" fo:background-color="#ffffff"/>
    </style:style>
    <style:style style:name="TableCell070201"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Cell070202"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Cell070203"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Cell070204"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Row0703" style:family="table-row">
      <style:table-row-properties style:min-row-height="0.259722in"/>
    </style:style>
    <style:style style:name="TableCell070300" style:family="table-cell">
      <style:table-cell-properties fo:border-top="0.033333in solid #ffffff" fo:border-left="0.013889in solid #000000" fo:border-right="0.005556in solid #000000" fo:border-bottom="0.033333in solid #ffffff" fo:padding-left="0.006944in" fo:padding-right="0.006944in" fo:vertical-align="top" fo:background-color="#ffffff"/>
    </style:style>
    <style:style style:name="TableCell070301"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Cell070302"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Cell070303"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Cell070304" style:family="table-cell">
      <style:table-cell-properties fo:border-top="0.033333in solid #ffffff" fo:border-left="0.005556in solid #000000" fo:border-right="0.005556in solid #000000" fo:border-bottom="0.033333in solid #ffffff" fo:padding-left="0.006944in" fo:padding-right="0.006944in" fo:vertical-align="top" fo:background-color="#ffffff"/>
    </style:style>
    <style:style style:name="TableRow0704" style:family="table-row">
      <style:table-row-properties style:min-row-height="0.254167in"/>
    </style:style>
    <style:style style:name="TableCell070400" style:family="table-cell">
      <style:table-cell-properties fo:border-top="0.033333in solid #ffffff" fo:border-left="0.013889in solid #000000" fo:border-right="0.005556in solid #000000" fo:border-bottom="0.005556in solid #000000" fo:padding-left="0.006944in" fo:padding-right="0.006944in" fo:vertical-align="top" fo:background-color="#ffffff"/>
    </style:style>
    <style:style style:name="TableCell070401" style:family="table-cell">
      <style:table-cell-properties fo:border-top="0.033333in solid #ffffff" fo:border-left="0.005556in solid #000000" fo:border-right="0.005556in solid #000000" fo:border-bottom="0.005556in solid #000000" fo:padding-left="0.006944in" fo:padding-right="0.006944in" fo:vertical-align="top" fo:background-color="#ffffff"/>
    </style:style>
    <style:style style:name="TableCell070402" style:family="table-cell">
      <style:table-cell-properties fo:border-top="0.033333in solid #ffffff" fo:border-left="0.005556in solid #000000" fo:border-right="0.005556in solid #000000" fo:border-bottom="0.005556in solid #000000" fo:padding-left="0.006944in" fo:padding-right="0.006944in" fo:vertical-align="top" fo:background-color="#ffffff"/>
    </style:style>
    <style:style style:name="TableCell070403" style:family="table-cell">
      <style:table-cell-properties fo:border-top="0.033333in solid #ffffff" fo:border-left="0.005556in solid #000000" fo:border-right="0.005556in solid #000000" fo:border-bottom="0.005556in solid #000000" fo:padding-left="0.006944in" fo:padding-right="0.006944in" fo:vertical-align="top" fo:background-color="#ffffff"/>
    </style:style>
    <style:style style:name="TableCell070404" style:family="table-cell">
      <style:table-cell-properties fo:border-top="0.033333in solid #ffffff" fo:border-left="0.005556in solid #000000" fo:border-right="0.005556in solid #000000" fo:border-bottom="0.005556in solid #000000" fo:padding-left="0.006944in" fo:padding-right="0.006944in" fo:vertical-align="top" fo:background-color="#ffffff"/>
    </style:style>
    <style:style style:name="TableColumn0800" style:family="table-column">
      <style:table-column-properties style:column-width="0.937500in"/>
    </style:style>
    <style:style style:name="TableColumn0801" style:family="table-column">
      <style:table-column-properties style:column-width="1.445833in"/>
    </style:style>
    <style:style style:name="TableColumn0802" style:family="table-column">
      <style:table-column-properties style:column-width="0.895139in"/>
    </style:style>
    <style:style style:name="TableColumn0803" style:family="table-column">
      <style:table-column-properties style:column-width="0.668056in"/>
    </style:style>
    <style:style style:name="TableColumn0804" style:family="table-column">
      <style:table-column-properties style:column-width="1.035417in"/>
    </style:style>
    <style:style style:name="TableColumn0805" style:family="table-column">
      <style:table-column-properties style:column-width="1.520139in"/>
    </style:style>
    <style:style style:name="Table08" style:family="table">
      <style:table-properties style:width="6.502083in" fo:margin-left="0.000000in" style:writing-mode="lr" table:align="left" style:may-break-between-rows="true"/>
    </style:style>
    <style:style style:name="TableRow0800" style:family="table-row">
      <style:table-row-properties style:min-row-height="0.259028in"/>
    </style:style>
    <style:style style:name="TableCell080000" style:family="table-cell">
      <style:table-cell-properties fo:border-top="0.020833in solid #000000" fo:border-left="0.020833in solid #000000" fo:border-right="0.020833in solid #000000" fo:border-bottom="0.020833in solid #000000" fo:padding-left="0.009722in" fo:padding-right="0.009722in" fo:vertical-align="top" fo:background-color="#ffffff"/>
    </style:style>
    <style:style style:name="TableCell080001" style:family="table-cell">
      <style:table-cell-properties fo:border-top="0.000000in solid #000000" fo:border-left="0.000000in solid #000000" fo:border-right="0.000000in solid #000000" fo:border-bottom="0.000000in solid #000000" fo:padding-left="0.009722in" fo:padding-right="0.009722in" fo:vertical-align="top" fo:background-color="# 0 0 0"/>
    </style:style>
    <style:style style:name="TableCell080002" style:family="table-cell">
      <style:table-cell-properties fo:border-top="0.020833in solid #000000" fo:border-left="0.020833in solid #000000" fo:border-right="0.011111in solid #000000" fo:border-bottom="0.005556in solid #000000" fo:padding-left="0.009722in" fo:padding-right="0.009722in" fo:vertical-align="top" fo:background-color="#ffffff"/>
    </style:style>
    <style:style style:name="TableCell080003" style:family="table-cell">
      <style:table-cell-properties fo:border-top="0.020833in solid #000000" fo:border-left="0.011111in solid #000000" fo:border-right="0.011111in solid #000000" fo:border-bottom="0.005556in solid #000000" fo:padding-left="0.009722in" fo:padding-right="0.009722in" fo:vertical-align="top" fo:background-color="#ffffff"/>
    </style:style>
    <style:style style:name="TableCell080004" style:family="table-cell">
      <style:table-cell-properties fo:border-top="0.020833in solid #000000" fo:border-left="0.011111in solid #000000" fo:border-right="0.011111in solid #000000" fo:border-bottom="0.005556in solid #000000" fo:padding-left="0.009722in" fo:padding-right="0.009722in" fo:vertical-align="top" fo:background-color="#ffffff"/>
    </style:style>
    <style:style style:name="TableCell080005" style:family="table-cell">
      <style:table-cell-properties fo:border-top="0.020833in solid #000000" fo:border-left="0.011111in solid #000000" fo:border-right="0.020833in solid #000000" fo:border-bottom="0.005556in solid #000000" fo:padding-left="0.009722in" fo:padding-right="0.009722in" fo:vertical-align="top" fo:background-color="#ffffff"/>
    </style:style>
    <style:style style:name="TableRow0801" style:family="table-row">
      <style:table-row-properties style:min-row-height="0.257639in"/>
    </style:style>
    <style:style style:name="TableCell080100" style:family="table-cell">
      <style:table-cell-properties fo:border-top="0.020833in solid #000000" fo:border-left="0.020833in solid #000000" fo:border-right="0.005556in solid #000000" fo:border-bottom="0.020833in solid #000000" fo:padding-left="0.009722in" fo:padding-right="0.009722in" fo:vertical-align="top" fo:background-color="#ffffff"/>
    </style:style>
    <style:style style:name="TableCell080101"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80102"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80103"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80104"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80105"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Row0802" style:family="table-row">
      <style:table-row-properties style:min-row-height="0.261806in"/>
    </style:style>
    <style:style style:name="TableCell080200" style:family="table-cell">
      <style:table-cell-properties fo:border-top="0.020833in solid #000000" fo:border-left="0.020833in solid #000000" fo:border-right="0.005556in solid #000000" fo:border-bottom="0.020833in solid #000000" fo:padding-left="0.009722in" fo:padding-right="0.009722in" fo:vertical-align="top" fo:background-color="#ffffff"/>
    </style:style>
    <style:style style:name="TableCell080201"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80202"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80203"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80204"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80205"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Row0803" style:family="table-row">
      <style:table-row-properties style:min-row-height="0.261806in"/>
    </style:style>
    <style:style style:name="TableCell080300" style:family="table-cell">
      <style:table-cell-properties fo:border-top="0.020833in solid #000000" fo:border-left="0.020833in solid #000000" fo:border-right="0.005556in solid #000000" fo:border-bottom="0.020833in solid #000000" fo:padding-left="0.009722in" fo:padding-right="0.009722in" fo:vertical-align="top" fo:background-color="#ffffff"/>
    </style:style>
    <style:style style:name="TableCell080301"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80302"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80303"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80304"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80305"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Row0804" style:family="table-row">
      <style:table-row-properties style:min-row-height="0.252778in"/>
    </style:style>
    <style:style style:name="TableCell080400" style:family="table-cell">
      <style:table-cell-properties fo:border-top="0.020833in solid #000000" fo:border-left="0.020833in solid #000000" fo:border-right="0.005556in solid #000000" fo:border-bottom="0.020833in solid #000000" fo:padding-left="0.009722in" fo:padding-right="0.009722in" fo:vertical-align="top" fo:background-color="#ffffff"/>
    </style:style>
    <style:style style:name="TableCell080401"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80402"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80403"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80404"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80405"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olumn0900" style:family="table-column">
      <style:table-column-properties style:column-width="0.937500in"/>
    </style:style>
    <style:style style:name="TableColumn0901" style:family="table-column">
      <style:table-column-properties style:column-width="1.472222in"/>
    </style:style>
    <style:style style:name="TableColumn0902" style:family="table-column">
      <style:table-column-properties style:column-width="0.895139in"/>
    </style:style>
    <style:style style:name="TableColumn0903" style:family="table-column">
      <style:table-column-properties style:column-width="0.668056in"/>
    </style:style>
    <style:style style:name="TableColumn0904" style:family="table-column">
      <style:table-column-properties style:column-width="1.047222in"/>
    </style:style>
    <style:style style:name="TableColumn0905" style:family="table-column">
      <style:table-column-properties style:column-width="1.481250in"/>
    </style:style>
    <style:style style:name="Table09" style:family="table">
      <style:table-properties style:width="6.501389in" fo:margin-left="0.000000in" style:writing-mode="lr" table:align="left" style:may-break-between-rows="true"/>
    </style:style>
    <style:style style:name="TableRow0900" style:family="table-row">
      <style:table-row-properties style:min-row-height="0.257639in"/>
    </style:style>
    <style:style style:name="TableCell090000" style:family="table-cell">
      <style:table-cell-properties fo:border-top="0.020833in solid #000000" fo:border-left="0.020833in solid #000000" fo:border-right="0.020833in solid #000000" fo:border-bottom="0.020833in solid #000000" fo:padding-left="0.009722in" fo:padding-right="0.009722in" fo:vertical-align="top" fo:background-color="#ffffff"/>
    </style:style>
    <style:style style:name="TableCell090001" style:family="table-cell">
      <style:table-cell-properties fo:border-top="0.000000in solid #000000" fo:border-left="0.000000in solid #000000" fo:border-right="0.000000in solid #000000" fo:border-bottom="0.000000in solid #000000" fo:padding-left="0.009722in" fo:padding-right="0.009722in" fo:vertical-align="top" fo:background-color="# 0 0 0"/>
    </style:style>
    <style:style style:name="TableCell090002" style:family="table-cell">
      <style:table-cell-properties fo:border-top="0.020833in solid #000000" fo:border-left="0.020833in solid #000000" fo:border-right="0.011111in solid #000000" fo:border-bottom="0.005556in solid #000000" fo:padding-left="0.009722in" fo:padding-right="0.009722in" fo:vertical-align="top" fo:background-color="#ffffff"/>
    </style:style>
    <style:style style:name="TableCell090003" style:family="table-cell">
      <style:table-cell-properties fo:border-top="0.020833in solid #000000" fo:border-left="0.011111in solid #000000" fo:border-right="0.011111in solid #000000" fo:border-bottom="0.005556in solid #000000" fo:padding-left="0.009722in" fo:padding-right="0.009722in" fo:vertical-align="top" fo:background-color="#ffffff"/>
    </style:style>
    <style:style style:name="TableCell090004" style:family="table-cell">
      <style:table-cell-properties fo:border-top="0.020833in solid #000000" fo:border-left="0.011111in solid #000000" fo:border-right="0.011111in solid #000000" fo:border-bottom="0.005556in solid #000000" fo:padding-left="0.009722in" fo:padding-right="0.009722in" fo:vertical-align="top" fo:background-color="#ffffff"/>
    </style:style>
    <style:style style:name="TableCell090005" style:family="table-cell">
      <style:table-cell-properties fo:border-top="0.020833in solid #000000" fo:border-left="0.011111in solid #000000" fo:border-right="0.020833in solid #000000" fo:border-bottom="0.005556in solid #000000" fo:padding-left="0.009722in" fo:padding-right="0.009722in" fo:vertical-align="top" fo:background-color="#ffffff"/>
    </style:style>
    <style:style style:name="TableRow0901" style:family="table-row">
      <style:table-row-properties style:min-row-height="0.259028in"/>
    </style:style>
    <style:style style:name="TableCell090100" style:family="table-cell">
      <style:table-cell-properties fo:border-top="0.020833in solid #000000" fo:border-left="0.020833in solid #000000" fo:border-right="0.005556in solid #000000" fo:border-bottom="0.020833in solid #000000" fo:padding-left="0.009722in" fo:padding-right="0.009722in" fo:vertical-align="top" fo:background-color="#ffffff"/>
    </style:style>
    <style:style style:name="TableCell090101"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90102"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90103"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90104"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090105"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Row0902" style:family="table-row">
      <style:table-row-properties style:min-row-height="0.261806in"/>
    </style:style>
    <style:style style:name="TableCell090200" style:family="table-cell">
      <style:table-cell-properties fo:border-top="0.020833in solid #000000" fo:border-left="0.020833in solid #000000" fo:border-right="0.005556in solid #000000" fo:border-bottom="0.020833in solid #000000" fo:padding-left="0.009722in" fo:padding-right="0.009722in" fo:vertical-align="top" fo:background-color="#ffffff"/>
    </style:style>
    <style:style style:name="TableCell090201"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90202"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90203"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90204"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90205"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Row0903" style:family="table-row">
      <style:table-row-properties style:min-row-height="0.259722in"/>
    </style:style>
    <style:style style:name="TableCell090300" style:family="table-cell">
      <style:table-cell-properties fo:border-top="0.020833in solid #000000" fo:border-left="0.020833in solid #000000" fo:border-right="0.005556in solid #000000" fo:border-bottom="0.020833in solid #000000" fo:padding-left="0.009722in" fo:padding-right="0.009722in" fo:vertical-align="top" fo:background-color="#ffffff"/>
    </style:style>
    <style:style style:name="TableCell090301"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90302"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90303"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90304"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090305"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Row0904" style:family="table-row">
      <style:table-row-properties style:min-row-height="0.254167in"/>
    </style:style>
    <style:style style:name="TableCell090400" style:family="table-cell">
      <style:table-cell-properties fo:border-top="0.020833in solid #000000" fo:border-left="0.020833in solid #000000" fo:border-right="0.005556in solid #000000" fo:border-bottom="0.020833in solid #000000" fo:padding-left="0.009722in" fo:padding-right="0.009722in" fo:vertical-align="top" fo:background-color="#ffffff"/>
    </style:style>
    <style:style style:name="TableCell090401"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90402"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90403"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90404"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090405"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olumn1000" style:family="table-column">
      <style:table-column-properties style:column-width="0.947917in"/>
    </style:style>
    <style:style style:name="TableColumn1001" style:family="table-column">
      <style:table-column-properties style:column-width="1.465278in"/>
    </style:style>
    <style:style style:name="TableColumn1002" style:family="table-column">
      <style:table-column-properties style:column-width="0.895139in"/>
    </style:style>
    <style:style style:name="TableColumn1003" style:family="table-column">
      <style:table-column-properties style:column-width="0.686806in"/>
    </style:style>
    <style:style style:name="TableColumn1004" style:family="table-column">
      <style:table-column-properties style:column-width="1.043750in"/>
    </style:style>
    <style:style style:name="TableColumn1005" style:family="table-column">
      <style:table-column-properties style:column-width="1.536806in"/>
    </style:style>
    <style:style style:name="Table10" style:family="table">
      <style:table-properties style:width="6.575694in" fo:margin-left="0.000000in" style:writing-mode="lr" table:align="left" style:may-break-between-rows="true"/>
    </style:style>
    <style:style style:name="TableRow1000" style:family="table-row">
      <style:table-row-properties style:min-row-height="0.257639in"/>
    </style:style>
    <style:style style:name="TableCell100000" style:family="table-cell">
      <style:table-cell-properties fo:border-top="0.020833in solid #000000" fo:border-left="0.020833in solid #000000" fo:border-right="0.020833in solid #000000" fo:border-bottom="0.020833in solid #000000" fo:padding-left="0.009722in" fo:padding-right="0.009722in" fo:vertical-align="top" fo:background-color="#ffffff"/>
    </style:style>
    <style:style style:name="TableCell100001" style:family="table-cell">
      <style:table-cell-properties fo:border-top="0.000000in solid #000000" fo:border-left="0.000000in solid #000000" fo:border-right="0.000000in solid #000000" fo:border-bottom="0.000000in solid #000000" fo:padding-left="0.009722in" fo:padding-right="0.009722in" fo:vertical-align="top" fo:background-color="# 0 0 0"/>
    </style:style>
    <style:style style:name="TableCell100002" style:family="table-cell">
      <style:table-cell-properties fo:border-top="0.020833in solid #000000" fo:border-left="0.020833in solid #000000" fo:border-right="0.011111in solid #000000" fo:border-bottom="0.005556in solid #000000" fo:padding-left="0.009722in" fo:padding-right="0.009722in" fo:vertical-align="top" fo:background-color="#ffffff"/>
    </style:style>
    <style:style style:name="TableCell100003" style:family="table-cell">
      <style:table-cell-properties fo:border-top="0.020833in solid #000000" fo:border-left="0.011111in solid #000000" fo:border-right="0.011111in solid #000000" fo:border-bottom="0.005556in solid #000000" fo:padding-left="0.009722in" fo:padding-right="0.009722in" fo:vertical-align="top" fo:background-color="#ffffff"/>
    </style:style>
    <style:style style:name="TableCell100004" style:family="table-cell">
      <style:table-cell-properties fo:border-top="0.020833in solid #000000" fo:border-left="0.011111in solid #000000" fo:border-right="0.011111in solid #000000" fo:border-bottom="0.005556in solid #000000" fo:padding-left="0.009722in" fo:padding-right="0.009722in" fo:vertical-align="top" fo:background-color="#ffffff"/>
    </style:style>
    <style:style style:name="TableCell100005" style:family="table-cell">
      <style:table-cell-properties fo:border-top="0.020833in solid #000000" fo:border-left="0.011111in solid #000000" fo:border-right="0.020833in solid #000000" fo:border-bottom="0.005556in solid #000000" fo:padding-left="0.009722in" fo:padding-right="0.009722in" fo:vertical-align="top" fo:background-color="#ffffff"/>
    </style:style>
    <style:style style:name="TableRow1001" style:family="table-row">
      <style:table-row-properties style:min-row-height="0.259028in"/>
    </style:style>
    <style:style style:name="TableCell100100" style:family="table-cell">
      <style:table-cell-properties fo:border-top="0.020833in solid #000000" fo:border-left="0.020833in solid #000000" fo:border-right="0.005556in solid #000000" fo:border-bottom="0.020833in solid #000000" fo:padding-left="0.009722in" fo:padding-right="0.009722in" fo:vertical-align="top" fo:background-color="#ffffff"/>
    </style:style>
    <style:style style:name="TableCell100101"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100102"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100103"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100104"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100105"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Row1002" style:family="table-row">
      <style:table-row-properties style:min-row-height="0.261806in"/>
    </style:style>
    <style:style style:name="TableCell100200" style:family="table-cell">
      <style:table-cell-properties fo:border-top="0.020833in solid #000000" fo:border-left="0.020833in solid #000000" fo:border-right="0.005556in solid #000000" fo:border-bottom="0.020833in solid #000000" fo:padding-left="0.009722in" fo:padding-right="0.009722in" fo:vertical-align="top" fo:background-color="#ffffff"/>
    </style:style>
    <style:style style:name="TableCell100201"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100202"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100203"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100204"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100205"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Row1003" style:family="table-row">
      <style:table-row-properties style:min-row-height="0.259722in"/>
    </style:style>
    <style:style style:name="TableCell100300" style:family="table-cell">
      <style:table-cell-properties fo:border-top="0.020833in solid #000000" fo:border-left="0.020833in solid #000000" fo:border-right="0.005556in solid #000000" fo:border-bottom="0.020833in solid #000000" fo:padding-left="0.009722in" fo:padding-right="0.009722in" fo:vertical-align="top" fo:background-color="#ffffff"/>
    </style:style>
    <style:style style:name="TableCell100301"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100302"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100303"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100304"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100305"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Row1004" style:family="table-row">
      <style:table-row-properties style:min-row-height="0.254167in"/>
    </style:style>
    <style:style style:name="TableCell100400" style:family="table-cell">
      <style:table-cell-properties fo:border-top="0.020833in solid #000000" fo:border-left="0.020833in solid #000000" fo:border-right="0.005556in solid #000000" fo:border-bottom="0.020833in solid #000000" fo:padding-left="0.009722in" fo:padding-right="0.009722in" fo:vertical-align="top" fo:background-color="#ffffff"/>
    </style:style>
    <style:style style:name="TableCell100401"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100402"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100403"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100404"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100405"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olumn1100" style:family="table-column">
      <style:table-column-properties style:column-width="0.947917in"/>
    </style:style>
    <style:style style:name="TableColumn1101" style:family="table-column">
      <style:table-column-properties style:column-width="1.465278in"/>
    </style:style>
    <style:style style:name="TableColumn1102" style:family="table-column">
      <style:table-column-properties style:column-width="0.895139in"/>
    </style:style>
    <style:style style:name="TableColumn1103" style:family="table-column">
      <style:table-column-properties style:column-width="0.686806in"/>
    </style:style>
    <style:style style:name="TableColumn1104" style:family="table-column">
      <style:table-column-properties style:column-width="1.043750in"/>
    </style:style>
    <style:style style:name="TableColumn1105" style:family="table-column">
      <style:table-column-properties style:column-width="1.536806in"/>
    </style:style>
    <style:style style:name="Table11" style:family="table">
      <style:table-properties style:width="6.575694in" fo:margin-left="0.000000in" style:writing-mode="lr" table:align="left" style:may-break-between-rows="true"/>
    </style:style>
    <style:style style:name="TableRow1100" style:family="table-row">
      <style:table-row-properties style:min-row-height="0.257639in"/>
    </style:style>
    <style:style style:name="TableCell110000" style:family="table-cell">
      <style:table-cell-properties fo:border-top="0.020833in solid #000000" fo:border-left="0.020833in solid #000000" fo:border-right="0.020833in solid #000000" fo:border-bottom="0.020833in solid #000000" fo:padding-left="0.009722in" fo:padding-right="0.009722in" fo:vertical-align="top" fo:background-color="#ffffff"/>
    </style:style>
    <style:style style:name="TableCell110001" style:family="table-cell">
      <style:table-cell-properties fo:border-top="0.000000in solid #000000" fo:border-left="0.000000in solid #000000" fo:border-right="0.000000in solid #000000" fo:border-bottom="0.000000in solid #000000" fo:padding-left="0.009722in" fo:padding-right="0.009722in" fo:vertical-align="top" fo:background-color="# 0 0 0"/>
    </style:style>
    <style:style style:name="TableCell110002" style:family="table-cell">
      <style:table-cell-properties fo:border-top="0.020833in solid #000000" fo:border-left="0.020833in solid #000000" fo:border-right="0.011111in solid #000000" fo:border-bottom="0.005556in solid #000000" fo:padding-left="0.009722in" fo:padding-right="0.009722in" fo:vertical-align="top" fo:background-color="#ffffff"/>
    </style:style>
    <style:style style:name="TableCell110003" style:family="table-cell">
      <style:table-cell-properties fo:border-top="0.020833in solid #000000" fo:border-left="0.011111in solid #000000" fo:border-right="0.011111in solid #000000" fo:border-bottom="0.005556in solid #000000" fo:padding-left="0.009722in" fo:padding-right="0.009722in" fo:vertical-align="top" fo:background-color="#ffffff"/>
    </style:style>
    <style:style style:name="TableCell110004" style:family="table-cell">
      <style:table-cell-properties fo:border-top="0.020833in solid #000000" fo:border-left="0.011111in solid #000000" fo:border-right="0.011111in solid #000000" fo:border-bottom="0.005556in solid #000000" fo:padding-left="0.009722in" fo:padding-right="0.009722in" fo:vertical-align="top" fo:background-color="#ffffff"/>
    </style:style>
    <style:style style:name="TableCell110005" style:family="table-cell">
      <style:table-cell-properties fo:border-top="0.020833in solid #000000" fo:border-left="0.011111in solid #000000" fo:border-right="0.020833in solid #000000" fo:border-bottom="0.005556in solid #000000" fo:padding-left="0.009722in" fo:padding-right="0.009722in" fo:vertical-align="top" fo:background-color="#ffffff"/>
    </style:style>
    <style:style style:name="TableRow1101" style:family="table-row">
      <style:table-row-properties style:min-row-height="0.259028in"/>
    </style:style>
    <style:style style:name="TableCell110100" style:family="table-cell">
      <style:table-cell-properties fo:border-top="0.020833in solid #000000" fo:border-left="0.020833in solid #000000" fo:border-right="0.005556in solid #000000" fo:border-bottom="0.020833in solid #000000" fo:padding-left="0.009722in" fo:padding-right="0.009722in" fo:vertical-align="top" fo:background-color="#ffffff"/>
    </style:style>
    <style:style style:name="TableCell110101"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110102"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110103"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110104"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Cell110105" style:family="table-cell">
      <style:table-cell-properties fo:border-top="0.005556in solid #000000" fo:border-left="0.005556in solid #000000" fo:border-right="0.005556in solid #000000" fo:border-bottom="0.033333in solid #ffffff" fo:padding-left="0.009722in" fo:padding-right="0.009722in" fo:vertical-align="top" fo:background-color="#ffffff"/>
    </style:style>
    <style:style style:name="TableRow1102" style:family="table-row">
      <style:table-row-properties style:min-row-height="0.261806in"/>
    </style:style>
    <style:style style:name="TableCell110200" style:family="table-cell">
      <style:table-cell-properties fo:border-top="0.020833in solid #000000" fo:border-left="0.020833in solid #000000" fo:border-right="0.005556in solid #000000" fo:border-bottom="0.020833in solid #000000" fo:padding-left="0.009722in" fo:padding-right="0.009722in" fo:vertical-align="top" fo:background-color="#ffffff"/>
    </style:style>
    <style:style style:name="TableCell110201"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110202"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110203"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110204"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110205"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Row1103" style:family="table-row">
      <style:table-row-properties style:min-row-height="0.259722in"/>
    </style:style>
    <style:style style:name="TableCell110300" style:family="table-cell">
      <style:table-cell-properties fo:border-top="0.020833in solid #000000" fo:border-left="0.020833in solid #000000" fo:border-right="0.005556in solid #000000" fo:border-bottom="0.020833in solid #000000" fo:padding-left="0.009722in" fo:padding-right="0.009722in" fo:vertical-align="top" fo:background-color="#ffffff"/>
    </style:style>
    <style:style style:name="TableCell110301"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110302"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110303"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110304"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Cell110305" style:family="table-cell">
      <style:table-cell-properties fo:border-top="0.033333in solid #ffffff" fo:border-left="0.005556in solid #000000" fo:border-right="0.005556in solid #000000" fo:border-bottom="0.033333in solid #ffffff" fo:padding-left="0.009722in" fo:padding-right="0.009722in" fo:vertical-align="top" fo:background-color="#ffffff"/>
    </style:style>
    <style:style style:name="TableRow1104" style:family="table-row">
      <style:table-row-properties style:min-row-height="0.254167in"/>
    </style:style>
    <style:style style:name="TableCell110400" style:family="table-cell">
      <style:table-cell-properties fo:border-top="0.020833in solid #000000" fo:border-left="0.020833in solid #000000" fo:border-right="0.005556in solid #000000" fo:border-bottom="0.020833in solid #000000" fo:padding-left="0.009722in" fo:padding-right="0.009722in" fo:vertical-align="top" fo:background-color="#ffffff"/>
    </style:style>
    <style:style style:name="TableCell110401"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110402"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110403"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110404"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ell110405" style:family="table-cell">
      <style:table-cell-properties fo:border-top="0.033333in solid #ffffff" fo:border-left="0.005556in solid #000000" fo:border-right="0.005556in solid #000000" fo:border-bottom="0.005556in solid #000000" fo:padding-left="0.009722in" fo:padding-right="0.009722in" fo:vertical-align="top" fo:background-color="#ffffff"/>
    </style:style>
    <style:style style:name="TableColumn1200" style:family="table-column">
      <style:table-column-properties style:column-width="1.550000in"/>
    </style:style>
    <style:style style:name="TableColumn1201" style:family="table-column">
      <style:table-column-properties style:column-width="0.895139in"/>
    </style:style>
    <style:style style:name="TableColumn1202" style:family="table-column">
      <style:table-column-properties style:column-width="0.667361in"/>
    </style:style>
    <style:style style:name="TableColumn1203" style:family="table-column">
      <style:table-column-properties style:column-width="1.038194in"/>
    </style:style>
    <style:style style:name="TableColumn1204" style:family="table-column">
      <style:table-column-properties style:column-width="1.536806in"/>
    </style:style>
    <style:style style:name="Table12" style:family="table">
      <style:table-properties style:width="5.687500in" fo:margin-left="0.000000in" style:writing-mode="lr" table:align="left" style:may-break-between-rows="true"/>
    </style:style>
    <style:style style:name="TableRow1200" style:family="table-row">
      <style:table-row-properties style:min-row-height="0.240278in"/>
    </style:style>
    <style:style style:name="TableCell120000" style:family="table-cell">
      <style:table-cell-properties fo:border-top="0.020833in solid #000000" fo:border-left="0.020833in solid #000000" fo:border-right="0.020833in solid #000000" fo:border-bottom="0.005556in solid #000000" fo:padding-left="0.009722in" fo:padding-right="0.009722in" fo:vertical-align="top" fo:background-color="#ffffff"/>
    </style:style>
    <style:style style:name="TableCell120001" style:family="table-cell">
      <style:table-cell-properties fo:border-top="0.020833in solid #000000" fo:border-left="0.020833in solid #000000" fo:border-right="0.011111in solid #000000" fo:border-bottom="0.005556in solid #000000" fo:padding-left="0.009722in" fo:padding-right="0.009722in" fo:vertical-align="top" fo:background-color="#ffffff"/>
    </style:style>
    <style:style style:name="TableCell120002" style:family="table-cell">
      <style:table-cell-properties fo:border-top="0.020833in solid #000000" fo:border-left="0.011111in solid #000000" fo:border-right="0.011111in solid #000000" fo:border-bottom="0.005556in solid #000000" fo:padding-left="0.009722in" fo:padding-right="0.009722in" fo:vertical-align="top" fo:background-color="#ffffff"/>
    </style:style>
    <style:style style:name="TableCell120003" style:family="table-cell">
      <style:table-cell-properties fo:border-top="0.020833in solid #000000" fo:border-left="0.011111in solid #000000" fo:border-right="0.011111in solid #000000" fo:border-bottom="0.005556in solid #000000" fo:padding-left="0.009722in" fo:padding-right="0.009722in" fo:vertical-align="top" fo:background-color="#ffffff"/>
    </style:style>
    <style:style style:name="TableCell120004" style:family="table-cell">
      <style:table-cell-properties fo:border-top="0.020833in solid #000000" fo:border-left="0.011111in solid #000000" fo:border-right="0.020833in solid #000000" fo:border-bottom="0.005556in solid #000000" fo:padding-left="0.009722in" fo:padding-right="0.009722in" fo:vertical-align="top" fo:background-color="#ffffff"/>
    </style:style>
    <style:style style:name="TableRow1201" style:family="table-row">
      <style:table-row-properties style:min-row-height="0.249306in"/>
    </style:style>
    <style:style style:name="TableCell120100" style:family="table-cell">
      <style:table-cell-properties fo:border-top="0.005556in solid #000000" fo:border-left="0.005556in solid #000000" fo:border-right="0.005556in solid #000000" fo:border-bottom="0.016667in solid #ffffff" fo:padding-left="0.009722in" fo:padding-right="0.009722in" fo:vertical-align="top" fo:background-color="#ffffff"/>
    </style:style>
    <style:style style:name="TableCell120101" style:family="table-cell">
      <style:table-cell-properties fo:border-top="0.005556in solid #000000" fo:border-left="0.005556in solid #000000" fo:border-right="0.005556in solid #000000" fo:border-bottom="0.016667in solid #ffffff" fo:padding-left="0.009722in" fo:padding-right="0.009722in" fo:vertical-align="top" fo:background-color="#ffffff"/>
    </style:style>
    <style:style style:name="TableCell120102" style:family="table-cell">
      <style:table-cell-properties fo:border-top="0.005556in solid #000000" fo:border-left="0.005556in solid #000000" fo:border-right="0.005556in solid #000000" fo:border-bottom="0.016667in solid #ffffff" fo:padding-left="0.009722in" fo:padding-right="0.009722in" fo:vertical-align="top" fo:background-color="#ffffff"/>
    </style:style>
    <style:style style:name="TableCell120103" style:family="table-cell">
      <style:table-cell-properties fo:border-top="0.005556in solid #000000" fo:border-left="0.005556in solid #000000" fo:border-right="0.005556in solid #000000" fo:border-bottom="0.016667in solid #ffffff" fo:padding-left="0.009722in" fo:padding-right="0.009722in" fo:vertical-align="top" fo:background-color="#ffffff"/>
    </style:style>
    <style:style style:name="TableCell120104" style:family="table-cell">
      <style:table-cell-properties fo:border-top="0.005556in solid #000000" fo:border-left="0.005556in solid #000000" fo:border-right="0.005556in solid #000000" fo:border-bottom="0.016667in solid #ffffff" fo:padding-left="0.009722in" fo:padding-right="0.009722in" fo:vertical-align="top" fo:background-color="#ffffff"/>
    </style:style>
    <style:style style:name="TableRow1202" style:family="table-row">
      <style:table-row-properties style:min-row-height="0.240278in"/>
    </style:style>
    <style:style style:name="TableCell120200" style:family="table-cell">
      <style:table-cell-properties fo:border-top="0.016667in solid #ffffff" fo:border-left="0.005556in solid #000000" fo:border-right="0.005556in solid #000000" fo:border-bottom="0.016667in solid #ffffff" fo:padding-left="0.009722in" fo:padding-right="0.009722in" fo:vertical-align="top" fo:background-color="#ffffff"/>
    </style:style>
    <style:style style:name="TableCell120201" style:family="table-cell">
      <style:table-cell-properties fo:border-top="0.016667in solid #ffffff" fo:border-left="0.005556in solid #000000" fo:border-right="0.005556in solid #000000" fo:border-bottom="0.016667in solid #ffffff" fo:padding-left="0.009722in" fo:padding-right="0.009722in" fo:vertical-align="top" fo:background-color="#ffffff"/>
    </style:style>
    <style:style style:name="TableCell120202" style:family="table-cell">
      <style:table-cell-properties fo:border-top="0.016667in solid #ffffff" fo:border-left="0.005556in solid #000000" fo:border-right="0.005556in solid #000000" fo:border-bottom="0.016667in solid #ffffff" fo:padding-left="0.009722in" fo:padding-right="0.009722in" fo:vertical-align="top" fo:background-color="#ffffff"/>
    </style:style>
    <style:style style:name="TableCell120203" style:family="table-cell">
      <style:table-cell-properties fo:border-top="0.016667in solid #ffffff" fo:border-left="0.005556in solid #000000" fo:border-right="0.005556in solid #000000" fo:border-bottom="0.016667in solid #ffffff" fo:padding-left="0.009722in" fo:padding-right="0.009722in" fo:vertical-align="top" fo:background-color="#ffffff"/>
    </style:style>
    <style:style style:name="TableCell120204" style:family="table-cell">
      <style:table-cell-properties fo:border-top="0.016667in solid #ffffff" fo:border-left="0.005556in solid #000000" fo:border-right="0.005556in solid #000000" fo:border-bottom="0.016667in solid #ffffff" fo:padding-left="0.009722in" fo:padding-right="0.009722in" fo:vertical-align="top" fo:background-color="#ffffff"/>
    </style:style>
    <style:style style:name="TableRow1203" style:family="table-row">
      <style:table-row-properties style:min-row-height="0.231250in"/>
    </style:style>
    <style:style style:name="TableCell120300" style:family="table-cell">
      <style:table-cell-properties fo:border-top="0.016667in solid #ffffff" fo:border-left="0.005556in solid #000000" fo:border-right="0.005556in solid #000000" fo:border-bottom="0.005556in solid #000000" fo:padding-left="0.009722in" fo:padding-right="0.009722in" fo:vertical-align="top" fo:background-color="#ffffff"/>
    </style:style>
    <style:style style:name="TableCell120301" style:family="table-cell">
      <style:table-cell-properties fo:border-top="0.016667in solid #ffffff" fo:border-left="0.005556in solid #000000" fo:border-right="0.005556in solid #000000" fo:border-bottom="0.005556in solid #000000" fo:padding-left="0.009722in" fo:padding-right="0.009722in" fo:vertical-align="top" fo:background-color="#ffffff"/>
    </style:style>
    <style:style style:name="TableCell120302" style:family="table-cell">
      <style:table-cell-properties fo:border-top="0.016667in solid #ffffff" fo:border-left="0.005556in solid #000000" fo:border-right="0.005556in solid #000000" fo:border-bottom="0.005556in solid #000000" fo:padding-left="0.009722in" fo:padding-right="0.009722in" fo:vertical-align="top" fo:background-color="#ffffff"/>
    </style:style>
    <style:style style:name="TableCell120303" style:family="table-cell">
      <style:table-cell-properties fo:border-top="0.016667in solid #ffffff" fo:border-left="0.005556in solid #000000" fo:border-right="0.005556in solid #000000" fo:border-bottom="0.005556in solid #000000" fo:padding-left="0.009722in" fo:padding-right="0.009722in" fo:vertical-align="top" fo:background-color="#ffffff"/>
    </style:style>
    <style:style style:name="TableCell120304" style:family="table-cell">
      <style:table-cell-properties fo:border-top="0.016667in solid #ffffff" fo:border-left="0.005556in solid #000000" fo:border-right="0.005556in solid #000000" fo:border-bottom="0.005556in solid #000000" fo:padding-left="0.009722in" fo:padding-right="0.009722in" fo:vertical-align="top" fo:background-color="#ffffff"/>
    </style:style>
    <style:style style:name="TableColumn1300" style:family="table-column">
      <style:table-column-properties style:column-width="1.551389in"/>
    </style:style>
    <style:style style:name="TableColumn1301" style:family="table-column">
      <style:table-column-properties style:column-width="0.895139in"/>
    </style:style>
    <style:style style:name="TableColumn1302" style:family="table-column">
      <style:table-column-properties style:column-width="0.668056in"/>
    </style:style>
    <style:style style:name="TableColumn1303" style:family="table-column">
      <style:table-column-properties style:column-width="1.038194in"/>
    </style:style>
    <style:style style:name="TableColumn1304" style:family="table-column">
      <style:table-column-properties style:column-width="1.536806in"/>
    </style:style>
    <style:style style:name="Table13" style:family="table">
      <style:table-properties style:width="5.689583in" fo:margin-left="0.000000in" style:writing-mode="lr" table:align="left" style:may-break-between-rows="true"/>
    </style:style>
    <style:style style:name="TableRow1300" style:family="table-row">
      <style:table-row-properties style:min-row-height="0.249306in"/>
    </style:style>
    <style:style style:name="TableCell130000" style:family="table-cell">
      <style:table-cell-properties fo:border-top="0.020833in solid #000000" fo:border-left="0.020833in solid #000000" fo:border-right="0.020833in solid #000000" fo:border-bottom="0.005556in solid #000000" fo:padding-left="0.009722in" fo:padding-right="0.009722in" fo:vertical-align="top" fo:background-color="#ffffff"/>
    </style:style>
    <style:style style:name="TableCell130001" style:family="table-cell">
      <style:table-cell-properties fo:border-top="0.020833in solid #000000" fo:border-left="0.020833in solid #000000" fo:border-right="0.011111in solid #000000" fo:border-bottom="0.005556in solid #000000" fo:padding-left="0.009722in" fo:padding-right="0.009722in" fo:vertical-align="top" fo:background-color="#ffffff"/>
    </style:style>
    <style:style style:name="TableCell130002" style:family="table-cell">
      <style:table-cell-properties fo:border-top="0.020833in solid #000000" fo:border-left="0.011111in solid #000000" fo:border-right="0.011111in solid #000000" fo:border-bottom="0.005556in solid #000000" fo:padding-left="0.009722in" fo:padding-right="0.009722in" fo:vertical-align="top" fo:background-color="#ffffff"/>
    </style:style>
    <style:style style:name="TableCell130003" style:family="table-cell">
      <style:table-cell-properties fo:border-top="0.020833in solid #000000" fo:border-left="0.011111in solid #000000" fo:border-right="0.011111in solid #000000" fo:border-bottom="0.005556in solid #000000" fo:padding-left="0.009722in" fo:padding-right="0.009722in" fo:vertical-align="top" fo:background-color="#ffffff"/>
    </style:style>
    <style:style style:name="TableCell130004" style:family="table-cell">
      <style:table-cell-properties fo:border-top="0.020833in solid #000000" fo:border-left="0.011111in solid #000000" fo:border-right="0.020833in solid #000000" fo:border-bottom="0.005556in solid #000000" fo:padding-left="0.009722in" fo:padding-right="0.009722in" fo:vertical-align="top" fo:background-color="#ffffff"/>
    </style:style>
    <style:style style:name="TableRow1301" style:family="table-row">
      <style:table-row-properties style:min-row-height="0.240278in"/>
    </style:style>
    <style:style style:name="TableCell130100" style:family="table-cell">
      <style:table-cell-properties fo:border-top="0.005556in solid #000000" fo:border-left="0.005556in solid #000000" fo:border-right="0.005556in solid #000000" fo:border-bottom="0.016667in solid #ffffff" fo:padding-left="0.009722in" fo:padding-right="0.009722in" fo:vertical-align="top" fo:background-color="#ffffff"/>
    </style:style>
    <style:style style:name="TableCell130101" style:family="table-cell">
      <style:table-cell-properties fo:border-top="0.005556in solid #000000" fo:border-left="0.005556in solid #000000" fo:border-right="0.005556in solid #000000" fo:border-bottom="0.016667in solid #ffffff" fo:padding-left="0.009722in" fo:padding-right="0.009722in" fo:vertical-align="top" fo:background-color="#ffffff"/>
    </style:style>
    <style:style style:name="TableCell130102" style:family="table-cell">
      <style:table-cell-properties fo:border-top="0.005556in solid #000000" fo:border-left="0.005556in solid #000000" fo:border-right="0.005556in solid #000000" fo:border-bottom="0.016667in solid #ffffff" fo:padding-left="0.009722in" fo:padding-right="0.009722in" fo:vertical-align="top" fo:background-color="#ffffff"/>
    </style:style>
    <style:style style:name="TableCell130103" style:family="table-cell">
      <style:table-cell-properties fo:border-top="0.005556in solid #000000" fo:border-left="0.005556in solid #000000" fo:border-right="0.005556in solid #000000" fo:border-bottom="0.016667in solid #ffffff" fo:padding-left="0.009722in" fo:padding-right="0.009722in" fo:vertical-align="top" fo:background-color="#ffffff"/>
    </style:style>
    <style:style style:name="TableCell130104" style:family="table-cell">
      <style:table-cell-properties fo:border-top="0.005556in solid #000000" fo:border-left="0.005556in solid #000000" fo:border-right="0.005556in solid #000000" fo:border-bottom="0.016667in solid #ffffff" fo:padding-left="0.009722in" fo:padding-right="0.009722in" fo:vertical-align="top" fo:background-color="#ffffff"/>
    </style:style>
    <style:style style:name="TableRow1302" style:family="table-row">
      <style:table-row-properties style:min-row-height="0.229861in"/>
    </style:style>
    <style:style style:name="TableCell130200" style:family="table-cell">
      <style:table-cell-properties fo:border-top="0.016667in solid #ffffff" fo:border-left="0.005556in solid #000000" fo:border-right="0.005556in solid #000000" fo:border-bottom="0.016667in solid #ffffff" fo:padding-left="0.009722in" fo:padding-right="0.009722in" fo:vertical-align="top" fo:background-color="#ffffff"/>
    </style:style>
    <style:style style:name="TableCell130201" style:family="table-cell">
      <style:table-cell-properties fo:border-top="0.016667in solid #ffffff" fo:border-left="0.005556in solid #000000" fo:border-right="0.005556in solid #000000" fo:border-bottom="0.016667in solid #ffffff" fo:padding-left="0.009722in" fo:padding-right="0.009722in" fo:vertical-align="top" fo:background-color="#ffffff"/>
    </style:style>
    <style:style style:name="TableCell130202" style:family="table-cell">
      <style:table-cell-properties fo:border-top="0.016667in solid #ffffff" fo:border-left="0.005556in solid #000000" fo:border-right="0.005556in solid #000000" fo:border-bottom="0.016667in solid #ffffff" fo:padding-left="0.009722in" fo:padding-right="0.009722in" fo:vertical-align="top" fo:background-color="#ffffff"/>
    </style:style>
    <style:style style:name="TableCell130203" style:family="table-cell">
      <style:table-cell-properties fo:border-top="0.016667in solid #ffffff" fo:border-left="0.005556in solid #000000" fo:border-right="0.005556in solid #000000" fo:border-bottom="0.016667in solid #ffffff" fo:padding-left="0.009722in" fo:padding-right="0.009722in" fo:vertical-align="top" fo:background-color="#ffffff"/>
    </style:style>
    <style:style style:name="TableCell130204" style:family="table-cell">
      <style:table-cell-properties fo:border-top="0.016667in solid #ffffff" fo:border-left="0.005556in solid #000000" fo:border-right="0.005556in solid #000000" fo:border-bottom="0.016667in solid #ffffff" fo:padding-left="0.009722in" fo:padding-right="0.009722in" fo:vertical-align="top" fo:background-color="#ffffff"/>
    </style:style>
    <style:style style:name="TableRow1303" style:family="table-row">
      <style:table-row-properties style:min-row-height="0.231250in"/>
    </style:style>
    <style:style style:name="TableCell130300" style:family="table-cell">
      <style:table-cell-properties fo:border-top="0.016667in solid #ffffff" fo:border-left="0.005556in solid #000000" fo:border-right="0.005556in solid #000000" fo:border-bottom="0.005556in solid #000000" fo:padding-left="0.009722in" fo:padding-right="0.009722in" fo:vertical-align="top" fo:background-color="#ffffff"/>
    </style:style>
    <style:style style:name="TableCell130301" style:family="table-cell">
      <style:table-cell-properties fo:border-top="0.016667in solid #ffffff" fo:border-left="0.005556in solid #000000" fo:border-right="0.005556in solid #000000" fo:border-bottom="0.005556in solid #000000" fo:padding-left="0.009722in" fo:padding-right="0.009722in" fo:vertical-align="top" fo:background-color="#ffffff"/>
    </style:style>
    <style:style style:name="TableCell130302" style:family="table-cell">
      <style:table-cell-properties fo:border-top="0.016667in solid #ffffff" fo:border-left="0.005556in solid #000000" fo:border-right="0.005556in solid #000000" fo:border-bottom="0.005556in solid #000000" fo:padding-left="0.009722in" fo:padding-right="0.009722in" fo:vertical-align="top" fo:background-color="#ffffff"/>
    </style:style>
    <style:style style:name="TableCell130303" style:family="table-cell">
      <style:table-cell-properties fo:border-top="0.016667in solid #ffffff" fo:border-left="0.005556in solid #000000" fo:border-right="0.005556in solid #000000" fo:border-bottom="0.005556in solid #000000" fo:padding-left="0.009722in" fo:padding-right="0.009722in" fo:vertical-align="top" fo:background-color="#ffffff"/>
    </style:style>
    <style:style style:name="TableCell130304" style:family="table-cell">
      <style:table-cell-properties fo:border-top="0.016667in solid #ffffff" fo:border-left="0.005556in solid #000000" fo:border-right="0.005556in solid #000000" fo:border-bottom="0.005556in solid #000000" fo:padding-left="0.009722in" fo:padding-right="0.009722in" fo:vertical-align="top" fo:background-color="#ffffff"/>
    </style:style>
    <style:style style:name="TableColumn1400" style:family="table-column">
      <style:table-column-properties style:column-width="1.550694in"/>
    </style:style>
    <style:style style:name="TableColumn1401" style:family="table-column">
      <style:table-column-properties style:column-width="0.895139in"/>
    </style:style>
    <style:style style:name="TableColumn1402" style:family="table-column">
      <style:table-column-properties style:column-width="0.668056in"/>
    </style:style>
    <style:style style:name="TableColumn1403" style:family="table-column">
      <style:table-column-properties style:column-width="1.098611in"/>
    </style:style>
    <style:style style:name="TableColumn1404" style:family="table-column">
      <style:table-column-properties style:column-width="1.477083in"/>
    </style:style>
    <style:style style:name="Table14" style:family="table">
      <style:table-properties style:width="5.689583in" fo:margin-left="0.000000in" style:writing-mode="lr" table:align="left" style:may-break-between-rows="true"/>
    </style:style>
    <style:style style:name="TableRow1400" style:family="table-row">
      <style:table-row-properties style:min-row-height="0.249306in"/>
    </style:style>
    <style:style style:name="TableCell140000" style:family="table-cell">
      <style:table-cell-properties fo:border-top="0.020833in solid #000000" fo:border-left="0.020833in solid #000000" fo:border-right="0.020833in solid #000000" fo:border-bottom="0.005556in solid #000000" fo:padding-left="0.009722in" fo:padding-right="0.009722in" fo:vertical-align="top" fo:background-color="#ffffff"/>
    </style:style>
    <style:style style:name="TableCell140001" style:family="table-cell">
      <style:table-cell-properties fo:border-top="0.020833in solid #000000" fo:border-left="0.020833in solid #000000" fo:border-right="0.011111in solid #000000" fo:border-bottom="0.005556in solid #000000" fo:padding-left="0.009722in" fo:padding-right="0.009722in" fo:vertical-align="top" fo:background-color="#ffffff"/>
    </style:style>
    <style:style style:name="TableCell140002" style:family="table-cell">
      <style:table-cell-properties fo:border-top="0.020833in solid #000000" fo:border-left="0.011111in solid #000000" fo:border-right="0.011111in solid #000000" fo:border-bottom="0.005556in solid #000000" fo:padding-left="0.009722in" fo:padding-right="0.009722in" fo:vertical-align="top" fo:background-color="#ffffff"/>
    </style:style>
    <style:style style:name="TableCell140003" style:family="table-cell">
      <style:table-cell-properties fo:border-top="0.020833in solid #000000" fo:border-left="0.011111in solid #000000" fo:border-right="0.011111in solid #000000" fo:border-bottom="0.005556in solid #000000" fo:padding-left="0.009722in" fo:padding-right="0.009722in" fo:vertical-align="top" fo:background-color="#ffffff"/>
    </style:style>
    <style:style style:name="TableCell140004" style:family="table-cell">
      <style:table-cell-properties fo:border-top="0.020833in solid #000000" fo:border-left="0.011111in solid #000000" fo:border-right="0.020833in solid #000000" fo:border-bottom="0.005556in solid #000000" fo:padding-left="0.009722in" fo:padding-right="0.009722in" fo:vertical-align="top" fo:background-color="#ffffff"/>
    </style:style>
    <style:style style:name="TableRow1401" style:family="table-row">
      <style:table-row-properties style:min-row-height="0.240278in"/>
    </style:style>
    <style:style style:name="TableCell140100" style:family="table-cell">
      <style:table-cell-properties fo:border-top="0.005556in solid #000000" fo:border-left="0.005556in solid #000000" fo:border-right="0.005556in solid #000000" fo:border-bottom="0.016667in solid #ffffff" fo:padding-left="0.009722in" fo:padding-right="0.009722in" fo:vertical-align="top" fo:background-color="#ffffff"/>
    </style:style>
    <style:style style:name="TableCell140101" style:family="table-cell">
      <style:table-cell-properties fo:border-top="0.005556in solid #000000" fo:border-left="0.005556in solid #000000" fo:border-right="0.005556in solid #000000" fo:border-bottom="0.016667in solid #ffffff" fo:padding-left="0.009722in" fo:padding-right="0.009722in" fo:vertical-align="top" fo:background-color="#ffffff"/>
    </style:style>
    <style:style style:name="TableCell140102" style:family="table-cell">
      <style:table-cell-properties fo:border-top="0.005556in solid #000000" fo:border-left="0.005556in solid #000000" fo:border-right="0.005556in solid #000000" fo:border-bottom="0.016667in solid #ffffff" fo:padding-left="0.009722in" fo:padding-right="0.009722in" fo:vertical-align="top" fo:background-color="#ffffff"/>
    </style:style>
    <style:style style:name="TableCell140103" style:family="table-cell">
      <style:table-cell-properties fo:border-top="0.005556in solid #000000" fo:border-left="0.005556in solid #000000" fo:border-right="0.005556in solid #000000" fo:border-bottom="0.016667in solid #ffffff" fo:padding-left="0.009722in" fo:padding-right="0.009722in" fo:vertical-align="top" fo:background-color="#ffffff"/>
    </style:style>
    <style:style style:name="TableCell140104" style:family="table-cell">
      <style:table-cell-properties fo:border-top="0.005556in solid #000000" fo:border-left="0.005556in solid #000000" fo:border-right="0.005556in solid #000000" fo:border-bottom="0.016667in solid #ffffff" fo:padding-left="0.009722in" fo:padding-right="0.009722in" fo:vertical-align="top" fo:background-color="#ffffff"/>
    </style:style>
    <style:style style:name="TableRow1402" style:family="table-row">
      <style:table-row-properties style:min-row-height="0.240278in"/>
    </style:style>
    <style:style style:name="TableCell140200" style:family="table-cell">
      <style:table-cell-properties fo:border-top="0.016667in solid #ffffff" fo:border-left="0.005556in solid #000000" fo:border-right="0.005556in solid #000000" fo:border-bottom="0.016667in solid #ffffff" fo:padding-left="0.009722in" fo:padding-right="0.009722in" fo:vertical-align="top" fo:background-color="#ffffff"/>
    </style:style>
    <style:style style:name="TableCell140201" style:family="table-cell">
      <style:table-cell-properties fo:border-top="0.016667in solid #ffffff" fo:border-left="0.005556in solid #000000" fo:border-right="0.005556in solid #000000" fo:border-bottom="0.016667in solid #ffffff" fo:padding-left="0.009722in" fo:padding-right="0.009722in" fo:vertical-align="top" fo:background-color="#ffffff"/>
    </style:style>
    <style:style style:name="TableCell140202" style:family="table-cell">
      <style:table-cell-properties fo:border-top="0.016667in solid #ffffff" fo:border-left="0.005556in solid #000000" fo:border-right="0.005556in solid #000000" fo:border-bottom="0.016667in solid #ffffff" fo:padding-left="0.009722in" fo:padding-right="0.009722in" fo:vertical-align="top" fo:background-color="#ffffff"/>
    </style:style>
    <style:style style:name="TableCell140203" style:family="table-cell">
      <style:table-cell-properties fo:border-top="0.016667in solid #ffffff" fo:border-left="0.005556in solid #000000" fo:border-right="0.005556in solid #000000" fo:border-bottom="0.016667in solid #ffffff" fo:padding-left="0.009722in" fo:padding-right="0.009722in" fo:vertical-align="top" fo:background-color="#ffffff"/>
    </style:style>
    <style:style style:name="TableCell140204" style:family="table-cell">
      <style:table-cell-properties fo:border-top="0.016667in solid #ffffff" fo:border-left="0.005556in solid #000000" fo:border-right="0.005556in solid #000000" fo:border-bottom="0.016667in solid #ffffff" fo:padding-left="0.009722in" fo:padding-right="0.009722in" fo:vertical-align="top" fo:background-color="#ffffff"/>
    </style:style>
    <style:style style:name="TableRow1403" style:family="table-row">
      <style:table-row-properties style:min-row-height="0.232639in"/>
    </style:style>
    <style:style style:name="TableCell140300" style:family="table-cell">
      <style:table-cell-properties fo:border-top="0.016667in solid #ffffff" fo:border-left="0.005556in solid #000000" fo:border-right="0.005556in solid #000000" fo:border-bottom="0.005556in solid #000000" fo:padding-left="0.009722in" fo:padding-right="0.009722in" fo:vertical-align="top" fo:background-color="#ffffff"/>
    </style:style>
    <style:style style:name="TableCell140301" style:family="table-cell">
      <style:table-cell-properties fo:border-top="0.016667in solid #ffffff" fo:border-left="0.005556in solid #000000" fo:border-right="0.005556in solid #000000" fo:border-bottom="0.005556in solid #000000" fo:padding-left="0.009722in" fo:padding-right="0.009722in" fo:vertical-align="top" fo:background-color="#ffffff"/>
    </style:style>
    <style:style style:name="TableCell140302" style:family="table-cell">
      <style:table-cell-properties fo:border-top="0.016667in solid #ffffff" fo:border-left="0.005556in solid #000000" fo:border-right="0.005556in solid #000000" fo:border-bottom="0.005556in solid #000000" fo:padding-left="0.009722in" fo:padding-right="0.009722in" fo:vertical-align="top" fo:background-color="#ffffff"/>
    </style:style>
    <style:style style:name="TableCell140303" style:family="table-cell">
      <style:table-cell-properties fo:border-top="0.016667in solid #ffffff" fo:border-left="0.005556in solid #000000" fo:border-right="0.005556in solid #000000" fo:border-bottom="0.005556in solid #000000" fo:padding-left="0.009722in" fo:padding-right="0.009722in" fo:vertical-align="top" fo:background-color="#ffffff"/>
    </style:style>
    <style:style style:name="TableCell140304" style:family="table-cell">
      <style:table-cell-properties fo:border-top="0.016667in solid #ffffff" fo:border-left="0.005556in solid #000000" fo:border-right="0.005556in solid #000000" fo:border-bottom="0.005556in solid #000000" fo:padding-left="0.009722in" fo:padding-right="0.009722in" fo:vertical-align="top" fo:background-color="#ffffff"/>
    </style:style>
  </office:automatic-styles>
  <office:body>
    <office:text>
      <text:p text:style-name="P1"><text:span text:style-name="T1">CHAPTER FOUR </text:span></text:p>
      <text:p text:style-name="P2"><text:span text:style-name="T1">DATA PRESENTATION, ANALYSIS AND DISCUSSION</text:span></text:p>
      <text:p text:style-name="P3"><text:span text:style-name="T2"/></text:p>
      <text:p text:style-name="P4"><text:span text:style-name="T3">4.1<text:s text:c="2"/>Introduction</text:span></text:p>
      <text:p text:style-name="P5"><text:span text:style-name="T4">Chapter four presents findings of this study. The findings are presented, interpreted and discussed in connection with the effect of laboratories in secondary schools on students’ performance in science subjects in Wudil LGA. The findings are presented in sub-sections as guided by the objectives of the study and that mainly answer the research questions. The study sought information from Science Subject Teachers, SS 1 students and Former SS 1 students using questionnaires as well as Heads of school and LGA education Officer using interview and observation schedule for observing laboratory facilities and materials. </text:span></text:p>
      <text:p text:style-name="P6"><text:span text:style-name="T5"/></text:p>
      <text:p text:style-name="P7"><text:span text:style-name="T6">The findings are presented and discussed in the light of the reviewed literature related and according to the research objectives which are:- </text:span></text:p>
      <text:p text:style-name="P8"><text:span text:style-name="T7"/></text:p>
      <text:p text:style-name="P9"><text:span text:style-name="T8">i. To find out the availability of laboratories and the associated requirements and equipments in secondary schools in Wudil LGA </text:span></text:p>
      <text:p text:style-name="P9"><text:span text:style-name="T8">ii. To examine the rate of doing science subject practical in secondary schools in Wudil LGA. </text:span></text:p>
      <text:p text:style-name="P9"><text:span text:style-name="T8">iii. To analyse students performance rates in science subjects in secondary schools in Wudil LGA. </text:span></text:p>
      <text:p text:style-name="P10"><text:span text:style-name="T9"/></text:p>
      <text:p text:style-name="P11"><text:span text:style-name="T10">4.2<text:s text:c="2"/>The Availability of Laboratories and the Associated Requirements and Equipments in Secondary Schools</text:span></text:p>
      <text:p text:style-name="P12"><text:span text:style-name="T11">This objective have two themes which sought to find out the number of science subject laboratories available in secondary schools and the associate requirements as well as equipments. The researcher use observational schedule and Interview to find data on the objective number one. Their responses are presented and analysed. The following are the results:- </text:span></text:p>
      <text:p text:style-name="P13"><text:span text:style-name="T12"/></text:p>
      <text:p text:style-name="P14"><text:span text:style-name="T13">4.2.1<text:s text:c="2"/>The Availability of School Science Laboratory and Materials</text:span></text:p>
      <text:p text:style-name="P15"><text:span text:style-name="T14">To understand better the school science laboratory and materials, the current study formulates an observation schedule to capture the availability of these facilities. This information is presented in Table 4.1. </text:span></text:p>
      <text:p text:style-name="P16"><text:span text:style-name="T15">Table 4.1 School Science Laboratory Facilities and Materials</text:span></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column table:style-name="TableColumn0106"/>
        <table:table-column table:style-name="TableColumn0107"/>
        <table:table-column table:style-name="TableColumn0108"/>
        <table:table-row table:style-name="TableRow0100">
          <table:table-cell table:style-name="TableCell010000" table:number-rows-spanned="2">
            <text:p text:style-name="P18"><text:span text:style-name="T17">Facilities/ </text:span></text:p>
            <text:p text:style-name="P18"><text:span text:style-name="T17">Equipments<text:s/></text:span><text:span text:style-name="T18"/></text:p>
          </table:table-cell>
          <table:table-cell table:style-name="TableCell010001" table:number-columns-spanned="2">
            <text:p text:style-name="P19"><text:span text:style-name="T19">Available<text:s/></text:span><text:span text:style-name="T20"/></text:p>
          </table:table-cell>
          <table:covered-table-cell/>
          <table:table-cell table:style-name="TableCell010003" table:number-columns-spanned="2">
            <text:p text:style-name="P19"><text:span text:style-name="T21">Not Available<text:s/></text:span><text:span text:style-name="T22"/></text:p>
          </table:table-cell>
          <table:covered-table-cell/>
          <table:table-cell table:style-name="TableCell010005" table:number-columns-spanned="2">
            <text:p text:style-name="P20"><text:span text:style-name="T23">Adequacy<text:s/></text:span><text:span text:style-name="T24"/></text:p>
          </table:table-cell>
          <table:covered-table-cell/>
          <table:table-cell table:style-name="TableCell010007" table:number-columns-spanned="2">
            <text:p text:style-name="P21"><text:span text:style-name="T25">Inadequacy<text:s/></text:span><text:span text:style-name="T26"/></text:p>
          </table:table-cell>
          <table:covered-table-cell/>
        </table:table-row>
        <table:table-row table:style-name="TableRow0101">
          <table:covered-table-cell>
            <text:p text:style-name="P24"><text:span text:style-name="T26"><text:s/></text:span></text:p>
          </table:covered-table-cell>
          <table:table-cell table:style-name="TableCell010101">
            <text:p text:style-name="P25"><text:span text:style-name="T27">No.<text:s/></text:span><text:span text:style-name="T28"/></text:p>
          </table:table-cell>
          <table:table-cell table:style-name="TableCell010102">
            <text:p text:style-name="P25"><text:span text:style-name="T29">%<text:s/></text:span><text:span text:style-name="T30"/></text:p>
          </table:table-cell>
          <table:table-cell table:style-name="TableCell010103">
            <text:p text:style-name="P26"><text:span text:style-name="T31">No.<text:s/></text:span><text:span text:style-name="T32"/></text:p>
          </table:table-cell>
          <table:table-cell table:style-name="TableCell010104">
            <text:p text:style-name="P27"><text:span text:style-name="T33">%<text:s/></text:span><text:span text:style-name="T34"/></text:p>
          </table:table-cell>
          <table:table-cell table:style-name="TableCell010105">
            <text:p text:style-name="P27"><text:span text:style-name="T35">No<text:s/></text:span><text:span text:style-name="T36"/></text:p>
          </table:table-cell>
          <table:table-cell table:style-name="TableCell010106">
            <text:p text:style-name="P27"><text:span text:style-name="T37">%<text:s/></text:span><text:span text:style-name="T38"/></text:p>
          </table:table-cell>
          <table:table-cell table:style-name="TableCell010107">
            <text:p text:style-name="P28"><text:span text:style-name="T39">No<text:s/></text:span><text:span text:style-name="T40"/></text:p>
          </table:table-cell>
          <table:table-cell table:style-name="TableCell010108">
            <text:p text:style-name="P29"><text:span text:style-name="T41">%<text:s/></text:span><text:span text:style-name="T42"/></text:p>
          </table:table-cell>
        </table:table-row>
        <table:table-row table:style-name="TableRow0102">
          <table:table-cell table:style-name="TableCell010200">
            <text:p text:style-name="P32"><text:span text:style-name="T43">Laboratory room (s)<text:s/></text:span><text:span text:style-name="T44"/></text:p>
          </table:table-cell>
          <table:table-cell table:style-name="TableCell010201">
            <text:p text:style-name="P32"><text:span text:style-name="T45">1<text:s/></text:span><text:span text:style-name="T46"/></text:p>
          </table:table-cell>
          <table:table-cell table:style-name="TableCell010202">
            <text:p text:style-name="P32"><text:span text:style-name="T47">16.7<text:s/></text:span><text:span text:style-name="T48"/></text:p>
          </table:table-cell>
          <table:table-cell table:style-name="TableCell010203">
            <text:p text:style-name="P32"><text:span text:style-name="T49">5<text:s/></text:span><text:span text:style-name="T50"/></text:p>
          </table:table-cell>
          <table:table-cell table:style-name="TableCell010204">
            <text:p text:style-name="P32"><text:span text:style-name="T51">83.3<text:s/></text:span><text:span text:style-name="T52"/></text:p>
          </table:table-cell>
          <table:table-cell table:style-name="TableCell010205">
            <text:p text:style-name="P32"><text:span text:style-name="T53">-<text:s/></text:span><text:span text:style-name="T54"/></text:p>
          </table:table-cell>
          <table:table-cell table:style-name="TableCell010206">
            <text:p text:style-name="P32"><text:span text:style-name="T55">-<text:s/></text:span><text:span text:style-name="T56"/></text:p>
          </table:table-cell>
          <table:table-cell table:style-name="TableCell010207">
            <text:p text:style-name="P32"><text:span text:style-name="T57">1<text:s/></text:span><text:span text:style-name="T58"/></text:p>
          </table:table-cell>
          <table:table-cell table:style-name="TableCell010208">
            <text:p text:style-name="P32"><text:span text:style-name="T59">83.3<text:s/></text:span><text:span text:style-name="T60"/></text:p>
          </table:table-cell>
        </table:table-row>
        <table:table-row table:style-name="TableRow0103">
          <table:table-cell table:style-name="TableCell010300">
            <text:p text:style-name="P34"><text:span text:style-name="T61">Apparatus<text:s/></text:span><text:span text:style-name="T62"/></text:p>
          </table:table-cell>
          <table:table-cell table:style-name="TableCell010301">
            <text:p text:style-name="P34"><text:span text:style-name="T63">2<text:s/></text:span><text:span text:style-name="T64"/></text:p>
          </table:table-cell>
          <table:table-cell table:style-name="TableCell010302">
            <text:p text:style-name="P34"><text:span text:style-name="T65">33.3<text:s/></text:span><text:span text:style-name="T66"/></text:p>
          </table:table-cell>
          <table:table-cell table:style-name="TableCell010303">
            <text:p text:style-name="P34"><text:span text:style-name="T67">4<text:s/></text:span><text:span text:style-name="T68"/></text:p>
          </table:table-cell>
          <table:table-cell table:style-name="TableCell010304">
            <text:p text:style-name="P34"><text:span text:style-name="T69">66.7<text:s/></text:span><text:span text:style-name="T70"/></text:p>
          </table:table-cell>
          <table:table-cell table:style-name="TableCell010305">
            <text:p text:style-name="P34"><text:span text:style-name="T71">-<text:s/></text:span><text:span text:style-name="T72"/></text:p>
          </table:table-cell>
          <table:table-cell table:style-name="TableCell010306">
            <text:p text:style-name="P34"><text:span text:style-name="T73">-<text:s/></text:span><text:span text:style-name="T74"/></text:p>
          </table:table-cell>
          <table:table-cell table:style-name="TableCell010307">
            <text:p text:style-name="P34"><text:span text:style-name="T75">2<text:s/></text:span><text:span text:style-name="T76"/></text:p>
          </table:table-cell>
          <table:table-cell table:style-name="TableCell010308">
            <text:p text:style-name="P34"><text:span text:style-name="T77">66.7<text:s/></text:span><text:span text:style-name="T78"/></text:p>
          </table:table-cell>
        </table:table-row>
        <table:table-row table:style-name="TableRow0104">
          <table:table-cell table:style-name="TableCell010400">
            <text:p text:style-name="P36"><text:span text:style-name="T79">Furniture<text:s/></text:span><text:span text:style-name="T80"/></text:p>
          </table:table-cell>
          <table:table-cell table:style-name="TableCell010401">
            <text:p text:style-name="P36"><text:span text:style-name="T81">1<text:s/></text:span><text:span text:style-name="T82"/></text:p>
          </table:table-cell>
          <table:table-cell table:style-name="TableCell010402">
            <text:p text:style-name="P36"><text:span text:style-name="T83">16.7<text:s/></text:span><text:span text:style-name="T84"/></text:p>
          </table:table-cell>
          <table:table-cell table:style-name="TableCell010403">
            <text:p text:style-name="P36"><text:span text:style-name="T85">5<text:s/></text:span><text:span text:style-name="T86"/></text:p>
          </table:table-cell>
          <table:table-cell table:style-name="TableCell010404">
            <text:p text:style-name="P36"><text:span text:style-name="T87">83.3<text:s/></text:span><text:span text:style-name="T88"/></text:p>
          </table:table-cell>
          <table:table-cell table:style-name="TableCell010405">
            <text:p text:style-name="P36"><text:span text:style-name="T89">-<text:s/></text:span><text:span text:style-name="T90"/></text:p>
          </table:table-cell>
          <table:table-cell table:style-name="TableCell010406">
            <text:p text:style-name="P36"><text:span text:style-name="T91">-<text:s/></text:span><text:span text:style-name="T92"/></text:p>
          </table:table-cell>
          <table:table-cell table:style-name="TableCell010407">
            <text:p text:style-name="P36"><text:span text:style-name="T93">1<text:s/></text:span><text:span text:style-name="T94"/></text:p>
          </table:table-cell>
          <table:table-cell table:style-name="TableCell010408">
            <text:p text:style-name="P36"><text:span text:style-name="T95">83.3<text:s/></text:span><text:span text:style-name="T96"/></text:p>
          </table:table-cell>
        </table:table-row>
        <table:table-row table:style-name="TableRow0105">
          <table:table-cell table:style-name="TableCell010500">
            <text:p text:style-name="P39"><text:span text:style-name="T97">Chemicals &amp;Specimens<text:s/></text:span><text:span text:style-name="T98"/></text:p>
          </table:table-cell>
          <table:table-cell table:style-name="TableCell010501">
            <text:p text:style-name="P40"><text:span text:style-name="T99">1<text:s/></text:span><text:span text:style-name="T100"/></text:p>
          </table:table-cell>
          <table:table-cell table:style-name="TableCell010502">
            <text:p text:style-name="P40"><text:span text:style-name="T101">16.7<text:s/></text:span><text:span text:style-name="T102"/></text:p>
          </table:table-cell>
          <table:table-cell table:style-name="TableCell010503">
            <text:p text:style-name="P40"><text:span text:style-name="T103">5<text:s/></text:span><text:span text:style-name="T104"/></text:p>
          </table:table-cell>
          <table:table-cell table:style-name="TableCell010504">
            <text:p text:style-name="P40"><text:span text:style-name="T105">83.3<text:s/></text:span><text:span text:style-name="T106"/></text:p>
          </table:table-cell>
          <table:table-cell table:style-name="TableCell010505">
            <text:p text:style-name="P40"><text:span text:style-name="T107">-<text:s/></text:span><text:span text:style-name="T108"/></text:p>
          </table:table-cell>
          <table:table-cell table:style-name="TableCell010506">
            <text:p text:style-name="P40"><text:span text:style-name="T109">-<text:s/></text:span><text:span text:style-name="T110"/></text:p>
          </table:table-cell>
          <table:table-cell table:style-name="TableCell010507">
            <text:p text:style-name="P40"><text:span text:style-name="T111">1<text:s/></text:span><text:span text:style-name="T112"/></text:p>
          </table:table-cell>
          <table:table-cell table:style-name="TableCell010508">
            <text:p text:style-name="P40"><text:span text:style-name="T113">83.3<text:s/></text:span><text:span text:style-name="T114"/></text:p>
          </table:table-cell>
        </table:table-row>
        <table:table-row table:style-name="TableRow0106">
          <table:table-cell table:style-name="TableCell010600">
            <text:p text:style-name="P43"><text:span text:style-name="T115">Text Books<text:s/></text:span><text:span text:style-name="T116"/></text:p>
          </table:table-cell>
          <table:table-cell table:style-name="TableCell010601">
            <text:p text:style-name="P43"><text:span text:style-name="T117">6<text:s/></text:span><text:span text:style-name="T118"/></text:p>
          </table:table-cell>
          <table:table-cell table:style-name="TableCell010602">
            <text:p text:style-name="P43"><text:span text:style-name="T119">49<text:s/></text:span><text:span text:style-name="T120"/></text:p>
          </table:table-cell>
          <table:table-cell table:style-name="TableCell010603">
            <text:p text:style-name="P43"><text:span text:style-name="T121">6<text:s/></text:span><text:span text:style-name="T122"/></text:p>
          </table:table-cell>
          <table:table-cell table:style-name="TableCell010604">
            <text:p text:style-name="P43"><text:span text:style-name="T123">51<text:s/></text:span><text:span text:style-name="T124"/></text:p>
          </table:table-cell>
          <table:table-cell table:style-name="TableCell010605">
            <text:p text:style-name="P43"><text:span text:style-name="T125">-<text:s/></text:span><text:span text:style-name="T126"/></text:p>
          </table:table-cell>
          <table:table-cell table:style-name="TableCell010606">
            <text:p text:style-name="P43"><text:span text:style-name="T127">-<text:s/></text:span><text:span text:style-name="T128"/></text:p>
          </table:table-cell>
          <table:table-cell table:style-name="TableCell010607">
            <text:p text:style-name="P43"><text:span text:style-name="T129">6<text:s/></text:span><text:span text:style-name="T130"/></text:p>
          </table:table-cell>
          <table:table-cell table:style-name="TableCell010608">
            <text:p text:style-name="P43"><text:span text:style-name="T131">51<text:s/></text:span><text:span text:style-name="T132"/></text:p>
          </table:table-cell>
        </table:table-row>
        <table:table-row table:style-name="TableRow0107">
          <table:table-cell table:style-name="TableCell010700">
            <text:p text:style-name="P45"><text:span text:style-name="T133">Teaching Charts<text:s/></text:span><text:span text:style-name="T134"/></text:p>
          </table:table-cell>
          <table:table-cell table:style-name="TableCell010701">
            <text:p text:style-name="P45"><text:span text:style-name="T135">2<text:s/></text:span><text:span text:style-name="T136"/></text:p>
          </table:table-cell>
          <table:table-cell table:style-name="TableCell010702">
            <text:p text:style-name="P45"><text:span text:style-name="T137">33.3<text:s/></text:span><text:span text:style-name="T138"/></text:p>
          </table:table-cell>
          <table:table-cell table:style-name="TableCell010703">
            <text:p text:style-name="P45"><text:span text:style-name="T139">4<text:s/></text:span><text:span text:style-name="T140"/></text:p>
          </table:table-cell>
          <table:table-cell table:style-name="TableCell010704">
            <text:p text:style-name="P45"><text:span text:style-name="T141">66.7<text:s/></text:span><text:span text:style-name="T142"/></text:p>
          </table:table-cell>
          <table:table-cell table:style-name="TableCell010705">
            <text:p text:style-name="P45"><text:span text:style-name="T142"/></text:p>
          </table:table-cell>
          <table:table-cell table:style-name="TableCell010706">
            <text:p text:style-name="P45"><text:span text:style-name="T143">-<text:s/></text:span><text:span text:style-name="T144"/></text:p>
          </table:table-cell>
          <table:table-cell table:style-name="TableCell010707">
            <text:p text:style-name="P45"><text:span text:style-name="T145">2<text:s/></text:span><text:span text:style-name="T146"/></text:p>
          </table:table-cell>
          <table:table-cell table:style-name="TableCell010708">
            <text:p text:style-name="P45"><text:span text:style-name="T147">66.7<text:s/></text:span><text:span text:style-name="T148"/></text:p>
          </table:table-cell>
        </table:table-row>
        <table:table-row table:style-name="TableRow0108">
          <table:table-cell table:style-name="TableCell010800">
            <text:p text:style-name="P47"><text:span text:style-name="T149">Functional Prep room<text:s/></text:span><text:span text:style-name="T150"/></text:p>
          </table:table-cell>
          <table:table-cell table:style-name="TableCell010801">
            <text:p text:style-name="P47"><text:span text:style-name="T151">-<text:s/></text:span><text:span text:style-name="T152"/></text:p>
          </table:table-cell>
          <table:table-cell table:style-name="TableCell010802">
            <text:p text:style-name="P47"><text:span text:style-name="T153">-<text:s/></text:span><text:span text:style-name="T154"/></text:p>
          </table:table-cell>
          <table:table-cell table:style-name="TableCell010803">
            <text:p text:style-name="P47"><text:span text:style-name="T155">6<text:s/></text:span><text:span text:style-name="T156"/></text:p>
          </table:table-cell>
          <table:table-cell table:style-name="TableCell010804">
            <text:p text:style-name="P47"><text:span text:style-name="T157">100<text:s/></text:span><text:span text:style-name="T158"/></text:p>
          </table:table-cell>
          <table:table-cell table:style-name="TableCell010805">
            <text:p text:style-name="P47"><text:span text:style-name="T159">-<text:s/></text:span><text:span text:style-name="T160"/></text:p>
          </table:table-cell>
          <table:table-cell table:style-name="TableCell010806">
            <text:p text:style-name="P47"><text:span text:style-name="T160"/></text:p>
          </table:table-cell>
          <table:table-cell table:style-name="TableCell010807">
            <text:p text:style-name="P47"><text:span text:style-name="T161">-<text:s/></text:span><text:span text:style-name="T162"/></text:p>
          </table:table-cell>
          <table:table-cell table:style-name="TableCell010808">
            <text:p text:style-name="P47"><text:span text:style-name="T163">-<text:s/></text:span><text:span text:style-name="T164"/></text:p>
          </table:table-cell>
        </table:table-row>
        <table:table-row table:style-name="TableRow0109">
          <table:table-cell table:style-name="TableCell010900">
            <text:p text:style-name="P49"><text:span text:style-name="T165">Piped water<text:s/></text:span><text:span text:style-name="T166"/></text:p>
          </table:table-cell>
          <table:table-cell table:style-name="TableCell010901">
            <text:p text:style-name="P49"><text:span text:style-name="T167">-<text:s/></text:span><text:span text:style-name="T168"/></text:p>
          </table:table-cell>
          <table:table-cell table:style-name="TableCell010902">
            <text:p text:style-name="P49"><text:span text:style-name="T169">-<text:s/></text:span><text:span text:style-name="T170"/></text:p>
          </table:table-cell>
          <table:table-cell table:style-name="TableCell010903">
            <text:p text:style-name="P49"><text:span text:style-name="T171">6<text:s/></text:span><text:span text:style-name="T172"/></text:p>
          </table:table-cell>
          <table:table-cell table:style-name="TableCell010904">
            <text:p text:style-name="P49"><text:span text:style-name="T173">100<text:s/></text:span><text:span text:style-name="T174"/></text:p>
          </table:table-cell>
          <table:table-cell table:style-name="TableCell010905">
            <text:p text:style-name="P49"><text:span text:style-name="T175">-<text:s/></text:span><text:span text:style-name="T176"/></text:p>
          </table:table-cell>
          <table:table-cell table:style-name="TableCell010906">
            <text:p text:style-name="P49"><text:span text:style-name="T177">-<text:s/></text:span><text:span text:style-name="T178"/></text:p>
          </table:table-cell>
          <table:table-cell table:style-name="TableCell010907">
            <text:p text:style-name="P49"><text:span text:style-name="T179">-<text:s/></text:span><text:span text:style-name="T180"/></text:p>
          </table:table-cell>
          <table:table-cell table:style-name="TableCell010908">
            <text:p text:style-name="P49"><text:span text:style-name="T181">-<text:s/></text:span><text:span text:style-name="T182"/></text:p>
          </table:table-cell>
        </table:table-row>
        <table:table-row table:style-name="TableRow0110">
          <table:table-cell table:style-name="TableCell011000">
            <text:p text:style-name="P51"><text:span text:style-name="T183">Heating means ie Gas<text:s/></text:span><text:span text:style-name="T184"/></text:p>
          </table:table-cell>
          <table:table-cell table:style-name="TableCell011001">
            <text:p text:style-name="P51"><text:span text:style-name="T185">-<text:s/></text:span><text:span text:style-name="T186"/></text:p>
          </table:table-cell>
          <table:table-cell table:style-name="TableCell011002">
            <text:p text:style-name="P51"><text:span text:style-name="T187">-<text:s/></text:span><text:span text:style-name="T188"/></text:p>
          </table:table-cell>
          <table:table-cell table:style-name="TableCell011003">
            <text:p text:style-name="P51"><text:span text:style-name="T189">6<text:s/></text:span><text:span text:style-name="T190"/></text:p>
          </table:table-cell>
          <table:table-cell table:style-name="TableCell011004">
            <text:p text:style-name="P51"><text:span text:style-name="T191">100<text:s/></text:span><text:span text:style-name="T192"/></text:p>
          </table:table-cell>
          <table:table-cell table:style-name="TableCell011005">
            <text:p text:style-name="P51"><text:span text:style-name="T193">-<text:s/></text:span><text:span text:style-name="T194"/></text:p>
          </table:table-cell>
          <table:table-cell table:style-name="TableCell011006">
            <text:p text:style-name="P51"><text:span text:style-name="T195">-<text:s/></text:span><text:span text:style-name="T196"/></text:p>
          </table:table-cell>
          <table:table-cell table:style-name="TableCell011007">
            <text:p text:style-name="P51"><text:span text:style-name="T197">-<text:s/></text:span><text:span text:style-name="T198"/></text:p>
          </table:table-cell>
          <table:table-cell table:style-name="TableCell011008">
            <text:p text:style-name="P51"><text:span text:style-name="T199">-<text:s/></text:span><text:span text:style-name="T200"/></text:p>
          </table:table-cell>
        </table:table-row>
        <table:table-row table:style-name="TableRow0111">
          <table:table-cell table:style-name="TableCell011100">
            <text:p text:style-name="P54"><text:span text:style-name="T201">Gas/ fumes chamber<text:s/></text:span><text:span text:style-name="T202"/></text:p>
          </table:table-cell>
          <table:table-cell table:style-name="TableCell011101">
            <text:p text:style-name="P54"><text:span text:style-name="T203">-<text:s/></text:span><text:span text:style-name="T204"/></text:p>
          </table:table-cell>
          <table:table-cell table:style-name="TableCell011102">
            <text:p text:style-name="P54"><text:span text:style-name="T205">-<text:s/></text:span><text:span text:style-name="T206"/></text:p>
          </table:table-cell>
          <table:table-cell table:style-name="TableCell011103">
            <text:p text:style-name="P54"><text:span text:style-name="T207">6<text:s/></text:span><text:span text:style-name="T208"/></text:p>
          </table:table-cell>
          <table:table-cell table:style-name="TableCell011104">
            <text:p text:style-name="P54"><text:span text:style-name="T209">100<text:s/></text:span><text:span text:style-name="T210"/></text:p>
          </table:table-cell>
          <table:table-cell table:style-name="TableCell011105">
            <text:p text:style-name="P54"><text:span text:style-name="T211">-<text:s/></text:span><text:span text:style-name="T212"/></text:p>
          </table:table-cell>
          <table:table-cell table:style-name="TableCell011106">
            <text:p text:style-name="P54"><text:span text:style-name="T213">-<text:s/></text:span><text:span text:style-name="T214"/></text:p>
          </table:table-cell>
          <table:table-cell table:style-name="TableCell011107">
            <text:p text:style-name="P54"><text:span text:style-name="T215">-<text:s/></text:span><text:span text:style-name="T216"/></text:p>
          </table:table-cell>
          <table:table-cell table:style-name="TableCell011108">
            <text:p text:style-name="P54"><text:span text:style-name="T217">-<text:s/></text:span><text:span text:style-name="T218"/></text:p>
          </table:table-cell>
        </table:table-row>
        <table:table-row table:style-name="TableRow0112">
          <table:table-cell table:style-name="TableCell011200">
            <text:p text:style-name="P57"><text:span text:style-name="T219">Proper <text:tab/>Lighting <text:tab/>i.e. </text:span></text:p>
            <text:p text:style-name="P58"><text:span text:style-name="T219">electricity, natural<text:s/></text:span><text:span text:style-name="T220"/></text:p>
          </table:table-cell>
          <table:table-cell table:style-name="TableCell011201">
            <text:p text:style-name="P58"><text:span text:style-name="T221">1<text:s/></text:span><text:span text:style-name="T222"/></text:p>
          </table:table-cell>
          <table:table-cell table:style-name="TableCell011202">
            <text:p text:style-name="P58"><text:span text:style-name="T223">16.7<text:s/></text:span><text:span text:style-name="T224"/></text:p>
          </table:table-cell>
          <table:table-cell table:style-name="TableCell011203">
            <text:p text:style-name="P58"><text:span text:style-name="T225">5<text:s/></text:span><text:span text:style-name="T226"/></text:p>
          </table:table-cell>
          <table:table-cell table:style-name="TableCell011204">
            <text:p text:style-name="P58"><text:span text:style-name="T227">83.3<text:s/></text:span><text:span text:style-name="T228"/></text:p>
          </table:table-cell>
          <table:table-cell table:style-name="TableCell011205">
            <text:p text:style-name="P58"><text:span text:style-name="T229">-<text:s/></text:span><text:span text:style-name="T230"/></text:p>
          </table:table-cell>
          <table:table-cell table:style-name="TableCell011206">
            <text:p text:style-name="P58"><text:span text:style-name="T231">-<text:s/></text:span><text:span text:style-name="T232"/></text:p>
          </table:table-cell>
          <table:table-cell table:style-name="TableCell011207">
            <text:p text:style-name="P58"><text:span text:style-name="T233">1<text:s/></text:span><text:span text:style-name="T234"/></text:p>
          </table:table-cell>
          <table:table-cell table:style-name="TableCell011208">
            <text:p text:style-name="P58"><text:span text:style-name="T235">83.3<text:s/></text:span><text:span text:style-name="T236"/></text:p>
          </table:table-cell>
        </table:table-row>
      </table:table>
      <text:p text:style-name="P60"><text:span text:style-name="T236"/></text:p>
      <text:p text:style-name="P61"><text:span text:style-name="T236"/></text:p>
      <text:p text:style-name="P62"><text:span text:style-name="T237">Information from the observation schedule shows that there are some schools without certain essential science subject laboratory materials and facilities. Table 4.1 indicates these as; functional preparation room (100%), piped water (100%), heating means e.g. gas (100%), Gas/fumes chamber (100%), laboratory room (83.3%), apparatus (66.7%), furniture (83.3%), chemical and specimen (83.3), teaching charts (66.7%). There are some facilities though available are not adequate in all the schools sampled for the study these are; laboratory room, furniture, chemical &amp; specimens and proper lighting i.e. electricity, natural. These facilities are available in only one secondary school out of six sampled schools. Also among six sampled schools only two schools have laboratory apparatus and teaching charts. Teachers cannot work adequately and efficiently without adequate facilities. This is especially so in science subjects where frequent exposure of the student to practical is expected. Inadequate facilities lead to poor performance by students. </text:span></text:p>
      <text:p text:style-name="P63"><text:span text:style-name="T238"/></text:p>
      <text:p text:style-name="P64"><text:span text:style-name="T239">Moreover during the interview sessions, one of the LGA Secondary Education Officer (DSEO) states that lack of science subject laboratories is one of the factors which led to poor performance among many students who opt science subjects when he said; </text:span></text:p>
      <text:p text:style-name="P65"><text:span text:style-name="T240">“Wudil LGA has 6 science subject laboratories which are in use in six secondary schools, while 13 laboratories are still in the construction stage and when these laboratories will be completing performance in science subject will improve” </text:span></text:p>
      <text:p text:style-name="P66"><text:span text:style-name="T241"/></text:p>
      <text:p text:style-name="P67"><text:span text:style-name="T242">Also during the interview sessions, one of the Head of school pointed out that the availability of laboratories affects secondary school on students’ performance in science subjects in different ways when he states that; </text:span></text:p>
      <text:p text:style-name="P68"><text:span text:style-name="T243">“Availability of laboratories enables the students to learn actual practical of subjects rather than theoretical learning” </text:span></text:p>
      <text:p text:style-name="P69"><text:span text:style-name="T244"/></text:p>
      <text:p text:style-name="P70"><text:span text:style-name="T245">This is in agreement with Ogunniyi (1983) who argue that there is a general consensus among science educators that the laboratory occupies a central position in science instruction. It could be described as a place where theoretical work is practicalized whereas practices in any learning experience involves students in activities such as observing, counting, measuring, experimenting, recording, observation and carrying out fieldwork. These activities are totally different from the theoretical work which involves listening to talks and taking down notes from such </text:span></text:p>
      <text:p text:style-name="P71"><text:span text:style-name="T245">talks. </text:span></text:p>
      <text:p text:style-name="P72"><text:span text:style-name="T246"/></text:p>
      <text:p text:style-name="P73"><text:span text:style-name="T247">4.2.2<text:s text:c="2"/>Number of Teachers in Secondary Schools</text:span></text:p>
      <text:p text:style-name="P74"><text:span text:style-name="T248">This subsection presents the view of the respondents on the number of science subject teachers in six selected secondary schools in Wudil LGA. Data collections are done through questionnaire and interviews. Through a questionnaire the respondents were asked to mention the number of science teachers in their respective schools. The following are the results:- </text:span></text:p>
      <text:p text:style-name="P75"><text:span text:style-name="T249"/></text:p>
      <text:p text:style-name="P76"><text:span text:style-name="T249"/></text:p>
      <text:p text:style-name="P77"><text:span text:style-name="T250">Table 4.2 (a) Number of Physics Teachers</text:span></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column table:style-name="TableColumn0205"/>
        <table:table-row table:style-name="TableRow0200">
          <table:table-cell table:style-name="TableCell020000">
            <text:p text:style-name="P79"><text:span text:style-name="T251"/></text:p>
          </table:table-cell>
          <table:table-cell table:style-name="TableCell020001">
            <text:p text:style-name="P79"><text:span text:style-name="T252">Number of Teachers<text:s/></text:span><text:span text:style-name="T253"/></text:p>
          </table:table-cell>
          <table:table-cell table:style-name="TableCell020002">
            <text:p text:style-name="P79"><text:span text:style-name="T254">Frequency<text:s/></text:span><text:span text:style-name="T255"/></text:p>
          </table:table-cell>
          <table:table-cell table:style-name="TableCell020003">
            <text:p text:style-name="P79"><text:span text:style-name="T256">Percent<text:s/></text:span><text:span text:style-name="T257"/></text:p>
          </table:table-cell>
          <table:table-cell table:style-name="TableCell020004">
            <text:p text:style-name="P79"><text:span text:style-name="T258">Valid Percent<text:s/></text:span><text:span text:style-name="T259"/></text:p>
          </table:table-cell>
          <table:table-cell table:style-name="TableCell020005">
            <text:p text:style-name="P79"><text:span text:style-name="T260">Cumulative Percent<text:s/></text:span><text:span text:style-name="T261"/></text:p>
          </table:table-cell>
        </table:table-row>
        <table:table-row table:style-name="TableRow0201">
          <table:table-cell table:style-name="TableCell020100" table:number-rows-spanned="3">
            <text:p text:style-name="P82"><text:span text:style-name="T261"/></text:p>
          </table:table-cell>
          <table:table-cell table:style-name="TableCell020101">
            <text:p text:style-name="P83"><text:span text:style-name="T262">One<text:s/></text:span><text:span text:style-name="T263"/></text:p>
          </table:table-cell>
          <table:table-cell table:style-name="TableCell020102">
            <text:p text:style-name="P83"><text:span text:style-name="T264">4<text:s/></text:span><text:span text:style-name="T265"/></text:p>
          </table:table-cell>
          <table:table-cell table:style-name="TableCell020103">
            <text:p text:style-name="P83"><text:span text:style-name="T266">66.7<text:s/></text:span><text:span text:style-name="T267"/></text:p>
          </table:table-cell>
          <table:table-cell table:style-name="TableCell020104">
            <text:p text:style-name="P83"><text:span text:style-name="T268">66.7<text:s/></text:span><text:span text:style-name="T269"/></text:p>
          </table:table-cell>
          <table:table-cell table:style-name="TableCell020105">
            <text:p text:style-name="P83"><text:span text:style-name="T270">66.7<text:s/></text:span><text:span text:style-name="T271"/></text:p>
          </table:table-cell>
        </table:table-row>
        <table:table-row table:style-name="TableRow0202">
          <table:covered-table-cell>
            <text:p text:style-name="P86"><text:span text:style-name="T271"><text:s/></text:span></text:p>
          </table:covered-table-cell>
          <table:table-cell table:style-name="TableCell020201">
            <text:p text:style-name="P87"><text:span text:style-name="T272">More than three<text:s/></text:span><text:span text:style-name="T273"/></text:p>
          </table:table-cell>
          <table:table-cell table:style-name="TableCell020202">
            <text:p text:style-name="P87"><text:span text:style-name="T274">2<text:s/></text:span><text:span text:style-name="T275"/></text:p>
          </table:table-cell>
          <table:table-cell table:style-name="TableCell020203">
            <text:p text:style-name="P87"><text:span text:style-name="T276">33.3<text:s/></text:span><text:span text:style-name="T277"/></text:p>
          </table:table-cell>
          <table:table-cell table:style-name="TableCell020204">
            <text:p text:style-name="P87"><text:span text:style-name="T278">33.3<text:s/></text:span><text:span text:style-name="T279"/></text:p>
          </table:table-cell>
          <table:table-cell table:style-name="TableCell020205">
            <text:p text:style-name="P87"><text:span text:style-name="T280">100.0<text:s/></text:span><text:span text:style-name="T281"/></text:p>
          </table:table-cell>
        </table:table-row>
        <table:table-row table:style-name="TableRow0203">
          <table:covered-table-cell>
            <text:p text:style-name="P90"><text:span text:style-name="T281"><text:s/></text:span></text:p>
          </table:covered-table-cell>
          <table:table-cell table:style-name="TableCell020301">
            <text:p text:style-name="P91"><text:span text:style-name="T282">Total<text:s/></text:span><text:span text:style-name="T283"/></text:p>
          </table:table-cell>
          <table:table-cell table:style-name="TableCell020302">
            <text:p text:style-name="P91"><text:span text:style-name="T284">6<text:s/></text:span><text:span text:style-name="T285"/></text:p>
          </table:table-cell>
          <table:table-cell table:style-name="TableCell020303">
            <text:p text:style-name="P91"><text:span text:style-name="T286">100.0<text:s/></text:span><text:span text:style-name="T287"/></text:p>
          </table:table-cell>
          <table:table-cell table:style-name="TableCell020304">
            <text:p text:style-name="P91"><text:span text:style-name="T288">100.0<text:s/></text:span><text:span text:style-name="T289"/></text:p>
          </table:table-cell>
          <table:table-cell table:style-name="TableCell020305">
            <text:p text:style-name="P91"><text:span text:style-name="T289"/></text:p>
          </table:table-cell>
        </table:table-row>
      </table:table>
      <text:p text:style-name="P93"><text:span text:style-name="T289"/></text:p>
      <text:p text:style-name="P94"><text:span text:style-name="T289"/></text:p>
      <text:p text:style-name="P95"><text:span text:style-name="T290">Table 4.2 (b) Number of Chemistry Teachers</text:span></text:p>
      <table:table table:style-name="Table03">
        <table:table-column table:style-name="TableColumn0300"/>
        <table:table-column table:style-name="TableColumn0301"/>
        <table:table-column table:style-name="TableColumn0302"/>
        <table:table-column table:style-name="TableColumn0303"/>
        <table:table-column table:style-name="TableColumn0304"/>
        <table:table-column table:style-name="TableColumn0305"/>
        <table:table-row table:style-name="TableRow0300">
          <table:table-cell table:style-name="TableCell030000" table:number-columns-spanned="2">
            <text:p text:style-name="P97"><text:span text:style-name="T292">Number of Teachers<text:s/></text:span><text:span text:style-name="T293"/></text:p>
          </table:table-cell>
          <table:covered-table-cell/>
          <table:table-cell table:style-name="TableCell030002">
            <text:p text:style-name="P98"><text:span text:style-name="T294">Frequency<text:s/></text:span><text:span text:style-name="T295"/></text:p>
          </table:table-cell>
          <table:table-cell table:style-name="TableCell030003">
            <text:p text:style-name="P98"><text:span text:style-name="T296">Percent<text:s/></text:span><text:span text:style-name="T297"/></text:p>
          </table:table-cell>
          <table:table-cell table:style-name="TableCell030004">
            <text:p text:style-name="P98"><text:span text:style-name="T298">Valid Percent<text:s/></text:span><text:span text:style-name="T299"/></text:p>
          </table:table-cell>
          <table:table-cell table:style-name="TableCell030005">
            <text:p text:style-name="P98"><text:span text:style-name="T300">Cumulative Percent<text:s/></text:span><text:span text:style-name="T301"/></text:p>
          </table:table-cell>
        </table:table-row>
        <table:table-row table:style-name="TableRow0301">
          <table:table-cell table:style-name="TableCell030100" table:number-rows-spanned="3">
            <text:p text:style-name="P101"><text:span text:style-name="T301"/></text:p>
          </table:table-cell>
          <table:table-cell table:style-name="TableCell030101">
            <text:p text:style-name="P102"><text:span text:style-name="T302">One<text:s/></text:span><text:span text:style-name="T303"/></text:p>
          </table:table-cell>
          <table:table-cell table:style-name="TableCell030102">
            <text:p text:style-name="P102"><text:span text:style-name="T304">4<text:s/></text:span><text:span text:style-name="T305"/></text:p>
          </table:table-cell>
          <table:table-cell table:style-name="TableCell030103">
            <text:p text:style-name="P102"><text:span text:style-name="T306">66.7<text:s/></text:span><text:span text:style-name="T307"/></text:p>
          </table:table-cell>
          <table:table-cell table:style-name="TableCell030104">
            <text:p text:style-name="P102"><text:span text:style-name="T308">66.7<text:s/></text:span><text:span text:style-name="T309"/></text:p>
          </table:table-cell>
          <table:table-cell table:style-name="TableCell030105">
            <text:p text:style-name="P102"><text:span text:style-name="T310">66.7<text:s/></text:span><text:span text:style-name="T311"/></text:p>
          </table:table-cell>
        </table:table-row>
        <table:table-row table:style-name="TableRow0302">
          <table:covered-table-cell>
            <text:p text:style-name="P105"><text:span text:style-name="T311"><text:s/></text:span></text:p>
          </table:covered-table-cell>
          <table:table-cell table:style-name="TableCell030201">
            <text:p text:style-name="P106"><text:span text:style-name="T312">More than three<text:s/></text:span><text:span text:style-name="T313"/></text:p>
          </table:table-cell>
          <table:table-cell table:style-name="TableCell030202">
            <text:p text:style-name="P106"><text:span text:style-name="T314">2<text:s/></text:span><text:span text:style-name="T315"/></text:p>
          </table:table-cell>
          <table:table-cell table:style-name="TableCell030203">
            <text:p text:style-name="P106"><text:span text:style-name="T316">33.3<text:s/></text:span><text:span text:style-name="T317"/></text:p>
          </table:table-cell>
          <table:table-cell table:style-name="TableCell030204">
            <text:p text:style-name="P106"><text:span text:style-name="T318">33.3<text:s/></text:span><text:span text:style-name="T319"/></text:p>
          </table:table-cell>
          <table:table-cell table:style-name="TableCell030205">
            <text:p text:style-name="P106"><text:span text:style-name="T320">100.0<text:s/></text:span><text:span text:style-name="T321"/></text:p>
          </table:table-cell>
        </table:table-row>
        <table:table-row table:style-name="TableRow0303">
          <table:covered-table-cell>
            <text:p text:style-name="P109"><text:span text:style-name="T321"><text:s/></text:span></text:p>
          </table:covered-table-cell>
          <table:table-cell table:style-name="TableCell030301">
            <text:p text:style-name="P110"><text:span text:style-name="T322">Total<text:s/></text:span><text:span text:style-name="T323"/></text:p>
          </table:table-cell>
          <table:table-cell table:style-name="TableCell030302">
            <text:p text:style-name="P110"><text:span text:style-name="T324">6<text:s/></text:span><text:span text:style-name="T325"/></text:p>
          </table:table-cell>
          <table:table-cell table:style-name="TableCell030303">
            <text:p text:style-name="P110"><text:span text:style-name="T326">100.0<text:s/></text:span><text:span text:style-name="T327"/></text:p>
          </table:table-cell>
          <table:table-cell table:style-name="TableCell030304">
            <text:p text:style-name="P110"><text:span text:style-name="T328">100.0<text:s/></text:span><text:span text:style-name="T329"/></text:p>
          </table:table-cell>
          <table:table-cell table:style-name="TableCell030305">
            <text:p text:style-name="P110"><text:span text:style-name="T329"/></text:p>
          </table:table-cell>
        </table:table-row>
      </table:table>
      <text:p text:style-name="P112"><text:span text:style-name="T329"/></text:p>
      <text:p text:style-name="P112"><text:span text:style-name="T329"/></text:p>
      <text:p text:style-name="P113"><text:span text:style-name="T330">Table 4.2 (c) Number of Biology Teachers</text:span></text:p>
      <table:table table:style-name="Table04">
        <table:table-column table:style-name="TableColumn0400"/>
        <table:table-column table:style-name="TableColumn0401"/>
        <table:table-column table:style-name="TableColumn0402"/>
        <table:table-column table:style-name="TableColumn0403"/>
        <table:table-column table:style-name="TableColumn0404"/>
        <table:table-column table:style-name="TableColumn0405"/>
        <table:table-row table:style-name="TableRow0400">
          <table:table-cell table:style-name="TableCell040000">
            <text:p text:style-name="P115"><text:span text:style-name="T331"/></text:p>
          </table:table-cell>
          <table:table-cell table:style-name="TableCell040001">
            <text:p text:style-name="P115"><text:span text:style-name="T332">Number of Teachers<text:s/></text:span><text:span text:style-name="T333"/></text:p>
          </table:table-cell>
          <table:table-cell table:style-name="TableCell040002">
            <text:p text:style-name="P115"><text:span text:style-name="T334">Frequency<text:s/></text:span><text:span text:style-name="T335"/></text:p>
          </table:table-cell>
          <table:table-cell table:style-name="TableCell040003">
            <text:p text:style-name="P115"><text:span text:style-name="T336">Percent<text:s/></text:span><text:span text:style-name="T337"/></text:p>
          </table:table-cell>
          <table:table-cell table:style-name="TableCell040004">
            <text:p text:style-name="P115"><text:span text:style-name="T338">Valid Percent<text:s/></text:span><text:span text:style-name="T339"/></text:p>
          </table:table-cell>
          <table:table-cell table:style-name="TableCell040005">
            <text:p text:style-name="P115"><text:span text:style-name="T340">Cumulative Percent<text:s/></text:span><text:span text:style-name="T341"/></text:p>
          </table:table-cell>
        </table:table-row>
        <table:table-row table:style-name="TableRow0401">
          <table:table-cell table:style-name="TableCell040100" table:number-rows-spanned="3">
            <text:p text:style-name="P118"><text:span text:style-name="T341"/></text:p>
          </table:table-cell>
          <table:table-cell table:style-name="TableCell040101">
            <text:p text:style-name="P119"><text:span text:style-name="T342">One<text:s/></text:span><text:span text:style-name="T343"/></text:p>
          </table:table-cell>
          <table:table-cell table:style-name="TableCell040102">
            <text:p text:style-name="P119"><text:span text:style-name="T344">4<text:s/></text:span><text:span text:style-name="T345"/></text:p>
          </table:table-cell>
          <table:table-cell table:style-name="TableCell040103">
            <text:p text:style-name="P119"><text:span text:style-name="T346">66.7<text:s/></text:span><text:span text:style-name="T347"/></text:p>
          </table:table-cell>
          <table:table-cell table:style-name="TableCell040104">
            <text:p text:style-name="P119"><text:span text:style-name="T348">66.7<text:s/></text:span><text:span text:style-name="T349"/></text:p>
          </table:table-cell>
          <table:table-cell table:style-name="TableCell040105">
            <text:p text:style-name="P119"><text:span text:style-name="T350">66.7<text:s/></text:span><text:span text:style-name="T351"/></text:p>
          </table:table-cell>
        </table:table-row>
        <table:table-row table:style-name="TableRow0402">
          <table:covered-table-cell>
            <text:p text:style-name="P122"><text:span text:style-name="T351"><text:s/></text:span></text:p>
          </table:covered-table-cell>
          <table:table-cell table:style-name="TableCell040201">
            <text:p text:style-name="P123"><text:span text:style-name="T352">More than three<text:s/></text:span><text:span text:style-name="T353"/></text:p>
          </table:table-cell>
          <table:table-cell table:style-name="TableCell040202">
            <text:p text:style-name="P123"><text:span text:style-name="T354">2<text:s/></text:span><text:span text:style-name="T355"/></text:p>
          </table:table-cell>
          <table:table-cell table:style-name="TableCell040203">
            <text:p text:style-name="P123"><text:span text:style-name="T356">33.3<text:s/></text:span><text:span text:style-name="T357"/></text:p>
          </table:table-cell>
          <table:table-cell table:style-name="TableCell040204">
            <text:p text:style-name="P123"><text:span text:style-name="T358">33.3<text:s/></text:span><text:span text:style-name="T359"/></text:p>
          </table:table-cell>
          <table:table-cell table:style-name="TableCell040205">
            <text:p text:style-name="P123"><text:span text:style-name="T360">100.0<text:s/></text:span><text:span text:style-name="T361"/></text:p>
          </table:table-cell>
        </table:table-row>
        <table:table-row table:style-name="TableRow0403">
          <table:covered-table-cell>
            <text:p text:style-name="P126"><text:span text:style-name="T361"><text:s/></text:span></text:p>
          </table:covered-table-cell>
          <table:table-cell table:style-name="TableCell040301">
            <text:p text:style-name="P127"><text:span text:style-name="T362">Total<text:s/></text:span><text:span text:style-name="T363"/></text:p>
          </table:table-cell>
          <table:table-cell table:style-name="TableCell040302">
            <text:p text:style-name="P127"><text:span text:style-name="T364">6<text:s/></text:span><text:span text:style-name="T365"/></text:p>
          </table:table-cell>
          <table:table-cell table:style-name="TableCell040303">
            <text:p text:style-name="P127"><text:span text:style-name="T366">100.0<text:s/></text:span><text:span text:style-name="T367"/></text:p>
          </table:table-cell>
          <table:table-cell table:style-name="TableCell040304">
            <text:p text:style-name="P127"><text:span text:style-name="T368">100.0<text:s/></text:span><text:span text:style-name="T369"/></text:p>
          </table:table-cell>
          <table:table-cell table:style-name="TableCell040305">
            <text:p text:style-name="P127"><text:span text:style-name="T369"/></text:p>
          </table:table-cell>
        </table:table-row>
      </table:table>
      <text:p text:style-name="P129"><text:span text:style-name="T369"/></text:p>
      <text:p text:style-name="P130"><text:span text:style-name="T370">Table 4.2 (a), Table 4.2 (b) and Table 4.2 (c) indicate that among of 6 selected secondary school, 4 schools have one physics, chemistry and biology teacher, which is equivalent to 66.7% and only 2 remains schools have more than three science subject teachers specialised in physics, chemistry and biology which is 33.3%. This means that science subject teachers have huge workload compare to other subject teachers, this situation makes them fail to teach students well and end up with mass failure of science students. This is in line with Chonjo, (1996) who reports that speaking at the Conference for Science and technology in 2010, the president of the United Republic of Nigeria emphasized that, “Dealing with the shortage of science teachers alone is not enough for quality science education. There is need of providing teaching aids, textbooks and laboratory equipments. </text:span></text:p>
      <text:p text:style-name="P131"><text:span text:style-name="T371"/></text:p>
      <text:p text:style-name="P132"><text:span text:style-name="T372">Moreover, during the interview sessions in Wudil LGA about the number of science subject teachers, he states that; </text:span></text:p>
      <text:p text:style-name="P133"><text:span text:style-name="T373">“Wudil LGA has 50 science teachers in all her secondary schools and within those science teachers every school has been allocated one teacher among three science subjects. Due to this problem of scarcity of science teachers in our LGA, we have the problem of poor performance especially for science students” </text:span></text:p>
      <text:p text:style-name="P134"><text:span text:style-name="T374">This is in line with the study conducted by UNESCO (2009) which reveals acute shortages of science teachers and other resources such as textbooks, teaching aids and school laboratories in secondary schools across the country. The study state that the need is particularly acute in science, mathematics and technology education, therefore the government should put much effort to invest in training many teachers especially science teachers. </text:span></text:p>
      <text:p text:style-name="P135"><text:span text:style-name="T375"/></text:p>
      <text:p text:style-name="P135"><text:span text:style-name="T375"/></text:p>
      <text:p text:style-name="P135"><text:span text:style-name="T375"/></text:p>
      <text:p text:style-name="P135"><text:span text:style-name="T375"/></text:p>
      <text:p text:style-name="P136"><text:span text:style-name="T375"/></text:p>
      <text:p text:style-name="P137"><text:span text:style-name="T376">4.3<text:s text:c="2"/>The Rates of Doing Science Subject Practical’s in Secondary </text:span></text:p>
      <text:p text:style-name="P138"><text:span text:style-name="T376"><text:tab/>Schools</text:span></text:p>
      <text:p text:style-name="P139"><text:span text:style-name="T377">In this subsection the respondents with respect to objective number two were asking to assess the rates of doing science practical in secondary schools in Wudil LGA. Through questionnaire SS 1 students and Former SS 1 students were asking to put a tick against the correspondent number of practical in each science subject and science subject teachers were asking to circle appropriate the correspondent answer. </text:span></text:p>
      <text:p text:style-name="P140"><text:span text:style-name="T378"/></text:p>
      <text:p text:style-name="P141"><text:span text:style-name="T379">4.3.1 Monthly Rates of Doing Science Subject Practical’s</text:span></text:p>
      <text:p text:style-name="P142"><text:span text:style-name="T380">This subsection presents the data through questionnaire that were administered to 18 science subject teachers from six sampled schools. The respondents were asking to select and circle appropriate the correspondent answer from the questionnaire. The results are presented in Table 4.3 </text:span></text:p>
      <text:p text:style-name="P143"><text:span text:style-name="T381"/></text:p>
      <text:p text:style-name="P144"><text:span text:style-name="T382">Table 4.3 (a) Monthly Rates of Doing Physics Practical's</text:span></text:p>
      <table:table table:style-name="Table05">
        <table:table-column table:style-name="TableColumn0500"/>
        <table:table-column table:style-name="TableColumn0501"/>
        <table:table-column table:style-name="TableColumn0502"/>
        <table:table-column table:style-name="TableColumn0503"/>
        <table:table-column table:style-name="TableColumn0504"/>
        <table:table-row table:style-name="TableRow0500">
          <table:table-cell table:style-name="TableCell050000">
            <text:p text:style-name="P146"><text:span text:style-name="T384">Response<text:s/></text:span><text:span text:style-name="T385"/></text:p>
          </table:table-cell>
          <table:table-cell table:style-name="TableCell050001">
            <text:p text:style-name="P147"><text:span text:style-name="T386">Frequency<text:s/></text:span><text:span text:style-name="T387"/></text:p>
          </table:table-cell>
          <table:table-cell table:style-name="TableCell050002">
            <text:p text:style-name="P148"><text:span text:style-name="T388">Percent<text:s/></text:span><text:span text:style-name="T389"/></text:p>
          </table:table-cell>
          <table:table-cell table:style-name="TableCell050003">
            <text:p text:style-name="P149"><text:span text:style-name="T390">Valid Percent<text:s/></text:span><text:span text:style-name="T391"/></text:p>
          </table:table-cell>
          <table:table-cell table:style-name="TableCell050004">
            <text:p text:style-name="P150"><text:span text:style-name="T392">Cumulative Percent<text:s/></text:span><text:span text:style-name="T393"/></text:p>
          </table:table-cell>
        </table:table-row>
        <table:table-row table:style-name="TableRow0501">
          <table:table-cell table:style-name="TableCell050100">
            <text:p text:style-name="P153"><text:span text:style-name="T394"><text:s/>One<text:s/></text:span><text:span text:style-name="T395"/></text:p>
          </table:table-cell>
          <table:table-cell table:style-name="TableCell050101">
            <text:p text:style-name="P153"><text:span text:style-name="T396">1<text:s/></text:span><text:span text:style-name="T397"/></text:p>
          </table:table-cell>
          <table:table-cell table:style-name="TableCell050102">
            <text:p text:style-name="P153"><text:span text:style-name="T398">16.7<text:s/></text:span><text:span text:style-name="T399"/></text:p>
          </table:table-cell>
          <table:table-cell table:style-name="TableCell050103">
            <text:p text:style-name="P153"><text:span text:style-name="T400">16.7<text:s/></text:span><text:span text:style-name="T401"/></text:p>
          </table:table-cell>
          <table:table-cell table:style-name="TableCell050104">
            <text:p text:style-name="P153"><text:span text:style-name="T402">16.7<text:s/></text:span><text:span text:style-name="T403"/></text:p>
          </table:table-cell>
        </table:table-row>
        <table:table-row table:style-name="TableRow0502">
          <table:table-cell table:style-name="TableCell050200">
            <text:p text:style-name="P156"><text:span text:style-name="T404">Two<text:s/></text:span><text:span text:style-name="T405"/></text:p>
          </table:table-cell>
          <table:table-cell table:style-name="TableCell050201">
            <text:p text:style-name="P156"><text:span text:style-name="T406">1<text:s/></text:span><text:span text:style-name="T407"/></text:p>
          </table:table-cell>
          <table:table-cell table:style-name="TableCell050202">
            <text:p text:style-name="P156"><text:span text:style-name="T408">16.7<text:s/></text:span><text:span text:style-name="T409"/></text:p>
          </table:table-cell>
          <table:table-cell table:style-name="TableCell050203">
            <text:p text:style-name="P156"><text:span text:style-name="T410">16.7<text:s/></text:span><text:span text:style-name="T411"/></text:p>
          </table:table-cell>
          <table:table-cell table:style-name="TableCell050204">
            <text:p text:style-name="P156"><text:span text:style-name="T412">33.3<text:s/></text:span><text:span text:style-name="T413"/></text:p>
          </table:table-cell>
        </table:table-row>
        <table:table-row table:style-name="TableRow0503">
          <table:table-cell table:style-name="TableCell050300">
            <text:p text:style-name="P159"><text:span text:style-name="T414">None<text:s/></text:span><text:span text:style-name="T415"/></text:p>
          </table:table-cell>
          <table:table-cell table:style-name="TableCell050301">
            <text:p text:style-name="P159"><text:span text:style-name="T416">4<text:s/></text:span><text:span text:style-name="T417"/></text:p>
          </table:table-cell>
          <table:table-cell table:style-name="TableCell050302">
            <text:p text:style-name="P159"><text:span text:style-name="T418">66.7<text:s/></text:span><text:span text:style-name="T419"/></text:p>
          </table:table-cell>
          <table:table-cell table:style-name="TableCell050303">
            <text:p text:style-name="P159"><text:span text:style-name="T420">66.7<text:s/></text:span><text:span text:style-name="T421"/></text:p>
          </table:table-cell>
          <table:table-cell table:style-name="TableCell050304">
            <text:p text:style-name="P159"><text:span text:style-name="T422">100.0<text:s/></text:span><text:span text:style-name="T423"/></text:p>
          </table:table-cell>
        </table:table-row>
        <table:table-row table:style-name="TableRow0504">
          <table:table-cell table:style-name="TableCell050400">
            <text:p text:style-name="P162"><text:span text:style-name="T424">Total<text:s/></text:span><text:span text:style-name="T425"/></text:p>
          </table:table-cell>
          <table:table-cell table:style-name="TableCell050401">
            <text:p text:style-name="P162"><text:span text:style-name="T426">6<text:s/></text:span><text:span text:style-name="T427"/></text:p>
          </table:table-cell>
          <table:table-cell table:style-name="TableCell050402">
            <text:p text:style-name="P162"><text:span text:style-name="T428">100.0<text:s/></text:span><text:span text:style-name="T429"/></text:p>
          </table:table-cell>
          <table:table-cell table:style-name="TableCell050403">
            <text:p text:style-name="P162"><text:span text:style-name="T430">100.0<text:s/></text:span><text:span text:style-name="T431"/></text:p>
          </table:table-cell>
          <table:table-cell table:style-name="TableCell050404">
            <text:p text:style-name="P162"><text:span text:style-name="T431"/></text:p>
          </table:table-cell>
        </table:table-row>
      </table:table>
      <text:p text:style-name="P164"><text:span text:style-name="T431"/></text:p>
      <text:p text:style-name="P165"><text:span text:style-name="T431"/></text:p>
      <text:p text:style-name="P166"><text:span text:style-name="T432">Table 4.3 (a) presents responses of six (6) Physics teachers who have participated in this study. The results shows that one physics teacher has managed to conduct one practical lesson in a month and in another school one Physics teacher has conducted two practical in a month while the remaining teachers from four secondary schools they have failed to conduct Physics practical in a month. </text:span></text:p>
      <text:p text:style-name="P167"><text:span text:style-name="T433"/></text:p>
      <text:p text:style-name="P168"><text:span text:style-name="T434">Table 4.3 (b) Monthly Rates of Doing Chemistry Practical's</text:span></text:p>
      <table:table table:style-name="Table06">
        <table:table-column table:style-name="TableColumn0600"/>
        <table:table-column table:style-name="TableColumn0601"/>
        <table:table-column table:style-name="TableColumn0602"/>
        <table:table-column table:style-name="TableColumn0603"/>
        <table:table-column table:style-name="TableColumn0604"/>
        <table:table-row table:style-name="TableRow0600">
          <table:table-cell table:style-name="TableCell060000">
            <text:p text:style-name="P170"><text:span text:style-name="T436">Response<text:s/></text:span><text:span text:style-name="T437"/></text:p>
          </table:table-cell>
          <table:table-cell table:style-name="TableCell060001">
            <text:p text:style-name="P171"><text:span text:style-name="T438">Frequency<text:s/></text:span><text:span text:style-name="T439"/></text:p>
          </table:table-cell>
          <table:table-cell table:style-name="TableCell060002">
            <text:p text:style-name="P172"><text:span text:style-name="T440">Percent<text:s/></text:span><text:span text:style-name="T441"/></text:p>
          </table:table-cell>
          <table:table-cell table:style-name="TableCell060003">
            <text:p text:style-name="P173"><text:span text:style-name="T442">Valid Percent<text:s/></text:span><text:span text:style-name="T443"/></text:p>
          </table:table-cell>
          <table:table-cell table:style-name="TableCell060004">
            <text:p text:style-name="P174"><text:span text:style-name="T444">Cumulative Percent<text:s/></text:span><text:span text:style-name="T445"/></text:p>
          </table:table-cell>
        </table:table-row>
        <table:table-row table:style-name="TableRow0601">
          <table:table-cell table:style-name="TableCell060100">
            <text:p text:style-name="P177"><text:span text:style-name="T446"><text:s/>One<text:s/></text:span><text:span text:style-name="T447"/></text:p>
          </table:table-cell>
          <table:table-cell table:style-name="TableCell060101">
            <text:p text:style-name="P177"><text:span text:style-name="T448">3<text:s/></text:span><text:span text:style-name="T449"/></text:p>
          </table:table-cell>
          <table:table-cell table:style-name="TableCell060102">
            <text:p text:style-name="P177"><text:span text:style-name="T450">50.0<text:s/></text:span><text:span text:style-name="T451"/></text:p>
          </table:table-cell>
          <table:table-cell table:style-name="TableCell060103">
            <text:p text:style-name="P177"><text:span text:style-name="T452">50.0<text:s/></text:span><text:span text:style-name="T453"/></text:p>
          </table:table-cell>
          <table:table-cell table:style-name="TableCell060104">
            <text:p text:style-name="P177"><text:span text:style-name="T454">50.0<text:s/></text:span><text:span text:style-name="T455"/></text:p>
          </table:table-cell>
        </table:table-row>
        <table:table-row table:style-name="TableRow0602">
          <table:table-cell table:style-name="TableCell060200">
            <text:p text:style-name="P180"><text:span text:style-name="T456">Two<text:s/></text:span><text:span text:style-name="T457"/></text:p>
          </table:table-cell>
          <table:table-cell table:style-name="TableCell060201">
            <text:p text:style-name="P180"><text:span text:style-name="T458">1<text:s/></text:span><text:span text:style-name="T459"/></text:p>
          </table:table-cell>
          <table:table-cell table:style-name="TableCell060202">
            <text:p text:style-name="P180"><text:span text:style-name="T460">16.7<text:s/></text:span><text:span text:style-name="T461"/></text:p>
          </table:table-cell>
          <table:table-cell table:style-name="TableCell060203">
            <text:p text:style-name="P180"><text:span text:style-name="T462">16.7<text:s/></text:span><text:span text:style-name="T463"/></text:p>
          </table:table-cell>
          <table:table-cell table:style-name="TableCell060204">
            <text:p text:style-name="P180"><text:span text:style-name="T464">66.7<text:s/></text:span><text:span text:style-name="T465"/></text:p>
          </table:table-cell>
        </table:table-row>
        <table:table-row table:style-name="TableRow0603">
          <table:table-cell table:style-name="TableCell060300">
            <text:p text:style-name="P183"><text:span text:style-name="T466">None<text:s/></text:span><text:span text:style-name="T467"/></text:p>
          </table:table-cell>
          <table:table-cell table:style-name="TableCell060301">
            <text:p text:style-name="P183"><text:span text:style-name="T468">2<text:s/></text:span><text:span text:style-name="T469"/></text:p>
          </table:table-cell>
          <table:table-cell table:style-name="TableCell060302">
            <text:p text:style-name="P183"><text:span text:style-name="T470">33.3<text:s/></text:span><text:span text:style-name="T471"/></text:p>
          </table:table-cell>
          <table:table-cell table:style-name="TableCell060303">
            <text:p text:style-name="P183"><text:span text:style-name="T472">33.3<text:s/></text:span><text:span text:style-name="T473"/></text:p>
          </table:table-cell>
          <table:table-cell table:style-name="TableCell060304">
            <text:p text:style-name="P183"><text:span text:style-name="T474">100.0<text:s/></text:span><text:span text:style-name="T475"/></text:p>
          </table:table-cell>
        </table:table-row>
        <table:table-row table:style-name="TableRow0604">
          <table:table-cell table:style-name="TableCell060400">
            <text:p text:style-name="P186"><text:span text:style-name="T476">Total<text:s/></text:span><text:span text:style-name="T477"/></text:p>
          </table:table-cell>
          <table:table-cell table:style-name="TableCell060401">
            <text:p text:style-name="P186"><text:span text:style-name="T478">6<text:s/></text:span><text:span text:style-name="T479"/></text:p>
          </table:table-cell>
          <table:table-cell table:style-name="TableCell060402">
            <text:p text:style-name="P186"><text:span text:style-name="T480">100.0<text:s/></text:span><text:span text:style-name="T481"/></text:p>
          </table:table-cell>
          <table:table-cell table:style-name="TableCell060403">
            <text:p text:style-name="P186"><text:span text:style-name="T482">100.0<text:s/></text:span><text:span text:style-name="T483"/></text:p>
          </table:table-cell>
          <table:table-cell table:style-name="TableCell060404">
            <text:p text:style-name="P186"><text:span text:style-name="T483"/></text:p>
          </table:table-cell>
        </table:table-row>
      </table:table>
      <text:p text:style-name="P188"><text:span text:style-name="T483"/></text:p>
      <text:p text:style-name="P189"><text:span text:style-name="T483"/></text:p>
      <text:p text:style-name="P190"><text:span text:style-name="T484">Table 4.3 (b) presents responses of six (6) Chemistry teachers who have participated in this research. The results shows that three (3) teachers have managed to conduct one Chemistry practical lesson in their schools in a month and one (1) Physics teachers has conducted two Chemistry practical lesson in a month while the remaining two teachers from two secondary school have failed to conduct Chemistry practical lesson in a month. </text:span></text:p>
      <text:p text:style-name="P191"><text:span text:style-name="T485"/></text:p>
      <text:p text:style-name="P192"><text:span text:style-name="T486">Table 4.3 (c) Monthly Rates of Doing Biology Practical's</text:span></text:p>
      <table:table table:style-name="Table07">
        <table:table-column table:style-name="TableColumn0700"/>
        <table:table-column table:style-name="TableColumn0701"/>
        <table:table-column table:style-name="TableColumn0702"/>
        <table:table-column table:style-name="TableColumn0703"/>
        <table:table-column table:style-name="TableColumn0704"/>
        <table:table-row table:style-name="TableRow0700">
          <table:table-cell table:style-name="TableCell070000">
            <text:p text:style-name="P194"><text:span text:style-name="T488">Response<text:s/></text:span><text:span text:style-name="T489"/></text:p>
          </table:table-cell>
          <table:table-cell table:style-name="TableCell070001">
            <text:p text:style-name="P195"><text:span text:style-name="T490">Frequency<text:s/></text:span><text:span text:style-name="T491"/></text:p>
          </table:table-cell>
          <table:table-cell table:style-name="TableCell070002">
            <text:p text:style-name="P196"><text:span text:style-name="T492">Percent<text:s/></text:span><text:span text:style-name="T493"/></text:p>
          </table:table-cell>
          <table:table-cell table:style-name="TableCell070003">
            <text:p text:style-name="P197"><text:span text:style-name="T494">Valid Percent<text:s/></text:span><text:span text:style-name="T495"/></text:p>
          </table:table-cell>
          <table:table-cell table:style-name="TableCell070004">
            <text:p text:style-name="P198"><text:span text:style-name="T496">Cumulative Percent<text:s/></text:span><text:span text:style-name="T497"/></text:p>
          </table:table-cell>
        </table:table-row>
        <table:table-row table:style-name="TableRow0701">
          <table:table-cell table:style-name="TableCell070100">
            <text:p text:style-name="P201"><text:span text:style-name="T498"><text:s/>One<text:s/></text:span><text:span text:style-name="T499"/></text:p>
          </table:table-cell>
          <table:table-cell table:style-name="TableCell070101">
            <text:p text:style-name="P201"><text:span text:style-name="T500">2<text:s/></text:span><text:span text:style-name="T501"/></text:p>
          </table:table-cell>
          <table:table-cell table:style-name="TableCell070102">
            <text:p text:style-name="P201"><text:span text:style-name="T502">33.3<text:s/></text:span><text:span text:style-name="T503"/></text:p>
          </table:table-cell>
          <table:table-cell table:style-name="TableCell070103">
            <text:p text:style-name="P201"><text:span text:style-name="T504">33.3<text:s/></text:span><text:span text:style-name="T505"/></text:p>
          </table:table-cell>
          <table:table-cell table:style-name="TableCell070104">
            <text:p text:style-name="P201"><text:span text:style-name="T506">33.3<text:s/></text:span><text:span text:style-name="T507"/></text:p>
          </table:table-cell>
        </table:table-row>
        <table:table-row table:style-name="TableRow0702">
          <table:table-cell table:style-name="TableCell070200">
            <text:p text:style-name="P204"><text:span text:style-name="T508">Two<text:s/></text:span><text:span text:style-name="T509"/></text:p>
          </table:table-cell>
          <table:table-cell table:style-name="TableCell070201">
            <text:p text:style-name="P204"><text:span text:style-name="T510">1<text:s/></text:span><text:span text:style-name="T511"/></text:p>
          </table:table-cell>
          <table:table-cell table:style-name="TableCell070202">
            <text:p text:style-name="P204"><text:span text:style-name="T512">16.7<text:s/></text:span><text:span text:style-name="T513"/></text:p>
          </table:table-cell>
          <table:table-cell table:style-name="TableCell070203">
            <text:p text:style-name="P204"><text:span text:style-name="T514">16.7<text:s/></text:span><text:span text:style-name="T515"/></text:p>
          </table:table-cell>
          <table:table-cell table:style-name="TableCell070204">
            <text:p text:style-name="P204"><text:span text:style-name="T516">50.0<text:s/></text:span><text:span text:style-name="T517"/></text:p>
          </table:table-cell>
        </table:table-row>
        <table:table-row table:style-name="TableRow0703">
          <table:table-cell table:style-name="TableCell070300">
            <text:p text:style-name="P207"><text:span text:style-name="T518">None<text:s/></text:span><text:span text:style-name="T519"/></text:p>
          </table:table-cell>
          <table:table-cell table:style-name="TableCell070301">
            <text:p text:style-name="P207"><text:span text:style-name="T520">3<text:s/></text:span><text:span text:style-name="T521"/></text:p>
          </table:table-cell>
          <table:table-cell table:style-name="TableCell070302">
            <text:p text:style-name="P207"><text:span text:style-name="T522">50.0<text:s/></text:span><text:span text:style-name="T523"/></text:p>
          </table:table-cell>
          <table:table-cell table:style-name="TableCell070303">
            <text:p text:style-name="P207"><text:span text:style-name="T524">50.0<text:s/></text:span><text:span text:style-name="T525"/></text:p>
          </table:table-cell>
          <table:table-cell table:style-name="TableCell070304">
            <text:p text:style-name="P207"><text:span text:style-name="T526">100.0<text:s/></text:span><text:span text:style-name="T527"/></text:p>
          </table:table-cell>
        </table:table-row>
        <table:table-row table:style-name="TableRow0704">
          <table:table-cell table:style-name="TableCell070400">
            <text:p text:style-name="P210"><text:span text:style-name="T528">Total<text:s/></text:span><text:span text:style-name="T529"/></text:p>
          </table:table-cell>
          <table:table-cell table:style-name="TableCell070401">
            <text:p text:style-name="P210"><text:span text:style-name="T530">6<text:s/></text:span><text:span text:style-name="T531"/></text:p>
          </table:table-cell>
          <table:table-cell table:style-name="TableCell070402">
            <text:p text:style-name="P210"><text:span text:style-name="T532">100.0<text:s/></text:span><text:span text:style-name="T533"/></text:p>
          </table:table-cell>
          <table:table-cell table:style-name="TableCell070403">
            <text:p text:style-name="P210"><text:span text:style-name="T534">100.0<text:s/></text:span><text:span text:style-name="T535"/></text:p>
          </table:table-cell>
          <table:table-cell table:style-name="TableCell070404">
            <text:p text:style-name="P210"><text:span text:style-name="T535"/></text:p>
          </table:table-cell>
        </table:table-row>
      </table:table>
      <text:p text:style-name="P212"><text:span text:style-name="T535"/></text:p>
      <text:p text:style-name="P213"><text:span text:style-name="T535"/></text:p>
      <text:p text:style-name="P214"><text:span text:style-name="T536">Table 4.3 (c) present responses of six (6) Biology teachers who have participated in this research. The results shows that two (2) Biology teachers from two secondary schools equals to 33.3% have managed to conduct one practical lesson in a month and only one teacher from one secondary school equals to 16.7% has managed to conduct two practical lesson in a month while the remaining three (3) Biology teachers have failed to conduct a practical lesson in a month which is equals to 50%. </text:span></text:p>
      <text:p text:style-name="P215"><text:span text:style-name="T537"/></text:p>
      <text:p text:style-name="P216"><text:span text:style-name="T538">4.3.2<text:s text:c="2"/>Number of Practical’s conducted by SS 1 Students</text:span></text:p>
      <text:p text:style-name="P217"><text:span text:style-name="T539">This part presents the data obtained through questionnaire that were administered to 60 SS 1 students from six selected secondary schools. The respondents were asking to tick the number of practical that they have conducted since they inter SS 1 in their respective schools. Also 10 Former SS 1 students were administered through questionnaire and they were asking to indicate number of science subject practical which they did when they were SS 1. The results are presented in Table 4.4 (a) up to 4.4 (d) </text:span></text:p>
      <text:p text:style-name="P218"><text:span text:style-name="T540"/></text:p>
      <text:p text:style-name="P219"><text:span text:style-name="T540"/></text:p>
      <text:p text:style-name="P220"><text:span text:style-name="T541">Table 4.4 (a) Number of Physics Practical conducted by SS 1</text:span></text:p>
      <table:table table:style-name="Table08">
        <table:table-column table:style-name="TableColumn0800"/>
        <table:table-column table:style-name="TableColumn0801"/>
        <table:table-column table:style-name="TableColumn0802"/>
        <table:table-column table:style-name="TableColumn0803"/>
        <table:table-column table:style-name="TableColumn0804"/>
        <table:table-column table:style-name="TableColumn0805"/>
        <table:table-row table:style-name="TableRow0800">
          <table:table-cell table:style-name="TableCell080000" table:number-columns-spanned="2">
            <text:p text:style-name="P222"><text:span text:style-name="T543">Number of Practical<text:s/></text:span><text:span text:style-name="T544"/></text:p>
          </table:table-cell>
          <table:covered-table-cell/>
          <table:table-cell table:style-name="TableCell080002">
            <text:p text:style-name="P222"><text:span text:style-name="T545">Frequency<text:s/></text:span><text:span text:style-name="T546"/></text:p>
          </table:table-cell>
          <table:table-cell table:style-name="TableCell080003">
            <text:p text:style-name="P222"><text:span text:style-name="T547">Percent<text:s/></text:span><text:span text:style-name="T548"/></text:p>
          </table:table-cell>
          <table:table-cell table:style-name="TableCell080004">
            <text:p text:style-name="P222"><text:span text:style-name="T549">Valid Percent<text:s/></text:span><text:span text:style-name="T550"/></text:p>
          </table:table-cell>
          <table:table-cell table:style-name="TableCell080005">
            <text:p text:style-name="P222"><text:span text:style-name="T551">Cumulative Percent<text:s/></text:span><text:span text:style-name="T552"/></text:p>
          </table:table-cell>
        </table:table-row>
        <table:table-row table:style-name="TableRow0801">
          <table:table-cell table:style-name="TableCell080100" table:number-rows-spanned="4">
            <text:p text:style-name="P225"><text:span text:style-name="T552"/></text:p>
          </table:table-cell>
          <table:table-cell table:style-name="TableCell080101">
            <text:p text:style-name="P226"><text:span text:style-name="T553">One<text:s/></text:span><text:span text:style-name="T554"/></text:p>
          </table:table-cell>
          <table:table-cell table:style-name="TableCell080102">
            <text:p text:style-name="P226"><text:span text:style-name="T555">30<text:s/></text:span><text:span text:style-name="T556"/></text:p>
          </table:table-cell>
          <table:table-cell table:style-name="TableCell080103">
            <text:p text:style-name="P226"><text:span text:style-name="T557">50.0<text:s/></text:span><text:span text:style-name="T558"/></text:p>
          </table:table-cell>
          <table:table-cell table:style-name="TableCell080104">
            <text:p text:style-name="P226"><text:span text:style-name="T559">50.0<text:s/></text:span><text:span text:style-name="T560"/></text:p>
          </table:table-cell>
          <table:table-cell table:style-name="TableCell080105">
            <text:p text:style-name="P226"><text:span text:style-name="T561">50.0<text:s/></text:span><text:span text:style-name="T562"/></text:p>
          </table:table-cell>
        </table:table-row>
        <table:table-row table:style-name="TableRow0802">
          <table:covered-table-cell>
            <text:p text:style-name="P229"><text:span text:style-name="T562"><text:s/></text:span></text:p>
          </table:covered-table-cell>
          <table:table-cell table:style-name="TableCell080201">
            <text:p text:style-name="P230"><text:span text:style-name="T563">Three<text:s/></text:span><text:span text:style-name="T564"/></text:p>
          </table:table-cell>
          <table:table-cell table:style-name="TableCell080202">
            <text:p text:style-name="P230"><text:span text:style-name="T565">10<text:s/></text:span><text:span text:style-name="T566"/></text:p>
          </table:table-cell>
          <table:table-cell table:style-name="TableCell080203">
            <text:p text:style-name="P230"><text:span text:style-name="T567">16.7<text:s/></text:span><text:span text:style-name="T568"/></text:p>
          </table:table-cell>
          <table:table-cell table:style-name="TableCell080204">
            <text:p text:style-name="P230"><text:span text:style-name="T569">16.7<text:s/></text:span><text:span text:style-name="T570"/></text:p>
          </table:table-cell>
          <table:table-cell table:style-name="TableCell080205">
            <text:p text:style-name="P230"><text:span text:style-name="T571">66.7<text:s/></text:span><text:span text:style-name="T572"/></text:p>
          </table:table-cell>
        </table:table-row>
        <table:table-row table:style-name="TableRow0803">
          <table:covered-table-cell>
            <text:p text:style-name="P232"><text:span text:style-name="T572"><text:s/></text:span></text:p>
          </table:covered-table-cell>
          <table:table-cell table:style-name="TableCell080301">
            <text:p text:style-name="P233"><text:span text:style-name="T573">None<text:s/></text:span><text:span text:style-name="T574"/></text:p>
          </table:table-cell>
          <table:table-cell table:style-name="TableCell080302">
            <text:p text:style-name="P233"><text:span text:style-name="T575">20<text:s/></text:span><text:span text:style-name="T576"/></text:p>
          </table:table-cell>
          <table:table-cell table:style-name="TableCell080303">
            <text:p text:style-name="P233"><text:span text:style-name="T577">33.3<text:s/></text:span><text:span text:style-name="T578"/></text:p>
          </table:table-cell>
          <table:table-cell table:style-name="TableCell080304">
            <text:p text:style-name="P233"><text:span text:style-name="T579">33.3<text:s/></text:span><text:span text:style-name="T580"/></text:p>
          </table:table-cell>
          <table:table-cell table:style-name="TableCell080305">
            <text:p text:style-name="P233"><text:span text:style-name="T581">100.0<text:s/></text:span><text:span text:style-name="T582"/></text:p>
          </table:table-cell>
        </table:table-row>
        <table:table-row table:style-name="TableRow0804">
          <table:covered-table-cell>
            <text:p text:style-name="P236"><text:span text:style-name="T582"><text:s/></text:span></text:p>
          </table:covered-table-cell>
          <table:table-cell table:style-name="TableCell080401">
            <text:p text:style-name="P237"><text:span text:style-name="T583">Total<text:s/></text:span><text:span text:style-name="T584"/></text:p>
          </table:table-cell>
          <table:table-cell table:style-name="TableCell080402">
            <text:p text:style-name="P237"><text:span text:style-name="T585">60<text:s/></text:span><text:span text:style-name="T586"/></text:p>
          </table:table-cell>
          <table:table-cell table:style-name="TableCell080403">
            <text:p text:style-name="P237"><text:span text:style-name="T587">100.0<text:s/></text:span><text:span text:style-name="T588"/></text:p>
          </table:table-cell>
          <table:table-cell table:style-name="TableCell080404">
            <text:p text:style-name="P237"><text:span text:style-name="T589">100.0<text:s/></text:span><text:span text:style-name="T590"/></text:p>
          </table:table-cell>
          <table:table-cell table:style-name="TableCell080405">
            <text:p text:style-name="P237"><text:span text:style-name="T590"/></text:p>
          </table:table-cell>
        </table:table-row>
      </table:table>
      <text:p text:style-name="P239"><text:span text:style-name="T590"/></text:p>
      <text:p text:style-name="P240"><text:span text:style-name="T590"/></text:p>
      <text:p text:style-name="P241"><text:span text:style-name="T591">Table 4.4 (a) presents responses of 60 students who were asking to indicate the number of Physics practical conducted since they inter SS 1. The results shows that 30 student’s equals to 50% have conducted one (1) Physics practical and 10 students equals to 16.7% have conducted three (3) practical’s while the remains 20 students have not yet done any Physics practical’s since they inter SS 1.<text:s text:c="2"/></text:span></text:p>
      <text:p text:style-name="P242"><text:span text:style-name="T592"/></text:p>
      <text:p text:style-name="P243"><text:span text:style-name="T593">Table 4.4 (b) Number of Chemistry Practical conducted by SS 1</text:span></text:p>
      <table:table table:style-name="Table09">
        <table:table-column table:style-name="TableColumn0900"/>
        <table:table-column table:style-name="TableColumn0901"/>
        <table:table-column table:style-name="TableColumn0902"/>
        <table:table-column table:style-name="TableColumn0903"/>
        <table:table-column table:style-name="TableColumn0904"/>
        <table:table-column table:style-name="TableColumn0905"/>
        <table:table-row table:style-name="TableRow0900">
          <table:table-cell table:style-name="TableCell090000" table:number-columns-spanned="2">
            <text:p text:style-name="P245"><text:span text:style-name="T595">Number of practical<text:s/></text:span><text:span text:style-name="T596"/></text:p>
          </table:table-cell>
          <table:covered-table-cell/>
          <table:table-cell table:style-name="TableCell090002">
            <text:p text:style-name="P245"><text:span text:style-name="T597">Frequency<text:s/></text:span><text:span text:style-name="T598"/></text:p>
          </table:table-cell>
          <table:table-cell table:style-name="TableCell090003">
            <text:p text:style-name="P245"><text:span text:style-name="T599">Percent<text:s/></text:span><text:span text:style-name="T600"/></text:p>
          </table:table-cell>
          <table:table-cell table:style-name="TableCell090004">
            <text:p text:style-name="P245"><text:span text:style-name="T601">Valid Percent<text:s/></text:span><text:span text:style-name="T602"/></text:p>
          </table:table-cell>
          <table:table-cell table:style-name="TableCell090005">
            <text:p text:style-name="P245"><text:span text:style-name="T603">Cumulative Percent<text:s/></text:span><text:span text:style-name="T604"/></text:p>
          </table:table-cell>
        </table:table-row>
        <table:table-row table:style-name="TableRow0901">
          <table:table-cell table:style-name="TableCell090100" table:number-rows-spanned="4">
            <text:p text:style-name="P248"><text:span text:style-name="T604"/></text:p>
          </table:table-cell>
          <table:table-cell table:style-name="TableCell090101">
            <text:p text:style-name="P249"><text:span text:style-name="T605">One<text:s/></text:span><text:span text:style-name="T606"/></text:p>
          </table:table-cell>
          <table:table-cell table:style-name="TableCell090102">
            <text:p text:style-name="P249"><text:span text:style-name="T607">20<text:s/></text:span><text:span text:style-name="T608"/></text:p>
          </table:table-cell>
          <table:table-cell table:style-name="TableCell090103">
            <text:p text:style-name="P249"><text:span text:style-name="T609">33.3<text:s/></text:span><text:span text:style-name="T610"/></text:p>
          </table:table-cell>
          <table:table-cell table:style-name="TableCell090104">
            <text:p text:style-name="P249"><text:span text:style-name="T611">33.3<text:s/></text:span><text:span text:style-name="T612"/></text:p>
          </table:table-cell>
          <table:table-cell table:style-name="TableCell090105">
            <text:p text:style-name="P249"><text:span text:style-name="T613">33.3<text:s/></text:span><text:span text:style-name="T614"/></text:p>
          </table:table-cell>
        </table:table-row>
        <table:table-row table:style-name="TableRow0902">
          <table:covered-table-cell>
            <text:p text:style-name="P252"><text:span text:style-name="T614"><text:s/></text:span></text:p>
          </table:covered-table-cell>
          <table:table-cell table:style-name="TableCell090201">
            <text:p text:style-name="P253"><text:span text:style-name="T615">Three<text:s/></text:span><text:span text:style-name="T616"/></text:p>
          </table:table-cell>
          <table:table-cell table:style-name="TableCell090202">
            <text:p text:style-name="P253"><text:span text:style-name="T617">10<text:s/></text:span><text:span text:style-name="T618"/></text:p>
          </table:table-cell>
          <table:table-cell table:style-name="TableCell090203">
            <text:p text:style-name="P253"><text:span text:style-name="T619">16.7<text:s/></text:span><text:span text:style-name="T620"/></text:p>
          </table:table-cell>
          <table:table-cell table:style-name="TableCell090204">
            <text:p text:style-name="P253"><text:span text:style-name="T621">16.7<text:s/></text:span><text:span text:style-name="T622"/></text:p>
          </table:table-cell>
          <table:table-cell table:style-name="TableCell090205">
            <text:p text:style-name="P253"><text:span text:style-name="T623">50.0<text:s/></text:span><text:span text:style-name="T624"/></text:p>
          </table:table-cell>
        </table:table-row>
        <table:table-row table:style-name="TableRow0903">
          <table:covered-table-cell>
            <text:p text:style-name="P256"><text:span text:style-name="T624"><text:s/></text:span></text:p>
          </table:covered-table-cell>
          <table:table-cell table:style-name="TableCell090301">
            <text:p text:style-name="P257"><text:span text:style-name="T625">None<text:s/></text:span><text:span text:style-name="T626"/></text:p>
          </table:table-cell>
          <table:table-cell table:style-name="TableCell090302">
            <text:p text:style-name="P257"><text:span text:style-name="T627">30<text:s/></text:span><text:span text:style-name="T628"/></text:p>
          </table:table-cell>
          <table:table-cell table:style-name="TableCell090303">
            <text:p text:style-name="P257"><text:span text:style-name="T629">50.0<text:s/></text:span><text:span text:style-name="T630"/></text:p>
          </table:table-cell>
          <table:table-cell table:style-name="TableCell090304">
            <text:p text:style-name="P257"><text:span text:style-name="T631">50.0<text:s/></text:span><text:span text:style-name="T632"/></text:p>
          </table:table-cell>
          <table:table-cell table:style-name="TableCell090305">
            <text:p text:style-name="P257"><text:span text:style-name="T633">100.0<text:s/></text:span><text:span text:style-name="T634"/></text:p>
          </table:table-cell>
        </table:table-row>
        <table:table-row table:style-name="TableRow0904">
          <table:covered-table-cell>
            <text:p text:style-name="P260"><text:span text:style-name="T634"><text:s/></text:span></text:p>
          </table:covered-table-cell>
          <table:table-cell table:style-name="TableCell090401">
            <text:p text:style-name="P261"><text:span text:style-name="T635">Total<text:s/></text:span><text:span text:style-name="T636"/></text:p>
          </table:table-cell>
          <table:table-cell table:style-name="TableCell090402">
            <text:p text:style-name="P261"><text:span text:style-name="T637">60<text:s/></text:span><text:span text:style-name="T638"/></text:p>
          </table:table-cell>
          <table:table-cell table:style-name="TableCell090403">
            <text:p text:style-name="P261"><text:span text:style-name="T639">100.0<text:s/></text:span><text:span text:style-name="T640"/></text:p>
          </table:table-cell>
          <table:table-cell table:style-name="TableCell090404">
            <text:p text:style-name="P261"><text:span text:style-name="T641">100.0<text:s/></text:span><text:span text:style-name="T642"/></text:p>
          </table:table-cell>
          <table:table-cell table:style-name="TableCell090405">
            <text:p text:style-name="P261"><text:span text:style-name="T642"/></text:p>
          </table:table-cell>
        </table:table-row>
      </table:table>
      <text:p text:style-name="P263"><text:span text:style-name="T642"/></text:p>
      <text:p text:style-name="P264"><text:span text:style-name="T642"/></text:p>
      <text:p text:style-name="P265"><text:span text:style-name="T643">Table 4.4 (b) presents responses of 60 students who were asking to indicate the number of Chemistry practical conducted since they inter form for. The results shows that 20 student’s equals to 33.3% have conducted one (1) Chemistry practical and 10 students equals to 16.7% have conducted three (3) practical’s while the remains 30 students have not yet done any Chemistry practical’s since they inter SS 1. </text:span></text:p>
      <text:p text:style-name="P266"><text:span text:style-name="T644"/></text:p>
      <text:p text:style-name="P267"><text:span text:style-name="T645">Table 4.4 (c) Number of Biology Practical conducted by SS 1</text:span></text:p>
      <table:table table:style-name="Table10">
        <table:table-column table:style-name="TableColumn1000"/>
        <table:table-column table:style-name="TableColumn1001"/>
        <table:table-column table:style-name="TableColumn1002"/>
        <table:table-column table:style-name="TableColumn1003"/>
        <table:table-column table:style-name="TableColumn1004"/>
        <table:table-column table:style-name="TableColumn1005"/>
        <table:table-row table:style-name="TableRow1000">
          <table:table-cell table:style-name="TableCell100000" table:number-columns-spanned="2">
            <text:p text:style-name="P269"><text:span text:style-name="T647">Number of Practical<text:s/></text:span><text:span text:style-name="T648"/></text:p>
          </table:table-cell>
          <table:covered-table-cell/>
          <table:table-cell table:style-name="TableCell100002">
            <text:p text:style-name="P269"><text:span text:style-name="T649">Frequency<text:s/></text:span><text:span text:style-name="T650"/></text:p>
          </table:table-cell>
          <table:table-cell table:style-name="TableCell100003">
            <text:p text:style-name="P269"><text:span text:style-name="T651">Percent<text:s/></text:span><text:span text:style-name="T652"/></text:p>
          </table:table-cell>
          <table:table-cell table:style-name="TableCell100004">
            <text:p text:style-name="P269"><text:span text:style-name="T653">Valid Percent<text:s/></text:span><text:span text:style-name="T654"/></text:p>
          </table:table-cell>
          <table:table-cell table:style-name="TableCell100005">
            <text:p text:style-name="P269"><text:span text:style-name="T655">Cumulative Percent<text:s/></text:span><text:span text:style-name="T656"/></text:p>
          </table:table-cell>
        </table:table-row>
        <table:table-row table:style-name="TableRow1001">
          <table:table-cell table:style-name="TableCell100100" table:number-rows-spanned="4">
            <text:p text:style-name="P272"><text:span text:style-name="T656"/></text:p>
          </table:table-cell>
          <table:table-cell table:style-name="TableCell100101">
            <text:p text:style-name="P273"><text:span text:style-name="T657">One<text:s/></text:span><text:span text:style-name="T658"/></text:p>
          </table:table-cell>
          <table:table-cell table:style-name="TableCell100102">
            <text:p text:style-name="P273"><text:span text:style-name="T659">20<text:s/></text:span><text:span text:style-name="T660"/></text:p>
          </table:table-cell>
          <table:table-cell table:style-name="TableCell100103">
            <text:p text:style-name="P273"><text:span text:style-name="T661">33.3<text:s/></text:span><text:span text:style-name="T662"/></text:p>
          </table:table-cell>
          <table:table-cell table:style-name="TableCell100104">
            <text:p text:style-name="P273"><text:span text:style-name="T663">33.3<text:s/></text:span><text:span text:style-name="T664"/></text:p>
          </table:table-cell>
          <table:table-cell table:style-name="TableCell100105">
            <text:p text:style-name="P273"><text:span text:style-name="T665">33.3<text:s/></text:span><text:span text:style-name="T666"/></text:p>
          </table:table-cell>
        </table:table-row>
        <table:table-row table:style-name="TableRow1002">
          <table:covered-table-cell>
            <text:p text:style-name="P276"><text:span text:style-name="T666"><text:s/></text:span></text:p>
          </table:covered-table-cell>
          <table:table-cell table:style-name="TableCell100201">
            <text:p text:style-name="P277"><text:span text:style-name="T667">Two<text:s/></text:span><text:span text:style-name="T668"/></text:p>
          </table:table-cell>
          <table:table-cell table:style-name="TableCell100202">
            <text:p text:style-name="P277"><text:span text:style-name="T669">10<text:s/></text:span><text:span text:style-name="T670"/></text:p>
          </table:table-cell>
          <table:table-cell table:style-name="TableCell100203">
            <text:p text:style-name="P277"><text:span text:style-name="T671">16.7<text:s/></text:span><text:span text:style-name="T672"/></text:p>
          </table:table-cell>
          <table:table-cell table:style-name="TableCell100204">
            <text:p text:style-name="P277"><text:span text:style-name="T673">16.7<text:s/></text:span><text:span text:style-name="T674"/></text:p>
          </table:table-cell>
          <table:table-cell table:style-name="TableCell100205">
            <text:p text:style-name="P277"><text:span text:style-name="T675">50.0<text:s/></text:span><text:span text:style-name="T676"/></text:p>
          </table:table-cell>
        </table:table-row>
        <table:table-row table:style-name="TableRow1003">
          <table:covered-table-cell>
            <text:p text:style-name="P280"><text:span text:style-name="T676"><text:s/></text:span></text:p>
          </table:covered-table-cell>
          <table:table-cell table:style-name="TableCell100301">
            <text:p text:style-name="P281"><text:span text:style-name="T677">None<text:s/></text:span><text:span text:style-name="T678"/></text:p>
          </table:table-cell>
          <table:table-cell table:style-name="TableCell100302">
            <text:p text:style-name="P281"><text:span text:style-name="T679">30<text:s/></text:span><text:span text:style-name="T680"/></text:p>
          </table:table-cell>
          <table:table-cell table:style-name="TableCell100303">
            <text:p text:style-name="P281"><text:span text:style-name="T681">50.0<text:s/></text:span><text:span text:style-name="T682"/></text:p>
          </table:table-cell>
          <table:table-cell table:style-name="TableCell100304">
            <text:p text:style-name="P281"><text:span text:style-name="T683">50.0<text:s/></text:span><text:span text:style-name="T684"/></text:p>
          </table:table-cell>
          <table:table-cell table:style-name="TableCell100305">
            <text:p text:style-name="P281"><text:span text:style-name="T685">100.0<text:s/></text:span><text:span text:style-name="T686"/></text:p>
          </table:table-cell>
        </table:table-row>
        <table:table-row table:style-name="TableRow1004">
          <table:covered-table-cell>
            <text:p text:style-name="P284"><text:span text:style-name="T686"><text:s/></text:span></text:p>
          </table:covered-table-cell>
          <table:table-cell table:style-name="TableCell100401">
            <text:p text:style-name="P285"><text:span text:style-name="T687">Total<text:s/></text:span><text:span text:style-name="T688"/></text:p>
          </table:table-cell>
          <table:table-cell table:style-name="TableCell100402">
            <text:p text:style-name="P285"><text:span text:style-name="T689">60<text:s/></text:span><text:span text:style-name="T690"/></text:p>
          </table:table-cell>
          <table:table-cell table:style-name="TableCell100403">
            <text:p text:style-name="P285"><text:span text:style-name="T691">100.0<text:s/></text:span><text:span text:style-name="T692"/></text:p>
          </table:table-cell>
          <table:table-cell table:style-name="TableCell100404">
            <text:p text:style-name="P285"><text:span text:style-name="T693">100.0<text:s/></text:span><text:span text:style-name="T694"/></text:p>
          </table:table-cell>
          <table:table-cell table:style-name="TableCell100405">
            <text:p text:style-name="P285"><text:span text:style-name="T694"/></text:p>
          </table:table-cell>
        </table:table-row>
      </table:table>
      <text:p text:style-name="P287"><text:span text:style-name="T694"/></text:p>
      <text:p text:style-name="P288"><text:span text:style-name="T694"/></text:p>
      <text:p text:style-name="P289"><text:span text:style-name="T695">Table 4.4 (c) presents responses of 60 students who were asking to indicate the number of Biology practical conducted since they inter SS 1. The results shows that 20 student’s equals to 33.3% have conducted one (1) Biology practical and 10 students equals to 16.7% have conducted two (2) practical’s while the remains 30 students have not yet done any Biology practical’s since they inter SS 1. </text:span></text:p>
      <text:p text:style-name="P290"><text:span text:style-name="T696"/></text:p>
      <text:p text:style-name="P291"><text:span text:style-name="T697">Table 4.4 (d) Number of Practical Conducted by Former SS 1</text:span></text:p>
      <table:table table:style-name="Table11">
        <table:table-column table:style-name="TableColumn1100"/>
        <table:table-column table:style-name="TableColumn1101"/>
        <table:table-column table:style-name="TableColumn1102"/>
        <table:table-column table:style-name="TableColumn1103"/>
        <table:table-column table:style-name="TableColumn1104"/>
        <table:table-column table:style-name="TableColumn1105"/>
        <table:table-row table:style-name="TableRow1100">
          <table:table-cell table:style-name="TableCell110000" table:number-columns-spanned="2">
            <text:p text:style-name="P293"><text:span text:style-name="T699">Number of Practical<text:s/></text:span><text:span text:style-name="T700"/></text:p>
          </table:table-cell>
          <table:covered-table-cell/>
          <table:table-cell table:style-name="TableCell110002">
            <text:p text:style-name="P293"><text:span text:style-name="T701">Frequency<text:s/></text:span><text:span text:style-name="T702"/></text:p>
          </table:table-cell>
          <table:table-cell table:style-name="TableCell110003">
            <text:p text:style-name="P293"><text:span text:style-name="T703">Percent<text:s/></text:span><text:span text:style-name="T704"/></text:p>
          </table:table-cell>
          <table:table-cell table:style-name="TableCell110004">
            <text:p text:style-name="P293"><text:span text:style-name="T705">Valid Percent<text:s/></text:span><text:span text:style-name="T706"/></text:p>
          </table:table-cell>
          <table:table-cell table:style-name="TableCell110005">
            <text:p text:style-name="P293"><text:span text:style-name="T707">Cumulative Percent<text:s/></text:span><text:span text:style-name="T708"/></text:p>
          </table:table-cell>
        </table:table-row>
        <table:table-row table:style-name="TableRow1101">
          <table:table-cell table:style-name="TableCell110100" table:number-rows-spanned="4">
            <text:p text:style-name="P296"><text:span text:style-name="T708"/></text:p>
          </table:table-cell>
          <table:table-cell table:style-name="TableCell110101">
            <text:p text:style-name="P297"><text:span text:style-name="T709">One<text:s/></text:span><text:span text:style-name="T710"/></text:p>
          </table:table-cell>
          <table:table-cell table:style-name="TableCell110102">
            <text:p text:style-name="P297"><text:span text:style-name="T711">4<text:s/></text:span><text:span text:style-name="T712"/></text:p>
          </table:table-cell>
          <table:table-cell table:style-name="TableCell110103">
            <text:p text:style-name="P297"><text:span text:style-name="T713">40.0<text:s/></text:span><text:span text:style-name="T714"/></text:p>
          </table:table-cell>
          <table:table-cell table:style-name="TableCell110104">
            <text:p text:style-name="P297"><text:span text:style-name="T715">40.0<text:s/></text:span><text:span text:style-name="T716"/></text:p>
          </table:table-cell>
          <table:table-cell table:style-name="TableCell110105">
            <text:p text:style-name="P297"><text:span text:style-name="T717">40.0<text:s/></text:span><text:span text:style-name="T718"/></text:p>
          </table:table-cell>
        </table:table-row>
        <table:table-row table:style-name="TableRow1102">
          <table:covered-table-cell>
            <text:p text:style-name="P300"><text:span text:style-name="T718"><text:s/></text:span></text:p>
          </table:covered-table-cell>
          <table:table-cell table:style-name="TableCell110201">
            <text:p text:style-name="P301"><text:span text:style-name="T719">More than four<text:s/></text:span><text:span text:style-name="T720"/></text:p>
          </table:table-cell>
          <table:table-cell table:style-name="TableCell110202">
            <text:p text:style-name="P301"><text:span text:style-name="T721">2<text:s/></text:span><text:span text:style-name="T722"/></text:p>
          </table:table-cell>
          <table:table-cell table:style-name="TableCell110203">
            <text:p text:style-name="P301"><text:span text:style-name="T723">20.0<text:s/></text:span><text:span text:style-name="T724"/></text:p>
          </table:table-cell>
          <table:table-cell table:style-name="TableCell110204">
            <text:p text:style-name="P301"><text:span text:style-name="T725">20.0<text:s/></text:span><text:span text:style-name="T726"/></text:p>
          </table:table-cell>
          <table:table-cell table:style-name="TableCell110205">
            <text:p text:style-name="P301"><text:span text:style-name="T727">60.0<text:s/></text:span><text:span text:style-name="T728"/></text:p>
          </table:table-cell>
        </table:table-row>
        <table:table-row table:style-name="TableRow1103">
          <table:covered-table-cell>
            <text:p text:style-name="P304"><text:span text:style-name="T728"><text:s/></text:span></text:p>
          </table:covered-table-cell>
          <table:table-cell table:style-name="TableCell110301">
            <text:p text:style-name="P305"><text:span text:style-name="T729">None<text:s/></text:span><text:span text:style-name="T730"/></text:p>
          </table:table-cell>
          <table:table-cell table:style-name="TableCell110302">
            <text:p text:style-name="P305"><text:span text:style-name="T731">4<text:s/></text:span><text:span text:style-name="T732"/></text:p>
          </table:table-cell>
          <table:table-cell table:style-name="TableCell110303">
            <text:p text:style-name="P305"><text:span text:style-name="T733">40.0<text:s/></text:span><text:span text:style-name="T734"/></text:p>
          </table:table-cell>
          <table:table-cell table:style-name="TableCell110304">
            <text:p text:style-name="P305"><text:span text:style-name="T735">40.0<text:s/></text:span><text:span text:style-name="T736"/></text:p>
          </table:table-cell>
          <table:table-cell table:style-name="TableCell110305">
            <text:p text:style-name="P305"><text:span text:style-name="T737">100.0<text:s/></text:span><text:span text:style-name="T738"/></text:p>
          </table:table-cell>
        </table:table-row>
        <table:table-row table:style-name="TableRow1104">
          <table:covered-table-cell>
            <text:p text:style-name="P308"><text:span text:style-name="T738"><text:s/></text:span></text:p>
          </table:covered-table-cell>
          <table:table-cell table:style-name="TableCell110401">
            <text:p text:style-name="P309"><text:span text:style-name="T739">Total<text:s/></text:span><text:span text:style-name="T740"/></text:p>
          </table:table-cell>
          <table:table-cell table:style-name="TableCell110402">
            <text:p text:style-name="P309"><text:span text:style-name="T741">10<text:s/></text:span><text:span text:style-name="T742"/></text:p>
          </table:table-cell>
          <table:table-cell table:style-name="TableCell110403">
            <text:p text:style-name="P309"><text:span text:style-name="T743">100.0<text:s/></text:span><text:span text:style-name="T744"/></text:p>
          </table:table-cell>
          <table:table-cell table:style-name="TableCell110404">
            <text:p text:style-name="P309"><text:span text:style-name="T745">100.0<text:s/></text:span><text:span text:style-name="T746"/></text:p>
          </table:table-cell>
          <table:table-cell table:style-name="TableCell110405">
            <text:p text:style-name="P309"><text:span text:style-name="T746"/></text:p>
          </table:table-cell>
        </table:table-row>
      </table:table>
      <text:p text:style-name="P311"><text:span text:style-name="T746"/></text:p>
      <text:p text:style-name="P312"><text:span text:style-name="T746"/></text:p>
      <text:p text:style-name="P313"><text:span text:style-name="T747">Table 4.4 (d) present responses of 10 Former SS 1 students who were asking to indicate number of science subject practical conducted when they were in Form </text:span></text:p>
      <text:p text:style-name="P314"><text:span text:style-name="T747">Four. The results shows that 4 student’s equals to 40% have conducted one (1) science subject practical and 2 students equals to 20% have conducted two (2) science subject practical’s while the remains 4 students did not do any science subject practical’s in their schools. This implies that, students from secondary schools in Wudil LGA are taught science subject by their teachers theoretically rather than practically and this could results poor understanding of science subject student’s hence mass failure in examinations. This is supported by </text:span></text:p>
      <text:p text:style-name="P314"><text:span text:style-name="T747">Burak (2009) who argued that laboratories will contribute to improving students’ conceptual understanding, applying skills and techniques, and ability to analyse inter-variable relationships and chemical analyses-syntheses. </text:span></text:p>
      <text:p text:style-name="P315"><text:span text:style-name="T748"/></text:p>
      <text:p text:style-name="P316"><text:span text:style-name="T749">Furthermore, during the interview sessions, one of the Head of school pointed out that due to lack of enough science subject laboratories, students does not get the chance to familiarize themselves with the laboratories apparatus and specimen, hence they lack the knowledge in practical work leading to poor performance in the subject when he states that; </text:span></text:p>
      <text:p text:style-name="P317"><text:span text:style-name="T750">“Teachers handling the subject have a hard time teaching some science subject topics that need to be done practically. This discourages some teachers since students perform poorly in these topics as they fail to understand well” </text:span></text:p>
      <text:p text:style-name="P318"><text:span text:style-name="T751">This is in agreement with the study conducted by UNESCO (2008) which argues that at school level, practical work is even more important because of the fact that we learn by doing. Scientific practices and applications are thus rendered more meaningful. It is an established truth that an object handled impresses itself more firmly on the mind than the object merely seen from a distance or in an illustration. Thus the practical work forms an important feature in any science and mathematics course. </text:span></text:p>
      <text:p text:style-name="P318"><text:span text:style-name="T752"/></text:p>
      <text:p text:style-name="P318"><text:span text:style-name="T753">Test of hypothesis</text:span></text:p>
      <text:p text:style-name="P318"><text:span text:style-name="T754">Table 4.5 (d), Table 4.5 (e) and Table 4.5 (e) indicate that, 16.7% Physics teacher, Biology teacher and Chemistry teacher agree and 83.3% indicates science subject teachers who strong disagree that the performance of the students in<text:s/></text:span><text:span text:style-name="T755">science subject</text:span><text:span text:style-name="T756">is positively influenced by the status of school Physics laboratory. This implies that, performance of science subject students in secondary schools do not depend much on laboratory found in their schools because most of schools do not have science subject laboratory. </text:span></text:p>
      <text:p text:style-name="P319"><text:span text:style-name="T757"/></text:p>
      <text:p text:style-name="P320"><text:span text:style-name="T758">Table 4.5 (e) Responses on effect of Physics Laboratory</text:span></text:p>
      <table:table table:style-name="Table12">
        <table:table-column table:style-name="TableColumn1200"/>
        <table:table-column table:style-name="TableColumn1201"/>
        <table:table-column table:style-name="TableColumn1202"/>
        <table:table-column table:style-name="TableColumn1203"/>
        <table:table-column table:style-name="TableColumn1204"/>
        <table:table-row table:style-name="TableRow1200">
          <table:table-cell table:style-name="TableCell120000">
            <text:p text:style-name="P322"><text:span text:style-name="T760"><text:tab/></text:span><text:span text:style-name="T761">Responses<text:s/></text:span><text:span text:style-name="T762"/></text:p>
          </table:table-cell>
          <table:table-cell table:style-name="TableCell120001">
            <text:p text:style-name="P323"><text:span text:style-name="T763">Frequency<text:s/></text:span><text:span text:style-name="T764"/></text:p>
          </table:table-cell>
          <table:table-cell table:style-name="TableCell120002">
            <text:p text:style-name="P323"><text:span text:style-name="T765">Percent<text:s/></text:span><text:span text:style-name="T766"/></text:p>
          </table:table-cell>
          <table:table-cell table:style-name="TableCell120003">
            <text:p text:style-name="P323"><text:span text:style-name="T767">Valid Percent<text:s/></text:span><text:span text:style-name="T768"/></text:p>
          </table:table-cell>
          <table:table-cell table:style-name="TableCell120004">
            <text:p text:style-name="P323"><text:span text:style-name="T769">Cumulative Percent<text:s/></text:span><text:span text:style-name="T770"/></text:p>
          </table:table-cell>
        </table:table-row>
        <table:table-row table:style-name="TableRow1201">
          <table:table-cell table:style-name="TableCell120100">
            <text:p text:style-name="P326"><text:span text:style-name="T771">Strong agree<text:s/></text:span><text:span text:style-name="T772"/></text:p>
          </table:table-cell>
          <table:table-cell table:style-name="TableCell120101">
            <text:p text:style-name="P326"><text:span text:style-name="T773">1<text:s/></text:span><text:span text:style-name="T774"/></text:p>
          </table:table-cell>
          <table:table-cell table:style-name="TableCell120102">
            <text:p text:style-name="P326"><text:span text:style-name="T775">16.7<text:s/></text:span><text:span text:style-name="T776"/></text:p>
          </table:table-cell>
          <table:table-cell table:style-name="TableCell120103">
            <text:p text:style-name="P326"><text:span text:style-name="T777">100.0<text:s/></text:span><text:span text:style-name="T778"/></text:p>
          </table:table-cell>
          <table:table-cell table:style-name="TableCell120104">
            <text:p text:style-name="P326"><text:span text:style-name="T779">100.0<text:s/></text:span><text:span text:style-name="T780"/></text:p>
          </table:table-cell>
        </table:table-row>
        <table:table-row table:style-name="TableRow1202">
          <table:table-cell table:style-name="TableCell120200">
            <text:p text:style-name="P329"><text:span text:style-name="T781">Missing System<text:s/></text:span><text:span text:style-name="T782"/></text:p>
          </table:table-cell>
          <table:table-cell table:style-name="TableCell120201">
            <text:p text:style-name="P329"><text:span text:style-name="T783">5<text:s/></text:span><text:span text:style-name="T784"/></text:p>
          </table:table-cell>
          <table:table-cell table:style-name="TableCell120202">
            <text:p text:style-name="P329"><text:span text:style-name="T785">83.3<text:s/></text:span><text:span text:style-name="T786"/></text:p>
          </table:table-cell>
          <table:table-cell table:style-name="TableCell120203">
            <text:p text:style-name="P329"><text:span text:style-name="T786"/></text:p>
          </table:table-cell>
          <table:table-cell table:style-name="TableCell120204">
            <text:p text:style-name="P329"><text:span text:style-name="T786"/></text:p>
          </table:table-cell>
        </table:table-row>
        <table:table-row table:style-name="TableRow1203">
          <table:table-cell table:style-name="TableCell120300">
            <text:p text:style-name="P332"><text:span text:style-name="T787">Total<text:s/></text:span><text:span text:style-name="T788"/></text:p>
          </table:table-cell>
          <table:table-cell table:style-name="TableCell120301">
            <text:p text:style-name="P332"><text:span text:style-name="T789">6<text:s/></text:span><text:span text:style-name="T790"/></text:p>
          </table:table-cell>
          <table:table-cell table:style-name="TableCell120302">
            <text:p text:style-name="P332"><text:span text:style-name="T791">100.0<text:s/></text:span><text:span text:style-name="T792"/></text:p>
          </table:table-cell>
          <table:table-cell table:style-name="TableCell120303">
            <text:p text:style-name="P332"><text:span text:style-name="T792"/></text:p>
          </table:table-cell>
          <table:table-cell table:style-name="TableCell120304">
            <text:p text:style-name="P332"><text:span text:style-name="T792"/></text:p>
          </table:table-cell>
        </table:table-row>
      </table:table>
      <text:p text:style-name="P334"><text:span text:style-name="T792"/></text:p>
      <text:p text:style-name="P335"><text:span text:style-name="T792"/></text:p>
      <text:p text:style-name="P336"><text:span text:style-name="T793">Table 4.5 (f) Responses on effect of Biology Laboratory</text:span></text:p>
      <table:table table:style-name="Table13">
        <table:table-column table:style-name="TableColumn1300"/>
        <table:table-column table:style-name="TableColumn1301"/>
        <table:table-column table:style-name="TableColumn1302"/>
        <table:table-column table:style-name="TableColumn1303"/>
        <table:table-column table:style-name="TableColumn1304"/>
        <table:table-row table:style-name="TableRow1300">
          <table:table-cell table:style-name="TableCell130000">
            <text:p text:style-name="P338"><text:span text:style-name="T795"><text:tab/></text:span><text:span text:style-name="T796">Responses<text:s/></text:span><text:span text:style-name="T797"/></text:p>
          </table:table-cell>
          <table:table-cell table:style-name="TableCell130001">
            <text:p text:style-name="P339"><text:span text:style-name="T798">Frequency<text:s/></text:span><text:span text:style-name="T799"/></text:p>
          </table:table-cell>
          <table:table-cell table:style-name="TableCell130002">
            <text:p text:style-name="P339"><text:span text:style-name="T800">Percent<text:s/></text:span><text:span text:style-name="T801"/></text:p>
          </table:table-cell>
          <table:table-cell table:style-name="TableCell130003">
            <text:p text:style-name="P339"><text:span text:style-name="T802">Valid Percent<text:s/></text:span><text:span text:style-name="T803"/></text:p>
          </table:table-cell>
          <table:table-cell table:style-name="TableCell130004">
            <text:p text:style-name="P339"><text:span text:style-name="T804">Cumulative Percent<text:s/></text:span><text:span text:style-name="T805"/></text:p>
          </table:table-cell>
        </table:table-row>
        <table:table-row table:style-name="TableRow1301">
          <table:table-cell table:style-name="TableCell130100">
            <text:p text:style-name="P342"><text:span text:style-name="T806">Strong agree<text:s/></text:span><text:span text:style-name="T807"/></text:p>
          </table:table-cell>
          <table:table-cell table:style-name="TableCell130101">
            <text:p text:style-name="P342"><text:span text:style-name="T808">1<text:s/></text:span><text:span text:style-name="T809"/></text:p>
          </table:table-cell>
          <table:table-cell table:style-name="TableCell130102">
            <text:p text:style-name="P342"><text:span text:style-name="T810">16.7<text:s/></text:span><text:span text:style-name="T811"/></text:p>
          </table:table-cell>
          <table:table-cell table:style-name="TableCell130103">
            <text:p text:style-name="P342"><text:span text:style-name="T812">100.0<text:s/></text:span><text:span text:style-name="T813"/></text:p>
          </table:table-cell>
          <table:table-cell table:style-name="TableCell130104">
            <text:p text:style-name="P342"><text:span text:style-name="T814">100.0<text:s/></text:span><text:span text:style-name="T815"/></text:p>
          </table:table-cell>
        </table:table-row>
        <table:table-row table:style-name="TableRow1302">
          <table:table-cell table:style-name="TableCell130200">
            <text:p text:style-name="P345"><text:span text:style-name="T816">Missing System<text:s/></text:span><text:span text:style-name="T817"/></text:p>
          </table:table-cell>
          <table:table-cell table:style-name="TableCell130201">
            <text:p text:style-name="P345"><text:span text:style-name="T818">5<text:s/></text:span><text:span text:style-name="T819"/></text:p>
          </table:table-cell>
          <table:table-cell table:style-name="TableCell130202">
            <text:p text:style-name="P345"><text:span text:style-name="T820">83.3<text:s/></text:span><text:span text:style-name="T821"/></text:p>
          </table:table-cell>
          <table:table-cell table:style-name="TableCell130203">
            <text:p text:style-name="P345"><text:span text:style-name="T821"/></text:p>
          </table:table-cell>
          <table:table-cell table:style-name="TableCell130204">
            <text:p text:style-name="P345"><text:span text:style-name="T821"/></text:p>
          </table:table-cell>
        </table:table-row>
        <table:table-row table:style-name="TableRow1303">
          <table:table-cell table:style-name="TableCell130300">
            <text:p text:style-name="P348"><text:span text:style-name="T822">Total<text:s/></text:span><text:span text:style-name="T823"/></text:p>
          </table:table-cell>
          <table:table-cell table:style-name="TableCell130301">
            <text:p text:style-name="P348"><text:span text:style-name="T824">6<text:s/></text:span><text:span text:style-name="T825"/></text:p>
          </table:table-cell>
          <table:table-cell table:style-name="TableCell130302">
            <text:p text:style-name="P348"><text:span text:style-name="T826">100.0<text:s/></text:span><text:span text:style-name="T827"/></text:p>
          </table:table-cell>
          <table:table-cell table:style-name="TableCell130303">
            <text:p text:style-name="P348"><text:span text:style-name="T827"/></text:p>
          </table:table-cell>
          <table:table-cell table:style-name="TableCell130304">
            <text:p text:style-name="P348"><text:span text:style-name="T827"/></text:p>
          </table:table-cell>
        </table:table-row>
      </table:table>
      <text:p text:style-name="P350"><text:span text:style-name="T827"/></text:p>
      <text:p text:style-name="P351"><text:span text:style-name="T827"/></text:p>
      <text:p text:style-name="P352"><text:span text:style-name="T828">Table 4.5 (g) Responses on effect of Chemistry Laboratory</text:span></text:p>
      <table:table table:style-name="Table14">
        <table:table-column table:style-name="TableColumn1400"/>
        <table:table-column table:style-name="TableColumn1401"/>
        <table:table-column table:style-name="TableColumn1402"/>
        <table:table-column table:style-name="TableColumn1403"/>
        <table:table-column table:style-name="TableColumn1404"/>
        <table:table-row table:style-name="TableRow1400">
          <table:table-cell table:style-name="TableCell140000">
            <text:p text:style-name="P354"><text:span text:style-name="T830"><text:tab/></text:span><text:span text:style-name="T831">Responses<text:s/></text:span><text:span text:style-name="T832"/></text:p>
          </table:table-cell>
          <table:table-cell table:style-name="TableCell140001">
            <text:p text:style-name="P355"><text:span text:style-name="T833">Frequency<text:s/></text:span><text:span text:style-name="T834"/></text:p>
          </table:table-cell>
          <table:table-cell table:style-name="TableCell140002">
            <text:p text:style-name="P355"><text:span text:style-name="T835">Percent<text:s/></text:span><text:span text:style-name="T836"/></text:p>
          </table:table-cell>
          <table:table-cell table:style-name="TableCell140003">
            <text:p text:style-name="P355"><text:span text:style-name="T837">Valid Percent<text:s/></text:span><text:span text:style-name="T838"/></text:p>
          </table:table-cell>
          <table:table-cell table:style-name="TableCell140004">
            <text:p text:style-name="P355"><text:span text:style-name="T839">Cumulative Percent<text:s/></text:span><text:span text:style-name="T840"/></text:p>
          </table:table-cell>
        </table:table-row>
        <table:table-row table:style-name="TableRow1401">
          <table:table-cell table:style-name="TableCell140100">
            <text:p text:style-name="P358"><text:span text:style-name="T841">Strong agree<text:s/></text:span><text:span text:style-name="T842"/></text:p>
          </table:table-cell>
          <table:table-cell table:style-name="TableCell140101">
            <text:p text:style-name="P358"><text:span text:style-name="T843">1<text:s/></text:span><text:span text:style-name="T844"/></text:p>
          </table:table-cell>
          <table:table-cell table:style-name="TableCell140102">
            <text:p text:style-name="P358"><text:span text:style-name="T845">16.7<text:s/></text:span><text:span text:style-name="T846"/></text:p>
          </table:table-cell>
          <table:table-cell table:style-name="TableCell140103">
            <text:p text:style-name="P358"><text:span text:style-name="T847">100.0<text:s/></text:span><text:span text:style-name="T848"/></text:p>
          </table:table-cell>
          <table:table-cell table:style-name="TableCell140104">
            <text:p text:style-name="P358"><text:span text:style-name="T849">100.0<text:s/></text:span><text:span text:style-name="T850"/></text:p>
          </table:table-cell>
        </table:table-row>
        <table:table-row table:style-name="TableRow1402">
          <table:table-cell table:style-name="TableCell140200">
            <text:p text:style-name="P361"><text:span text:style-name="T851">Missing System<text:s/></text:span><text:span text:style-name="T852"/></text:p>
          </table:table-cell>
          <table:table-cell table:style-name="TableCell140201">
            <text:p text:style-name="P361"><text:span text:style-name="T853">5<text:s/></text:span><text:span text:style-name="T854"/></text:p>
          </table:table-cell>
          <table:table-cell table:style-name="TableCell140202">
            <text:p text:style-name="P361"><text:span text:style-name="T855">83.3<text:s/></text:span><text:span text:style-name="T856"/></text:p>
          </table:table-cell>
          <table:table-cell table:style-name="TableCell140203">
            <text:p text:style-name="P361"><text:span text:style-name="T856"/></text:p>
          </table:table-cell>
          <table:table-cell table:style-name="TableCell140204">
            <text:p text:style-name="P361"><text:span text:style-name="T856"/></text:p>
          </table:table-cell>
        </table:table-row>
        <table:table-row table:style-name="TableRow1403">
          <table:table-cell table:style-name="TableCell140300">
            <text:p text:style-name="P364"><text:span text:style-name="T857">Total<text:s/></text:span><text:span text:style-name="T858"/></text:p>
          </table:table-cell>
          <table:table-cell table:style-name="TableCell140301">
            <text:p text:style-name="P364"><text:span text:style-name="T859">6<text:s/></text:span><text:span text:style-name="T860"/></text:p>
          </table:table-cell>
          <table:table-cell table:style-name="TableCell140302">
            <text:p text:style-name="P364"><text:span text:style-name="T861">100.0<text:s/></text:span><text:span text:style-name="T862"/></text:p>
          </table:table-cell>
          <table:table-cell table:style-name="TableCell140303">
            <text:p text:style-name="P364"><text:span text:style-name="T862"/></text:p>
          </table:table-cell>
          <table:table-cell table:style-name="TableCell140304">
            <text:p text:style-name="P364"><text:span text:style-name="T862"/></text:p>
          </table:table-cell>
        </table:table-row>
      </table:table>
      <text:p text:style-name="P366"><text:span text:style-name="T862"/></text:p>
      <text:p text:style-name="P366"><text:span text:style-name="T862"/></text:p>
      <text:p text:style-name="P367"><text:span text:style-name="T863">Table 4.5 (g) indicates that, 16.7% strong agree that the performance of Physics, Biology and Chemistry students in SS 1 Examinations is negatively influenced by the status of school science laboratory and 83.3% did not answer the question because in their schools have no Physics, Biology and Chemistry laboratory. This implies that most of the performances of science subject students are negatively influenced by their schools science laboratories which are not fully equipped with laboratory facilities hence poor performance in national examinations. </text:span></text:p>
      <text:p text:style-name="P367"><text:span text:style-name="T863">Based on the data presented and discussed in subsection 4.4 above, the findings reveal that the performance of students who study science subjects in secondary schools in Wudil LGA are poor because of lack of essential facilities like science subject laboratory that are important during practical lessons. This is in line with Soyibo and Nyong (1984) who have shown that schools with well-equipped laboratories have better results in the school certificate science examinations than those that are ill-equipped. The government and community at large must put much effort to create a better environment of teaching and learning in secondary schools. </text:span></text:p>
      <text:p text:style-name="P368"><text:span text:style-name="T864"/></text:p>
      <text:p text:style-name="P369"><text:span text:style-name="T864"/></text:p>
      <text:p text:style-name="P370"><text:span text:style-name="T865"><text:s/></text:span></text:p>
      <text:p text:style-name="P370"><text:span text:style-name="T866"/></text:p>
      <text:p text:style-name="P371"><text:span text:style-name="T866"/></text:p>
      <text:p text:style-name="P371"><text:span text:style-name="T866"/></text:p>
      <text:p text:style-name="P371"><text:span text:style-name="T866"/></text:p>
      <text:p text:style-name="P371"><text:span text:style-name="T867">CHAPTER FIVE </text:span></text:p>
      <text:p text:style-name="P371"><text:span text:style-name="T867">SUMMARY, CONCLUSION AND RECOMMENDATIONS</text:span></text:p>
      <text:p text:style-name="P372"><text:span text:style-name="T868"/></text:p>
      <text:p text:style-name="P373"><text:span text:style-name="T869">5.1<text:s text:c="2"/>Introduction</text:span></text:p>
      <text:p text:style-name="P374"><text:span text:style-name="T870">The core of this chapter is to give the overall implication of the study and the findings already discussed in the prior chapter. The chapter also provides a brief conclusion about the whole study and it suggests some recommendations to the study. </text:span></text:p>
      <text:p text:style-name="P375"><text:span text:style-name="T871"/></text:p>
      <text:p text:style-name="P376"><text:span text:style-name="T872">5.2 Conclusion</text:span></text:p>
      <text:p text:style-name="P377"><text:span text:style-name="T873">The objective of the study was to investigate the effect of laboratories in secondary schools on students’ performance in science subjects in Wudil LGA. The study reveals that, a total of 60 students who participated in this research showed that </text:span></text:p>
      <text:p text:style-name="P377"><text:span text:style-name="T873">50% had not done any science subject practical which is equal to 30 students and 50% had done one to two practical lessons since they inter SS 1. Also the findings reveal that, from six sampled secondary schools in this study only one school has three rooms of science subject laboratories which are Physics, Chemistry and Biology while the remaining schools have no science subject laboratories in which some schools conducted their practical lessons in their normal classroom or travel nearby secondary schools which have laboratory. The study also shows that there is the scarcity of laboratory facilities in secondary schools which hinder the process of learning and teaching science subject to students and teachers. </text:span></text:p>
      <text:p text:style-name="P378"><text:span text:style-name="T874"/></text:p>
      <text:p text:style-name="P379"><text:span text:style-name="T875">Therefore, the uses of science subject laboratories in secondary schools are the vital tool to bring positive effect to students’ academic performance. Thus, there is the need to increase much effort on building more science subject laboratories with full facilities so as to increase performance to students and create conducive environment for teachers during teaching and learning process. </text:span></text:p>
      <text:p text:style-name="P380"><text:span text:style-name="T876"/></text:p>
      <text:p text:style-name="P381"><text:span text:style-name="T877">5.3 Recommendations for Further Research</text:span></text:p>
      <text:p text:style-name="P382"><text:span text:style-name="T878">Basing on the findings of the study, the following recommendations are made:- </text:span></text:p>
      <text:p text:style-name="P382"><text:span text:style-name="T878">The findings in this study allow an extensive study on various factors influencing the academic performance of Wudil secondary schools in general and deep insight of the necessary interactions for improvements. However, there is a need to collect more information in order to have a good generalization and better understanding of the factors affecting the academic performance of secondary schools in Nigeria. </text:span></text:p>
      <text:p text:style-name="P382"><text:span text:style-name="T878">The findings have explained that among the total number of 60 students who are SS 1 from six surveyed schools, only 30 students had the opportunity to conduct practical lessons and the rest which is 30 students did not get the chance to do practical works. This suggests the need to have a thorough research on the progress of the remaining number of secondary schools in Wudil LGA, but, if possible, the government should fund this kind of a survey all over the country so as to come into a conclusion on the socioeconomic impacts of the established secondary schools. </text:span></text:p>
      <text:p text:style-name="P383"><text:span text:style-name="T879"/></text:p>
      <text:p text:style-name="P384"><text:span text:style-name="T880">Also, there is a need for the government authorities (local and central government authorities) through participatory planning and implementation of secondary schools development programmes to build science subject laboratories in every school in order to have a sustainable and bright future of existing secondary school instead of adding more and more secondary schools.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